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Biden and Pakistani Council will visit Pakistani to visit Pakistan</text:span>
</text:h>
      <text:p text:style-name="P4">
Author: 联合早报 (Person)</text:p>
      <text:p text:style-name="P4">
Publisher: 联合早报 (Organization)</text:p>
      <text:p text:style-name="P4">
Published Time: 2023-05-18T-23:41</text:p>
      <text:p text:style-name="P4">
Modified Time: 2023-05-18T19:53</text:p>
      <text:p text:style-name="P4">
Description: Papua New Guinea Prime Minister Malape said the US President Biden had called him on the phone. U.S. Secretary of State Brillings will visit Baden to visit Pakistan, and the US senior delegation and Indian Prime Minister Modi will meet with the leaders of the Pacific Island country in Pacific in Pakistan next Monday (May 22). Reuters ...</text:p>
      <text:p text:style-name="P4">
Videos: []</text:p>
      <text:p text:style-name="P4">
Audios: []</text:p>
      <text:p text:style-name="P4">
Images: []</text:p>
      <text:p text:style-name="P4">
Type: NewsArticle</text:p>
      <text:p text:style-name="P4">
Breadcrumbs: ['即时', '国际']</text:p>
      <text:p text:style-name="P4">
Keywords: ['美国', '巴布亚新几内亚', '拜登', '布林肯']</text:p>
      <!--METADATA-->
      <text:p text:style-name="P4">
Papua New Guinea Prime Minister Malape said the US President Biden had called him on the phone. U.S. Secretary of State Brillings will visit Baden to visit Pakistan, and the US senior delegation and Indian Prime Minister Modi will meet with the leaders of the Pacific Island country in Pacific in Pakistan next Monday (May 22).</text:p>
      <text:p text:style-name="P4">
Reuters reported that Malape said at a press conference on Thursday (18th) that Biden directly dialed his mobile phone and expressed his sincere apology to the cancellation of the original meeting to the original meeting during the call.</text:p>
      <text:p text:style-name="P4">
Malape said that Biden said that the US Secretary of State Brillings would visit him to visit Papua New Guinea, and also invited Malape to attend the September American-Pacific Islands Leaders Summit.</text:p>
      <text:p text:style-name="P4">
Biden was scheduled to visit Papua New Guinea next Monday, but <text:a xlink:type="simple" xlink:href="https://www.zaobao.com.sg/realtime/world/story20230518-1395784" text:style-name="Internet_20_link" text:visited-style-name="Visited_20_Internet_20_Link">
</text:a>
And this year, another Pacific island leader summit was arranged.</text:p>
      <text:p text:style-name="P4">
Malape said that the US defense cooperation agreement has been reviewed by a lawyer of the Pakistani government, signed next Monday, and then submitted to parliament.</text:p>
      <text:p text:style-name="P4">
Some opposition politicians criticize the agreement may undermine the trade between Pakistan and China, but Malape said that the US agreement will not affect Pakistan's foreign policy of "being friendly with everyone and not with anyone".</text:p>
      <text:p text:style-name="P4">
The leaders of the Pacific Island countries including Pacific and Fiji will meet with Indian Prime Minister Modi in Pakistan next Monday and a senior delegation sent by the United States. And challenge "talks.</text:p>
      <text:p text:style-name="P4">
The Presidential Office of Fiji issued a statement saying that the actions on climate change, protection of marine resources and economic growth will become a priority agenda for the talks, and emphasized that "this meeting shows the deep history and people in the United States and the Pacific.</text:p>
      <text:p text:style-name="P4">
News Source: <text:a xlink:type="simple" xlink:href="https://www.zaobao.com.sg/realtime/world/story20230518-1395967" text:style-name="Internet_20_link" text:visited-style-name="Visited_20_Internet_20_Link">
https://www.zaobao.com.sg/realtime/world/story20230518-1395967</text:a>
</text:p>
      <!--NEWS-->
      <text:h text:style-name="P10" text:outline-level="1">
<text:span text:style-name="T4">
" laughing fruit incident &amp; quot; fermented Japanese and Taiwanese artists' performances in China are also blocked</text:span>
</text:h>
      <text:p text:style-name="P4">
Author: None</text:p>
      <text:p text:style-name="P4">
Publisher: Radio Free Asia (Organization)</text:p>
      <text:p text:style-name="P4">
Published Time: 2023-05-18T03:21:00-04:00</text:p>
      <text:p text:style-name="P4">
Modified Time: 2023-05-18T19:06:38-04:00</text:p>
      <text:p text:style-name="P4">
Description: None</text:p>
      <text:p text:style-name="P4">
Videos: []</text:p>
      <text:p text:style-name="P4">
Audios: ["<text:a xlink:type="simple" xlink:href="https://www.rfa.org/mandarin/yataibaodao/kejiaowen/gt-0518202303181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2" text:anchor-type="as-char" svg:width="6.9236in" svg:height="3.908484in" draw:z-index="0">
<draw:image xlink:href="../Images/rfamandarin/2023-05-18T03-21-00-04-00/000000.png" xlink:type="simple" xlink:show="embed" xlink:actuate="onLoad" draw:mime-type="image/png"/>
</draw:frame>
Japanese monk Musician Pharmacochi Temple Kuanbang Guangzhou performance was suspended by "force majeure" <text:a xlink:type="simple" xlink:href="https://www.rfa.org/mandarin/yataibaodao/kejiaowen/gt-05182023031811.html/@@images/image" text:style-name="Internet_20_link" text:visited-style-name="Visited_20_Internet_20_Link">
</text:a>
Pharmaceutical Temple Kuanbang Weibo <text:a xlink:type="simple" xlink:href="https://www.rfa.org/mandarin/yataibaodao/kejiaowen/gt-05182023031811.html/@@stream" text:style-name="Internet_20_link" text:visited-style-name="Visited_20_Internet_20_Link">
</text:a>
The incident of Xiaoguo Culture was continuously fermented. Recently, the performances of Japanese and Taiwanese artists in Guangzhou and Hangzhou have also been blocked, and the authorities' actions to rectify the cultural and entertainment market have become increasingly upgraded.</text:p>
      <text:p text:style-name="P4">
<text:span text:style-name="T4">
<text:span text:style-name="T5">
 <text:a xlink:type="simple" xlink:href="https://www.rfa.org/mandarin/yataibaodao/meiti/kw-05172023131857.html" text:style-name="Internet_20_link" text:visited-style-name="Visited_20_Internet_20_Link">
</text:a>
 </text:span>
*  * </text:span>
<text:a xlink:type="simple" xlink:href="https://www.rfa.org/mandarin/yataibaodao/meiti/gt2-05162023080156.html" text:style-name="Internet_20_link" text:visited-style-name="Visited_20_Internet_20_Link">
 </text:a>
 <text:span text:style-name="T4">
  * </text:span>
<text:a xlink:type="simple" xlink:href="https://www.rfa.org/mandarin/yataibaodao/meiti/vs-02222023130645.html" text:style-name="Internet_20_link" text:visited-style-name="Visited_20_Internet_20_Link">
 </text:a>
***<text:a xlink:type="simple" xlink:href="https://www.rfa.org/mandarin/Xinwen/5-02192023115348.html" text:style-name="Internet_20_link" text:visited-style-name="Visited_20_Internet_20_Link">
<text:span text:style-name="T4">
 Chinese talk show actor Chi Zi was blocked and investigated: Or a unified action for the Internet Information Office </text:span>
</text:a>
Following the performance of the Swordsman Culture Company involved in the PLA and was fined tens of millions of yuan, on the evening of Wednesday (17th), the performances held by the Japanese monk Musician Pharmaceutical Pharmaceutical Temple in Guangzhou were also temporarily canceled. The organizer Mugencreations issued an unlimited announcement, "The notice of the higher -level departments was notified because of force majeure, and it was very regrettable that everyone was scheduled to be in the evening of May 17 at the Yaoshi Temple, the Pharmaceutical Temple of MaoliveHouse (Yongqingfang Store). May the Guangzhou Tour of Guangzhou regret to cancel. "</text:p>
      <text:p text:style-name="P4">
The organizer also said that the full refund will be performed, and the money will be refunded within 15 working days. Maolivehouse Guangzhou Yongqingfang store also transferred the announcement on Sina Weibo. The pharmacist temple Kuanbang posted two posts on Sina Weibo, saying "I'm sorry", "I wanted to sing today. Guangzhou, I'm sorry. We must meet again."</text:p>
      <text:p text:style-name="P4">
<draw:frame draw:style-name="fr1" draw:name="Image3" text:anchor-type="as-char" svg:width="6.9236in" svg:height="5.1927in" draw:z-index="0">
<draw:image xlink:href="../Images/rfamandarin/2023-05-18T03-21-00-04-00/000001.png" xlink:type="simple" xlink:show="embed" xlink:actuate="onLoad" draw:mime-type="image/png"/>
</draw:frame>
Japanese monk musician Pharmacochi Temple Kuanbang Guangzhou performance was suspended by "force majeure". (Pharmaceutical Temple Kuanbang Weibo) <text:a xlink:type="simple" xlink:href="https://www.rfa.org/mandarin/yataibaodao/kejiaowen/gt-05182023031811.html/m0618-gtpp.jpg" text:style-name="Internet_20_link" text:visited-style-name="Visited_20_Internet_20_Link">
</text:a>
</text:p>
      <text:p text:style-name="P4">
<draw:frame draw:style-name="fr1" draw:name="Image4" text:anchor-type="as-char" svg:width="6.9236in" svg:height="3.894525in" draw:z-index="0">
<draw:image xlink:href="../Images/rfamandarin/2023-05-18T03-21-00-04-00/000002.png" xlink:type="simple" xlink:show="embed" xlink:actuate="onLoad" draw:mime-type="image/png"/>
</draw:frame>
Young fans were disappointed with the temporary cancellation of the concert. (Posted on Weibo/Guting) <text:a xlink:type="simple" xlink:href="https://www.rfa.org/mandarin/yataibaodao/kejiaowen/gt-05182023031811.html/m0518-gtp2.jpg" text:style-name="Internet_20_link" text:visited-style-name="Visited_20_Internet_20_Link">
</text:a>
Regarding the sudden cancellation of the authorities of the pharmacist temple Kuanbang in Guangzhou, Mr. Mao, Hunan Internet, said in an interview with Radio Free Asia on Thursday that he did not understand the specific reason, but it was strange: "Maybe you want to reject some fresh thoughts or thinking Methods, things, or the thoughts from civilized society and the impact on the Chinese. They (relevant authorities) to eliminate these ideas. "</text:p>
      <text:p text:style-name="P4">
Many young audiences are disappointed and dissatisfied with the cancellation of the performance 30 minutes before the concert. Some Weibo netizens left a message and wrote: It is rare to want to adjust their mood quietly. They all come to the door. Some netizens questioned: Why? I just walked to the gate and the scene was messy.</text:p>
      <text:p text:style-name="P4">
The pictures on the scene showed that some young people looked at the cancellation notice displayed on the mobile phone and looked helpless.</text:p>
      <text:p text:style-name="P4">
<draw:frame draw:style-name="fr1" draw:name="Image5" text:anchor-type="as-char" svg:width="6.9236in" svg:height="5.773894in" draw:z-index="0">
<draw:image xlink:href="../Images/rfamandarin/2023-05-18T03-21-00-04-00/000003.png" xlink:type="simple" xlink:show="embed" xlink:actuate="onLoad" draw:mime-type="image/png"/>
</draw:frame>
Left: Notice of cancellation issued by the organizer. Right: Fans complained that the concert was canceled online. (Posted on Weibo/Guting) <text:a xlink:type="simple" xlink:href="https://www.rfa.org/mandarin/yataibaodao/kejiaowen/gt-05182023031811.html/m0518-gtp34.jpg" text:style-name="Internet_20_link" text:visited-style-name="Visited_20_Internet_20_Link">
</text:a>
<text:span text:style-name="T4">
 "Laughing Fruit Incident" has led to strict control of entertainment performances in various places </text:span>
</text:p>
      <text:p text:style-name="P4">
After 90, netizen Sun Qian said in an interview with this station that she also wanted to watch the concert of the Pharmacist Temple Kuanbang, but did not expect this kind of thing. She said: "I think that cancellation of the concert may be related to the Xiaoguo Culture Company. But many performances have been stopped, and some places involve foreigners' performances. The cancellation of the performance is not a talk show. It is impossible for the foreigner to talk about the talk show in China. What can you say to sing? Especially the pharmacist temple Kuanbang is still a monk. "</text:p>
      <text:p text:style-name="P4">
Music blogger's "Music Festival Collection" posted that Chongqing, Chengdu, Changsha, etc., the Pharmacist Temple Kuanbang's tour, were smoothly canceled in Guangzhou. Guangzhou suddenly canceled a bit. At present, the official regulatory authorities have not responded to the incident.</text:p>
      <text:p text:style-name="P4">
<text:span text:style-name="T4">
 Beijing, Hangzhou, and Shandong Forbidden talk shows and other performances </text:span>
</text:p>
      <text:p text:style-name="P4">
Current affairs commentators Bi Xin told this station that the cancellation of the performance of the talk show in many places in China belongs to a compulsory measure of the authorities' implementation of the field of cultural and entertainment: "Cultural compulsory measures, including some Taiwanese orchestras not allowed to come to power. This It is a kind of cultural ideology that they are worried about in a political environment, so it can cause a new round of cultural compulsory measures. "</text:p>
      <text:p text:style-name="P4">
<draw:frame draw:style-name="fr1" draw:name="Image6" text:anchor-type="as-char" svg:width="6.9236in" svg:height="2.359016in" draw:z-index="0">
<draw:image xlink:href="../Images/rfamandarin/2023-05-18T03-21-00-04-00/000004.png" xlink:type="simple" xlink:show="embed" xlink:actuate="onLoad" draw:mime-type="image/png"/>
</draw:frame>
Figure: The Taiwanese chair orchestra was canceled in Hangzhou on May 20. Middle picture: On Friday, the talk show "Wang Defa can only play Wang Defa" in Linyi, Shandong. Figure right: Shanli comedy performed in Beijing on May 21 also "canceled for some reason." (Network screenshot/ancient pavilion provided) <text:a xlink:type="simple" xlink:href="https://www.rfa.org/mandarin/yataibaodao/kejiaowen/gt-05182023031811.html/m0518-gtp567.jpg" text:style-name="Internet_20_link" text:visited-style-name="Visited_20_Internet_20_Link">
</text:a>
</text:p>
      <text:p text:style-name="P4">
In addition, the bars of Beijing and other places have been said to have stopped foreigners on stage, but this station cannot be verified for the time being.</text:p>
      <text:p text:style-name="P4">
Reporter: Ancient Pavilion Editor: Chen Meihua and Xu Shuting He Ping.com Edited: Ruizhe</text:p>
      <text:p text:style-name="P4">
News Source: <text:a xlink:type="simple" xlink:href="https://www.rfa.org/mandarin/yataibaodao/kejiaowen/gt-05182023031811.html" text:style-name="Internet_20_link" text:visited-style-name="Visited_20_Internet_20_Link">
https://www.rfa.org/mandarin/yataibaodao/kejiaowen/gt-05182023031811.html</text:a>
</text:p>
      <!--NEWS-->
      <text:h text:style-name="P10" text:outline-level="1">
<text:span text:style-name="T4">
" Gwangzhou Human Rights Award &amp; Quot; Awards to Zou Xingtong on behalf of the award friend: She symbolizes Hong Kong's hope</text:span>
</text:h>
      <text:p text:style-name="P4">
Author: 自由亚洲电台粤语组报道</text:p>
      <text:p text:style-name="P4">
Publisher: Radio Free Asia (Organization)</text:p>
      <text:p text:style-name="P4">
Published Time: 2023-05-18T10:47:00-04:00</text:p>
      <text:p text:style-name="P4">
Modified Time: 2023-05-18T19:05:52-04:00</text:p>
      <text:p text:style-name="P4">
Description: Report of Radio Free Asia Cantonese Group</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7" text:anchor-type="as-char" svg:width="6.9236in" svg:height="4.612011in" draw:z-index="0">
<draw:image xlink:href="../Images/rfamandarin/2023-05-18T10-47-00-04-00/000000.png" xlink:type="simple" xlink:show="embed" xlink:actuate="onLoad" draw:mime-type="image/png"/>
</draw:frame>
On behalf of Zou Xingtong, a friend who received the Gwangju Human Rights Award is also the secretary -general of the Korean Human Rights Organization. He accepted an exclusive interview with this station that his identity was exposed after receiving the prize on behalf of Zou Xingtong, but he was not afraid of the risk of banning Hong Kong and the mainland. <text:a xlink:type="simple" xlink:href="https://www.rfa.org/mandarin/yataibaodao/gangtai/hk-chow-05182023104009.html/@@images/image" text:style-name="Internet_20_link" text:visited-style-name="Visited_20_Internet_20_Link">
</text:a>
Cantonese group drawing</text:p>
      <text:p text:style-name="P4">
South Korea's largest human rights organization "Gwangju 5.18 Memorial Foundation" was awarded to the Human Rights Award to Zou Xingtong, the vice chairman of the former Hong Kong Branch Federation of Hong Kong. The Secretary -General of the South Korean Human Rights Organization, who was awarded by Zou Xingtong, accepted an exclusive interview with Zou Xingtong. It symbolizes the hope of Hong Kong. He said that his identity was exposed after receiving the prize, or he was banned from Hong Kong and the mainland since then, but he was still fearless. He and Zou Xingtong have known each other for more than ten years. Although in South Korea, "June 4th" will go to the Chinese Embassy to order candles every year. He hopes that Zou Xingtong will be released home as soon as possible.</text:p>
      <text:p text:style-name="P4">
"She is like a candlelight, the hope of the Hong Kong Democratic Movement, so she is qualified to win the Guangzhou Human Rights Award."</text:p>
      <text:p text:style-name="P4">
"Although I am in South Korea, I want to make a candlelight for her. Before she was released, I would insist on doing the same thing outside the Chinese Embassy every year."</text:p>
      <text:p text:style-name="P4">
——Dou Xingtong has known each other who has known each other for more than 10 years.</text:p>
      <text:p text:style-name="P4">
The award on behalf of Zou Xingtong is Na Hyun-Phil, headquartered in Seoul, who is headquartered in Seoul and focusing on global human rights issues, "Korean House for InternationalSolidarity). When he spoke, he choked and wrote a word for Zou Xingtong. It mentioned that this award belongs to each Hong Kong person who is free to fight for freedom. "This human rights award represents it. Everyone is with Hong Kong people."</text:p>
      <text:p text:style-name="P4">
<draw:frame draw:style-name="fr1" draw:name="Image8" text:anchor-type="as-char" svg:width="6.9236in" svg:height="3.86748in" draw:z-index="0">
<draw:image xlink:href="../Images/rfamandarin/2023-05-18T10-47-00-04-00/000001.png" xlink:type="simple" xlink:show="embed" xlink:actuate="onLoad" draw:mime-type="image/png"/>
</draw:frame>
Luo Xianfei received the prize in the last generation of the "Guangzhou 5.18 Memorial Foundation". (Guangzhou 5.18 Memorial Foundation YouTube Live Screenshot) <text:a xlink:type="simple" xlink:href="https://www.rfa.org/mandarin/yataibaodao/gangtai/hk-chow-05182023104009.html/9075cc2a-e200-4db6-9073-b1a78eea93a5.jpeg" text:style-name="Internet_20_link" text:visited-style-name="Visited_20_Internet_20_Link">
</text:a>
** If Zou Xingtong receives the prize, the identity is exposed.</text:p>
      <text:p text:style-name="P4">
Luo Xianfei was interviewed by this station and was asked why Zou Xingtong received the prize on behalf of Zou Xingtong. Luo Xianfei first sighed, saying that Hong Kong people could not come to the scene because of safety reasons. He also focused on the issue of Hong Kong's human rights.</text:p>
      <text:p text:style-name="P4">
<draw:frame draw:style-name="fr1" draw:name="Image9" text:anchor-type="as-char" svg:width="6.9236in" svg:height="5.1927in" draw:z-index="0">
<draw:image xlink:href="../Images/rfamandarin/2023-05-18T10-47-00-04-00/000002.png" xlink:type="simple" xlink:show="embed" xlink:actuate="onLoad" draw:mime-type="image/png"/>
</draw:frame>
"Korean Housefor International Solidarity) Secretary-General Na Hyun-PHIL (left) and Zou Xingtong have known each other for more than 10 years. (Provided by the respondent) [] <text:a xlink:type="simple" xlink:href="https://www.rfa.org/mandarin/yataibaodao/gangtai/hk-chow-05182023104009.html/dd6c43ef-9e61-4bb6-bbfb-1d3f61151356.jpeg" text:style-name="Internet_20_link" text:visited-style-name="Visited_20_Internet_20_Link">
</text:a>
Luo Xianfei said: The main reason is based on security issues, because Hong Kong people cannot go to South Korea (awarded award), and Hong Kong people have a lot of risks to attend Gwangju Human Rights Awards ceremony because the awards ceremony is an open event. All information is public. This means that the Chinese government will recognize the award -winning person. In order to protect Hong Kong people, they think that I am more suitable as Koreans and can protect her family or friends.</text:p>
      <text:p text:style-name="P4">
Luo Xianfei said that after receiving the invitation, he also thought about it. In the end, he resolutely accepted his mission and was willing to take the risk of banning Hong Kong and the mainland.</text:p>
      <text:p text:style-name="P4">
Luo Xianfei said: Because Chinese officials already know my actions, I don't know. I hope to go to Hong Kong to meet other friends in Hong Kong, but I think the risks are very high. I think of Hong Kong, but I am not sure of the safety of myself and other friends, so I think I will give up this opportunity and no longer go to Hong Kong or China mainland.</text:p>
      <text:p text:style-name="P4">
** Friends Zou Xingtong held a candlelight to the Chinese Embassy every year after he was prison for release.</text:p>
      <text:p text:style-name="P4">
On the eve of the "June 4th" anniversary of 2021, the Hong Kong police banned Victoria Garden for the second consecutive year on the grounds of epidemic prevention. Zou Xingtong said that he would commemorate in the "personal name". On the day of the "June 4th", Zou Xingtong was arrested by the Hong Kong police on the grounds that he was "suspected of promoting the collection of unprecedented assembly".</text:p>
      <text:p text:style-name="P4">
On the day Zou Xingtong was arrested, Luo Xianfei was impressed. He said that after seeing the news that day, he was in Seoul and went to the Chinese Embassy alone to lit the candlelight for Zou Xingtong.</text:p>
      <text:p text:style-name="P4">
<draw:frame draw:style-name="fr1" draw:name="Image10" text:anchor-type="as-char" svg:width="6.9236in" svg:height="9.11427in" draw:z-index="0">
<draw:image xlink:href="../Images/rfamandarin/2023-05-18T10-47-00-04-00/000003.png" xlink:type="simple" xlink:show="embed" xlink:actuate="onLoad" draw:mime-type="image/png"/>
</draw:frame>
After Zou Xingtong was arrested, Luo Xianfei went to the Chinese Embassy in the Chinese Embassy in the 333rd anniversary of the 64th. (Provided by the respondent) [] <text:a xlink:type="simple" xlink:href="https://www.rfa.org/mandarin/yataibaodao/gangtai/hk-chow-05182023104009.html/1897ac2f-de5c-437b-9954-68e2d0c276b6.jpg" text:style-name="Internet_20_link" text:visited-style-name="Visited_20_Internet_20_Link">
</text:a>
Luo Xianfei said: I saw the news. Later, a person took a candle to the night outside the Chinese Embassy in Seoul and urged the authorities to release Zou Xingtong. Although I was in South Korea, I wanted to hold a candlelight for her. Last year, "June 4th", I also did the same thing. I took the candle to the night outside the Chinese Embassy. I may have the same action this year. Before she is released, I will insist on doing the same thing every year.</text:p>
      <text:p text:style-name="P4">
<text:span text:style-name="T4">
 Knowing with Zou Xingtong for nearly 12 </text:span>
 <text:span text:style-name="T4">
 Years refer to her "Heart Chinese Democratic Movement" </text:span>
</text:p>
      <text:p text:style-name="P4">
Luo Xianfei and Zou Xingtong met for nearly 12 years. The two met for the first time. At a joint meeting in Taiwan in 2011, they discussed the issue of labor rights and interests with representatives of human rights organizations in other countries. Zou Xingtong was an initiator of Chinese labor rights and interests in the early days. Before Zou Xingtong became a lawyer, the two had a friendship and met in Hong Kong or South Korea. Luo Xianfei described that Zou Xingtong was a good friend and was impressed by her.</text:p>
      <text:p text:style-name="P4">
Luo Xianfei said: She is a very sincere person and is very interested in workers. She insists on doing the right thing. It is very principled to be a person, that is, as long as she thinks it is the right thing, she will put it into action. She was really enthusiastic and held a candlelight event for the Tiananmen incident. She was proud of being able to hold a candlelight rally in Hong Kong. I was very impressed.</text:p>
      <text:p text:style-name="P4">
** It is difficult to study the issue of Hong Kong after disintegrating the National Security Law of Hong Kong.Luo Xianfei said: There is no action on Hong Kong, because Hong Kong is currently a silent society, we can't find a way to fight for Hong Kong democracy. But in any case, we will observe the situation in Hong Kong and hope to find a way.</text:p>
      <text:p text:style-name="P4">
Although the center of gravity is shifted, Luo Xianfei has paid attention to the disintegration of Hong Kong's citizens. It is a pity that Hong Kong Labor Organization has contributed to improving labor rights and interests from all over the world. He remembered that at that time, the Workers' Alliance had spoiled the topic of South Korean workers, including the South Korean consulate in Hong Kong in 2016 to protest the Korean government's arrest of the chairman of the Democratic Labor and Labor of South Korea and demanded to release all members of the arrest and cancellation of control.</text:p>
      <text:p text:style-name="P4">
<text:span text:style-name="T4">
 "Zou Xingtong is like a candlelight, the hope of the Democratic Movement in Hong Kong" </text:span>
</text:p>
      <text:p text:style-name="P4">
Three Chinese consulate members had previously requested the organizer "Guangzhou 5.18 Memorial Foundation" to withdraw the Human Rights Award to Zou Xingtong, which was eventually rejected by the organizer. Luo Xianfei believes that the visit of Chinese officials even proves that Zou Xingtong's award is the correct decision, and it also makes the human rights award more meaningful, reflecting the organizer only focuses on human rights and does not accept political suppression, and the incident also stimulates more Koreans' support for Zou Xingtong.</text:p>
      <text:p text:style-name="P4">
Regarding Zou Xingtong's award, Luo Xianfei believed that she was deserved, and her award also symbolized Hong Kong's hope.</text:p>
      <text:p text:style-name="P4">
<draw:frame draw:style-name="fr1" draw:name="Image11" text:anchor-type="as-char" svg:width="6.9236in" svg:height="8.979044in" draw:z-index="0">
<draw:image xlink:href="../Images/rfamandarin/2023-05-18T10-47-00-04-00/000004.png" xlink:type="simple" xlink:show="embed" xlink:actuate="onLoad" draw:mime-type="image/png"/>
</draw:frame>
Luo Xianfei urged the authorities to release Zou Xingtong as soon as possible. (Provided by the respondent) [] <text:a xlink:type="simple" xlink:href="https://www.rfa.org/mandarin/yataibaodao/gangtai/hk-chow-05182023104009.html/620ee982-5149-4a33-bf97-18ece2d67b00.jpeg" text:style-name="Internet_20_link" text:visited-style-name="Visited_20_Internet_20_Link">
</text:a>
Luo Xianfei said: She is like a candlelight, the hope of the Hong Kong Democracy Movement, so she is eligible to win the "Gwangzhou Human Rights Award."</text:p>
      <text:p text:style-name="P4">
In the end, Luo Xianfei made a message to Hong Kong people saying: "The Koreans have not forgotten Hong Kong, we will support the Hong Kong democratic movement."</text:p>
      <text:p text:style-name="P4">
Zou Xingtong was selected as the "2023 Guangzhou Human Rights Award" winner in early May. It was the first time that Hong Kong people won this award. The Evaluation Committee described Zou Xingtong with the "human rights lawyer of democratic movement and democratic struggle", and also pointed out that Zou Xingtong was awarded to Zou Xingtong as "resisting the anti -democracy of the Hong Kong government and the courage and hope of human rights activities and citizens around the world."</text:p>
      <text:p text:style-name="P4">
The official website of the awards ceremony: [] <text:a xlink:type="simple" xlink:href="https://www.youtube.com/@518org" text:style-name="Internet_20_link" text:visited-style-name="Visited_20_Internet_20_Link">
</text:a>
Reporter: Dong Shuyue Editor: Li Shimin.com Editor: Jiang Fu</text:p>
      <text:p text:style-name="P4">
News Source: <text:a xlink:type="simple" xlink:href="https://www.rfa.org/mandarin/yataibaodao/gangtai/hk-chow-05182023104009.html" text:style-name="Internet_20_link" text:visited-style-name="Visited_20_Internet_20_Link">
https://www.rfa.org/mandarin/yataibaodao/gangtai/hk-chow-05182023104009.html</text:a>
</text:p>
      <!--NEWS-->
      <text:h text:style-name="P10" text:outline-level="1">
<text:span text:style-name="T4">
In the first quarter, Chinese car exports surpassed Japan and Russia to become the largest overseas market</text:span>
</text:h>
      <text:p text:style-name="P4">
Author: None (Language: zh)</text:p>
      <text:p text:style-name="P4">
Publisher: None</text:p>
      <text:p text:style-name="P4">
Time: 2023-05-18T11:06:00Z</text:p>
      <text:p text:style-name="P4">
Description: According to data released by the China Automobile Industry Association, in the first quarter of this year, China exported 1.07 million vehicles, surpassing Japan for the first time, becoming the country with the highest export of automobiles in the world. According to the export amount of car products, Russia has become the largest overseas market in China exported cars.</text:p>
      <text:p text:style-name="P4">
Videos: []</text:p>
      <text:p text:style-name="P4">
Images: ["<text:a xlink:type="simple" xlink:href="https://static.dw.com/image/65609330_303.jpg" text:style-name="Internet_20_link" text:visited-style-name="Visited_20_Internet_20_Link">
65609330_303.jpg</text:a>
", "<text:a xlink:type="simple" xlink:href="https://static.dw.com/image/65269178_401.jpg" text:style-name="Internet_20_link" text:visited-style-name="Visited_20_Internet_20_Link">
65269178_401.jpg</text:a>
"]</text:p>
      <text:p text:style-name="P4">
Subject: 经济纵横</text:p>
      <text:p text:style-name="P4">
Subjects: ['德国制造', '俄罗斯', '乌克兰', '岛屿主权争端', '专题报道：全景观看“习马会”', '中国', '日本', '中共十九大', '德国汽车工业', '法兰克福车展']</text:p>
      <text:p text:style-name="P4">
Keywords: ['汽车', '中国', '日本', '出口', '俄罗斯']</text:p>
      <text:p text:style-name="P4">
Id: 65668908</text:p>
      <!--METADATA-->
      <text:p text:style-name="P4">
<text:a xlink:type="simple" xlink:href="https://www.dw.com/zh/overlay/image/article/65668908/65609330" text:style-name="Internet_20_link" text:visited-style-name="Visited_20_Internet_20_Link">
 <draw:frame draw:style-name="fr1" draw:name="Image12" text:anchor-type="as-char" svg:width="6.9236in" svg:height="3.896998in" draw:z-index="0">
<draw:image xlink:href="../Images/dwzh/2023-05-18T11-06-00Z/65609330_303.jpg" xlink:type="simple" xlink:show="embed" xlink:actuate="onLoad" draw:mime-type="image/jpeg"/>
</draw:frame>
</text:a>
Various brands appeared at the Shanghai Auto Show in 2023</text:p>
      <text:p text:style-name="P4">
(Voice of Germany Chinese) Japan has been a global car export champion for many years. However, in the first quarter of this year, China's car exports exceeded Japan for the first time and won the world's first. Official data show that in the first quarter of this year, Japan's car exports were 1.047 million, and China's car exports were 1.069 million.</text:p>
      <text:h text:style-name="P12" text:outline-level="3">
<text:span text:style-name="T4">
In the first quarter of this year, Russia ranked first in the export amount of Chinese car products in China</text:span>
</text:h>
      <text:p text:style-name="P4">
According to data from the General Administration of Customs, in the first quarter of this year, the top ten countries in Chinese car products were Russia, the United States, Mexico, the United Kingdom, Belgium, Japan, Australia, Germany, the UAE and South Korea. The cumulative export amount of automobile goods in these ten countries was US $ 22.74 billion, accounting for 48.5%of the total exports of all auto goods.</text:p>
      <text:p text:style-name="P4">
Before 2020, the main overseas markets of Chinese automobile exports were Saudi Arabia, Bangladesh, and Egypt; in 2021, Belgium, Chile, Saudi Arabia and other countries. In 2022, China's top three car export markets were Mexico, Saudi Arabia, and Belgium. Export volume exceeded 200,000 units, ranking Britain, Chile and Australia afterwards.</text:p>
      <text:p text:style-name="P4">
But in the first quarter of this year, Russia has become the largest importer of Chinese cars in accordance with the amount. Chinese automobile brands have grown strongly in the Russian automobile market. Among them, the sales of the three brands of Chery, Haval and Geely in Russia have increased by 204%, 100%, and 129%, respectively, and sold more than 48,000 units, accounting for nearly three -thirds of the total sales of new Russian cars in the first quarter of 2023 in 2023. one. According to the Russian satellite news agency, in 2022, the Russians purchased 121,800 new Chinese cars.</text:p>
      <text:p text:style-name="P4">
The Russian "News" quoted Russia's open bank that in the first quarter of 2023, China Motors had a market share in Russia 42.5%.</text:p>
      <text:p text:style-name="P4">
Chinese truck sales in Russia are also growing rapidly. The Russian "News" quoted the data newspaper of the analysis consulting company "ASM Holdings". From January to April this year, the total sales of Chinese truck brands in Russia exceeded 21,000 vehicles.</text:p>
      <text:p text:style-name="P4">
Chinese media reported that Cui Dongshu, Secretary -General of the National Passenger Car Market Information Joint Association, believes that the main driving force of Chinese car exports this year is still under the Russian and Ukraine crisis <text:a xlink:type="simple" xlink:href="https://www.dw.com/zh/zh/西方品牌撤走之后俄罗斯人爱上了中国汽车吗/a-65116592" text:style-name="Internet_20_link" text:visited-style-name="Visited_20_Internet_20_Link">
</text:a>
And China's new energy vehicle export competitiveness increases.</text:p>
      <text:p text:style-name="P4">
<draw:frame draw:style-name="fr1" draw:name="Image13" text:anchor-type="as-char" svg:width="6.9236in" svg:height="3.896998in" draw:z-index="0">
<draw:image xlink:href="../Images/dwzh/2023-05-18T11-06-00Z/65269178_401.jpg" xlink:type="simple" xlink:show="embed" xlink:actuate="onLoad" draw:mime-type="image/jpeg"/>
</draw:frame>
Tesla's super factory in Shanghai</text:p>
      <text:h text:style-name="P12" text:outline-level="3">
<text:span text:style-name="T4">
China is likely to become the world's largest car export country this year</text:span>
</text:h>
      <text:p text:style-name="P4">
The China Automobile Association predicts that if the export trend in the first quarter will continue, China's automobile export will reach 4 million vehicles in 2023. In this way, China is likely to surpass Japan and become the world's largest car exporter.</text:p>
      <text:p text:style-name="P4">
SAIC, Chery, Tesla China, Geely, Changan, Great Wall, and BYD are currently the main force of Chinese automobile exports. From January to April this year, SAIC exported 313,000 vehicles, 244,000 Chery, and Tesla China 128,000.</text:p>
      <text:h text:style-name="P12" text:outline-level="3">
<text:span text:style-name="T4">
The domestic market is weak</text:span>
</text:h>
      <text:p text:style-name="P4">
But in the country, the situation looks not so optimistic.</text:p>
      <text:p text:style-name="P4">
Due to the influence of the new crown blockade measures in the previous year, the production and sales of Chinese automobiles increased by 76.8%and 82.7%year -on -year in April this year, respectively, 2.133 million and 2.159 million, but the month -on -month decreased by 17.5%and 11.9%, respectively.</text:p>
      <text:p text:style-name="P4">
From January to April this year, China's automobile production and sales were 8.355 million and 8.235 million, respectively, an increase of 8.6%and 7.1%year-on-year.</text:p>
      <text:h text:style-name="P12" text:outline-level="3">
<text:span text:style-name="T4">
Weilai CEO: rather than the "volume" value than the "volume" price</text:span>
</text:h>
      <text:p text:style-name="P4">
From a price point of view, Chinese car companies have since January this year <text:a xlink:type="simple" xlink:href="https://www.dw.com/zh/zh/中国车市燃起价格战-德国车商面临大风险/a-65029191" text:style-name="Internet_20_link" text:visited-style-name="Visited_20_Internet_20_Link">
</text:a>
Gradually calm down and the tide of price reduction gradually retreat. The China Automobile Circulation Association (CADA) said that the price of car prices has stabilized due to the opening of the Shanghai Auto Show and other spring auto shows in 2023. Consumers have eased the expectations of price reductions. However, the indicator of measuring the pressure of dealers-Vehicle Inventory Early Warning Index (VIA) fell by 2%in April this year to 60.4, which is still much higher than 50, indicating that there are significantly more cars than demand.</text:p>
      <text:p text:style-name="P4">
According to Chinese media reports, Ford Motor Corporation is planning to reduce more than 1,300 positions in China due to its continued decline in sales. In 2022, Ford's wholesale sales in China fell below 500,000 for the first time in ten years, continuing a downward trend began in 2016. At that time, the sales volume of this American auto manufacturer was 1.27 million, and its market share in China was 4.6%. Last year, Ford's market share in China has dropped to 2.1%.(Comprehensive report)</text:p>
      <text:p text:style-name="P4">
News Source: <text:a xlink:type="simple" xlink:href="https://www.dw.com/zh/中国一季度汽车出口超过日本-俄罗斯成为最大海外市场/a-65668908" text:style-name="Internet_20_link" text:visited-style-name="Visited_20_Internet_20_Link">
https://www.dw.com/zh/中国一季度汽车出口超过日本-俄罗斯成为最大海外市场/a-65668908?maca=chi-rss-chi-all-1127-rdf</text:a>
</text:p>
      <!--NEWS-->
      <text:h text:style-name="P10" text:outline-level="1">
<text:span text:style-name="T4">
China restores Australian wood imports</text:span>
</text:h>
      <text:p text:style-name="P4">
Author: None (Language: zh)</text:p>
      <text:p text:style-name="P4">
Publisher: None</text:p>
      <text:p text:style-name="P4">
Time: 2023-05-18T12:46:00Z</text:p>
      <text:p text:style-name="P4">
Description: After Australia called for an independent investigation of the origin of the new crown virus, the Chinese government implemented a ban on wood imports. The ban was canceled from Thursday (May 18), which was another sign of the bilateral relations that restored the damaged bilateral.</text:p>
      <text:p text:style-name="P4">
Videos: []</text:p>
      <text:p text:style-name="P4">
Images: ["<text:a xlink:type="simple" xlink:href="https://static.dw.com/image/63763613_303.jpg" text:style-name="Internet_20_link" text:visited-style-name="Visited_20_Internet_20_Link">
63763613_303.jpg</text:a>
"]</text:p>
      <text:p text:style-name="P4">
Subject: 经济纵横</text:p>
      <text:p text:style-name="P4">
Subjects: ['德中关系', '澳大利亚', '岛屿主权争端', '专题报道：全景观看“习马会”', '葡萄酒', '中国', '中共十九大']</text:p>
      <text:p text:style-name="P4">
Keywords: ['中国', '澳大利亚', '木材进口', '新冠病毒', '起源调查', '中澳关系', '葡萄酒', '海鲜']</text:p>
      <text:p text:style-name="P4">
Id: 65669534</text:p>
      <!--METADATA-->
      <text:p text:style-name="P4">
<text:a xlink:type="simple" xlink:href="https://www.dw.com/zh/overlay/image/article/65669534/63763613" text:style-name="Internet_20_link" text:visited-style-name="Visited_20_Internet_20_Link">
 <draw:frame draw:style-name="fr1" draw:name="Image14" text:anchor-type="as-char" svg:width="6.9236in" svg:height="3.896998in" draw:z-index="0">
<draw:image xlink:href="../Images/dwzh/2023-05-18T12-46-00Z/63763613_303.jpg" xlink:type="simple" xlink:show="embed" xlink:actuate="onLoad" draw:mime-type="image/jpeg"/>
</draw:frame>
</text:a>
Australian Prime Minister Albanis met with Chinese President Xi Jinping during the 2022.11)</text:p>
      <text:p text:style-name="P4">
(Voice of Germany) China has canceled its ban on Australian wood for more than two years from Thursday (May 18). This is another sign of the bilateral relations that restore the damage of the two countries.</text:p>
      <text:p text:style-name="P4">
After Australia called for an independent investigation of the origin of the new crown virus, wood was included in the official Australian export list of officials and unofficial trade barriers implemented in 2020 in 2020. It is estimated that this prohibition list including coal, wine, barley, beef, seafood, cotton and copper, will cause Australian exports to lose $ 14 billion in each year.</text:p>
      <text:p text:style-name="P4">
However, since the left -wing Labor Party came to power a year ago and ended the 9 -year Conservative Party in Australia, <text:a xlink:type="simple" xlink:href="https://www.dw.com/zh/zh/中澳關係升溫-澳總理稱願與習近平會面/a-65244199" text:style-name="Internet_20_link" text:visited-style-name="Visited_20_Internet_20_Link">
</text:a>
Essence Australian coal, cotton and copper exports to China have recently recovered.</text:p>
      <text:p text:style-name="P4">
Chinese ambassador to Australia, Xiao Qian, told reporters that the wood ban has been canceled from Thursday because Australian exporters have dispelled China's concerns about quarantine. The official notice has been sent to the Australian government on Wednesday. "So from today, the wood in Australia will return to China."</text:p>
      <text:p text:style-name="P4">
Don Farrell, Minister of Trade in Australia [] <text:a xlink:type="simple" xlink:href="https://www.dw.com/zh/zh/澳大利亚贸易部长今起访华-恢复贸易是会谈重点/a-65591021" text:style-name="Internet_20_link" text:visited-style-name="Visited_20_Internet_20_Link">
</text:a>
It aims to find a trade barrier of trade barriers, especially for Australian wine and barley.</text:p>
      <text:p text:style-name="P4">
On Thursday, Australian Foreign Minister Pennywong welcomed the restoration of wood trade with China. Before the ban was promulgated, the transaction reached $ 1 billion per year. "We are happy with this progress." Huang Yingxian said at a joint press conference held at a joint press conference with Philippine Foreign Minister Enrique Manalo during his visit to Manila. "We really believe that eliminating these trade obstacles is beneficial to both parties." <text:a xlink:type="simple" xlink:href="https://www.dw.com/zh/zh/澳外长在北京愿促两国明智地处理分歧/a-64178269" text:style-name="Internet_20_link" text:visited-style-name="Visited_20_Internet_20_Link">
</text:a>
Australian Finance Minister Jimchalmers said that China's decision to cancel the wood ban is a step ahead of the goal of stable economic relations between China and Australia. "This is a vital market for us. We hope to stabilize this relationship. Welcome to make any progress in canceling trade restrictions." Chammer told reporters.</text:p>
      <text:p text:style-name="P4">
The Australian Limelin Products and Paper Industry Association also welcomed China's decision. Joelfitzgibbon, CEO of the association, said in a statement, "When the ban took effect more than two years ago, it brought huge turbulence and uncertainty to many wood exporters and other forestry departments. We welcome This decision. "</text:p>
      <text:p text:style-name="P4">
China is the largest trading partner in Australia, with a total bilateral trade of 287 billion US dollars last year.</text:p>
      <text:p text:style-name="P4">
In April, Australia withdrew appealed to the World Trade Organization on the barley ban in China. In return, China agrees to re -consider the decision to impose 80%tariffs on Australian grains. <text:a xlink:type="simple" xlink:href="https://www.dw.com/zh/zh/关系改善-中澳将谈判解决大麦争端/a-65277773" text:style-name="Internet_20_link" text:visited-style-name="Visited_20_Internet_20_Link">
</text:a>
(Associated Press)</text:p>
      <text:p text:style-name="P4">
News Source: <text:a xlink:type="simple" xlink:href="https://www.dw.com/zh/中国恢复澳大利亚木材进口/a-65669534" text:style-name="Internet_20_link" text:visited-style-name="Visited_20_Internet_20_Link">
https://www.dw.com/zh/中国恢复澳大利亚木材进口/a-65669534?maca=chi-rss-chi-all-1127-rdf</text:a>
</text:p>
      <!--NEWS-->
      <text:h text:style-name="P10" text:outline-level="1">
<text:span text:style-name="T4">
The Banrene Lama was disappeared for 28 years of the Canadian Tibetans called for the truth</text:span>
</text:h>
      <text:p text:style-name="P4">
Author: None</text:p>
      <text:p text:style-name="P4">
Publisher: Radio Free Asia (Organization)</text:p>
      <text:p text:style-name="P4">
Published Time: 2023-05-18T15:21:00-04:00</text:p>
      <text:p text:style-name="P4">
Modified Time: 2023-05-19T07:50:20-04:00</text:p>
      <text:p text:style-name="P4">
Description: None</text:p>
      <text:p text:style-name="P4">
Videos: []</text:p>
      <text:p text:style-name="P4">
Audios: ["<text:a xlink:type="simple" xlink:href="https://www.rfa.org/mandarin/yataibaodao/shaoshuminzu/lf-0518202311571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5" text:anchor-type="as-char" svg:width="6.9236in" svg:height="4.020155in" draw:z-index="0">
<draw:image xlink:href="../Images/rfamandarin/2023-05-18T15-21-00-04-00/000000.png" xlink:type="simple" xlink:show="embed" xlink:actuate="onLoad" draw:mime-type="image/png"/>
</draw:frame>
Tibetans in Canada rally in front of the Chinese consulate in Toronto called on the Chinese government to publish the truth, and was also free to be free by the missing Panchen Lama. <text:a xlink:type="simple" xlink:href="https://www.rfa.org/mandarin/yataibaodao/shaoshuminzu/lf-05182023115713.html/@@images/image" text:style-name="Internet_20_link" text:visited-style-name="Visited_20_Internet_20_Link">
</text:a>
Sonny Sonan provides <text:a xlink:type="simple" xlink:href="https://www.rfa.org/mandarin/yataibaodao/shaoshuminzu/lf-05182023115713.html/@@stream" text:style-name="Internet_20_link" text:visited-style-name="Visited_20_Internet_20_Link">
</text:a>
Wednesday is the 28th anniversary of the reincarnation of the Tibetan Lama reincarnation. The Tibetans living in Canada held a rally on the same day, urging the Chinese authorities to explain the truth and call on the international community to pay attention to the human rights issues in Tibet.</text:p>
      <text:p text:style-name="P4">
<text:span text:style-name="T4">
<text:span text:style-name="T5">
 <text:a xlink:type="simple" xlink:href="https://www.rfa.org/mandarin/Xinwen/10-04262022142809.html" text:style-name="Internet_20_link" text:visited-style-name="Visited_20_Internet_20_Link">
</text:a>
 </text:span>
*  * </text:span>
<text:a xlink:type="simple" xlink:href="https://www.rfa.org/mandarin/yataibaodao/shaoshuminzu/cm-04232021151235.html" text:style-name="Internet_20_link" text:visited-style-name="Visited_20_Internet_20_Link">
 </text:a>
***<text:a xlink:type="simple" xlink:href="https://www.rfa.org/mandarin/Xinwen/7-08312020145133.html" text:style-name="Internet_20_link" text:visited-style-name="Visited_20_Internet_20_Link">
<text:span text:style-name="T4">
 International forced disappearance of the Japanese Tibetan network to find Panchen Lama </text:span>
</text:a>
Gedhun Choekyinyima was disappeared in China on May 17, 1995. Three days before the disappearance, Genima was confirmed to be the reincarnation spiritual child of the Panchen Lama, becoming the second highest religious leader in Tibetan Buddhism after the second highest status of the Dalai Lama.</text:p>
      <text:p text:style-name="P4">
The Tibetan Youth Club Toronto Branch and the Ontario Tibet Women's Association held rally protests in front of the Chinese consulate in Toronto at 5 pm on the 17th local time. More than thirty Tibetans took photos of the Panchen Lama at the scene, waved the Tibetan banner, and asked the Chinese government to give a statement.</text:p>
      <text:p text:style-name="P4">
Sunnysonam, chairman of the Tibetan Youth Association Toronto Branch, said that if the Panchen Lama is still alive, it should be 34 years old. No one has known his missing truth and today's situation. At the request of the United Nations, Beijing Once I mentioned that he had graduated from college and had a job. But this is the official statement. The public needs the truth: "They did not give any real videos or photos, they just spread rumors. Until now, we only have a photo of Banchen Lama as a child. No one knows how he is now. How about his family. "</text:p>
      <text:p text:style-name="P4">
At the same time, the Tibetan Youth Association also launched a one -month "Tibetan Affairs Parade" at the Indian headquarters. Participants walked from April 29 to May 23, walking from Sikkim in India to Assam.</text:p>
      <text:p text:style-name="P4">
<draw:frame draw:style-name="fr1" draw:name="Image16" text:anchor-type="as-char" svg:width="6.9236in" svg:height="3.894525in" draw:z-index="0">
<draw:image xlink:href="../Images/rfamandarin/2023-05-18T15-21-00-04-00/000001.png" xlink:type="simple" xlink:show="embed" xlink:actuate="onLoad" draw:mime-type="image/png"/>
</draw:frame>
The Tibetan Youth Association held nearly a month of hiking in India, calling on the world to pay attention to Tibet, urging world leaders to take action to oppose China's persecution of Tibetan people.(Facebook photo of Tibet Youth Club)  <text:a xlink:type="simple" xlink:href="https://www.rfa.org/mandarin/yataibaodao/shaoshuminzu/lf-05182023115713.html/tibet-2.jpg" text:style-name="Internet_20_link" text:visited-style-name="Visited_20_Internet_20_Link">
</text:a>
The Chairman of the Youth League Gentonza(Gonpo dhundup)In India's interview with reporters Yueyang, it was mentioned that on May 23, 1959, the Tibetan representatives were forced to sign the "Seventeenth Point" under intimidation. The parade ended on May 23 to highlight the dilemma of Tibet.</text:p>
      <text:p text:style-name="P4">
He said that 87 participants, 70 years old and the youngest 24 years old. Everyone hikes for more than 700 kilometers. There is only one idea: I hope the world pays attention to Tibet: "Tibetan issues are not just about Tibetan people, but they have international security. The relationship is not only a geopolitical security, but also the security of the ecological environment. The world's citizens should pay attention. "</text:p>
      <text:p text:style-name="P4">
<draw:frame draw:style-name="fr1" draw:name="Image17" text:anchor-type="as-char" svg:width="6.9236in" svg:height="3.894525in" draw:z-index="0">
<draw:image xlink:href="../Images/rfamandarin/2023-05-18T15-21-00-04-00/000002.png" xlink:type="simple" xlink:show="embed" xlink:actuate="onLoad" draw:mime-type="image/png"/>
</draw:frame>
The Tibetans launched a hiking activity of more than 700 kilometers in India. They explained the situation in Tibet to the public along the way. They especially hope that young children can understand Tibet history and problems.(Facebook photo of Tibet Youth Club)  <text:a xlink:type="simple" xlink:href="https://www.rfa.org/mandarin/yataibaodao/shaoshuminzu/lf-05182023115713.html/tibet-3.jpg" text:style-name="Internet_20_link" text:visited-style-name="Visited_20_Internet_20_Link">
</text:a>
He said that there are three major demands of this parade: First, it was urged to hold the Gemini Group Summit in India in September this year.(G20)At that time, Indian Prime Minister Shri Narendra Modiji and the world leaders could ask Chinese President Xi Jinping's Tibetan issue; second, China must immediately close the boarding schools that persecute the Tibetans and stop collecting DNA; third, seek The international community's support for solving China Tibetan issues.</text:p>
      <text:p text:style-name="P4">
Reporter: Editor Liu Fei: He Ping.com Editor: Hong Wei</text:p>
      <text:p text:style-name="P4">
News Source: <text:a xlink:type="simple" xlink:href="https://www.rfa.org/mandarin/yataibaodao/shaoshuminzu/lf-05182023115713.html" text:style-name="Internet_20_link" text:visited-style-name="Visited_20_Internet_20_Link">
https://www.rfa.org/mandarin/yataibaodao/shaoshuminzu/lf-05182023115713.html</text:a>
</text:p>
      <!--NEWS-->
      <text:h text:style-name="P10" text:outline-level="1">
<text:span text:style-name="T4">
Comments | Chen Guangcheng: Warrior &amp; Quot; Butcher &amp; QUOT; Return out of the rivers and lakes, &amp; quot; pig killing editions &amp; quot; upgrade</text:span>
</text:h>
      <text:p text:style-name="P4">
Author: None</text:p>
      <text:p text:style-name="P4">
Publisher: Radio Free Asia (Organization)</text:p>
      <text:p text:style-name="P4">
Published Time: 2023-05-18T17:53:32-04:00</text:p>
      <text:p text:style-name="P4">
Modified Time: 2023-05-18T17:53: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897317in" draw:z-index="0">
<draw:image xlink:href="../Images/rfamandarin/2023-05-18T17-53-32-04-00/000000.png" xlink:type="simple" xlink:show="embed" xlink:actuate="onLoad" draw:mime-type="image/png"/>
</draw:frame>
Chinese rights protection person who has been sentenced for eight years <text:a xlink:type="simple" xlink:href="https://www.rfa.org/mandarin/pinglun/chenguangchengboke/cgc-05182023174601.html/@@images/image" text:style-name="Internet_20_link" text:visited-style-name="Visited_20_Internet_20_Link">
</text:a>
Rights protection provided</text:p>
      <text:p text:style-name="P4">
Today, May 18, 2023. Mr. Wu Yan, who is "super vulgar butcher", has lost his freedom on May 19, 2015 to defend human rights and promote social progress. He experienced torture, refused to compromise, and was sentenced to eight years of evil sentences for eight years of "subversion of state power". The days when countless freedoms are lost to today: Wu Yan has carried 2921 days, today is the day he returned to his family and friends!</text:p>
      <text:p text:style-name="P4">
"Freedom of Wu Yan!Also all conscience offenders are free!No guilt for speech, long live freedom!" It is the voice of countless Chinese people!</text:p>
      <text:p text:style-name="P4">
As the butcher Wu Yan returned from a small prison to the day of the prison, with the sunset of the past day, the countdown to the continuous approach finally counted "he has carried 2921 days". In addition to changes, the text has also changed from "how many days there is still a day to return to my family and friends" to "Today is the day when I return to my family and friends!"</text:p>
      <text:p text:style-name="P4">
The above -mentioned text, with Wu Yan every day ... The countdown of the net name "Super Vulgar Butcher" appears on social media. Eight years have passed. Sister Wang Lizhen insisted on using this countdown to remind everyone to pay attention to human rights defenders. How many eight years can people have a lifetime? Intersection</text:p>
      <text:p text:style-name="P4">
Looking back at history, how many hero heroes have a better call for this land that has been applied to the communist spell, and they have paid the best youth and even life in their lives!</text:p>
      <text:p text:style-name="P4">
Eight years ago, the heroes of the "killing pigs" went: whether it is Guangdong, Fujian, Beijing, Northeast, or Shandong, Hunan, Zhejiang, Jiangxi ... It can be said that it was a era of "killing pigs" to show great power!The "pig killing" model not only reveals the evil and lies of the communist autocracy, but also through the details of many hot cases to enlighten and awaken countless people who are deeply damaged by the communist red poison. "Sheepskin" was revealed in front of the Chinese.</text:p>
      <text:p text:style-name="P4">
However, the Communist bandits mastered the two tools of maintenance of lies and violence. After the lies were revealed invalid, the CCP used violence to arrest Wu Yan into the black prison and use torture. , Butcher Wu Yan refused to compromise and plead guilty. Later, he was sentenced to eight years by the CCP and was sent to the prison for detain. This is another best examples of studying the CCP and the people as the enemy who always stand on the evil side.</text:p>
      <text:p text:style-name="P4">
Today, the butcher has been in prison for eight years and finally walked out of the prison of the Communist Party. We lamented that life like a white horse for eight years, and countless people who are willing to be willing to take care of their righteousness are not afraid of danger. In order to promote social progress and maintain fairness and justice, how many youthful or even life has been paid!</text:p>
      <text:p text:style-name="P4">
In addition to sigh, we must make a clear strategic planning on how to lift the CCP's curse in its falling area, and tactically think about how to achieve democratic republics and the constitutional rule of law. Because only by completely breaking the communist autocracy of people can we usher in a free and fair tomorrow.</text:p>
      <text:p text:style-name="P4">
It broke the propaganda of the CCP's lies and lifted the CCP's violent armed forces. It was like breaking the left arm of the Communist regime. At that time, we could freely move forward and build a beautiful life with human rights and freedom. It is believed that with the retreat of the Warriors buttons, with the joint efforts of people of insight in all walks of life, the "Pig Killing Book" is expected to target tyranny, relieve its armed forces, and usher in the major vitality of Chinese democracy and then show its power.</text:p>
      <text:p text:style-name="P4">
As long as we work together, we will be able to see that the heroes gather to relieve the Communist curse and the law of democratic republic and the constitutional rule of law.</text:p>
      <text:p text:style-name="P4">
(The article only represents the personal position and point of view of the special commentator)</text:p>
      <text:p text:style-name="P4">
News Source: <text:a xlink:type="simple" xlink:href="https://www.rfa.org/mandarin/pinglun/chenguangchengboke/cgc-05182023174601.html" text:style-name="Internet_20_link" text:visited-style-name="Visited_20_Internet_20_Link">
https://www.rfa.org/mandarin/pinglun/chenguangchengboke/cgc-05182023174601.html</text:a>
</text:p>
      <!--NEWS-->
      <text:h text:style-name="P10" text:outline-level="1">
<text:span text:style-name="T4">
"Taiwan -American 21st Century Trade initiative" signed the first batch of agreements in the next few weeks</text:span>
</text:h>
      <text:p text:style-name="P4">
Author: None</text:p>
      <text:p text:style-name="P4">
Publisher: Radio Free Asia (Organization)</text:p>
      <text:p text:style-name="P4">
Published Time: 2023-05-18T22:52:00-04:00</text:p>
      <text:p text:style-name="P4">
Modified Time: 2023-05-18T23:14: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 text:anchor-type="as-char" svg:width="6.9236in" svg:height="4.612011in" draw:z-index="0">
<draw:image xlink:href="../Images/rfamandarin/2023-05-18T22-52-00-04-00/000000.png" xlink:type="simple" xlink:show="embed" xlink:actuate="onLoad" draw:mime-type="image/png"/>
</draw:frame>
 <text:a xlink:type="simple" xlink:href="https://www.rfa.org/mandarin/Xinwen/hcmwu-05182023225229.html/@@images/image" text:style-name="Internet_20_link" text:visited-style-name="Visited_20_Internet_20_Link">
</text:a>
Reuters</text:p>
      <text:p text:style-name="P4">
"Taiwan -American 21st Century Trade Initiative" will have made significant progress. US trade representative Katherinetai announced on the 18th that Taiwan and the United States' 21st Century Trade initiative has completed negotiations.(first agreement)Essence</text:p>
      <text:p text:style-name="P4">
"This achievement represents an important step in strengthening the economic relations of the United States and Taiwan." Daiqi said through a press release that it shows that the two sides can cooperate together and represent their respective people to promote common trade priorities. "Looking forward to continuing these negotiations and eventually reaching a powerful and high -standard trade agreement to solve the urgent economic challenges of the 21st century."</text:p>
      <text:p text:style-name="P4">
Taiwan's Executive Yuan's Economic and Trade Negotiation Office(Economic and Trade Office)It also issued a press release pointed out that since the launch of the "Taiwan -American 21st Century Trade Initiative" in June last year, the two parties have undergone second physical meetings and dozens of video meetings and communication. Five issues including homework, service industry rules, anti -corruption, and SMEs have completed the negotiations, and the Chinese and English legal treaties are completed. The two parties also have consensus and will sign the first batch of agreements within the next few weeks. "The two sides jointly believe that this will be a moment of historical significance of bilateral economic and trade relations in Taiwan and the United States."</text:p>
      <text:p text:style-name="P4">
According to the Economic and Trade Office, the first batch of agreements will include the foreword and 8 chapters, a total of 81 articles, and the agreement structure is quite complete, including "convenient trade", "good legal operations", "domestic regulations for service industry", "anti -corruption", "anti -corruption corruption" "Small and medium -sized enterprises" will be included in the agreement. The Economic and Trade Office emphasized that "in the future and the next round of negotiations will be launched as soon as possible, and the goal is set up before the end of the year to complete the negotiations of all issues."</text:p>
      <text:p text:style-name="P4">
Reporter Huang Chunmei blame Chen Meihua</text:p>
      <text:p text:style-name="P4">
News Source: <text:a xlink:type="simple" xlink:href="https://www.rfa.org/mandarin/Xinwen/hcmwu-05182023225229.html" text:style-name="Internet_20_link" text:visited-style-name="Visited_20_Internet_20_Link">
https://www.rfa.org/mandarin/Xinwen/hcmwu-05182023225229.html</text:a>
</text:p>
      <!--NEWS-->
      <text:h text:style-name="P10" text:outline-level="1">
<text:span text:style-name="T4">
Mainland China announced that it will restore the Taiwan group travel to the mainland from now on: negotiation</text:span>
</text:h>
      <text:p text:style-name="P4">
Author: None</text:p>
      <text:p text:style-name="P4">
Publisher: Radio Free Asia (Organization)</text:p>
      <text:p text:style-name="P4">
Published Time: 2023-05-18T23:42:00-04:00</text:p>
      <text:p text:style-name="P4">
Modified Time: 2023-05-19T01:36: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4.612011in" draw:z-index="0">
<draw:image xlink:href="../Images/rfamandarin/2023-05-18T23-42-00-04-00/000000.png" xlink:type="simple" xlink:show="embed" xlink:actuate="onLoad" draw:mime-type="image/png"/>
</draw:frame>
Mainland China announced the restoration of Taiwan groups to travel to the mainland. The picture shows tourists from Tiananmen Square. <text:a xlink:type="simple" xlink:href="https://www.rfa.org/mandarin/Xinwen/st1-05182023234202.html/@@images/image" text:style-name="Internet_20_link" text:visited-style-name="Visited_20_Internet_20_Link">
</text:a>
Reuters information.</text:p>
      <text:p text:style-name="P4">
The Xinhua News Agency reported on the 19th that Ma Xiaoguang, a spokesman for the Taiwan Affairs Office of the Mainland, said on the 19th that the reporter said on the 19th that after understanding from the relevant authorities, it will restore travel agencies to operate Taiwanese residents to visit the mainland team from now on.</text:p>
      <text:p text:style-name="P4">
He said, "We warmly welcome Taiwan compatriots to visit the mainland, visit the great rivers and mountains, and see the new appearance in various places."</text:p>
      <text:p text:style-name="P4">
Good conditions and services. "</text:p>
      <text:p text:style-name="P4">
On the 18th, the Spokesman of the MAC Zhan Zhihong responded that Taiwan did not restrict the people traveling to the mainland for sightseeing and traveling freely, but the mainland restricted the people to travel to Taiwan freely, and did not allow land passengers to travel to Taiwan to travel. To arrange negotiations, the two sides of the strait can follow the existing mechanism; however, there is no willingness to see the other party.</text:p>
      <text:p text:style-name="P4">
However, Zhang Xicong, director of the Tourism Director of the Ministry of Communications of Taiwan, said on the 19th that although he was happy, he hoped that the two -way synchronization was open instead of single -sided, and through the "Little Two Sessions" negotiations, the travel industry was banned from reception and grouping to go to the opposite side of the "Forbidden Group Order". It will not be lifted.</text:p>
      <text:p text:style-name="P4">
He said that it would be lifted after the negotiation of the Taiwan Strait Tourism Association and the Cross -Strait Tourism Exchange Association.</text:p>
      <text:p text:style-name="P4">
Editor Xu Shuting</text:p>
      <text:p text:style-name="P4">
News Source: <text:a xlink:type="simple" xlink:href="https://www.rfa.org/mandarin/Xinwen/st1-05182023234202.html" text:style-name="Internet_20_link" text:visited-style-name="Visited_20_Internet_20_Link">
https://www.rfa.org/mandarin/Xinwen/st1-05182023234202.html</text:a>
</text:p>
      <!--NEWS-->
      <text:h text:style-name="P10" text:outline-level="1">
<text:span text:style-name="T4">
White House officials: Biden continued to track the US debt limits in negotiation and progress has been progressing stable</text:span>
</text:h>
      <text:p text:style-name="P4">
Publisher: 法新社</text:p>
      <text:p text:style-name="P4">
Published Time: 2023-05-19T-12:02:07+00:00</text:p>
      <text:p text:style-name="P4">
Modified Time: 2023-05-19T08:35:03+00:00</text:p>
      <text:p text:style-name="P4">
Description: (Agence France -Presse Hiroshima, 19th) A White House official said today that although US President Biden currently attended the seven major industrial groups (G7) summits in Hiroshima, Japan, the "stable progress in stable progress on the upper and Japanese directors of the debt limit in China is gained in Chin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5-19T-12-02-07-00-00/000000.png" xlink:type="simple" xlink:show="embed" xlink:actuate="onLoad" draw:mime-type="image/png"/>
</draw:frame>
It is expected that the US government will touch the statutory debt limit as soon as June 1, which may trigger US debt defaults.</text:p>
      <text:p text:style-name="P4">
If the Democratic and Republicans cannot reach an agreement, the total US US $ 31.8 trillion debt defaults will cause the global market turmoil. Republicans requested that government expenses should be greatly reduced before they are willing to increase debt limit.</text:p>
      <text:p text:style-name="P4">
The White House official said that Biden "reported the latest progress and received the latest progress of the negotiations assigned by him this morning", and learned that the negotiations were "steady progress."</text:p>
      <text:p text:style-name="P4">
The official also said that Biden "instructed his team to continue to promote the reaching a two -party agreement." "He is still confident, I believe Congress will take necessary actions to avoid debt defaults."</text:p>
      <text:p text:style-name="P4">
Although the Republican right -wing tough faction explained the signal, indicating that it would not soften the government to soften its position; the Republican Federal House Speaker Kevinmccarthy stated yesterday that he saw the "way" of breakthroughs in debt -limited negotiations.</text:p>
      <text:p text:style-name="P4">
"We haven't reached that step or promised anything yet, but I saw the way that might be able to reach an agreement." This is the major debt -limited deadlock between Bayidon and the Republicans of Congress. , McCarthy's most optimistic assessment.</text:p>
      <text:p text:style-name="P4">
News Source: <text:a xlink:type="simple" xlink:href="https://www.rfi.fr/cn/%E5%9B%BD%E9%99%85%E6%8A%A5%E9%81%93/20230519-%E7%99%BD%E5%AE%AB%E5%AE%98%E5%91%98-%E6%8B%9C%E7%99%BB%E6%8C%81%E7%BB%AD%E8%BF%BD%E8%B8%AA-%E7%BE%8E%E5%80%BA%E9%99%90%E5%8D%8F%E5%95%86%E6%9C%89%E7%A8%B3%E5%AE%9A%E8%BF%9B%E5%B1%95" text:style-name="Internet_20_link" text:visited-style-name="Visited_20_Internet_20_Link">
https://www.rfi.fr/cn/%E5%9B%BD%E9%99%85%E6%8A%A5%E9%81%93/20230519-%E7%99%BD%E5%AE%AB%E5%AE%98%E5%91%98-%E6%8B%9C%E7%99%BB%E6%8C%81%E7%BB%AD%E8%BF%BD%E8%B8%AA-%E7%BE%8E%E5%80%BA%E9%99%90%E5%8D%8F%E5%95%86%E6%9C%89%E7%A8%B3%E5%AE%9A%E8%BF%9B%E5%B1%95</text:a>
</text:p>
      <!--NEWS-->
      <text:h text:style-name="P10" text:outline-level="1">
<text:span text:style-name="T4">
Ramela's head hammer Sevia defeated Juventus and entered the European Finals</text:span>
</text:h>
      <text:p text:style-name="P4">
Publisher: 法新社</text:p>
      <text:p text:style-name="P4">
Published Time: 2023-05-19T-16:32:07+00:00</text:p>
      <text:p text:style-name="P4">
Modified Time: 2023-05-19T08:05:02+00:00</text:p>
      <text:p text:style-name="P4">
Description: (Agence France -Presse Sevia, 18th) The European League (EUROPA LEAGUE) La Liga Sevia played in the 95th minute of Erik Lamela to win the victory ball, led the team to defeat Yijia Turus 2: 1, and the team. And advance the finals with two rounds of go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5-19T-16-32-07-00-00/000000.png" xlink:type="simple" xlink:show="embed" xlink:actuate="onLoad" draw:mime-type="image/png"/>
</draw:frame>
Sevia leaned against Lamela's goal in overtime, and later reversed and defeated the opponent, and reached the European Finals again. The Sevian team has 6 times in the European Bully King to look at the teams, and the final will be against the romance Rome on May 31.</text:p>
      <text:p text:style-name="P4">
News Source: <text:a xlink:type="simple" xlink:href="https://www.rfi.fr/cn/%E8%BF%90%E5%8A%A8%E5%A4%A9%E5%9C%B0/20230519-%E6%8B%89%E6%A2%85%E6%8B%89%E5%A4%B4%E9%94%A4%E7%A0%B4%E9%97%A8-%E5%A1%9E%E7%BB%B4%E4%BA%9A%E5%87%BB%E8%B4%A5%E5%B0%A4%E6%96%87%E6%89%93%E5%85%A5%E6%AC%A7%E9%9C%B8%E5%86%B3%E8%B5%9B" text:style-name="Internet_20_link" text:visited-style-name="Visited_20_Internet_20_Link">
https://www.rfi.fr/cn/%E8%BF%90%E5%8A%A8%E5%A4%A9%E5%9C%B0/20230519-%E6%8B%89%E6%A2%85%E6%8B%89%E5%A4%B4%E9%94%A4%E7%A0%B4%E9%97%A8-%E5%A1%9E%E7%BB%B4%E4%BA%9A%E5%87%BB%E8%B4%A5%E5%B0%A4%E6%96%87%E6%89%93%E5%85%A5%E6%AC%A7%E9%9C%B8%E5%86%B3%E8%B5%9B</text:a>
</text:p>
      <!--NEWS-->
      <text:h text:style-name="P10" text:outline-level="1">
<text:span text:style-name="T4">
Modern Noah's Ark British Seed Library Collection 40,000 Botanical Species</text:span>
</text:h>
      <text:p text:style-name="P4">
Publisher: 法新社</text:p>
      <text:p text:style-name="P4">
Published Time: 2023-05-19T-2:02:09+00:00</text:p>
      <text:p text:style-name="P4">
Modified Time: 2023-05-19T10:35:03+00:00</text:p>
      <text:p text:style-name="P4">
Description: (Agence France -Presse Britain, Britain, 19th) In the explosion -proof frozen library under the country, the countryside of the countryside, southeast of England, there are 40,000 wild plants from all over the world. Many of the plants are facing Danger of disappear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5-19T-2-02-09-00-00/000000.png" xlink:type="simple" xlink:show="embed" xlink:actuate="onLoad" draw:mime-type="image/png"/>
</draw:frame>
Scientists point out that the deserted and lonely villages in southern London and the world's largest seed library in the world are racing with time, because 2/5 plant species are facing extinction threats. British biologist Davidattenborough is an internationally renowned environmental protection person. He called the "Millennium Seed Library" (MSB) "may be the most important conservation initiative in history."</text:p>
      <text:p text:style-name="P4">
John Dickie, senior research director of "Millennium Seed Library", explained: "In the long run, the purpose of this plan is to conservation of wild species through seeds to prevent these species from extinction." 56 located in the outskirts of London 56 WakeHurst's "Millennium Seed Library", plus the Royal Botanical Garden's Kewgardens partition, a total of 2.5 billion seeds are preserved. Various shapes, colors and sizes, from 190 countries, have 420 different species.</text:p>
      <text:p text:style-name="P4">
Nearly 20%of plant groups in the world are preserved in Wicker, priority to protect plants facing threats, especially plants threatened by climate change, and unique plants that can only be found in a geographical area. Di Ki said: "There are many reasons for plant species to be endangered, but mainly due to changes in land use, and more and more because of climate change. Some plants can adapt to Here, instead of disappearing. "</text:p>
      <text:p text:style-name="P4">
Dicky's team consists of about 20 researchers and volunteers in various fields. After receiving new seeds from all over the world every week, Wickerhaster will launch a procedure to preserve them.</text:p>
      <text:p text:style-name="P4">
News Source: <text:a xlink:type="simple" xlink:href="https://www.rfi.fr/cn/%E7%A7%91%E5%AD%A6%E6%96%B0%E7%9F%A5/20230519-%E7%8E%B0%E4%BB%A3%E8%AF%BA%E4%BA%9A%E6%96%B9%E8%88%9F-%E8%8B%B1%E5%9B%BD%E7%A7%8D%E5%AD%90%E5%BA%93%E6%94%B6%E8%97%8F4%E4%B8%87%E6%A4%8D%E7%89%A9%E7%89%A9%E7%A7%8D" text:style-name="Internet_20_link" text:visited-style-name="Visited_20_Internet_20_Link">
https://www.rfi.fr/cn/%E7%A7%91%E5%AD%A6%E6%96%B0%E7%9F%A5/20230519-%E7%8E%B0%E4%BB%A3%E8%AF%BA%E4%BA%9A%E6%96%B9%E8%88%9F-%E8%8B%B1%E5%9B%BD%E7%A7%8D%E5%AD%90%E5%BA%93%E6%94%B6%E8%97%8F4%E4%B8%87%E6%A4%8D%E7%89%A9%E7%89%A9%E7%A7%8D</text:a>
</text:p>
      <!--NEWS-->
      <text:h text:style-name="P10" text:outline-level="1">
<text:span text:style-name="T4">
U.S. debt defaults are close to McCarthy's claim that debt restrictions are expected to make breakthroughs</text:span>
</text:h>
      <text:p text:style-name="P4">
Publisher: 法新社</text:p>
      <text:p text:style-name="P4">
Published Time: 2023-05-19T-23:02:08+00:00</text:p>
      <text:p text:style-name="P4">
Modified Time: 2023-05-19T06:50:04+00:00</text:p>
      <text:p text:style-name="P4">
Description: (Agence France -Presse Washington, 18th) The U.S. Republican Right -Right -right signal shows that they will not be soft to the requirements of large cuts, but the Federal House Speaker Kevin McCarthy still said today that he sees the avoidance of debt defaults. The talks have a "way" to make breakthrough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5-19T-23-02-08-00-00/000000.png" xlink:type="simple" xlink:show="embed" xlink:actuate="onLoad" draw:mime-type="image/png"/>
</draw:frame>
The U.S. government is expected to reach the upper limit of the statutory debt on June 1st, which makes the world's largest economy owed 31.8 trillion US dollars debt and triggers the possibility of turbulence in the global market.</text:p>
      <text:p text:style-name="P4">
"We haven't reached that point yet, and we haven't agreed with anything, but I see that we can reach a consensus." This is after his Republicans and Democratic President Biden of Congress raised the upper limit of debt and fell into a deadlock. The most optimistic evaluation so far.</text:p>
      <text:p text:style-name="P4">
He said, "I think we have a structure now, and everyone is working hard to negotiate."</text:p>
      <text:p text:style-name="P4">
In January this year, McCarthy promised to the Republican Performance Freedomcaucus that Biden had to agree to significantly reduce the federal budget in exchange for their support to increase the upper limit, so they were elected as the Federal House Speaker.</text:p>
      <text:p text:style-name="P4">
Republican Congress passed the "Limit, Save, Growact) in April, and agreed to raise the upper limit of debt in March 2024, or until the debt reached 31.9 trillion US dollars, but because of this bill Weaken the important part of the Biden's Political Plan and has not passed the Federal Senate that has not controlled the Democratic Party.</text:p>
      <text:p text:style-name="P4">
Democrats pointed out that the debt limit has been reduced by dozens of times without a budget negotiation, accusing Republicans holding the US economy as "hostage."</text:p>
      <text:p text:style-name="P4">
Congress leaders held two rounds of talks with Biden, but to promote the bill in Congress before the Treasury funds were used out, there is not much time left.</text:p>
      <text:p text:style-name="P4">
Any agreement reached with the Republicans must be passed by the Senate held by the House of Representatives and the Democratic Party by the Republican Party before the last period. The McCarthy said that it took 11 days to pass the Congress of the Congress.</text:p>
      <text:p text:style-name="P4">
The Federal House of Representatives will have only 4 days this month, and the senators will enter the MemorialDay dating period of the death of the General. The next time for the next recovery is May 30, but they are told that they may return to Congress in advance.</text:p>
      <text:p text:style-name="P4">
Some Democratic Federal Senators urged Bayeng to quote Article 14 Amendment (14thamendment) to increase their own debt limits and avoid debt defaults without the approval of Congress. Article 14 of the US Constitution stipulates that "the effectiveness of US public debt ... cannot be questioned."</text:p>
      <text:p text:style-name="P4">
The former government has discussed the feasibility of this move and is worried that if this operation is challenged in the court, it may destroy full trust and reputation of the United States.</text:p>
      <text:p text:style-name="P4">
US Vice President Kamala Harris said to the media at another press conference: "Our position is simple and clear: Congress must take action to avoid debt defaults."</text:p>
      <text:p text:style-name="P4">
"This is more than 70 things that Congress has done since 1960, and it is also what the former government has done three times. The United States must pay its own bills."</text:p>
      <text:p text:style-name="P4">
The Congressional BudgetOffice said that the "restrictions, savings, and growth bills" can save $ 4.8 trillion in the next 10 years, but Moodyanalytics, a letter of criticism agency, will make the economy in 2024 the economy of 2024. The growth rate decreased by 0.6 percentage points and reduced 780,000 job opportunities.</text:p>
      <text:p text:style-name="P4">
45 members of the Liberty Party insisted on maintaining their debt limits today and called for the stop of negotiation, showing that McCarthy was persuaded to accept the challenges faced by the Republican right -wing.</text:p>
      <text:p text:style-name="P4">
News Source: <text:a xlink:type="simple" xlink:href="https://www.rfi.fr/cn/%E5%9B%BD%E9%99%85%E6%8A%A5%E9%81%93/20230519-%E7%BE%8E%E5%80%BA%E5%8A%A1%E8%BF%9D%E7%BA%A6%E9%80%BC%E8%BF%91-%E9%BA%A6%E5%8D%A1%E9%94%A1%E7%A7%B0%E5%80%BA%E9%99%90%E5%8D%8F%E5%95%86%E6%9C%89%E6%9C%9B%E5%8F%96%E5%BE%97%E7%AA%81%E7%A0%B4" text:style-name="Internet_20_link" text:visited-style-name="Visited_20_Internet_20_Link">
https://www.rfi.fr/cn/%E5%9B%BD%E9%99%85%E6%8A%A5%E9%81%93/20230519-%E7%BE%8E%E5%80%BA%E5%8A%A1%E8%BF%9D%E7%BA%A6%E9%80%BC%E8%BF%91-%E9%BA%A6%E5%8D%A1%E9%94%A1%E7%A7%B0%E5%80%BA%E9%99%90%E5%8D%8F%E5%95%86%E6%9C%89%E6%9C%9B%E5%8F%96%E5%BE%97%E7%AA%81%E7%A0%B4</text:a>
</text:p>
      <!--NEWS-->
      <text:h text:style-name="P10" text:outline-level="1">
<text:span text:style-name="T4">
After 7.7 stronger earthquakes in New Cauri, Wan Naudu appeared 60 cm small tsunami tsunami</text:span>
</text:h>
      <text:p text:style-name="P4">
Publisher: 法新社</text:p>
      <text:p text:style-name="P4">
Published Time: 2023-05-19T-7:32:07+00:00</text:p>
      <text:p text:style-name="P4">
Modified Time: 2023-05-19T09:20:04+00:00</text:p>
      <text:p text:style-name="P4">
Description: (AFP, Wellington, 19th) After the scale of the southeast of the southeast of the South Pacific French in the southeast of the southeast of the Island of Cledoniania, after 7.7 strong earthquakes occurred, the average tide appeared on the waiwai waiwai on the seaport town of the island of Wannudan The surface is 60 cm waves. The Pacific Tsunami Alarm Center later announced the dismissal of the tsunam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9T-7-32-07-00-00/000000.png" xlink:type="simple" xlink:show="embed" xlink:actuate="onLoad" draw:mime-type="image/png"/>
</draw:frame>
According to the US Geological Survey (USGS), this strong earthquake occurred at 2:57 at the Standard time of Greenwich, about 340 kilometers east east of the New Caerdonian island.</text:p>
      <text:p text:style-name="P4">
The New Cauritanian police evacuated the people of the coast and played a tsunami alert.</text:p>
      <text:p text:style-name="P4">
Frederic Marchi-Leccia, the head of the Civil Defense, said "(New Cauritonia) Mare and Ile Despins appeared in the first wave, but only than normal tide surfaces than normal tide surfaces It is less than 50 cm higher ... The alarm of the whole territory is stubborn, and the security forces and firefighters are evacuated to the coast.</text:p>
      <text:p text:style-name="P4">
According to the Pacific Tsunami Warningcenter in the Pacific Tsami Alert Center in the United States, the Outside Sea of Lenake, the town of Tanna, Tanna, is 60 cm higher than the average tidal surface. Several Pacific islands observe or predict a slight wave of waves.</text:p>
      <text:p text:style-name="P4">
The Wannudu authorities call for residents of residents of coastal areas within 300 meters above the coastline of the coastal region for the evacuation of more than 12 meters above sea level.</text:p>
      <text:p text:style-name="P4">
Anna Erick, who runs Binhai Hotel on Tanna Island, told AFC that after the "abnormal waves" appeared near the beach nearby, she decided to take the children to a high area.</text:p>
      <text:p text:style-name="P4">
Irak described "the waves high and knee" that she decided to evacuate to prevent it, but others were still watching the waves.</text:p>
      <text:p text:style-name="P4">
The Pacific Tsunami Alert Center later issued a statement stating: "According to all the information that can be obtained, the tsunami threat caused by this earthquake has passed."</text:p>
      <text:p text:style-name="P4">
News Source: <text:a xlink:type="simple" xlink:href="https://www.rfi.fr/cn/%E5%9B%BD%E9%99%85%E6%8A%A5%E9%81%93/20230519-%E6%96%B0%E5%96%80%E9%87%8C%E5%A4%9A%E5%B0%BC%E4%BA%9A7-7%E5%BC%BA%E9%9C%87%E5%90%8E-%E4%B8%87%E9%82%A3%E6%9D%9C%E5%87%BA%E7%8E%B060%E5%85%AC%E5%88%86%E5%B0%8F%E8%A7%84%E6%A8%A1%E6%B5%B7%E5%95%B8" text:style-name="Internet_20_link" text:visited-style-name="Visited_20_Internet_20_Link">
https://www.rfi.fr/cn/%E5%9B%BD%E9%99%85%E6%8A%A5%E9%81%93/20230519-%E6%96%B0%E5%96%80%E9%87%8C%E5%A4%9A%E5%B0%BC%E4%BA%9A7-7%E5%BC%BA%E9%9C%87%E5%90%8E-%E4%B8%87%E9%82%A3%E6%9D%9C%E5%87%BA%E7%8E%B060%E5%85%AC%E5%88%86%E5%B0%8F%E8%A7%84%E6%A8%A1%E6%B5%B7%E5%95%B8</text:a>
</text:p>
      <!--NEWS-->
      <text:h text:style-name="P10" text:outline-level="1">
<text:span text:style-name="T4">
The government's cash rushes to exacerbate the market worry that the Biden team said that the negotiations have achieved "steady progress"</text:span>
</text:h>
      <text:p text:style-name="P4">
Author: 联合早报 (Person)</text:p>
      <text:p text:style-name="P4">
Publisher: 联合早报 (Organization)</text:p>
      <text:p text:style-name="P4">
Published Time: 2023-05-19T-7:45</text:p>
      <text:p text:style-name="P4">
Modified Time: 2023-05-19T12:45</text:p>
      <text:p text:style-name="P4">
Description: The U.S. government's cash amount can be used to pay bills at hand, which has touched the lowest level since December 2021. White House officials said the negotiation team of President Biden said the negotiations with the Speaker of the House of Representatives McCarthy's team "made steady progress." Comprehensive Bloomberg and Reuters report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The U.S. government's cash amount can be used to pay bills at hand, which has touched the lowest level since December 2021. White House officials said the negotiation team of President Biden said the negotiations with the Speaker of the House of Representatives McCarthy's team "made steady progress."</text:p>
      <text:p text:style-name="P4">
According to Bloomberg and Reuters, data released on Thursday (May 18) showed that as of May 17, the US Treasury's cash balance fell to US $ 68.3 billion (about S $ 92 billion). Last weekend was $ 140 billion.</text:p>
      <text:p text:style-name="P4">
This exacerbates market concerns. If the White House and Congress leaders cannot reaching an agreement on the upper limit of government debt to increase or suspend government debt, the United States will fall into the dilemma of exhaustion of funds early next month, causing the US debt defaults for the first time.</text:p>
      <text:p text:style-name="P4">
American White House officials said they are participating in Japan <text:a xlink:type="simple" xlink:href="https://www.zaobao.com/keywords/qi-guo-ji-tuan" text:style-name="Internet_20_link" text:visited-style-name="Visited_20_Internet_20_Link">
</text:a>
At the summit, Biden held a calling conference with his debt -limited negotiation team on Friday.</text:p>
      <text:p text:style-name="P4">
One of the officials said: "The president's team told him that the negotiations between the two sides are progressing steadily." The official also said that Biden still had confidence in taking action to prevent US debt defaults to the leadership of Congress.</text:p>
      <text:p text:style-name="P4">
In order to resolve the crisis of the federal debt limit, Biden will return to Washington on Sunday. After the G7 summit is completed, he sequels to Papua New Guinea and Australia.</text:p>
      <text:p text:style-name="P4">
McCarthy said on Thursday that he had seen the "path" of the two parties to reach an agreement and hinted that <text:a xlink:type="simple" xlink:href="https://www.zaobao.com.sg/realtime/world/story20230518-1396036" text:style-name="Internet_20_link" text:visited-style-name="Visited_20_Internet_20_Link">
</text:a>
Essence This is the most positive statement made by McCarthy on the debt limit negotiations so far.</text:p>
      <text:p text:style-name="P4">
The US Vice President Harris and the White House economic adviser Renard once again warned that US debt defaults will cause the US economy to decline.</text:p>
      <text:p text:style-name="P4">
News Source: <text:a xlink:type="simple" xlink:href="https://www.zaobao.com.sg/realtime/world/story20230519-1396126" text:style-name="Internet_20_link" text:visited-style-name="Visited_20_Internet_20_Link">
https://www.zaobao.com.sg/realtime/world/story20230519-1396126</text:a>
</text:p>
      <!--NEWS-->
      <text:h text:style-name="P10" text:outline-level="1">
<text:span text:style-name="T4">
Investors continue to buy continues to rise, the sunshine index reached the highest point of more than 30 years</text:span>
</text:h>
      <text:p text:style-name="P4">
Publisher: 法新社</text:p>
      <text:p text:style-name="P4">
Published Time: 2023-05-19T-9:32:07+00:00</text:p>
      <text:p text:style-name="P4">
Modified Time: 2023-05-19T09:05:02+00:00</text:p>
      <text:p text:style-name="P4">
Description: (Agence France -Presse, Tokyo, 19th) The negotiations of the dynamic derogation of the day and the market optimistic will be able to successfully resolve the crisis of breach of contract. The Tokyo stock market index today has reached the highest point in more than 30 years. Iwai Rihiro Securities Corporation said that investors continued to ri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9T-9-32-07-00-00/000000.png" xlink:type="simple" xlink:show="embed" xlink:actuate="onLoad" draw:mime-type="image/png"/>
</draw:frame>
The Nikkei 225 index rose 234.42 points or 0.77%to 30808.35 points; the East Stock stock price index rose 3.84 points or 0.18%to 2161.69 points.</text:p>
      <text:p text:style-name="P4">
As the retail industry leader Walmart's financial report is better than expected, investors are optimistic about the future profit of artificial intelligence, and the three major indexes of US stocks have risen to drive the confidence information.</text:p>
      <text:p text:style-name="P4">
The US dollar exchange rate is 138.18 yen, and the New York exchange market is 138.68 yen.</text:p>
      <text:p text:style-name="P4">
Iwai NichosaCurities said that although "concerns about short -term fanaticism suppress part of the uptrend," no Japanese stocks "related risk inspiration investors buy it again, so it continues the rise."</text:p>
      <text:p text:style-name="P4">
At the time of closing, the Nikkei 225 Index Station was 30808.35 points, the highest point since August 1990. Among the main stocks, Tokyo Electronltd. (Toyota) rose 0.20%to 1959.5 yen.</text:p>
      <text:p text:style-name="P4">
Sony Group fell 0.94%to close at 13,590 yen.</text:p>
      <text:p text:style-name="P4">
News Source: <text:a xlink:type="simple" xlink:href="https://www.rfi.fr/cn/%E8%B4%A2%E7%BB%8F%E5%BF%AB%E8%AE%AF/20230519-%E6%8A%95%E8%B5%84%E4%BA%BA%E6%8C%81%E7%BB%AD%E4%B9%B0%E8%BF%9B%E5%BB%B6%E7%BB%AD%E6%B6%A8%E5%8A%BF-%E6%97%A5%E7%BB%8F%E6%8C%87%E6%95%B0%E5%88%9B%E4%B8%8B%E9%80%BE30%E5%B9%B4%E6%9C%80%E9%AB%98%E7%82%B9" text:style-name="Internet_20_link" text:visited-style-name="Visited_20_Internet_20_Link">
https://www.rfi.fr/cn/%E8%B4%A2%E7%BB%8F%E5%BF%AB%E8%AE%AF/20230519-%E6%8A%95%E8%B5%84%E4%BA%BA%E6%8C%81%E7%BB%AD%E4%B9%B0%E8%BF%9B%E5%BB%B6%E7%BB%AD%E6%B6%A8%E5%8A%BF-%E6%97%A5%E7%BB%8F%E6%8C%87%E6%95%B0%E5%88%9B%E4%B8%8B%E9%80%BE30%E5%B9%B4%E6%9C%80%E9%AB%98%E7%82%B9</text:a>
</text:p>
      <!--NEWS-->
      <text:h text:style-name="P10" text:outline-level="1">
<text:span text:style-name="T4">
TIKTOK was filed by Montana's blocked creator to control the constitutional violation</text:span>
</text:h>
      <text:p text:style-name="P4">
Author: None (Language: zh)</text:p>
      <text:p text:style-name="P4">
Publisher: None</text:p>
      <text:p text:style-name="P4">
Time: 2023-05-19T00:13:00Z</text:p>
      <text:p text:style-name="P4">
Description: Montana drove the first shot in the United States. The signing of legislation to completely ban the government and general users from downloading and using Tiktok, causing five users and creators to sue to the court, accusing the ban on the freedom of speech. What are the provisions of the bill? Why is it difficult for law enforcement?</text:p>
      <text:p text:style-name="P4">
Videos: []</text:p>
      <text:p text:style-name="P4">
Images: ["<text:a xlink:type="simple" xlink:href="https://static.dw.com/image/65003694_303.jpg" text:style-name="Internet_20_link" text:visited-style-name="Visited_20_Internet_20_Link">
65003694_303.jpg</text:a>
", "<text:a xlink:type="simple" xlink:href="https://static.dw.com/image/65096240_401.jpg" text:style-name="Internet_20_link" text:visited-style-name="Visited_20_Internet_20_Link">
65096240_401.jpg</text:a>
"]</text:p>
      <text:p text:style-name="P4">
Subject: 时政风云</text:p>
      <text:p text:style-name="P4">
Subjects: ['德中关系', '南希·佩洛西', '奥巴马', '专题报道：习近平访美', '岛屿主权争端', '专题报道：全景观看“习马会”', '中国', '中共十九大', '美国']</text:p>
      <text:p text:style-name="P4">
Keywords: ['中国', 'TikTok', '抖音', '美国', '中美关系']</text:p>
      <text:p text:style-name="P4">
Id: 65666897</text:p>
      <!--METADATA-->
      <text:p text:style-name="P4">
<text:a xlink:type="simple" xlink:href="https://www.dw.com/zh/overlay/image/article/65666897/65003694" text:style-name="Internet_20_link" text:visited-style-name="Visited_20_Internet_20_Link">
 <draw:frame draw:style-name="fr1" draw:name="Image27" text:anchor-type="as-char" svg:width="6.9236in" svg:height="3.896998in" draw:z-index="0">
<draw:image xlink:href="../Images/dwzh/2023-05-19T00-13-00Z/65003694_303.jpg" xlink:type="simple" xlink:show="embed" xlink:actuate="onLoad" draw:mime-type="image/jpeg"/>
</draw:frame>
</text:a>
The US Congress and the state government have become increasingly alert to TIKTOK, and they are worried that the Chinese government has potential influence on the platform</text:p>
      <text:p text:style-name="P4">
(Voice of Germany Chinese website) The US Montana has completely disabled Tiktok through the bill, prompting 5 Tiktok users and creators to filed a lawsuit with the state court of the state in the state. implement.</text:p>
      <text:p text:style-name="P4">
Tiktok users believe that the state tries to "exercise the national security power that Montana does not have and prohibit the freedom of speech without the right to suppress the state." It has violated the basic rights guaranteed by the US constitution. Before the deadline, Austinknudsen, the chief prosecutor of Montana, had not responded to Reuters' comment request.</text:p>
      <text:p text:style-name="P4">
The lawsuit will be submitted to Democratic Judge Donald Mollay; Morro was nominated by the former Democratic President Billclinton in 1995 as a judge. Some Democrats are not tough for Tiktok.</text:p>
      <text:p text:style-name="P4">
On the 17th, a Tiktok spokesman Brookeoberwetter issued a statement saying that the bill was unconstitutional and "violated the freedom of speech of the people of Montana." She said, "We want to guarantee the people of Montana, and they can continue to use Tiktok to express ourselves, make a living, and join the community, because we continue to work hard to defend the rights of users inside and outside Montana."</text:p>
      <text:p text:style-name="P4">
<draw:frame draw:style-name="fr1" draw:name="Image28" text:anchor-type="as-char" svg:width="6.9236in" svg:height="3.896998in" draw:z-index="0">
<draw:image xlink:href="../Images/dwzh/2023-05-19T00-13-00Z/65096240_401.jpg" xlink:type="simple" xlink:show="embed" xlink:actuate="onLoad" draw:mime-type="image/jpeg"/>
</draw:frame>
In March of this year, the chief CEO of Tiktok went to the US Congress to testify, and the hearing president has been in the past 6 hours.</text:p>
      <text:p text:style-name="P4">
The first amendment to the US Constitution stipulates that no law formulated by Congress shall violate the basic human rights of citizens, which contains freedom of speech.</text:p>
      <text:p text:style-name="P4">
In 2020, the then US President Donaldtrump tried to stop downloading Tiktok and WeChat through the norms of the Ministry of Commerce, which was blocked by multiple courts and never took effect.(https://www.dw.com/zh/zh/全盘禁止tiktok-美国民主党内有反对声音/a-65213817)It also supports American users to maintain the right to use Tiktok in order to exercise freedom of speech.</text:p>
      <text:p text:style-name="P4">
Greg Gianforte, governor of Montana, officially signed legislation on the 17th to prohibit Tiktok from operating in the state, saying that this move will further "protect the Mongolian Mongolian people's surveillance."</text:p>
      <text:p text:style-name="P4">
After the bill takes effect, <text:a xlink:type="simple" xlink:href="https://www.dw.com/zh/zh/全面禁止tiktok美国蒙大拿州先行一步/a-65333928" text:style-name="Internet_20_link" text:visited-style-name="Visited_20_Internet_20_Link">
</text:a>
Essence Emily Flower, a spokesman for the Ministry of Justice of Montana, publicly stated on the 17th: "We expect to have legal challenges and have been fully prepared to defend the legal defense."</text:p>
      <text:p text:style-name="P4">
The ban stipulates that Tiktok will not be downloaded in Montana, which means that applications such as Google and Apple are not allowed to "illegally" to provide TIKTOK. Whenever someone uses TIKTOK, whether it is "providing the ability to use this application" or "download it", TIKTOK or App Store will touch the France, which will face a fine of up to $ 10,000 a day.</text:p>
      <text:p text:style-name="P4">
The bill is expected to take effect on January 1, 2024, and punishment will not apply to the user.</text:p>
      <text:h text:style-name="P12" text:outline-level="3">
<text:span text:style-name="T4">
Tiktok's ban is feasible?</text:span>
</text:h>
      <text:p text:style-name="P4">
The Associated Press quoted an analysis of online security experts. This ban has no incentive measures except for the fines, and no incentive measures make relevant companies willing to comply with regulations, so "full law enforcement will be very difficult."</text:p>
      <text:p text:style-name="P4">
In addition, compared with China's control of citizens' access to the Internet, the United States does not have any similar means or tools. The decree also excludes online service providers.</text:p>
      <text:p text:style-name="P4">
A member of the members included a representative of Apple and Google's trade group TechNet that the Associated Press told the Associated Press that the application store was unable to "geographical fence" in specific applications in different states, so it was impossible to prevent Tiktok from being downloaded in Montana. The organization also said that the application itself should decide the running range, not an app store.</text:p>
      <text:p text:style-name="P4">
Odedvanunu, the product vulnerability director of the Internet Security Corporation, also believes that it is difficult for app stores to isolate the application download of a single country. He suggested that it is more feasible to comply with the rules by Tiktok, because the application itself has the right to "adjust the settings according to the user's geographical location or IP address."</text:p>
      <text:h text:style-name="P12" text:outline-level="3">
<text:span text:style-name="T4">
Disabast</text:span>
</text:h>
      <text:h text:style-name="P12" text:outline-level="3">
<text:span text:style-name="T4">
American Stepping Tiktok</text:span>
</text:h>
      <text:p text:style-name="P4">
<text:a xlink:type="simple" xlink:href="https://www.dw.com/zh/zh/德语媒体不断升级的tiktok之争/a-65171272" text:style-name="Internet_20_link" text:visited-style-name="Visited_20_Internet_20_Link">
</text:a>
They are worried that the Chinese government has potential influence on the platform and thus requires the application of the application nationwide. However, it is not easy to face many difficulties in Montana, a state of more than 1 million; it is not easy to expand the scope of the ban to more than 150 million TIKTOK users throughout the United States.</text:p>
      <text:p text:style-name="P4">
March this year, <text:a xlink:type="simple" xlink:href="https://www.dw.com/zh/zh/抖音执行长赴美国会作证前夕-专家怎么说/a-65078532" text:style-name="Internet_20_link" text:visited-style-name="Visited_20_Internet_20_Link">
</text:a>
The hearing president has been in the atmosphere for nearly 6 hours. Both members of the parliament questioned that the Tiktok's parent company Bytedance will enable the Chinese government to obtain user data or affect American users in the application.</text:p>
      <text:p text:style-name="P4">
In this regard, TIKTOK constantly denied that it had shared data with the Chinese government and said that if it was asked, the platform would not do so.</text:p>
      <text:p text:style-name="P4">
At present, TIKTOK is undergoing an initiative called "Projecttexas". It wants to create an independent entity to store data from American users on the US server and operate by American technology company Oracle.</text:p>
      <text:p text:style-name="P4">
(Comprehensive report)</text:p>
      <text:p text:style-name="P4">
News Source: <text:a xlink:type="simple" xlink:href="https://www.dw.com/zh/tiktok遭蒙大拿州封殺-創作者提告控違憲/a-65666897" text:style-name="Internet_20_link" text:visited-style-name="Visited_20_Internet_20_Link">
https://www.dw.com/zh/tiktok遭蒙大拿州封殺-創作者提告控違憲/a-65666897?maca=chi-rss-chi-all-1127-rdf</text:a>
</text:p>
      <!--NEWS-->
      <text:h text:style-name="P10" text:outline-level="1">
<text:span text:style-name="T4">
Li Haoshi was filed in many places to cancel the talk show.</text:span>
</text:h>
      <text:p text:style-name="P4">
Author: None</text:p>
      <text:p text:style-name="P4">
Publisher: Radio Free Asia (Organization)</text:p>
      <text:p text:style-name="P4">
Published Time: 2023-05-19T01:54:00-04:00</text:p>
      <text:p text:style-name="P4">
Modified Time: 2023-05-19T14:01:02-04:00</text:p>
      <text:p text:style-name="P4">
Description: None</text:p>
      <text:p text:style-name="P4">
Videos: []</text:p>
      <text:p text:style-name="P4">
Audios: ["<text:a xlink:type="simple" xlink:href="https://www.rfa.org/mandarin/yataibaodao/kejiaowen/gt-0519202301533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29" text:anchor-type="as-char" svg:width="6.9236in" svg:height="4.600844in" draw:z-index="0">
<draw:image xlink:href="../Images/rfamandarin/2023-05-19T01-54-00-04-00/000000.png" xlink:type="simple" xlink:show="embed" xlink:actuate="onLoad" draw:mime-type="image/png"/>
</draw:frame>
Chinese talk show actor Li Haoshi <text:a xlink:type="simple" xlink:href="https://www.rfa.org/mandarin/yataibaodao/kejiaowen/gt-05192023015333.html/@@images/image" text:style-name="Internet_20_link" text:visited-style-name="Visited_20_Internet_20_Link">
</text:a>
Screenshot of Weibo <text:a xlink:type="simple" xlink:href="https://www.rfa.org/mandarin/yataibaodao/kejiaowen/gt-05192023015333.html/@@stream" text:style-name="Internet_20_link" text:visited-style-name="Visited_20_Internet_20_Link">
</text:a>
Chinese talk show actor House was filed by the police and the company's company was severely punished for insulting the PLA. In the past few days, comedy videos of various eras have been popularized, secretly criticizing Chinese words and prison.</text:p>
      <text:p text:style-name="P4">
<text:span text:style-name="T4">
<text:span text:style-name="T5">
 <text:a xlink:type="simple" xlink:href="https://www.rfa.org/mandarin/yataibaodao/kejiaowen/hx1-05182023095751.html" text:style-name="Internet_20_link" text:visited-style-name="Visited_20_Internet_20_Link">
</text:a>
 </text:span>
*  * </text:span>
<text:a xlink:type="simple" xlink:href="https://www.rfa.org/mandarin/yataibaodao/meiti/kw-05172023131857.html" text:style-name="Internet_20_link" text:visited-style-name="Visited_20_Internet_20_Link">
 </text:a>
***<text:a xlink:type="simple" xlink:href="https://www.rfa.org/mandarin/yataibaodao/meiti/gt2-05162023080156.html" text:style-name="Internet_20_link" text:visited-style-name="Visited_20_Internet_20_Link">
<text:span text:style-name="T4">
 talk show quoted Xi Jinping "excellent style can win the battle" is accused of insulting the army </text:span>
</text:a>
In a talk show performance last weekend (13th), the mainland talk show actor Li Haoshi said that he had adopted two stray dogs to chase pine rat, which reminded him of "excellent style and victory." The relevant local departments went online, saying that Li Haoshi insults the PLA, and the incident caused a stir. According to the BBC Chinese website, Li Haoshi was taken away by the police this morning. On Friday, the reporter of this station called the Chaoyang Branch of the Beijing Public Security Bureau and no one answered. The station cannot be confirmed independently. Earlier, the police in Chaoyang District of Beijing had announced the investigation of the incident.</text:p>
      <text:p text:style-name="P4">
<draw:frame draw:style-name="fr1" draw:name="Image30" text:anchor-type="as-char" svg:width="6.9236in" svg:height="6.026096in" draw:z-index="0">
<draw:image xlink:href="../Images/rfamandarin/2023-05-19T01-54-00-04-00/000001.png" xlink:type="simple" xlink:show="embed" xlink:actuate="onLoad" draw:mime-type="image/png"/>
</draw:frame>
Earlier comedy videos of Internet Hot Plumb Culture Company. (Network picture/ancient pavilion provided) <text:a xlink:type="simple" xlink:href="https://www.rfa.org/mandarin/yataibaodao/kejiaowen/gt-05192023015333.html/m0519-gtp23.jpg" text:style-name="Internet_20_link" text:visited-style-name="Visited_20_Internet_20_Link">
</text:a>
Mr. Zhang, a netizen of Jingdezhen, said in an interview with this station on Friday that the current atmosphere is similar to the period of the "Cultural Revolution": "Now you must pay attention to jokes. They are now step by step, your words, and improper words. They are now rising to this point. This is to dig a pit for the people. If you jump into the pit, I will engage in you and kill chickens and monkeys. This is the scary. It must slowly control the society to North Korea. "</text:p>
      <text:p text:style-name="P4">
<text:span text:style-name="T4">
 Internet users promote the announcement of all disable words </text:span>
</text:p>
      <text:p text:style-name="P4">
Many netizens have criticized the authorities to do too much. Yunnan netizens questioned "black horns", "Is" good style and can win "specifically referring to the PLA? Or is it only qualified to use the PLA? Liaoning netizen "Zhang Wei's fans Er" wrote, what words cannot be used, what words are exclusive? Please speak all at one time, so as not to enter the pit again. Another netizen said that Chinese characters are 12 characters. Another netizen wrote that high fines are enough, and now they have to engage in the Cultural Revolution ...</text:p>
      <text:p text:style-name="P4">
<draw:frame draw:style-name="fr1" draw:name="Image31" text:anchor-type="as-char" svg:width="6.9236in" svg:height="5.151063in" draw:z-index="0">
<draw:image xlink:href="../Images/rfamandarin/2023-05-19T01-54-00-04-00/000002.png" xlink:type="simple" xlink:show="embed" xlink:actuate="onLoad" draw:mime-type="image/png"/>
</draw:frame>
Netizens ask the authorities to publish what words are sensitive words, so as not to win. M0519-GTP3: Netizens reported that Wu Jing's movie "Wolf Warrior" and "War Wolf 2" compared the PLA to wolf, suspected of insulting Chinese soldiers. (Network picture/ancient pavilion provided) <text:a xlink:type="simple" xlink:href="https://www.rfa.org/mandarin/yataibaodao/kejiaowen/gt-05192023015333.html/m0519-gtp23-1.jpg" text:style-name="Internet_20_link" text:visited-style-name="Visited_20_Internet_20_Link">
</text:a>
From this Thursday, many videos of Chinese text prisons secretly approved on the Internet. One of the videos entitled "Unsable Walls", a man was performed in an invisible wall, and the surrounding walls could be touched. See Without seeing the wall, he couldn't go out but couldn't go out, and his heart was full of fear from the world. The singer sang "Prison Bird Song": I have forgotten how high the birds you were imprisoned. If you leave the small castle you gave me, I do n’t know who can rely on it. I was imprisoned by you ... I was imprisoned by you ...</text:p>
      <text:p text:style-name="P4">
<draw:frame draw:style-name="fr1" draw:name="Image32" text:anchor-type="as-char" svg:width="6.9236in" svg:height="5.918783in" draw:z-index="0">
<draw:image xlink:href="../Images/rfamandarin/2023-05-19T01-54-00-04-00/000003.png" xlink:type="simple" xlink:show="embed" xlink:actuate="onLoad" draw:mime-type="image/png"/>
</draw:frame>
In the video of "Invisible Walls", a man was imprisoned in an invisible wall, and his heart was embarrassed and afraid. (Network picture/ancient pavilion provided)</text:p>
      <text:p text:style-name="Horizontal_20_Line"/>
      <text:p text:style-name="P4">
<text:span text:style-name="T4">
 Watching the drama during the Cultural Revolution is afraid of "laughing or wrong" and dare not laugh </text:span>
</text:p>
      <text:p text:style-name="P4">
In another past video, Chinese actor Chen Peisi said when he reviewed the Spring Festival Gala in 1984: "The first time we played the drama in the past, (audience) in many places could not laugh, just stretched out their faces ... unhappy, good, good, good, good, good, good, good, good, good, good, good, good It's easy to be wrong, all stretched your face, haha, haha ... don't dare to be happy, because of what? He doesn't know if it is right or wrong. "</text:p>
      <text:p text:style-name="P4">
The latest news shows that Swordsman Culture Company is not allowed to be listed within three years, and local governments have ordered talk show companies to stop performing and conduct internal rectification. Cai Shenkun, a current affairs commentator, told this station that in the current political atmosphere, not only will not let you laugh, but also not to let you cry. He said: "This kind of political atmosphere is actually crying and laughing. This incident may have been joking with actors. The talk show is casual. Lenovo and the Lenovo of the folks are different. Now the ideas of people dominated by the official ideology are completely the opposite of the people's ideas. "</text:p>
      <text:p text:style-name="P4">
Cai Shenkun believes that officials of the current government departments are showing them to keep up with the leaders. As long as there are hotspots on the Internet, these officials immediately think of whether there is the authority of the leader or insulting the leader. Once officials are established, they will find various reasons to punish relevant persons and related enterprises.</text:p>
      <text:p text:style-name="P4">
Reporter: Ancient Pavilion Editor: Chen Meihua Xu Shuting, Editor: Ruizhe</text:p>
      <text:p text:style-name="P4">
News Source: <text:a xlink:type="simple" xlink:href="https://www.rfa.org/mandarin/yataibaodao/kejiaowen/gt-05192023015333.html" text:style-name="Internet_20_link" text:visited-style-name="Visited_20_Internet_20_Link">
https://www.rfa.org/mandarin/yataibaodao/kejiaowen/gt-05192023015333.html</text:a>
</text:p>
      <!--NEWS-->
      <text:h text:style-name="P10" text:outline-level="1">
<text:span text:style-name="T4">
The five Central Asian countries have signed the summit declaration with China</text:span>
</text:h>
      <text:p text:style-name="P4">
Author: None (Language: zh)</text:p>
      <text:p text:style-name="P4">
Publisher: None</text:p>
      <text:p text:style-name="P4">
Time: 2023-05-19T02:07:00Z</text:p>
      <text:p text:style-name="P4">
Description: The five Central Asian countries signed the "China -Central Asian Summit Xi'an Declaration" in Xi'an. The timing coincides with the Hiroshima Summit in Japan. As the United States and middle -corner intensified and China continuously seeking expansion of global influence, the two summits revealed the meaning of competition. How does Xi Jinping get closer to the leaders of Central Asia?</text:p>
      <text:p text:style-name="P4">
Videos: []</text:p>
      <text:p text:style-name="P4">
Images: ["<text:a xlink:type="simple" xlink:href="https://static.dw.com/image/65673946_303.jpg" text:style-name="Internet_20_link" text:visited-style-name="Visited_20_Internet_20_Link">
65673946_303.jpg</text:a>
", "<text:a xlink:type="simple" xlink:href="https://static.dw.com/image/65673929_401.jpg" text:style-name="Internet_20_link" text:visited-style-name="Visited_20_Internet_20_Link">
65673929_401.jpg</text:a>
", "<text:a xlink:type="simple" xlink:href="https://static.dw.com/image/65668194_401.jpg" text:style-name="Internet_20_link" text:visited-style-name="Visited_20_Internet_20_Link">
65668194_401.jpg</text:a>
", "<text:a xlink:type="simple" xlink:href="https://static.dw.com/image/65668210_401.jpg" text:style-name="Internet_20_link" text:visited-style-name="Visited_20_Internet_20_Link">
65668210_401.jpg</text:a>
"]</text:p>
      <text:p text:style-name="P4">
Subject: 时政风云</text:p>
      <text:p text:style-name="P4">
Subjects: ['德中关系', '岛屿主权争端', '专题报道：全景观看“习马会”', '中国', '中共十九大']</text:p>
      <text:p text:style-name="P4">
Keywords: ['中亚', '中国', '一带一路', '峰会']</text:p>
      <text:p text:style-name="P4">
Id: 65672958</text:p>
      <!--METADATA-->
      <text:p text:style-name="P4">
<text:a xlink:type="simple" xlink:href="https://www.dw.com/zh/overlay/image/article/65672958/65673946" text:style-name="Internet_20_link" text:visited-style-name="Visited_20_Internet_20_Link">
 <draw:frame draw:style-name="fr1" draw:name="Image33" text:anchor-type="as-char" svg:width="6.9236in" svg:height="3.896998in" draw:z-index="0">
<draw:image xlink:href="../Images/dwzh/2023-05-19T02-07-00Z/65673946_303.jpg" xlink:type="simple" xlink:show="embed" xlink:actuate="onLoad" draw:mime-type="image/jpeg"/>
</draw:frame>
</text:a>
This is the first time that Central Asian leaders have held physical high -level talks with Xi Jinping</text:p>
      <text:p text:style-name="P4">
(Voice of Germany Chinese) leaders of Kazakhstan, Kyrgyzstan, Tagikistan, Tagikistan, Turkmenistan, and Uzbekistan participated in the China -Central Asia Summit in Xi'an, Shaanxi Province, China on May 18th and 19th. <text:a xlink:type="simple" xlink:href="https://www.dw.com/zh/zh/中亞峰會在即-中國在盤算什麼/a-65651146" text:style-name="Internet_20_link" text:visited-style-name="Visited_20_Internet_20_Link">
</text:a>
Xi Jinping said in the main speech of the Central Asian Summit on the morning of May 19th that China has deep historical origins, extensive practical needs, and a solid public opinion foundation. He also mentioned that Central Asia has unique geographical advantages, with foundation, conditions, and capable of becoming an important interconnection hub for the Asia -Europe continent.</text:p>
      <text:h text:style-name="P12" text:outline-level="3">
<text:span text:style-name="T4">
8 Suggestions</text:span>
</text:h>
      <text:p text:style-name="P4">
According to Xinhua News Agency, Xi Jinping proposed to China cooperation with China and Central Asian countries at the meeting to "strengthen the construction of mechanism, expand economic and trade relations, deepen interconnection, expand energy cooperation, promote green innovation, enhance development capabilities, strengthen civilized dialogue, and maintain regional peace." "Eight Suggestions".</text:p>
      <text:p text:style-name="P4">
The proposed specific content includes China will provide a total of 26 billion yuan of financing support and free assistance to Central Asian countries, introduce more trade facilitation measures, upgrade bilateral investment agreements, and accelerate the construction of China -Central Asian natural gas pipeline D. In addition, China is also mentioned that China is willing to help Central Asian countries strengthen the construction of law enforcement security and defense capabilities, support the self -maintained regional security and counter -terrorism efforts of various countries, and carry out humanistic exchanges and cooperation.</text:p>
      <text:p text:style-name="P4">
<draw:frame draw:style-name="fr1" draw:name="Image34" text:anchor-type="as-char" svg:width="6.9236in" svg:height="3.896998in" draw:z-index="0">
<draw:image xlink:href="../Images/dwzh/2023-05-19T02-07-00Z/65673929_401.jpg" xlink:type="simple" xlink:show="embed" xlink:actuate="onLoad" draw:mime-type="image/jpeg"/>
</draw:frame>
A group photo between the leaders of the five Central Asia and Xi Jinping</text:p>
      <text:h text:style-name="P12" text:outline-level="3">
<text:span text:style-name="T4">
Sign a declaration and establish a two -year meeting mechanism</text:span>
</text:h>
      <text:p text:style-name="P4">
The Xinhua News Agency reported that Kazakhstan President Takayev, Gilgisstan President Zaparov, Tajikistan President Rahmon, Turkmenistan President Beldemamedv, Uzbekistan President Milziyev "Unanimously agree with the future, work together to build a closer China -Central Asian destiny community."</text:p>
      <text:p text:style-name="P4">
At the summit, Xi Jinping signed the "China -Central Asian Summit Xi'an Declaration" with the heads of Central Asia and passed the "China -Central Asian Summit Achievement List". Members of the conference also agreed to set up a Chinese -Central Asian mechanism in China, and agreed that the China -Central Asian head of state meeting for the first two years of establishing two years will be hosted by Kazakhstan to host the Second China -Central Asian Summit.</text:p>
      <text:h text:style-name="P12" text:outline-level="3">
<text:span text:style-name="T4">
One -to -one talks between leaders of each country and Xi Jinping</text:span>
</text:h>
      <text:p text:style-name="P4">
On Thursday (May 18), the leaders of Central Asian countries had a one -on -one talk with Xi Jinping, promising to maintain a "long -lasting" friendship. On the 18th, with the talks with Gilgesan President Sadyrzhaparov, Xi Jinping said that based on common interests, Xi Jinping said that he was determined to build a community of destiny of good -neighborly and friendly and shared prosperity. "</text:p>
      <text:p text:style-name="P4">
Zaparov said that he was willing to expand trade, economy and investment with China, and supported the launch of the China -Central Asian head of state meeting in Xi'an to ensure that regional peaceful development, so that China relations with Central Asian countries "have reached a new level "And" keep positive political dialogue "on the issue of bilateral concern.</text:p>
      <text:p text:style-name="P4">
On the 17th, before the summit started, Kassym-Jomarttokayev, the President of Kazakhstan, also met with Xi Jinping. He was the first head of Central Asian countries to reach Xi'an, and the country was also China's largest trading partner in Central Asia.</text:p>
      <text:p text:style-name="P4">
<draw:frame draw:style-name="fr1" draw:name="Image35" text:anchor-type="as-char" svg:width="6.9236in" svg:height="3.896998in" draw:z-index="0">
<draw:image xlink:href="../Images/dwzh/2023-05-19T02-07-00Z/65668194_401.jpg" xlink:type="simple" xlink:show="embed" xlink:actuate="onLoad" draw:mime-type="image/jpeg"/>
</draw:frame>
Xi Jinping (right) met with Kazakhstan President Tocaev (left). Kazakhstan is China's largest trading partner in Central Asia.</text:p>
      <text:p text:style-name="P4">
When Xi Jinping saw Tocaev, he gave a warm greeting and wished the other party a happy birthday. During the meeting, Xi Jinping said that Sino -Kazakhstan had a deep relationship and had opened a new "golden 30 years". The Kazakhstan section of the Asian gas pipeline can operate stably.</text:p>
      <text:h text:style-name="P12" text:outline-level="3">
<text:span text:style-name="T4">
China Strive Global Leadership</text:span>
</text:h>
      <text:p text:style-name="P4">
The timing of the Central Asian Summit coincides with the Kyoshima Summit of the Seventh Kingdom Group (G7). The Chinese Ministry of Foreign Affairs stated that the Central Asian Summit aims to establish regional influence and has "milestones."</text:p>
      <text:p text:style-name="P4">
At the same time, Russia is still facing Western sanctions that rose by invading Ukraine, and China has continued to increase its influence as a global leader. As Russia bets a lot of resources into the invasion of Ukraine, more and more Central Asian countries are dissatisfied with Moscow, including Kazakhstan not recognizing Russia's control in the Udong region, and Tajikistan requires Moscow to give the international community more "respect for" respect for "respect for the international community. "". China is strengthening its economic and political contact with these former Soviet countries.</text:p>
      <text:p text:style-name="P4">
Agence France -Presse reported that Central Asia is still a key area for China's "Belt and Road" initiative, which is Xi Jinping's representative project. Expert analysis is that China will try to expand transactions at this summit to build a huge transportation link and pipeline for the construction of Central Asia, including expanding a $ 6 billion in China -Kyrgyz -Uzbekistan railway line, as well as natural gas pipelines from Central Asia to China Essence</text:p>
      <text:p text:style-name="P4">
<draw:frame draw:style-name="fr1" draw:name="Image36" text:anchor-type="as-char" svg:width="6.9236in" svg:height="3.896998in" draw:z-index="0">
<draw:image xlink:href="../Images/dwzh/2023-05-19T02-07-00Z/65668210_401.jpg" xlink:type="simple" xlink:show="embed" xlink:actuate="onLoad" draw:mime-type="image/jpeg"/>
</draw:frame>
Xi Jinping (right) and Kyrgyzstan President Zaparov shook hands at the signing ceremony.</text:p>
      <text:p text:style-name="P4">
(Reuters, Agence France -Presse)</text:p>
      <text:p text:style-name="P4">
News Source: <text:a xlink:type="simple" xlink:href="https://www.dw.com/zh/中亞五國全到齊-與中國簽署峰會宣言/a-65672958" text:style-name="Internet_20_link" text:visited-style-name="Visited_20_Internet_20_Link">
https://www.dw.com/zh/中亞五國全到齊-與中國簽署峰會宣言/a-65672958?maca=chi-rss-chi-all-1127-rdf</text:a>
</text:p>
      <!--NEWS-->
      <text:h text:style-name="P10" text:outline-level="1">
<text:span text:style-name="T4">
President Tsai Ing -wen's achievements in President Tsai Ing -wen in British Prime Minister Tsai Ing -wen need to be protected</text:span>
</text:h>
      <text:p text:style-name="P4">
Author: None</text:p>
      <text:p text:style-name="P4">
Publisher: Radio Free Asia (Organization)</text:p>
      <text:p text:style-name="P4">
Published Time: 2023-05-19T03:25:17-04:00</text:p>
      <text:p text:style-name="P4">
Modified Time: 2023-05-19T03:2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80798in" draw:z-index="0">
<draw:image xlink:href="../Images/rfamandarin/2023-05-19T03-25-17-04-00/000000.png" xlink:type="simple" xlink:show="embed" xlink:actuate="onLoad" draw:mime-type="image/png"/>
</draw:frame>
On the morning of the 19th, Cai Yingwen met with "former British Prime Minister Liztruss". <text:a xlink:type="simple" xlink:href="https://www.rfa.org/mandarin/Xinwen/st2-05192023032457.html/@@images/image" text:style-name="Internet_20_link" text:visited-style-name="Visited_20_Internet_20_Link">
</text:a>
Provided by the Presidential Palace of Taiwan.</text:p>
      <text:p text:style-name="P4">
In Taiwan, President Tsai Ing -wen met with former British Prime Minister Tras on the 19th. She thanked the British for letting the Taiwan Strait issue be promoted from regional to global issues. More cooperation and exchanges, work together to promote the signing of trade agreements on bilateral sides, and continue to deepen the relationship between economic and trade cooperation.</text:p>
      <text:p text:style-name="P4">
Former British Prime Minister Liztruss visited Taiwan from 16th to 20th. On the morning of the 19th, President Tsai Ing -wen met at the Presidential Palace and delivered a speech that his subordinates of Tellas visited Taiwan for the first time. Under the joint efforts of generations, the relationship between Taiwan and Britain can continue to take root.</text:p>
      <text:p text:style-name="P4">
Tsai Ing -wen mentioned that at the term of the foreign minister, Tellas has promoted the G7 countries and the North Atlantic Convention organizations many times to publicly emphasize that maintaining the importance of peace and stability of the Taiwan Strait. For the British issues from region to global issues, she has to do this. Expressing and thanks.</text:p>
      <text:p text:style-name="P4">
Tsai Ing -wen said that on the road of democracy, Taiwan and the United Kingdom are alongside the United Kingdom to bring more prosperity and contributions to the world.</text:p>
      <text:p text:style-name="P4">
Tellas said that the current world is promoted by Taiwan as an engine. Taiwan can achieve such proud achievements. The Taiwan Strait is peaceful and stable.</text:p>
      <text:p text:style-name="P4">
Talking about democracy and authoritarian power, Tras said that now seeing that the world's confrontation between democracy and authority is getting increasingly increasingly increased, she is very clear about the best for free and democracy to the people and society. Prosperity is also very important to the people's happiness index. Taiwan's achievements need to be protected, and global free society and free democratic countries must support Taiwan.</text:p>
      <text:p text:style-name="P4">
She believes that Taiwan must be able to defend themselves, and more importantly, it is necessary to ensure that economic connection must be continuously established, and a deeper relationship with a democratic country including the UK.</text:p>
      <text:p text:style-name="P4">
Tellas said that she advocated the economic version of NATO and hoped that democratic countries with similar ideas to cooperate economically and fight against the coercion of authoritarian regimes. She expects to meet with President Tsai for a long time. Defend the value of democracy and freedom.</text:p>
      <text:p text:style-name="P4">
Editor Xu Shuting</text:p>
      <text:p text:style-name="P4">
News Source: <text:a xlink:type="simple" xlink:href="https://www.rfa.org/mandarin/Xinwen/st2-05192023032457.html" text:style-name="Internet_20_link" text:visited-style-name="Visited_20_Internet_20_Link">
https://www.rfa.org/mandarin/Xinwen/st2-05192023032457.html</text:a>
</text:p>
      <!--NEWS-->
      <text:h text:style-name="P10" text:outline-level="1">
<text:span text:style-name="T4">
Zelei may appear on the 21st G7 summit on the 21st</text:span>
</text:h>
      <text:p text:style-name="P4">
Author: None (Language: zh)</text:p>
      <text:p text:style-name="P4">
Publisher: None</text:p>
      <text:p text:style-name="P4">
Time: 2023-05-19T03:47:00Z</text:p>
      <text:p text:style-name="P4">
Description: The G7 Hiroshima Leader Summit officially appeared on the 19th. It is reported that President Ukraine will appear in Guangdao and is expected to participate in the 16th summit on the 21st. What impact will his lightning appear on this meeting?</text:p>
      <text:p text:style-name="P4">
Videos: []</text:p>
      <text:p text:style-name="P4">
Images: ["<text:a xlink:type="simple" xlink:href="https://static.dw.com/image/65675618_303.jpg" text:style-name="Internet_20_link" text:visited-style-name="Visited_20_Internet_20_Link">
65675618_303.jpg</text:a>
", "<text:a xlink:type="simple" xlink:href="https://static.dw.com/image/65613995_401.jpg" text:style-name="Internet_20_link" text:visited-style-name="Visited_20_Internet_20_Link">
65613995_401.jpg</text:a>
", "<text:a xlink:type="simple" xlink:href="https://static.dw.com/image/65673553_401.jpg" text:style-name="Internet_20_link" text:visited-style-name="Visited_20_Internet_20_Link">
65673553_401.jpg</text:a>
", "<text:a xlink:type="simple" xlink:href="https://static.dw.com/image/65672171_401.jpg" text:style-name="Internet_20_link" text:visited-style-name="Visited_20_Internet_20_Link">
65672171_401.jpg</text:a>
", "<text:a xlink:type="simple" xlink:href="https://static.dw.com/image/65669256_401.jpg" text:style-name="Internet_20_link" text:visited-style-name="Visited_20_Internet_20_Link">
65669256_401.jpg</text:a>
"]</text:p>
      <text:p text:style-name="P4">
Subject: 时政风云</text:p>
      <text:p text:style-name="P4">
Subjects: ['奥巴马', '欧债危机', '欧盟', '戴安娜', '岛屿主权争端', '德国', '英国', '英国退欧', '日本', '留学德国']</text:p>
      <text:p text:style-name="P4">
Keywords: ['英国', '日本', 'G7峰会', '半导体', '供应链', '晶片', '印太', '伊丽莎白女王号航空母舰', '美国', '德国', '肖尔茨', '拜登']</text:p>
      <text:p text:style-name="P4">
Id: 65673473</text:p>
      <!--METADATA-->
      <text:p text:style-name="P4">
<text:a xlink:type="simple" xlink:href="https://www.dw.com/zh/overlay/image/article/65673473/65675618" text:style-name="Internet_20_link" text:visited-style-name="Visited_20_Internet_20_Link">
 <draw:frame draw:style-name="fr1" draw:name="Image38" text:anchor-type="as-char" svg:width="6.9236in" svg:height="3.896998in" draw:z-index="0">
<draw:image xlink:href="../Images/dwzh/2023-05-19T03-47-00Z/65675618_303.jpg" xlink:type="simple" xlink:show="embed" xlink:actuate="onLoad" draw:mime-type="image/jpeg"/>
</draw:frame>
</text:a>
Hiroshima 7 National Group Summit</text:p>
      <text:p text:style-name="P4">
(Voice of Germany) Seventh -point Group (G7) Hiroshima Summit appeared on Friday (May 19). Bloomberg, Reuters and the British "Financial Times" quoted people familiar with the matter, saying that Ukraine President Volodymyrzlensky will attend the G7 Summit of Hiroshima and attend a weekend meeting.</text:p>
      <text:p text:style-name="P4">
The report stated that his lightning appeared this time to strengthen the West's support for Ukraine, and took advantage of the G7 opportunity to call on India and Brazil to join the ranks of sanctions. However, some officials warned that his visit may still be canceled due to security factors.</text:p>
      <text:p text:style-name="P4">
<draw:frame draw:style-name="fr1" draw:name="Image39" text:anchor-type="as-char" svg:width="6.9236in" svg:height="3.896998in" draw:z-index="0">
<draw:image xlink:href="../Images/dwzh/2023-05-19T03-47-00Z/65613995_401.jpg" xlink:type="simple" xlink:show="embed" xlink:actuate="onLoad" draw:mime-type="image/jpeg"/>
</draw:frame>
Zelenezki may attend Hiroshima G7 Summit (data photo)</text:p>
      <text:p text:style-name="P4">
Experts pointed out that if Zelei Sky will be in person, it will help enhance Japan's international status. Stephennagy, a professor at the Department of Political and International Research of the University of International Christianity, told the Voice of Germany that this has made Japan's importance within the Seventh -way Group and in the international community. The host country stood at the forefront of the struggle with Russia. As far as Ukraine is concerned, Zerrenceki took this opportunity to get strong support and financial assistance, and returned to Ukraine with the real military aid of the Seven Kingdoms.</text:p>
      <text:p text:style-name="P4">
Zsuzsa Anna Fernczy, an assistant researcher at the EU Research Center of Taiwan Donghua University)Agree with the above point of view, Zelei Sky personally arrived, bringing opportunities to Japan's extensive impact in the region.</text:p>
      <text:p text:style-name="P4">
However, the "Financial Times" mentioned that Japan, as the rotating chairman of the G7 summit, has been committed to ensuring that the summit that "for the first time in Asia in 7 years" will not only focus on the Russian and Ukraine War. Make this matter more complicated.</text:p>
      <text:p text:style-name="P4">
<draw:frame draw:style-name="fr1" draw:name="Image40" text:anchor-type="as-char" svg:width="6.9236in" svg:height="3.896998in" draw:z-index="0">
<draw:image xlink:href="../Images/dwzh/2023-05-19T03-47-00Z/65673553_401.jpg" xlink:type="simple" xlink:show="embed" xlink:actuate="onLoad" draw:mime-type="image/jpeg"/>
</draw:frame>
G7 and EU leaders came to Hiroshima Peace Memorial Park on the morning of the 19th to offer flowers.</text:p>
      <text:p text:style-name="P4">
On the morning of the 19th, the leaders of the G7 countries came to Hiroshima Peace Memorial Park and visited the museum to review the history of Hiroshima being bombed by the US military during World War II. Earlier, Japanese Prime Minister Kishita Tianshiong said that he hoped to use this opportunity to emphasize the vision of "the world without nuclear weapons".</text:p>
      <text:p text:style-name="P4">
In addition to nuclear weapons, the main focus of this summit also includes further sanctions on Russia, and <text:a xlink:type="simple" xlink:href="https://www.dw.com/zh/zh/g7峰會前瞻-民主國家有辦法共同抗中嗎/a-65667663" text:style-name="Internet_20_link" text:visited-style-name="Visited_20_Internet_20_Link">
</text:a>
Behavior. In this regard, the Chinese official media Xinhua News Agency issued a report on the 18th to criticize the United States' "coercion diplomacy and its harm."</text:p>
      <text:p text:style-name="P4">
Before the official leadership summit, Kishida Wenxiong, who hosted the summit, had met with leaders from all countries. What did these important meetings talk about? DW reporters also went to Hiroshima to participate in the event to organize the following points for you.</text:p>
      <text:h text:style-name="P12" text:outline-level="3">
<text:span text:style-name="T4">
German and Japanese talks: reiterate the importance of rules -based international order</text:span>
</text:h>
      <text:p text:style-name="P4">
On the morning of the 19th, German Chancellor Olaf Scholz held bilateral talks with Japanese Prime Minister Kishita, and the two sides talked about 40 minutes.</text:p>
      <text:p text:style-name="P4">
First of all, Kishida welcomes Shulz to visit Japan and hopes that Salz, who can serve as the chairman of the G7 last year, guide and discuss, and strengthen the international order based on the rule of law. The two sides mentioned the importance of cooperation with global southern countries and exchanged opinions on the situation in East Asia. They cooperated closely in the challenges brought by China and North Korea, and mentioned issues including nuclear energy, missiles and kidnapping.</text:p>
      <text:p text:style-name="P4">
In response to the situation in Ukraine, Kishida and Shulz confirmed that they would continue to impose strict sanctions on Russia and provide strong assistance in Ukraine. The two also said that they will convey the determination of G7 to firmly maintain the "free and open international order of the rule of law" to the world.</text:p>
      <text:p text:style-name="P4">
In terms of bilateral relations between Germany and Japan, the leaders of the two countries agreed.(https://www.dw.com/zh/zh/德日举行首次政府间磋商-两国关系提升到新水平/a-65036404)It brought important achievements, further expanding, and deepening bilateral cooperation, especially in the field of economic security. Based on this, Kishida and Shulz expressed their intention to continue to promote specific cooperation.</text:p>
      <text:p text:style-name="P4">
<draw:frame draw:style-name="fr1" draw:name="Image41" text:anchor-type="as-char" svg:width="6.9236in" svg:height="3.896998in" draw:z-index="0">
<draw:image xlink:href="../Images/dwzh/2023-05-19T03-47-00Z/65672171_401.jpg" xlink:type="simple" xlink:show="embed" xlink:actuate="onLoad" draw:mime-type="image/jpeg"/>
</draw:frame>
On the 18th, German Chancellor Selz arrived in Japan.</text:p>
      <text:h text:style-name="P12" text:outline-level="3">
<text:span text:style-name="T4">
English -Japanese leader meeting: British aircraft carrier will return to India Tai</text:span>
</text:h>
      <text:p text:style-name="P4">
Before the G7 summit, Kishida Wenxiong also met with British Prime Minister Rishi Sunak on Thursday (18th). The two sides signed the Hiroshimaaccord to reiterate the prosperity of the European Great Western region and the Indo -Pacific region.</text:p>
      <text:p text:style-name="P4">
In the agreement, the United Kingdom and Japan called on China to be a "responsible international community member" and expressed concern about the situation in the South China Sea and the East China Sea, saying that "strongly oppose anywhere in the world and change the status quo unilaterally with force or coercion." In response to Taiwan, the British and Japanese countries claim that the basic position has not changed. Reorganizing the peace and stability of the Taiwan Strait is the "indispensable element" of the international community's security and prosperity, and called for peace to solve cross -strait issues.</text:p>
      <text:p text:style-name="P4">
In terms of British and Japanese security cooperation, the two sides will strengthen the interoperability capabilities; in addition, Britain will also send Queen Elizabeth aircraft carrier in 2025 to return to the Pacific Ocean. With the increasing military strength of China, the British aircraft carrier <text:a xlink:type="simple" xlink:href="https://www.dw.com/zh/zh/英国军舰罕见穿越台湾海峡/a-59328615" text:style-name="Internet_20_link" text:visited-style-name="Visited_20_Internet_20_Link">
</text:a>
, And stop at the Japanese Yokosuka Base.</text:p>
      <text:h text:style-name="P12" text:outline-level="3">
<text:span text:style-name="T4">
English aircraft carrier for the first time stopped at Japan Yokosuka Base</text:span>
</text:h>
      <text:p text:style-name="P4">
The British Sunak said that in the future, the British aircraft carrier strike group will return to India, and will cooperate with the Japanese Self -Defense Force and other regional partners to "assist in defending peace and stability in the Indo -Pacific region." Before the G7 Leadership Summit officially debuted, Sunak went to the Naval Navy Base in Yokosuka, and also appeared in Japan's "Izumo".</text:p>
      <text:p text:style-name="P4">
In May 2022, Boris Johnson, then British Prime Minister, also visited Japan and reached Kishida Wenxiong <text:a xlink:type="simple" xlink:href="https://www.dw.com/zh/zh/英日達成歷史性防衛協議-日相今日烏克蘭明日東亞/a-61702390" text:style-name="Internet_20_link" text:visited-style-name="Visited_20_Internet_20_Link">
</text:a>
(RECIPROCALALACCESS AGREEMENT). Based on this agreement, Japan and British forces can jointly deploy them to conduct training and joint exercises in the Indo -Pacific region.</text:p>
      <text:p text:style-name="P4">
In terms of economy, Britain and Japan focus on the toughness of the supply chain, and will promote the "semiconductor partnership" and develop joint research and development plans. Sunak also announced on the 18th that Japanese companies will invest 17.7 billion pounds in the UK, of which Marubeni, a Japanese comprehensive Salon Pill, will invest about 10 billion pounds on offshore wind and hydrogen energy projects.</text:p>
      <text:h text:style-name="P12" text:outline-level="3">
<text:span text:style-name="T4">
US and allies announced a new wave of sanctions on Russia</text:span>
</text:h>
      <text:p text:style-name="P4">
Another bilateral talks that received high attention was the meeting between Kishida and US President Biden on the 18th. According to the White House press release, the two stated that they would continue to support Ukraine to resist the cruel and illegal invasion of Russia, and promised to closely cooperate to deal with regional challenges, including North Korea's nuclear weapons and missile threats, and Chinese coercion. The two sides also reiterated that they oppose unilateral changes to the status quo of the Taiwan Strait and believe that cross -strait problems should be solved in a peaceful way.</text:p>
      <text:p text:style-name="P4">
Biden said the United States and Japan are the cornerstone of peace and prosperity in the Indo -Pacific region. The two sides will [] <text:a xlink:type="simple" xlink:href="https://www.dw.com/zh/zh/抗衡中國-日本將投資印太地區750億美元/a-65056404" text:style-name="Internet_20_link" text:visited-style-name="Visited_20_Internet_20_Link">
</text:a>
, Continue "<text:a xlink:type="simple" xlink:href="https://www.dw.com/zh/zh/拜登宣布启动印太经济框架-13国为初始成员/a-61896648" text:style-name="Internet_20_link" text:visited-style-name="Visited_20_Internet_20_Link">
</text:a>
(IPEF) negotiate.</text:p>
      <text:p text:style-name="P4">
Before the G7 Leadership Summit was officially held, the United States and its allies have successively announced a new wave of sanctions on Russia. U.S. officials said that 70 entities from Russia and other countries will be included in the US trade blacklist, and 300 individual sanctions will be launched, including individuals, entities, ships and planes. Britain announced the ban on Russia's diamonds, as well as imports of copper, aluminum, and nickel; G7 countries may also jointly launch relevant sanctions to restrict Russia's diamond trade.</text:p>
      <text:p text:style-name="P4">
<draw:frame draw:style-name="fr1" draw:name="Image42" text:anchor-type="as-char" svg:width="6.9236in" svg:height="3.896998in" draw:z-index="0">
<draw:image xlink:href="../Images/dwzh/2023-05-19T03-47-00Z/65669256_401.jpg" xlink:type="simple" xlink:show="embed" xlink:actuate="onLoad" draw:mime-type="image/jpeg"/>
</draw:frame>
On the 18th, U.S. President Bayidon met with Japanese Prime Minister Kishida.</text:p>
      <text:p text:style-name="P4">
(Comprehensive report)</text:p>
      <text:p text:style-name="P4">
News Source: <text:a xlink:type="simple" xlink:href="https://www.dw.com/zh/澤連斯基或將現身廣島-親臨21日g7峰會/a-65673473" text:style-name="Internet_20_link" text:visited-style-name="Visited_20_Internet_20_Link">
https://www.dw.com/zh/澤連斯基或將現身廣島-親臨21日g7峰會/a-65673473?maca=chi-rss-chi-all-1127-rdf</text:a>
</text:p>
      <!--NEWS-->
      <text:h text:style-name="P10" text:outline-level="1">
<text:span text:style-name="T4">
G7 Hiroshima appears in Zelei Sky will attend the Xi Jinping's opening of the Central Asian Summit</text:span>
</text:h>
      <text:p text:style-name="P4">
Author: None</text:p>
      <text:p text:style-name="P4">
Publisher: Radio Free Asia (Organization)</text:p>
      <text:p text:style-name="P4">
Published Time: 2023-05-19T04:44:00-04:00</text:p>
      <text:p text:style-name="P4">
Modified Time: 2023-05-19T06:10:34-04:00</text:p>
      <text:p text:style-name="P4">
Description: None</text:p>
      <text:p text:style-name="P4">
Videos: []</text:p>
      <text:p text:style-name="P4">
Audios: []</text:p>
      <text:p text:style-name="P4">
Images: []</text:p>
      <!--METADATA-->
      <text:p text:style-name="P4">
News Source: <text:a xlink:type="simple" xlink:href="https://www.rfa.org/mandarin/Xinwen/cmh2-05192023044417.html" text:style-name="Internet_20_link" text:visited-style-name="Visited_20_Internet_20_Link">
https://www.rfa.org/mandarin/Xinwen/cmh2-05192023044417.html</text:a>
</text:p>
      <!--NEWS-->
      <text:h text:style-name="P10" text:outline-level="1">
<text:span text:style-name="T4">
The Taiwanese drama "Candidates" involved in the election, and the same sex content was removed by Douban</text:span>
</text:h>
      <text:p text:style-name="P4">
Author: None</text:p>
      <text:p text:style-name="P4">
Publisher: Radio Free Asia (Organization)</text:p>
      <text:p text:style-name="P4">
Published Time: 2023-05-19T04:56:00-04:00</text:p>
      <text:p text:style-name="P4">
Modified Time: 2023-05-19T13:15:26-04:00</text:p>
      <text:p text:style-name="P4">
Description: None</text:p>
      <text:p text:style-name="P4">
Videos: []</text:p>
      <text:p text:style-name="P4">
Audios: ["<text:a xlink:type="simple" xlink:href="https://www.rfa.org/mandarin/yataibaodao/kejiaowen/hcm-0519202304560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3" text:anchor-type="as-char" svg:width="6.9236in" svg:height="3.88615in" draw:z-index="0">
<draw:image xlink:href="../Images/rfamandarin/2023-05-19T04-56-00-04-00/000000.png" xlink:type="simple" xlink:show="embed" xlink:actuate="onLoad" draw:mime-type="image/png"/>
</draw:frame>
Taiwan's political staff drama "Candidates-Creator" touched the topics of Taiwan's presidential election, marriage, sexual harassment in the workplace. <text:a xlink:type="simple" xlink:href="https://www.rfa.org/mandarin/yataibaodao/kejiaowen/hcm-05192023045609.html/@@images/image" text:style-name="Internet_20_link" text:visited-style-name="Visited_20_Internet_20_Link">
</text:a>
(Screenshot from "Candidates-Creator" Facebook)  <text:a xlink:type="simple" xlink:href="https://www.rfa.org/mandarin/yataibaodao/kejiaowen/hcm-05192023045609.html/@@stream" text:style-name="Internet_20_link" text:visited-style-name="Visited_20_Internet_20_Link">
</text:a>
The Taiwanese drama "Candidates-Creator" is a story about Taiwanese politicians, and involves sexual harassment, homosexual partners, etc., and quickly appear on Taiwan Netflix(Net fly)Popular rankings champion. However, this Taiwanese drama was removed by Douban.com in mainland China. What are the reasons?</text:p>
      <text:p text:style-name="P4">
<text:span text:style-name="T4">
<text:span text:style-name="T5">
 <text:a xlink:type="simple" xlink:href="https://www.rfa.org/mandarin/Xinwen/5-04082023162043.html" text:style-name="Internet_20_link" text:visited-style-name="Visited_20_Internet_20_Link">
</text:a>
</text:span>
</text:span>
<text:a xlink:type="simple" xlink:href="https://www.rfa.org/mandarin/pinglun/wangdan/wd-11012021155933.html" text:style-name="Internet_20_link" text:visited-style-name="Visited_20_Internet_20_Link">
<text:span text:style-name="T4">
 Wang Dan Hot Post: Recommend one to understand the TV series of Taiwan </text:span>
</text:a>
"Candidate-Creator"(The following is called "Candidate")The main line of the plot focuses on the development of the political staff election of the presidential election of Taiwan. The heroine is the member of the presence, and encounters the difficulties of women's politics, sexual harassment, marriage, and diverse families. And this Taiwanese drama has also set off heated discussions on both sides of the Taiwan Strait.</text:p>
      <text:p text:style-name="P4">
Although "Candidates" was removed by Douban and could not see any film reviews on a Chinese website, many netizens on Weibo have eagerly published their own look. Someone wrote: "That world is too far away!It feels like people have a feeling of growing up in a blue sky in the cage"; "Although it has built a Chinese utopian, it is certain that it is indeed a simple and simpler. Tour more than one level. "</text:p>
      <text:p text:style-name="P4">
Some people sighed: "The original word can be said. The original news can write this kind of theme. It turned out that everyone could participate in politics and choose a future they wanted." I just want to say blessing Treasure Island, so that the Chinese world still has some free fires. "</text:p>
      <text:p text:style-name="P4">
"Democracy is not a do not make mistakes, but can truly correct errors; the core of the election is not offensive and defensive, but to let each participant face themselves sincerely, accept the most extensive view, admit errors and improve, and move forward again." From Chengdu. "From Chengdu The feminist writer Shangguan, who married Taiwan, pointed out on his personal oil pipe channel that the power of "Candidates" is that only a few very important things have been said in 8 episodes. In addition to democracy, politicians will always be. To be softened, arrogance can make people make mistakes; elections are not unable to compromise, but that there must be insistence in compromise, and insistence can also be compromised.</text:p>
      <text:p text:style-name="P4">
<text:span text:style-name="T4">
 Chinese netizens commented on the political election of "Candidates" are taboo </text:span>
</text:p>
      <text:p text:style-name="P4">
Relevant comments by netizens have been deleted in the Chinese Internet, and some can still be found online. Some bloggers introduced the plot and told netizens that they had to read; some people chose to cut in in women's issues to avoid sensitive political election topics.</text:p>
      <text:p text:style-name="P4">
<draw:frame draw:style-name="fr1" draw:name="Image44" text:anchor-type="as-char" svg:width="6.9236in" svg:height="2.336495in" draw:z-index="0">
<draw:image xlink:href="../Images/rfamandarin/2023-05-19T04-56-00-04-00/000001.png" xlink:type="simple" xlink:show="embed" xlink:actuate="onLoad" draw:mime-type="image/png"/>
</draw:frame>
"Candidates-Creator" caused heated discussion on Chinese social platforms.(Screenshot from Weibo)  <text:a xlink:type="simple" xlink:href="https://www.rfa.org/mandarin/yataibaodao/kejiaowen/hcm-05192023045609.html/8a558ad64e0921.jpg" text:style-name="Internet_20_link" text:visited-style-name="Visited_20_Internet_20_Link">
</text:a>
The blogger's "Sister Dragons Online" commented on Sina.com: It is not difficult to guess that this drama will be removed by Douban because of the theme background. Especially after the start of the #METOO movement of the cultural circle, the workplace sexual harassment and female issues in the play have caused fierce discussions. "They use our mother tongue to talk about some very 'normal' words, but we are still shocked. It is really shocking to hear those words in the mother tongue context."</text:p>
      <text:p text:style-name="P4">
The blogger "from the heart to the movie" pointed out that the reason why the Taiwanese drama "Candidates" was 404(delete)Most of them are the episodes of politicians. He believes that many lines of the play really touch some "nerves", so there is an unspeakable meaning. But in fact, more problems that women encounter in social life and emotional life, so many people resonate with this.</text:p>
      <text:p text:style-name="P4">
<text:span text:style-name="T4">
 "Candidates" highlights the comparison of democracy and freedom and authoritarian society </text:span>
</text:p>
      <text:p text:style-name="P4">
After Wu Kunyu, who was once born in a political staff member, left the political circle, starred in Taiwan's first political series "International Bridge Society". The play tells the process of democratization in Taiwan in the 1990s, the battle and pull of the forces of all parties. He mentioned the difficulty of "International Bridge" who wanted to go on the streaming platform but repeatedly bumped into the wall. He said that the subject matter touched former Taiwan President Lee Teng -hui, and the platform did not accept it. He joked that because the subject matter was too sensitive, he couldn't even have a platform, and there was no chance of rebellion.</text:p>
      <text:p text:style-name="P4">
"The" Candidate "stole a coincidence. Although it is about the election, the topic of the inside or the same marriage issues are all side issues. It avoids it. "Wu Kunyu ordered an important key to international platforms such as" The Candidates ".</text:p>
      <text:p text:style-name="P4">
Wu Kunyu observed that after watching the show, Wu Kunyu has hotly discussed envy in Taiwan. He also hopes that he can have votes and choose the ideal candidate in his mind. He believes that life is equal and freedom, and he is naturally not in love with others. If you have a joke with a talk show, you will be blocked by 8 words, which is really scary.</text:p>
      <text:p text:style-name="P4">
"" Candidates "is a strong contrast between democracy and freedom and authoritarian society," he said.</text:p>
      <text:p text:style-name="P4">
<text:span text:style-name="T4">
 The value of advanced margins such as "marriage" hit the authoritarian authority </text:span>
</text:p>
      <text:p text:style-name="P4">
"It can be explored for different issues. For different values, you can find a way to talk or even collide. Tolerance is the most precious value of Taiwan. Now there are only Taiwan in the Chinese circle." Du Shengcong interpreted the value of "candidate" in the Chinese world.</text:p>
      <text:p text:style-name="P4">
Du Shengcong described that "Candidates" is the Governor's DPP in the construction of a soft power to find a model for the framework of pushing Taiwan's image project. For example, in the play, the same -sex partner has become a daily life, showing the main theme of the DPP and the values of progress, which has a collision against the basic core values of the KMT and the Communist Party.</text:p>
      <text:p text:style-name="P4">
<text:span text:style-name="T4">
 Can Taiwanese dramas be launched in China? </text:span>
</text:p>
      <text:p text:style-name="P4">
In addition to "Candidates", "I Want to See You" during the epidemic has also become a topic of enthusiastic discussion of Chinese netizens. Recently EssenceReporter: Huang Chunmei Responsible: Chen Meihua Xu Shuting He Ping.com Edited: Ruizhe</text:p>
      <text:p text:style-name="P4">
News Source: <text:a xlink:type="simple" xlink:href="https://www.rfa.org/mandarin/yataibaodao/kejiaowen/hcm-05192023045609.html" text:style-name="Internet_20_link" text:visited-style-name="Visited_20_Internet_20_Link">
https://www.rfa.org/mandarin/yataibaodao/kejiaowen/hcm-05192023045609.html</text:a>
</text:p>
      <!--NEWS-->
      <text:h text:style-name="P10" text:outline-level="1">
<text:span text:style-name="T4">
WHO suggested that the new coronary vaccine addition agent should only be targeted at XBB variants</text:span>
</text:h>
      <text:p text:style-name="P4">
Author: 联合早报 (Person)</text:p>
      <text:p text:style-name="P4">
Publisher: 联合早报 (Organization)</text:p>
      <text:p text:style-name="P4">
Published Time: 2023-05-19T06:59</text:p>
      <text:p text:style-name="P4">
Modified Time: 2023-05-19T07:59</text:p>
      <text:p text:style-name="P4">
Description: The World Health Organization (WHO) recommends that this year's crown disease vaccine addition agent should only be targeted at XBB variant strains. XBB is one of the mainstream strains of the current crown disease. Reuters reports that the WHO Consultation Group said on Thursday (May 18) that the new crown vaccine preparation should produce XB ...</text:p>
      <text:p text:style-name="P4">
Videos: []</text:p>
      <text:p text:style-name="P4">
Audios: []</text:p>
      <text:p text:style-name="P4">
Images: []</text:p>
      <text:p text:style-name="P4">
Type: NewsArticle</text:p>
      <text:p text:style-name="P4">
Breadcrumbs: ['即时', '国际']</text:p>
      <text:p text:style-name="P4">
Keywords: ['世界卫生组织', '冠病疫苗', '变种毒株', '冠状病毒19']</text:p>
      <!--METADATA-->
      <text:p text:style-name="P4">
The World Health Organization (WHO) recommends that this year's crown disease vaccine addition agent should only be targeted at XBB variant strains. XBB is one of the mainstream strains of the current crown disease.</text:p>
      <text:p text:style-name="P4">
Reuters reports that the WHO Consultation Group said on Thursday (May 18) that the new coronary vaccine preparation should produce antibody reactions to XBB.1.5 or XBB.1.16.</text:p>
      <text:p text:style-name="P4">
The consulting team said that other vaccine preparations or vaccine preparation development platforms for neutralized antibody reactions for the XBB spectrum can also be considered.</text:p>
      <text:p text:style-name="P4">
In the future, coronary vaccines will no longer target the primitive strains of coronary disease.</text:p>
      <text:p text:style-name="P4">
The consulting team said that the data showed that the original strains were not spread in the crowd. And vaccination for primitive strains, the neutral antibody produced by the current popular variant strains is very low or not detected.</text:p>
      <text:p text:style-name="P4">
Coronary vaccine manufacturers such as Pfizer/Biontech, Modner, and Novawax have developed vaccines for XBB.1.5 and other current current popular coronary strains in their respective vaccines.</text:p>
      <text:p text:style-name="P4">
The US Food and Drug Administration (FDA) will hold an external expert meeting in June to discuss the strain components of the coronary vaccine launched later this year. After confirming, the vaccine manufacturer will update their vaccine versions.</text:p>
      <text:p text:style-name="P4">
The addition and distribution of binary vaccines developed and distributed last year were for Omikon's variant strains and primitive strains.</text:p>
      <text:p text:style-name="P4">
News Source: <text:a xlink:type="simple" xlink:href="https://www.zaobao.com.sg/realtime/world/story20230519-1396078" text:style-name="Internet_20_link" text:visited-style-name="Visited_20_Internet_20_Link">
https://www.zaobao.com.sg/realtime/world/story20230519-1396078</text:a>
</text:p>
      <!--NEWS-->
      <text:h text:style-name="P10" text:outline-level="1">
<text:span text:style-name="T4">
The opportunity to break the ice breaks the Minister of Commerce in China and the United States will meet next week</text:span>
</text:h>
      <text:p text:style-name="P4">
Author: None (Language: zh)</text:p>
      <text:p text:style-name="P4">
Publisher: None</text:p>
      <text:p text:style-name="P4">
Time: 2023-05-19T07:00:00Z</text:p>
      <text:p text:style-name="P4">
Description: The news was released by the Chinese Embassy in the United States on the 18th. The outside world speculated that China is likely to lay a way for the "Council" in the second half of this year. With the ups and downs of Sino -US relations, what are the expectations of Beijing's ministerial talks?</text:p>
      <text:p text:style-name="P4">
Videos: []</text:p>
      <text:p text:style-name="P4">
Images: ["<text:a xlink:type="simple" xlink:href="https://static.dw.com/image/58223660_303.jpg" text:style-name="Internet_20_link" text:visited-style-name="Visited_20_Internet_20_Link">
58223660_303.jpg</text:a>
", "<text:a xlink:type="simple" xlink:href="https://static.dw.com/image/56301326_401.jpg" text:style-name="Internet_20_link" text:visited-style-name="Visited_20_Internet_20_Link">
56301326_401.jpg</text:a>
"]</text:p>
      <text:p text:style-name="P4">
Subject: 时政风云</text:p>
      <text:p text:style-name="P4">
Subjects: ['德中关系', '南希·佩洛西', '奥巴马', '专题报道：习近平访美', '岛屿主权争端', '专题报道：全景观看“习马会”', '中国', '中共十九大', '人民币', '美国']</text:p>
      <text:p text:style-name="P4">
Keywords: ['美国', '中国', '中美关系', '中美贸易']</text:p>
      <text:p text:style-name="P4">
Id: 65673854</text:p>
      <!--METADATA-->
      <text:p text:style-name="P4">
<text:a xlink:type="simple" xlink:href="https://www.dw.com/zh/overlay/image/article/65673854/58223660" text:style-name="Internet_20_link" text:visited-style-name="Visited_20_Internet_20_Link">
 <draw:frame draw:style-name="fr1" draw:name="Image45" text:anchor-type="as-char" svg:width="6.9236in" svg:height="3.896998in" draw:z-index="0">
<draw:image xlink:href="../Images/dwzh/2023-05-19T07-00-00Z/58223660_303.jpg" xlink:type="simple" xlink:show="embed" xlink:actuate="onLoad" draw:mime-type="image/jpeg"/>
</draw:frame>
</text:a>
Chinese Minister of Commerce Wang Wentao plans to meet with U.S. Business Minister Gina Raimondo in Washington (pictured above).</text:p>
      <text:p text:style-name="P4">
(Voice of Germany Chinese) The Chinese Embassy in the United States announced on Thursday (May 18) that Sino -US Minister of Commerce and Trade Representatives will meet in the United States next week. Embassy spokesman Liu Pengyu said on the same day of the online press conference that China held a "open attitude" with the United States with the United States' restoration of exchanges at all levels, but provided that both parties must "respect each other."</text:p>
      <text:p text:style-name="P4">
"The United States must establish a correct understanding of China," Liu Pengyu told reporters: "We hope that the United States will return to rational and pragmatic Chinese policies so that both countries can have better development and common prosperity." After the meeting, he stated another statement in writing. It is said that the two sides are still discussing details on the content of the talks between the Minister of Commerce in China and the United States.</text:p>
      <text:p text:style-name="P4">
This talk is another opportunity to break the ice of Sino -US relations, but before the deadline, neither the US Department of Commerce and the Office of Trade representatives responded to the news.</text:p>
      <text:p text:style-name="P4">
Reuters quoted anonymous sources as pointed out that Chinese Minister of Commerce Wang Wentao plans to meet with the US Minister of Commerce Ginaraimondo at Washington, and then attended the Minister of Economic Cooperation (APEC) at Detroit from May 25 to 26 and then from May 25th to 26th, and and of. Take this opportunity to meet with US trade representative Katherinetai.</text:p>
      <text:p text:style-name="P4">
On the same day (18th), which officially announced the news, the United States and Taiwan also announced the first phase of negotiations on the "21st Century Trade initiative". It is expected to officially sign the first batch of agreements in the first half of this year. Reuters pointed out that the incident was expected to cause strong protests in China.</text:p>
      <text:p text:style-name="P4">
<draw:frame draw:style-name="fr1" draw:name="Image46" text:anchor-type="as-char" svg:width="6.9236in" svg:height="3.896998in" draw:z-index="0">
<draw:image xlink:href="../Images/dwzh/2023-05-19T07-00-00Z/56301326_401.jpg" xlink:type="simple" xlink:show="embed" xlink:actuate="onLoad" draw:mime-type="image/jpeg"/>
</draw:frame>
US trade representative Dai Qi said on the 18th that Taiwan and the United States had reached the first phase of negotiations in the "21st Century Trade Initiative".</text:p>
      <text:p text:style-name="P4">
US trade representative Dai Qi wrote in the press release that this result is an important step in strengthening the economic relations of the United States and Taiwan. challenge".</text:p>
      <text:p text:style-name="P4">
The Economic and Trade Council of the Taiwan Executive Yuan also stated in a statement that this is the "deep historical moment" of bilateral economic and trade relations in Taiwan and the United States, saying that it will start the next round of negotiations as soon as possible, and the goal of completing all the issues before the end of the year.</text:p>
      <text:h text:style-name="P12" text:outline-level="3">
<text:span text:style-name="T4">
Sino -US relations ups and downs</text:span>
</text:h>
      <text:p text:style-name="P4">
In February this year, <text:a xlink:type="simple" xlink:href="https://www.dw.com/zh/zh/击落间谍气球后-美国为何推迟对中国的制裁/a-65593443" text:style-name="Internet_20_link" text:visited-style-name="Visited_20_Internet_20_Link">
</text:a>
, Antony Blinken, a U.S. Secretary of State, was postponed, and the relationship between the two countries was in freezing. Recently, the United States has continuously emphasized that intending to restore dialogue with China to prevent the relationship between the two parties from conflicting. From May 10th to 11th, the two sides held high -level talks, [] <text:a xlink:type="simple" xlink:href="https://www.dw.com/zh/zh/中美關係解凍沙利文與王毅坦率長談8小時/a-65597495" text:style-name="Internet_20_link" text:visited-style-name="Visited_20_Internet_20_Link">
</text:a>
Essence</text:p>
      <text:p text:style-name="P4">
However, China and the United States have not disclosed when it will be <text:a xlink:type="simple" xlink:href="https://www.dw.com/zh/zh/媒体中国拒绝重新安排布林肯访华行程/a-65334015" text:style-name="Internet_20_link" text:visited-style-name="Visited_20_Internet_20_Link">
</text:a>
, Or call the two heads of state. This year's APEC Summit will be held in San Francisco in November; according to the Wall Street Journal analysis on the 15th, this may be an opportunity to hold a "worship party" again, and China is paving the way for this.</text:p>
      <text:h text:style-name="P12" text:outline-level="3">
<text:span text:style-name="T4">
!!What did the two meet</text:span>
</text:h>
      <text:p text:style-name="P4">
US President Joebiden's last meeting with Chinese President Xi Jinping was on the eve of the Leadership Summit of the 20th Indonesian Group (G20) Group (G20) in November last year. At that time, the two sides agreed to maintain strategic communication and frequent consultations. Liu Pengyu, a spokesman for the Chinese Embassy in the United States, said on the 18th that the United States should "put into practice" the agreement reached last year and properly handle the sensitive Taiwan issue.</text:p>
      <text:p text:style-name="P4">
Liu Pengyu added that the United States should cooperate with China to create favorable conditions for the leaders of the two countries.</text:p>
      <text:p text:style-name="P4">
Some US Republican Parliament Council criticized that the Bayeng government actively arranged interaction with Beijing, showing that the United States softened to China, and emphasized that from the perspective of the interaction between the two parties in the past few decades, the maintenance relationship has not changed the Chinese government in a series of trade, Practice on security and human rights issues.</text:p>
      <text:p text:style-name="P4">
(Reuters, Taiwan Central News Agency, Wall Street Journal)</text:p>
      <text:p text:style-name="P4">
News Source: <text:a xlink:type="simple" xlink:href="https://www.dw.com/zh/破冰契機再現-中美商務部長下週將會面/a-65673854" text:style-name="Internet_20_link" text:visited-style-name="Visited_20_Internet_20_Link">
https://www.dw.com/zh/破冰契機再現-中美商務部長下週將會面/a-65673854?maca=chi-rss-chi-all-1127-rdf</text:a>
</text:p>
      <!--NEWS-->
      <text:h text:style-name="P10" text:outline-level="1">
<text:span text:style-name="T4">
7.7 strong earthquakes near the French New Caurdonian Island issued tsunami alerts</text:span>
</text:h>
      <text:p text:style-name="P4">
Publisher: 法新社</text:p>
      <text:p text:style-name="P4">
Published Time: 2023-05-19T07:02:08+00:00</text:p>
      <text:p text:style-name="P4">
Modified Time: 2023-05-19T06:50:02+00:00</text:p>
      <text:p text:style-name="P4">
Description: (Agence France -Presse, Sydney, 19th) The US Geological Survey (USGS) pointed out that the southeast seas of the South Pacific French New Caledonia southeast has a 7.7 earthquake in the southeast seas and triggered a tsunami ale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19T07-02-08-00-00/000000.png" xlink:type="simple" xlink:show="embed" xlink:actuate="onLoad" draw:mime-type="image/png"/>
</draw:frame>
The U.S. Geological Survey pointed out that the depth of the earthquake was 37 kilometers.</text:p>
      <text:p text:style-name="P4">
The Pacific Tsunami Warningcenter is stated through a statement: "According to the preliminary earthquake parameters, the coastal areas within 1,000 kilometers of the earthquake may occur in dangerous tsunami."</text:p>
      <text:p text:style-name="P4">
The Pacific Tsunami Alert Center called for people to be alert to people in the coastal areas.</text:p>
      <text:p text:style-name="P4">
News Source: <text:a xlink:type="simple" xlink:href="https://www.rfi.fr/cn/%E5%9B%BD%E9%99%85%E6%8A%A5%E9%81%93/20230519-%E6%B3%95%E5%B1%9E%E6%96%B0%E5%96%80%E9%87%8C%E5%A4%9A%E5%B0%BC%E4%BA%9A%E5%B2%9B%E9%99%84%E8%BF%91%E8%A7%84%E6%A8%A17-7%E5%BC%BA%E9%9C%87-%E5%8F%91%E5%B8%83%E6%B5%B7%E5%95%B8%E8%AD%A6%E6%8A%A5" text:style-name="Internet_20_link" text:visited-style-name="Visited_20_Internet_20_Link">
https://www.rfi.fr/cn/%E5%9B%BD%E9%99%85%E6%8A%A5%E9%81%93/20230519-%E6%B3%95%E5%B1%9E%E6%96%B0%E5%96%80%E9%87%8C%E5%A4%9A%E5%B0%BC%E4%BA%9A%E5%B2%9B%E9%99%84%E8%BF%91%E8%A7%84%E6%A8%A17-7%E5%BC%BA%E9%9C%87-%E5%8F%91%E5%B8%83%E6%B5%B7%E5%95%B8%E8%AD%A6%E6%8A%A5</text:a>
</text:p>
      <!--NEWS-->
      <text:h text:style-name="P10" text:outline-level="1">
<text:span text:style-name="T4">
The United States and Taiwan reached an agreement on the first part of the "21st Century Trade Initiative"</text:span>
</text:h>
      <text:p text:style-name="P4">
Author: 联合早报 (Person)</text:p>
      <text:p text:style-name="P4">
Publisher: 联合早报 (Organization)</text:p>
      <text:p text:style-name="P4">
Published Time: 2023-05-19T07:09</text:p>
      <text:p text:style-name="P4">
Modified Time: 2023-05-19T09:00</text:p>
      <text:p text:style-name="P4">
Description: The United States and Taiwan reached an agreement on the first part of the "US Taiwan Twenty -first Century Trade Initiative", which covers customs and border procedures, regulatory practices, and small enterprises. Reuters reported that the US Trade Representative Office issued a statement on Thursday (May 18) saying that the "US Taiwan Twenty -one ..."</text:p>
      <text:p text:style-name="P4">
Videos: []</text:p>
      <text:p text:style-name="P4">
Audios: []</text:p>
      <text:p text:style-name="P4">
Images: []</text:p>
      <text:p text:style-name="P4">
Type: NewsArticle</text:p>
      <text:p text:style-name="P4">
Breadcrumbs: ['即时', '国际']</text:p>
      <text:p text:style-name="P4">
Keywords: ['美国', '台湾', '贸易', '戴琪', '美台关系', '关税']</text:p>
      <!--METADATA-->
      <text:p text:style-name="P4">
The United States and Taiwan reached an agreement on the first part of the "US Taiwan Twenty -first Century Trade Initiative", which covers customs and border procedures, regulatory practices, and small enterprises.</text:p>
      <text:p text:style-name="P4">
Reuters reports that the U.S. Trade Representative Office issued a statement on Thursday (May 18) that after the preliminary agreement signed the "US Taiwan 21st Century Trade Initiative", the United States and Taiwan will begin other more complex trading fields, including agriculture, and agriculture. Digital trade, labor and environmental standards, state -owned enterprises and non -market policies and practices have negotiated.</text:p>
      <text:p text:style-name="P4">
US trade representative Dai Qi said in a statement that the agreement consolidated the US -Taiwan relations and proved that the two parties could work together to promote the priority of trade in the people in the United States and Taiwan.</text:p>
      <text:p text:style-name="P4">
Dai Qi said: "We look forward to continuing (with Taiwan) to negotiate and finally finalize a strong high -standard trade agreement to cope with the economic challenges of the 21st century."</text:p>
      <text:p text:style-name="P4">
The Economic and Trade Office of the Taiwan Executive Yuan said that the agreement was "deeply historic" and showed that Taiwan's goal was to complete the negotiations of all remaining issues by the end of this year.</text:p>
      <text:p text:style-name="P4">
Agreement reached by the United States and Taiwan is expected to not change product tariffs, but the supporters of the agreement said that it will strengthen the economic connection between the United States and Taiwan, expand the export of the United States to Taiwan, and strengthen Taiwan's resistance to economic coercion from mainland China. ability.</text:p>
      <text:p text:style-name="P4">
News Source: <text:a xlink:type="simple" xlink:href="https://www.zaobao.com.sg/realtime/world/story20230519-1396081" text:style-name="Internet_20_link" text:visited-style-name="Visited_20_Internet_20_Link">
https://www.zaobao.com.sg/realtime/world/story20230519-1396081</text:a>
</text:p>
      <!--NEWS-->
      <text:h text:style-name="P10" text:outline-level="1">
<text:span text:style-name="T4">
30,000 points on the Japanese stock station for more than 30 years over the past 30 years</text:span>
</text:h>
      <text:p text:style-name="P4">
Publisher: 法新社</text:p>
      <text:p text:style-name="P4">
Published Time: 2023-05-19T07:32:08+00:00</text:p>
      <text:p text:style-name="P4">
Modified Time: 2023-05-19T07:05:02+00:00</text:p>
      <text:p text:style-name="P4">
Description: (Agence France -Presse, Tokyo, 19th) The yard is weak, and the market is optimistic about the negotiations between the United States to avoid disaster debt defaul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19T07-32-08-00-00/000000.png" xlink:type="simple" xlink:show="embed" xlink:actuate="onLoad" draw:mime-type="image/png"/>
</draw:frame>
The Japanese stock 225 index closed up 234.42 points or 0.77%to 30808.35 points; the Dongzhi stock price index closed up 3.84 points or 0.18%to 2161.69 points.</text:p>
      <text:p text:style-name="P4">
News Source: <text:a xlink:type="simple" xlink:href="https://www.rfi.fr/cn/%E8%B4%A2%E7%BB%8F%E5%BF%AB%E8%AE%AF/20230519-%E6%97%A5%E8%82%A1%E7%AB%99%E4%B8%8A3%E4%B8%87%E7%82%B9-%E7%9B%B4%E9%A3%9930%E5%A4%9A%E5%B9%B4%E6%9D%A5%E6%96%B0%E9%AB%98" text:style-name="Internet_20_link" text:visited-style-name="Visited_20_Internet_20_Link">
https://www.rfi.fr/cn/%E8%B4%A2%E7%BB%8F%E5%BF%AB%E8%AE%AF/20230519-%E6%97%A5%E8%82%A1%E7%AB%99%E4%B8%8A3%E4%B8%87%E7%82%B9-%E7%9B%B4%E9%A3%9930%E5%A4%9A%E5%B9%B4%E6%9D%A5%E6%96%B0%E9%AB%98</text:a>
</text:p>
      <!--NEWS-->
      <text:h text:style-name="P10" text:outline-level="1">
<text:span text:style-name="T4">
De Santis has a chance to pick Trump again, "Only Biden and Me"</text:span>
</text:h>
      <text:p text:style-name="P4">
Author: 联合早报 (Person)</text:p>
      <text:p text:style-name="P4">
Publisher: 联合早报 (Organization)</text:p>
      <text:p text:style-name="P4">
Published Time: 2023-05-19T08:02</text:p>
      <text:p text:style-name="P4">
Modified Time: 2023-05-19T11:12</text:p>
      <text:p text:style-name="P4">
Description: The insider said that the US Republican governor of Florida De Santis is expected to officially announce the participation in the 2024 presidential election next week. According to a telephone recording, De Santis privately stated to the Republican gold owner that former President Trump could not win the presidential election again. "New ...</text:p>
      <text:p text:style-name="P4">
Videos: []</text:p>
      <text:p text:style-name="P4">
Audios: []</text:p>
      <text:p text:style-name="P4">
Images: []</text:p>
      <text:p text:style-name="P4">
Type: NewsArticle</text:p>
      <text:p text:style-name="P4">
Breadcrumbs: ['即时', '国际']</text:p>
      <text:p text:style-name="P4">
Keywords: ['美国总统选举', '共和党', '特朗普', '拜登']</text:p>
      <!--METADATA-->
      <text:p text:style-name="P4">
The insider said that the US Republican governor of Florida De Santis is expected to officially announce the participation in the 2024 presidential election next week. According to a telephone recording, De Santis privately stated to the Republican gold owner that former President Trump could not win the presidential election again.</text:p>
      <text:p text:style-name="P4">
The New York Times heard the speech recording of Desantis on Thursday (May 18) in a Republican event. This event was organized by the "Super PAC" supporting Desantis.</text:p>
      <text:p text:style-name="P4">
The Republican Gold Lord and supporters who told Desantis told the event on the event that afternoon told the event. In the presidential election next year, only three people had conditions, and he was the only capable of winning the Republican Party's primaries and the whole country. Elementary person.</text:p>
      <text:p text:style-name="P4">
This is the most direct speech with Temantis to date with Trump.</text:p>
      <text:p text:style-name="P4">
De Santis told the donor: "At present, only three people have conditions. That is Bayeng, Trump and me."</text:p>
      <text:p text:style-name="P4">
But De Santis further said: "The two of these three have the opportunity to become the next president, that is, Biden and I. All the data of the swing state show that this election is for the former president (Trump Trump (Trump (Trump (Trump (Trump (Trump (Trump (Trump ( ) It is not good, he may not be able to turn the tide because he can't change people's views on him. "</text:p>
      <text:p text:style-name="P4">
Miami will hold a large -scale fundraising rally next Thursday (May 25). Three people who are familiar with De Santis's calculation revealed that De Santis is expected to formally submit campaign documents to the Federal Election Commission before the rally, announcing his candidate qualifications, and showing him behind the 25th fund rally to show him behind him. Finance.</text:p>
      <text:p text:style-name="P4">
De Santis could start a campaign fundraising activity after the president was officially announced.</text:p>
      <text:p text:style-name="P4">
News Source: <text:a xlink:type="simple" xlink:href="https://www.zaobao.com.sg/realtime/world/story20230519-1396085" text:style-name="Internet_20_link" text:visited-style-name="Visited_20_Internet_20_Link">
https://www.zaobao.com.sg/realtime/world/story20230519-1396085</text:a>
</text:p>
      <!--NEWS-->
      <text:h text:style-name="P10" text:outline-level="1">
<text:span text:style-name="T4">
Dai Qi, the completion of the trade initiative to complete the trade initiative: an important step for strengthening economic relations</text:span>
</text:h>
      <text:p text:style-name="P4">
Publisher: 法新社</text:p>
      <text:p text:style-name="P4">
Published Time: 2023-05-19T08:02:08+00:00</text:p>
      <text:p text:style-name="P4">
Modified Time: 2023-05-19T07:35:03+00:00</text:p>
      <text:p text:style-name="P4">
Description: (Agence France -Presse Washington, 17th) As Washington and Beijing's tensions are intensified, the United States and Taiwan have completed the negotiation of trade agreement to deepen the economic relations between the two part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19T08-02-08-00-00/000000.png" xlink:type="simple" xlink:show="embed" xlink:actuate="onLoad" draw:mime-type="image/png"/>
</draw:frame>
American trade representative Katherine Tai issued a statement today: "This result is an important step for strengthening the economic relations of the United States and Taiwan."</text:p>
      <text:p text:style-name="P4">
The US-TAIWAN Initiative On 21st-CENTURYTRADE is hoped to promote trade by simplifying customs inspections, improving regulatory procedures and establishing anti-corruption measures between the US Taiwan.</text:p>
      <text:p text:style-name="P4">
Daiqi said in a statement that the first agreement of the US -Taiwan trade initiative will allow American companies to introduce more products to Taiwan, and at the same time establish a more transparent and streamlined regulatory procedure For small and medium -sized enterprises.</text:p>
      <text:p text:style-name="P4">
The U.S. Trade Representative said that the agreement still needs to be signed by both parties to "deepen the US -Taiwan trading partnership, strengthen trade flow, and promote the innovation and tolerance economic growth of labor and enterprises."</text:p>
      <text:p text:style-name="P4">
Dai Qi said: "We look forward to continuing these negotiations and finalize the strong and high -standard trade agreement that can deal with the urgent economic challenges of the 21st century."</text:p>
      <text:p text:style-name="P4">
News Source: <text:a xlink:type="simple" xlink:href="https://www.rfi.fr/cn/%E5%9B%BD%E9%99%85%E6%8A%A5%E9%81%93/20230519-%E7%BE%8E%E5%8F%B0%E5%AE%8C%E6%88%90%E8%B4%B8%E6%98%93%E5%80%A1%E8%AE%AE%E8%B0%88%E5%88%A4-%E6%88%B4%E7%90%AA-%E5%BC%BA%E5%8C%96%E7%BB%8F%E6%B5%8E%E5%85%B3%E7%B3%BB%E9%87%8D%E8%A6%81%E4%B8%80%E6%AD%A5" text:style-name="Internet_20_link" text:visited-style-name="Visited_20_Internet_20_Link">
https://www.rfi.fr/cn/%E5%9B%BD%E9%99%85%E6%8A%A5%E9%81%93/20230519-%E7%BE%8E%E5%8F%B0%E5%AE%8C%E6%88%90%E8%B4%B8%E6%98%93%E5%80%A1%E8%AE%AE%E8%B0%88%E5%88%A4-%E6%88%B4%E7%90%AA-%E5%BC%BA%E5%8C%96%E7%BB%8F%E6%B5%8E%E5%85%B3%E7%B3%BB%E9%87%8D%E8%A6%81%E4%B8%80%E6%AD%A5</text:a>
</text:p>
      <!--NEWS-->
      <text:h text:style-name="P10" text:outline-level="1">
<text:span text:style-name="T4">
Xi Jinping, China and Central Asia Summit, fully release the potential of cooperation</text:span>
</text:h>
      <text:p text:style-name="P4">
Publisher: 法新社</text:p>
      <text:p text:style-name="P4">
Published Time: 2023-05-19T08:02:09+00:00</text:p>
      <text:p text:style-name="P4">
Modified Time: 2023-05-19T07:35:02+00:00</text:p>
      <text:p text:style-name="P4">
Description: (Agence France-Presse Xi'an, 19th) Chinese President Xi Jinping called on the Chinese-Central Asian Summit to "fully release" the potential of traditional cooperation in economic and trade, production capacity, energy, transportation and other traditional cooperation in China and five Central Asia. The community of winning and mutual achievem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5-19T08-02-09-00-00/000000.png" xlink:type="simple" xlink:show="embed" xlink:actuate="onLoad" draw:mime-type="image/png"/>
</draw:frame>
China-China-Central Asia Summit was held in Xi'an this week. Xi Jinping served as the host to receive the host of Kazakh, Kyrgyz, Tajik, Turkman, Uzbek and other national leaders.</text:p>
      <text:p text:style-name="P4">
Beijing claims that this is the first time in the 31st year of China and the five Central Asia, the first time that the heads of state of the six countries have held a summit in a physical form. It has a milestone in the history of the development of relations between China and Central Asia. In particular, Xi'an is more than 2,000 years ago. The starting point of the road.</text:p>
      <text:p text:style-name="P4">
Beijing stated that trade with Kazakh, Kyrgyz, Tajik, Turkman, Uzbek and other countries came to $ 70 billion last year. In the first quarter of this year, it grew 22%compared with the same period last year.</text:p>
      <text:p text:style-name="P4">
Central Asia is already the key area of the infrastructure initiative of Chinese President Xi Jinping's iconic geographical strategy. At present, about 150 countries and regions around the world have accepted Beijing financing bridge paving, airports, railway and hydropower plants.</text:p>
      <text:p text:style-name="P4">
Xi Jinping made a conversation at the summit that it is necessary to fully release the potential of traditional cooperation such as economic and trade, production capacity, energy, and transportation, and build new growth points such as finance, agriculture, poverty reduction, green low -carbon, medical and health, digital innovation, etc. The community of winning and mutual achievements.</text:p>
      <text:p text:style-name="P4">
Xi Jinping also said that China and Central Asia should insist on watching and help. "We must deepen strategic mutual trust, and always give each other clear and strong support on core interests such as sovereignty, independence, national dignity, and long -term development. community".</text:p>
      <text:p text:style-name="P4">
Russia was trapped in the Western sacrifice sanction network after the at the end of February last year. China continued to promote large -scale infrastructure plans to Central Asia, intending to fill the power vacuum of the former Soviet Union to join the Republic of the Republic of Russia in the backyard.</text:p>
      <text:p text:style-name="P4">
Xi Jinping also said that China and Central Asia should adhere to the joint development, "continue to build the leading road cooperation in the Belt and Road Initiative, promote the implementation of global development initiatives, deepen strategic mutual trust."</text:p>
      <text:p text:style-name="P4">
News Source: <text:a xlink:type="simple" xlink:href="https://www.rfi.fr/cn/%E5%9B%BD%E9%99%85%E6%8A%A5%E9%81%93/20230519-%E4%B8%AD%E5%9B%BD%E4%B8%8E%E4%B8%AD%E4%BA%9A%E5%B3%B0%E4%BC%9A-%E4%B9%A0%E8%BF%91%E5%B9%B3%E5%90%81%E5%85%85%E5%88%86%E9%87%8A%E6%94%BE%E5%90%88%E4%BD%9C%E6%BD%9C%E5%8A%9B" text:style-name="Internet_20_link" text:visited-style-name="Visited_20_Internet_20_Link">
https://www.rfi.fr/cn/%E5%9B%BD%E9%99%85%E6%8A%A5%E9%81%93/20230519-%E4%B8%AD%E5%9B%BD%E4%B8%8E%E4%B8%AD%E4%BA%9A%E5%B3%B0%E4%BC%9A-%E4%B9%A0%E8%BF%91%E5%B9%B3%E5%90%81%E5%85%85%E5%88%86%E9%87%8A%E6%94%BE%E5%90%88%E4%BD%9C%E6%BD%9C%E5%8A%9B</text:a>
</text:p>
      <!--NEWS-->
      <text:h text:style-name="P10" text:outline-level="1">
<text:span text:style-name="T4">
Comments | Wei Jingsheng: When the dispute between the reunification is over</text:span>
</text:h>
      <text:p text:style-name="P4">
Author: None</text:p>
      <text:p text:style-name="P4">
Publisher: Radio Free Asia (Organization)</text:p>
      <text:p text:style-name="P4">
Published Time: 2023-05-19T08:06:00-04:00</text:p>
      <text:p text:style-name="P4">
Modified Time: 2023-05-19T11:59:25-04:00</text:p>
      <text:p text:style-name="P4">
Description: None</text:p>
      <text:p text:style-name="P4">
Videos: []</text:p>
      <text:p text:style-name="P4">
Audios: ["<text:a xlink:type="simple" xlink:href="https://www.rfa.org/mandarin/pinglun/weijingsheng/wjs-051920230743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4.612011in" draw:z-index="0">
<draw:image xlink:href="../Images/rfamandarin/2023-05-19T08-06-00-04-00/000000.png" xlink:type="simple" xlink:show="embed" xlink:actuate="onLoad" draw:mime-type="image/png"/>
</draw:frame>
The Taiwan Army Guard Corps participated in the flag -raising ceremony <text:a xlink:type="simple" xlink:href="https://www.rfa.org/mandarin/pinglun/weijingsheng/wjs-05192023074308.html/@@images/image" text:style-name="Internet_20_link" text:visited-style-name="Visited_20_Internet_20_Link">
</text:a>
Reuters picture <text:a xlink:type="simple" xlink:href="https://www.rfa.org/mandarin/pinglun/weijingsheng/wjs-05192023074308.html/@@stream" text:style-name="Internet_20_link" text:visited-style-name="Visited_20_Internet_20_Link">
</text:a>
Taiwan's current vice president and candidate Lai Qingde, the next president, said that Taiwan was originally independent and there is no need to announce independence again. Hou Youyi, a Kuomintang candidate, also said: The Republic of China has independent sovereignty. It is both sovereignty and independent, and is not under the jurisdiction of any country nor an affiliated country. The U.S. government also emphasized that the United Nations decision has never denied the sovereignty of the Republic of China. The international and domestic recognition of the sovereignty independence of the Republic of China should not be controversial. Therefore, countries have resolutely opposed to Xi Jinping's martial arts Taiwan, and declare that they will participate in defending Taiwan, that is, a reasonable and legal action program. On the other hand, the Wusong War of the Communist Party of China is unreasonable or legal. The situation seems not good for Xi Jinping. Looking back at the Taiwanese's own independence, it is ridiculous. Many years ago, Mr. Shi Mingde, the predecessor of the Democratic Progressive Party, talked about this irrational. Unity, who are you unified with? Because they couldn't get back to Taiwan, they still couldn't fight. Do you want to be unified by the Communist Party? Neither of the voters and the people of the two parties did not agree. Whether it is with or martial arts, neither does not match public opinion. When it comes to Taiwan independence, it is even more ridiculous. Mr. Shi Mingde also agreed: Taiwan is not under the jurisdiction of the Communist Party of China. It has always been independent. Where should I go out independently? The premise of independence is that it is not independent now, that is, he denys his independence sovereignty. Are you under the jurisdiction of the Communist Party or are it under the jurisdiction of Japan? Isn't this an excuse for the CCP to attack Taiwan? What's more unreasonable. Now that international and domestic recognition, adhering to the independent sovereignty of the Republic of China is the best position for protecting the interests of the people of Taiwan and the international community. Unreasonable disputes of unity should be abandoned. The ambiguous attitude of pretending to be from the international community from commercial interests should also be put away. The dispute between the unification and continuing to be blurred will only cause greater disaster, not in line with the interests of everyone, nor does it meet the interests of the Chinese people, only in the interests of the Communist Party. For the people of the mainland, the people of Taiwan have lived well by themselves. Why should you go to unified people? What are the benefits of unified people for you? People are well done by themselves, and they are richer than you. You want to grab people. Isn't this the logic of robbers? At least it is red eye disease, not very glorious. The pinks who were promoted by Xi Jinping had to think about it. Even if you were successful, Taiwan was destroyed. What can I get? It can only be sanctions and besieged by the world, the economy has further declined, and life is more difficult. Don't say that you can return to the Stone Age, at least back to the liberation of the liberation at least overnight. Do you want to? Are your children willing? Don't think about others, at least think about yourself. Little people usually do not care about politics, and follow others blindly. But do you understand the adults who eat political meals? Why do they have a lot of money than to pay attention to the tail than the monkey? Then we have to look at the conspiracy they hid behind. There is a reason for everything, there is behind the stage, there is the benefits of others without your benefits. According to the principle of Holmes: whoever has benefits is suspicious. Mobilizing war can resolve internal contradictions, which is a common means of politicians since ancient times. Who is caught in inside and outside the inside and outside, and can't extricate yourself? It seems to be the Communist Party and Comrade Xi Jinping. A war will mobilize the fanaticism of nationalism, improve the people's tolerance for suffering, and unreasonable elimination of political opponents will also be accepted by the public. The above and many benefits to those who have power are needed by politicians who have internal and external difficulties. Sacrifice the interests of the people of Taiwan, sacrifice the interests of the people of the mainland, and put Taiwan and the people of the mainland together in a disaster, just for the interests of a small number of Communist Party bureaucrats. This is really not worth it. After knowing this interest, don't follow the propaganda of the Communist Party.</text:p>
      <text:p text:style-name="P4">
(The article only represents the personal position and point of view of the special commentator)</text:p>
      <text:p text:style-name="P4">
News Source: <text:a xlink:type="simple" xlink:href="https://www.rfa.org/mandarin/pinglun/weijingsheng/wjs-05192023074308.html" text:style-name="Internet_20_link" text:visited-style-name="Visited_20_Internet_20_Link">
https://www.rfa.org/mandarin/pinglun/weijingsheng/wjs-05192023074308.html</text:a>
</text:p>
      <!--NEWS-->
      <text:h text:style-name="P10" text:outline-level="1">
<text:span text:style-name="T4">
Taiwan and the United States negotiate the 21st century trade initiative China dissatisfaction</text:span>
</text:h>
      <text:p text:style-name="P4">
Author: None (Language: zh)</text:p>
      <text:p text:style-name="P4">
Publisher: None</text:p>
      <text:p text:style-name="P4">
Time: 2023-05-19T08:26:00Z</text:p>
      <text:p text:style-name="P4">
Description: Recently, the United States and Taiwanese government officials have been closely exchanged. On the 18th, the two parties announced the preliminary negotiations of the "21st Century Trade Initiative". This major progress shows that US -Taiwan relations continue to deepen, and China is dissatisfied with this. What are the Meitai negotiations containing?</text:p>
      <text:p text:style-name="P4">
Videos: []</text:p>
      <text:p text:style-name="P4">
Images: ["<text:a xlink:type="simple" xlink:href="https://static.dw.com/image/62844282_303.jpg" text:style-name="Internet_20_link" text:visited-style-name="Visited_20_Internet_20_Link">
62844282_303.jpg</text:a>
", "<text:a xlink:type="simple" xlink:href="https://static.dw.com/image/59455750_401.jpg" text:style-name="Internet_20_link" text:visited-style-name="Visited_20_Internet_20_Link">
59455750_401.jpg</text:a>
", "<text:a xlink:type="simple" xlink:href="https://static.dw.com/image/62004325_401.jpg" text:style-name="Internet_20_link" text:visited-style-name="Visited_20_Internet_20_Link">
62004325_401.jpg</text:a>
"]</text:p>
      <text:p text:style-name="P4">
Subject: 经济纵横</text:p>
      <text:p text:style-name="P4">
Subjects: ['汉诺威工业博览会']</text:p>
      <text:p text:style-name="P4">
Keywords: ['台美21世纪贸易倡议', '美台关系', '两岸关系', '贸易', '戴琪', '关税', '中小企业', '印太经济框架']</text:p>
      <text:p text:style-name="P4">
Id: 65674861</text:p>
      <!--METADATA-->
      <text:p text:style-name="P4">
<text:a xlink:type="simple" xlink:href="https://www.dw.com/zh/overlay/image/article/65674861/62844282" text:style-name="Internet_20_link" text:visited-style-name="Visited_20_Internet_20_Link">
 <draw:frame draw:style-name="fr1" draw:name="Image52" text:anchor-type="as-char" svg:width="6.9236in" svg:height="3.896998in" draw:z-index="0">
<draw:image xlink:href="../Images/dwzh/2023-05-19T08-26-00Z/62844282_303.jpg" xlink:type="simple" xlink:show="embed" xlink:actuate="onLoad" draw:mime-type="image/jpeg"/>
</draw:frame>
</text:a>
On the 18th, Taiwan and the United States reached the first phase of negotiations by the 21st Century Trade Initiative, and the two sides would emphasize the deepening of this representative relationship. The picture shows a US -Taiwan banner hanging outside a restaurant in Taipei. (Data photo)</text:p>
      <text:p text:style-name="P4">
(Voice of Germany Chinese) The Office of the US Trade Representative announced on Thursday (May 18) that the "21st Century Trade Initiative" (U.S.-TAIWAN Initiative on 21st-CENTURY Trade) in the United States and Taiwan has reached the first stage of negotiations.</text:p>
      <text:p text:style-name="P4">
According to the press release of the Economic and Trade Negotiation Office of the Taiwan Executive Yuan, this is the "most complete trade agreement signed by 1979".(https://www.dw.com/zh/zh/台美21世紀貿易倡議啟動談判-專家走向fta第一步/a-62845314)Essence</text:p>
      <text:p text:style-name="P4">
In May 2022, US President Biden announced in Japan to launch "<text:a xlink:type="simple" xlink:href="https://www.dw.com/zh/zh/美国与印太国家启动新一代贸易谈判-不涉及关税减免/a-63056549" text:style-name="Internet_20_link" text:visited-style-name="Visited_20_Internet_20_Link">
</text:a>
(IPEF), the first batch of members did not include Taiwan. However, Katherinetai, a US trade representative, said in an interview with Japanese media that in addition to the trade and investment structure Agreement (TIFA), <text:a xlink:type="simple" xlink:href="https://www.dw.com/zh/zh/戴琪今夏展開ipef談判-與台灣另有磋商/a-61970476" text:style-name="Internet_20_link" text:visited-style-name="Visited_20_Internet_20_Link">
</text:a>
Essence</text:p>
      <text:p text:style-name="P4">
In June of the same year, <text:a xlink:type="simple" xlink:href="https://www.dw.com/zh/zh/台美21世紀貿易倡議首次會談-雙方談了什麼/a-62283581" text:style-name="Internet_20_link" text:visited-style-name="Visited_20_Internet_20_Link">
</text:a>
Essence So far, in the 12 issues talked about by the two parties, five issues such as "convenient trade, good legal operations, domestic rules and regulations for service industry, anti -corruption, and small and medium -sized enterprises" have completed negotiations. The two parties expect to sign the first batch of agreements in the next few weeks, and then continue to negotiate agriculture, digital trade, labor and environmental standards, state -owned enterprises, non -market policies and practices, etc., a more complex trading field. The goal is to complete all issues before the end of 2023 negotiation.</text:p>
      <text:p text:style-name="P4">
<draw:frame draw:style-name="fr1" draw:name="Image53" text:anchor-type="as-char" svg:width="6.9236in" svg:height="3.896998in" draw:z-index="0">
<draw:image xlink:href="../Images/dwzh/2023-05-19T08-26-00Z/59455750_401.jpg" xlink:type="simple" xlink:show="embed" xlink:actuate="onLoad" draw:mime-type="image/jpeg"/>
</draw:frame>
The picture shows the US trade representative Dai Qi attended the U.S. Congress hearing in May 2021.</text:p>
      <text:h text:style-name="P12" text:outline-level="3">
<text:span text:style-name="T4">
Meitai Relations What is the reaction to deepen China?</text:span>
</text:h>
      <text:p text:style-name="P4">
US trade representative Dai Qi said in a statement on the 18th that the negotiations strengthened the US -Taiwan relations and showed that the two parties could cooperate together to promote the people's priority of trade. Dai Qi said, "We look forward to continuing these negotiations, which can eventually lead to a strong and high -standard trade agreement in order to cope with the economic challenges of the 21st century."</text:p>
      <text:p text:style-name="P4">
Deng Zhenzhong, the general representative of the Taiwan Economic and Trade Council Office, told the Taiwan Central News Agency that the first batch of agreements on the "21st Century Trade Initiative" can be interpreted as "the United States must deepen the substantial performance of Taiwan -US economic and trade relations." Similar to the trade agreement, the structure is quite complete, and the text is also considered back and forth. Deng Zhenzhong said that Taiwan will sign the first batch of agreements by representative Xiao Meiqin in the United States.</text:p>
      <text:p text:style-name="P4">
In this regard, Taiwan President Tsai Ing -wen expressed his affirmation and expectation, hoping that he would "create more niche" for the economic and trade of the two parties through subsequent negotiations. China has expressed dissatisfaction; according to Bloomberg report, the Chinese embassy in the United States issued a statement after the announcement of Taiwan and the United States, asking the United States to discuss with Taiwan with an agreement with "sovereign meaning or official nature", or in the name of economic and trade exchanges. "A signal of an error signal for the split forces of Taiwan independence."</text:p>
      <text:p text:style-name="P4">
Taiwan and the United States announced that the new progress of the "21st Century Trade Initiative" was earlier, <text:a xlink:type="simple" xlink:href="https://www.dw.com/zh/zh/破冰契機再現-中美商務部長下週將會面/a-65673854" text:style-name="Internet_20_link" text:visited-style-name="Visited_20_Internet_20_Link">
</text:a>
Essence According to Reuters, Wang Wentao will meet with US Minister of Commerce Ginaraimondo at Washington, and meet with Daiqi during the Minister of Economic Cooperation Organization (APEC).</text:p>
      <text:p text:style-name="P4">
Recently, high -level interaction between the United States and the Taiwan government has frequently passed the United States when Tsai Ing -wen visited the United States in April and met with the American House president Kevin McCarthy in California. China <text:a xlink:type="simple" xlink:href="https://www.dw.com/zh/zh/麥卡錫將見蔡英文-北京傷害中國民族感情/a-64904175" text:style-name="Internet_20_link" text:visited-style-name="Visited_20_Internet_20_Link">
</text:a>
,Apart from <text:a xlink:type="simple" xlink:href="https://www.dw.com/zh/zh/反制蔡麥會-中國制裁台駐美代表蕭美琴/a-65202943" text:style-name="Internet_20_link" text:visited-style-name="Visited_20_Internet_20_Link">
</text:a>
It also launched a military exercise near Taiwan.</text:p>
      <text:p text:style-name="P4">
<draw:frame draw:style-name="fr1" draw:name="Image54" text:anchor-type="as-char" svg:width="6.9236in" svg:height="3.896998in" draw:z-index="0">
<draw:image xlink:href="../Images/dwzh/2023-05-19T08-26-00Z/62004325_401.jpg" xlink:type="simple" xlink:show="embed" xlink:actuate="onLoad" draw:mime-type="image/jpeg"/>
</draw:frame>
In June 2022, the Taiwan Executive Yuan held a press conference on "Deepening the United States' Economic and Trade Relations". The picture shows Deng Zhenzhong, the general representative of the Economic and Trade Office of the Taiwan Executive Yuan.</text:p>
      <text:h text:style-name="P12" text:outline-level="3">
<text:span text:style-name="T4">
What are the first batch of agreements?</text:span>
</text:h>
      <text:p text:style-name="P4">
Reuters pointed out that the "21st Century Trade Initiative" will not change product tariffs, but supporters believe that it will help strengthen the economic bond between Taiwan and the United States and open more American products to Taiwan. The ability to resist China's economic coercion.</text:p>
      <text:p text:style-name="P4">
In response to the convenience of customs and trade, this will reduce the prosperity of American companies exporting products to Taiwan, allowing enterprises to submit customs forms in the form of electronic forms and pay tariffs through the Internet to reduce the time for ships to wait for customs clearance.</text:p>
      <text:p text:style-name="P4">
In terms of good legal operations and service industry regulations, it will simplify the process of applying for a license for cross -border business enterprises and the opportunity to promote fair competition. The anti -corruption part is based on the trade agreement of the United States, Mexico and Canada, the content covers the problem of money laundering, and refuses to enter the country with corruption foreign public officials. As for the part of SMEs, cross -border investment will be promoted.</text:p>
      <text:p text:style-name="P4">
(Comprehensive report)</text:p>
      <text:p text:style-name="P4">
News Source: <text:a xlink:type="simple" xlink:href="https://www.dw.com/zh/台美談判21世紀貿易倡議-中國不滿/a-65674861" text:style-name="Internet_20_link" text:visited-style-name="Visited_20_Internet_20_Link">
https://www.dw.com/zh/台美談判21世紀貿易倡議-中國不滿/a-65674861?maca=chi-rss-chi-all-1127-rdf</text:a>
</text:p>
      <!--NEWS-->
      <text:h text:style-name="P10" text:outline-level="1">
<text:span text:style-name="T4">
Norway signed an agreement in the United Kingdom to cooperate with the key energy facilities of the submarine</text:span>
</text:h>
      <text:p text:style-name="P4">
Publisher: 法新社</text:p>
      <text:p text:style-name="P4">
Published Time: 2023-05-19T08:32:07+00:00</text:p>
      <text:p text:style-name="P4">
Modified Time: 2023-05-19T08:05:01+00:00</text:p>
      <text:p text:style-name="P4">
Description: (Agence France -Presse, London, 18th) Under the circumstances that Russia might be destroyed, the British and Norwegian Defense Chiefs agreed to develop strategic partnership today to protect key energy infrastructure of the s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5-19T08-32-07-00-00/000000.png" xlink:type="simple" xlink:show="embed" xlink:actuate="onLoad" draw:mime-type="image/png"/>
</draw:frame>
The European Union (EU) said last year that Russia's two important pipelines that supply European natural gas were deliberately destroyed, but they did not accuse the Kremlin.</text:p>
      <text:p text:style-name="P4">
The British Department of Defense said that for the purpose of energy and communication, the use of the underwater underwater increase has increased the opportunity of the Western underwater infrastructure that "threatens the opponent."</text:p>
      <text:p text:style-name="P4">
British Defense Minister Ben Wallace signed an agreement statement with Norway, saying that Russia had "unusual doubt" to have the intention and ability of "locking key Western infrastructure" through the submarine and investigating ships.</text:p>
      <text:p text:style-name="P4">
"We must have the intention and ability to defend it."</text:p>
      <text:p text:style-name="P4">
Bjorn Arild Gram, Norwegian Defense, said that Britain is Norway's "most important European allies" and also said that "the war against Ukraine has made us closer."</text:p>
      <text:p text:style-name="P4">
Gram pointed out that after Russia invaded Ukraine, "when the standardized international order was oppressed, the important thing is that democratic countries are united."</text:p>
      <text:p text:style-name="P4">
When he visited the Maritime Operations Center, he added that "the nordstream line (Nordstream) was deliberately destroyed last year, clearly reminding us what is dangerous."</text:p>
      <text:p text:style-name="P4">
He pointed out: "By working together, we can improve the ability to detect submarines, anti -land threats, and protect the key infrastructure of the underwater underwater."</text:p>
      <text:p text:style-name="P4">
News Source: <text:a xlink:type="simple" xlink:href="https://www.rfi.fr/cn/%E5%9B%BD%E9%99%85%E6%8A%A5%E9%81%93/20230519-%E8%8B%B1%E5%9B%BD%E6%8C%AA%E5%A8%81%E7%AD%BE%E7%BD%B2%E5%8D%8F%E8%AE%AE-%E6%90%BA%E6%89%8B%E4%BF%9D%E6%8A%A4%E6%B5%B7%E5%BA%95%E5%85%B3%E9%94%AE%E8%83%BD%E6%BA%90%E8%AE%BE%E6%96%BD" text:style-name="Internet_20_link" text:visited-style-name="Visited_20_Internet_20_Link">
https://www.rfi.fr/cn/%E5%9B%BD%E9%99%85%E6%8A%A5%E9%81%93/20230519-%E8%8B%B1%E5%9B%BD%E6%8C%AA%E5%A8%81%E7%AD%BE%E7%BD%B2%E5%8D%8F%E8%AE%AE-%E6%90%BA%E6%89%8B%E4%BF%9D%E6%8A%A4%E6%B5%B7%E5%BA%95%E5%85%B3%E9%94%AE%E8%83%BD%E6%BA%90%E8%AE%BE%E6%96%BD</text:a>
</text:p>
      <!--NEWS-->
      <text:h text:style-name="P10" text:outline-level="1">
<text:span text:style-name="T4">
The United States and Taiwan reached an agreement on negotiations between the 21st Century Trade Initiative of the United States and Taiwan</text:span>
</text:h>
      <text:p text:style-name="P4">
Author: chinese@voanews.com (美国之音)</text:p>
      <text:p text:style-name="P4">
Publisher: 美国之音中文网 (Type: NewsMediaOrganization)</text:p>
      <text:p text:style-name="P4">
Published Time: 2023-05-19T08:42:16+08:00</text:p>
      <text:p text:style-name="P4">
Modified Time: 2023-05-19 00:42:16Z</text:p>
      <text:p text:style-name="P4">
Description: American trade representative Katherine Tai announced on Thursday (May 18) that the United States and Taiwan completed the United States and Taiwan 21 under the auspices of the United States Association (AIT) and the Economic and Cultural Office in Taipei in the United States (TECRO). Negotiations of Century Trade initiative.</text:p>
      <text:p text:style-name="P4">
Videos: []</text:p>
      <text:p text:style-name="P4">
Images: []</text:p>
      <text:p text:style-name="P4">
Categories: ['台湾', '亚太', '经济·金融·贸易', '编辑推荐']</text:p>
      <text:p text:style-name="P4">
Type: None</text:p>
      <!--METADATA-->
      <text:p text:style-name="P4">
Nonenone</text:p>
      <text:p text:style-name="P4">
News Source: <text:a xlink:type="simple" xlink:href="https://www.voachinese.com/a/ustr-announces-u-s--taiwan-trade-initiative-20230518/7099949.html" text:style-name="Internet_20_link" text:visited-style-name="Visited_20_Internet_20_Link">
https://www.voachinese.com/a/ustr-announces-u-s--taiwan-trade-initiative-20230518/7099949.html</text:a>
</text:p>
      <!--NEWS-->
      <text:h text:style-name="P10" text:outline-level="1">
<text:span text:style-name="T4">
Austin intends to meet in Japan on the eve of the incense meeting</text:span>
</text:h>
      <text:p text:style-name="P4">
Author: 联合早报 (Person)</text:p>
      <text:p text:style-name="P4">
Publisher: 联合早报 (Organization)</text:p>
      <text:p text:style-name="P4">
Published Time: 2023-05-19T08:46</text:p>
      <text:p text:style-name="P4">
Modified Time: 2023-05-19T08:46</text:p>
      <text:p text:style-name="P4">
Description: "Yomiuri News" quoted a number of US and Japanese government sources on Friday (May 19) that US Secretary of Defense Austin plans to visit Japan in early June before the conversation between Shangri -La and hold a meeting with the Japanese Defense Minister Akada. Seeking to improve defense energy in Japan ...</text:p>
      <text:p text:style-name="P4">
Videos: []</text:p>
      <text:p text:style-name="P4">
Audios: []</text:p>
      <text:p text:style-name="P4">
Images: []</text:p>
      <text:p text:style-name="P4">
Type: NewsArticle</text:p>
      <text:p text:style-name="P4">
Breadcrumbs: ['即时', '国际']</text:p>
      <text:p text:style-name="P4">
Keywords: ['美国国防部长', '奥斯汀', '日本', '香格里拉对话', '台海局势']</text:p>
      <!--METADATA-->
      <text:p text:style-name="P4">
"Yomiuri News" Friday (May 19) quoted a number of US and Japanese sources saying that US Secretary of Defense Austin plans to be [] <text:a xlink:type="simple" xlink:href="https://www.zaobao.com/keywords/xiang-ge-li-la-dui-hua" text:style-name="Internet_20_link" text:visited-style-name="Visited_20_Internet_20_Link">
</text:a>
Before the convening, he visited Japan in early June and held a meeting with the Japanese Defense Minister Boshida.</text:p>
      <text:p text:style-name="P4">
As Japan seeks to improve its defense capabilities, Austin and Akada Jingyi will seek to reiterate the position of the two parties, including the situation in the regional China Strait, and discuss specific measures.</text:p>
      <text:p text:style-name="P4">
Austin and Amaida will attend the Shangri -La dialogue in Singapore. The "Yomiuri News" stated that Austin is expected to fly to Japan to meet with Putian Jing first.</text:p>
      <text:p text:style-name="P4">
The Shangri -La dialogue will be held in Singapore from June 2nd to 4th.</text:p>
      <text:p text:style-name="P4">
News Source: <text:a xlink:type="simple" xlink:href="https://www.zaobao.com.sg/realtime/world/story20230519-1396090" text:style-name="Internet_20_link" text:visited-style-name="Visited_20_Internet_20_Link">
https://www.zaobao.com.sg/realtime/world/story20230519-1396090</text:a>
</text:p>
      <!--NEWS-->
      <text:h text:style-name="P10" text:outline-level="1">
<text:span text:style-name="T4">
Mexico clinics explode fungal meningitis urgently tracked hundreds of patients</text:span>
</text:h>
      <text:p text:style-name="P4">
Publisher: 法新社</text:p>
      <text:p text:style-name="P4">
Published Time: 2023-05-19T09:02:07+00:00</text:p>
      <text:p text:style-name="P4">
Modified Time: 2023-05-19T08:35:02+00:00</text:p>
      <text:p text:style-name="P4">
Description: (Agence France -Presse Mataos, 18th) Mexican authorities said today that they are trying to find hundreds of people, including some American people, because these people receive medical care in the United States and Mexico border areas, and they may have fungal meningioma. The risk of inflamm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5-19T09-02-07-00-00/000000.png" xlink:type="simple" xlink:show="embed" xlink:actuate="onLoad" draw:mime-type="image/png"/>
</draw:frame>
The US authorities had alert yesterday, saying that from those who returned to the United States from Matamoros in Mexico, some people suspected that fungal meningitis was suspected of infection, leading to severe illnesses or even death.</text:p>
      <text:p text:style-name="P4">
Tamaulipas, the head of the health department of Tamaulipas, said that they were tracking about 400 people, of which about 80 were from the United States. Mattoreus borders Brownsville, Texas, and is under the jurisdiction of Tamamaribas.</text:p>
      <text:p text:style-name="P4">
Jean Dez told AFP that "they will be found to rule out the possibility of infection."</text:p>
      <text:p text:style-name="P4">
He said that the two clinics that caused the infection had been temporarily suspended. The infection accident currently killed a U.S. citizen, and there were seven more infected.</text:p>
      <text:p text:style-name="P4">
According to the U.S. government, affected patients accept medical behavior or surgical surgery, including fingers, in common, and they will inject anesthetic drugs near the spine.</text:p>
      <text:p text:style-name="P4">
The US Disease Control and Prevention Center (CDC) recommends that before the problem is resolved, all Matimaos involved medical behavior involved in epidural injection. , Immediately go to the emergency department of the hospital.</text:p>
      <text:p text:style-name="P4">
The Center for Disease Control and Prevention of the United States stated that related symptoms include fever, headache, stiff neck, nausea, vomiting, blurred consciousness, sensitivity to light, etc., and said that fungal meningitis will not be contagious between people.</text:p>
      <text:p text:style-name="P4">
Mexico is one of the most popular countries around the world. To a large extent, it is largely because the American people cross the border to look at teeth, perform integer surgery, and treat cancer.</text:p>
      <text:p text:style-name="P4">
News Source: <text:a xlink:type="simple" xlink:href="https://www.rfi.fr/cn/%E7%BC%A4%E7%BA%B7%E4%B8%96%E7%95%8C/20230519-%E5%A2%A8%E8%A5%BF%E5%93%A5%E8%AF%8A%E6%89%80%E7%88%86%E7%9C%9F%E8%8F%8C%E6%80%A7%E8%84%91%E8%86%9C%E7%82%8E-%E7%B4%A7%E6%80%A5%E8%BF%BD%E6%9F%A5%E6%95%B0%E7%99%BE%E7%97%85%E6%82%A3" text:style-name="Internet_20_link" text:visited-style-name="Visited_20_Internet_20_Link">
https://www.rfi.fr/cn/%E7%BC%A4%E7%BA%B7%E4%B8%96%E7%95%8C/20230519-%E5%A2%A8%E8%A5%BF%E5%93%A5%E8%AF%8A%E6%89%80%E7%88%86%E7%9C%9F%E8%8F%8C%E6%80%A7%E8%84%91%E8%86%9C%E7%82%8E-%E7%B4%A7%E6%80%A5%E8%BF%BD%E6%9F%A5%E6%95%B0%E7%99%BE%E7%97%85%E6%82%A3</text:a>
</text:p>
      <!--NEWS-->
      <text:h text:style-name="P10" text:outline-level="1">
<text:span text:style-name="T4">
Secretary of State Brills and Chairman of the House of Foreign Affairs McCord reached an agreement on reviewing the Afghanistan withdrawal objection telegram</text:span>
</text:h>
      <text:p text:style-name="P4">
Author: chinese@voanews.com (吉普森)</text:p>
      <text:p text:style-name="P4">
Publisher: 美国之音中文网 (Type: NewsMediaOrganization)</text:p>
      <text:p text:style-name="P4">
Published Time: 2023-05-19T09:14:01+08:00</text:p>
      <text:p text:style-name="P4">
Modified Time: 2023-05-19 01:14:01Z</text:p>
      <text:p text:style-name="P4">
Description: The US State Department agreed to allow the House of Representatives to review a key document related to the withdrawal of the United States from Afghanistan in 2021.</text:p>
      <text:p text:style-name="P4">
Videos: []</text:p>
      <text:p text:style-name="P4">
Images: []</text:p>
      <text:p text:style-name="P4">
Categories: ['美国', '亚太', '国会报道']</text:p>
      <text:p text:style-name="P4">
Type: None</text:p>
      <!--METADATA-->
      <text:p text:style-name="P4">
Nonenone</text:p>
      <text:p text:style-name="P4">
News Source: <text:a xlink:type="simple" xlink:href="https://www.voachinese.com/a/house-foreign-affairs-chairman-secretary-of-state-reach-agreement-about-afghanistan-dissent-cable-20230518/7099970.html" text:style-name="Internet_20_link" text:visited-style-name="Visited_20_Internet_20_Link">
https://www.voachinese.com/a/house-foreign-affairs-chairman-secretary-of-state-reach-agreement-about-afghanistan-dissent-cable-20230518/7099970.html</text:a>
</text:p>
      <!--NEWS-->
      <text:h text:style-name="P10" text:outline-level="1">
<text:span text:style-name="T4">
G7 agrees to sacrifice new sanctions to paralyze the Russian war machine</text:span>
</text:h>
      <text:p text:style-name="P4">
Publisher: 法新社</text:p>
      <text:p text:style-name="P4">
Published Time: 2023-05-19T09:32:07+00:00</text:p>
      <text:p text:style-name="P4">
Modified Time: 2023-05-19T09:20:05+00:00</text:p>
      <text:p text:style-name="P4">
Description: (Agence France -Presse, Hiroshima, 19th) The leader of the Seven major industrial groups (G7) agreed today to offer new sanctions on Russia. They said the sanctions will "make Russia unable to obtain G7 technology, industrial equipment and services to support its war machin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9T09-32-07-00-00/000000.png" xlink:type="simple" xlink:show="embed" xlink:actuate="onLoad" draw:mime-type="image/png"/>
</draw:frame>
Agence France -Presse reported that the G7 leader held a summit in Hiroshima, Japan, announcing that it would impose new sanctions on Russia, including restrictions on the export of items that are "important to Russia on the battlefield" and lock in entities that are charged with Russia to the front line.</text:p>
      <text:p text:style-name="P4">
A person familiar with the matter revealed that the Ukrainian President Volodymyr ZELENSKYY will go to Hiroshima to participate in the G7 leader summit. In addition to highlighting Russian President Vladimirputin, it is necessary to discuss with the G7 leader to further crack down on the Russian economy.</text:p>
      <text:p text:style-name="P4">
According to reports, because Puting threatened to use nuclear weapons from time to time to use nuclear weapons in Ukraine, Zenoski's visit to Hiroshima, which had been bombed by atomic bombs this time.</text:p>
      <text:p text:style-name="P4">
News Source: <text:a xlink:type="simple" xlink:href="https://www.rfi.fr/cn/%E5%9B%BD%E9%99%85%E6%8A%A5%E9%81%93/20230519-g7%E5%90%8C%E6%84%8F%E7%A5%AD%E5%87%BA%E6%96%B0%E5%88%B6%E8%A3%81-%E6%97%A8%E5%9C%A8%E7%98%AB%E7%97%AA%E4%BF%84%E7%BD%97%E6%96%AF%E6%88%98%E4%BA%89%E6%9C%BA%E5%99%A8" text:style-name="Internet_20_link" text:visited-style-name="Visited_20_Internet_20_Link">
https://www.rfi.fr/cn/%E5%9B%BD%E9%99%85%E6%8A%A5%E9%81%93/20230519-g7%E5%90%8C%E6%84%8F%E7%A5%AD%E5%87%BA%E6%96%B0%E5%88%B6%E8%A3%81-%E6%97%A8%E5%9C%A8%E7%98%AB%E7%97%AA%E4%BF%84%E7%BD%97%E6%96%AF%E6%88%98%E4%BA%89%E6%9C%BA%E5%99%A8</text:a>
</text:p>
      <!--NEWS-->
      <text:h text:style-name="P10" text:outline-level="1">
<text:span text:style-name="T4">
Brazil is investigating suspected human infection with bird flu</text:span>
</text:h>
      <text:p text:style-name="P4">
Author: 联合早报 (Person)</text:p>
      <text:p text:style-name="P4">
Publisher: 联合早报 (Organization)</text:p>
      <text:p text:style-name="P4">
Published Time: 2023-05-19T09:50</text:p>
      <text:p text:style-name="P4">
Modified Time: 2023-05-19T09:50</text:p>
      <text:p text:style-name="P4">
Description: Brazil is investigating a resident of San Elrili, a resident of San Elrili, suspected to be infected with type A avian influenza (H5N1) virus. ESPIRITO SANTO (ESPIRITO SANTO) first confirmed this week's first confirmation of high pathogenic avian influenza (HPAI) cases. Hpai ...</text:p>
      <text:p text:style-name="P4">
Videos: []</text:p>
      <text:p text:style-name="P4">
Audios: []</text:p>
      <text:p text:style-name="P4">
Images: []</text:p>
      <text:p text:style-name="P4">
Type: NewsArticle</text:p>
      <text:p text:style-name="P4">
Breadcrumbs: ['即时', '国际']</text:p>
      <text:p text:style-name="P4">
Keywords: ['巴西', '禽流感', '鸡肉']</text:p>
      <!--METADATA-->
      <text:p text:style-name="P4">
Brazil is investigating a resident of San Elrili, a resident of San Elrili, suspected to be infected with type A avian influenza (H5N1) virus.</text:p>
      <text:p text:style-name="P4">
ESPIRITO SANTO (ESPIRITO SANTO) first confirmed this week's first confirmation of high pathogenic avian influenza (HPAI) cases. HPAI is H5N1 subtype virus and only appears in wild birds.</text:p>
      <text:p text:style-name="P4">
Reuters reported that the Brazilian Ministry of Health issued a statement on Thursday (May 18) that a 61 -year -old man working in the HPAI detection results of the three wild birds was a 61 -year -old man. Essence</text:p>
      <text:p text:style-name="P4">
According to a statement, Santaipili Tuzhou I was analyzing the samples of the man and other 32 park employees, and stated that Brazil had never notified H5N1 confirmed cases.</text:p>
      <text:p text:style-name="P4">
Although humans may infect the H5N1 virus, this is a rare situation. Global health officials pointed out that human infection H5N1 is very low.</text:p>
      <text:p text:style-name="P4">
Brazil is the world's largest poultry exporter. After detecting wild birds infected H5N1 high pathogenic subtype viruses, the Brazilian authorities are particularly cautious because if HPAI spreads in the farm, it may endanger its value of nearly $ 10 billion (about S $ 13.5 billion) Chicken exit.</text:p>
      <text:p text:style-name="P4">
News Source: <text:a xlink:type="simple" xlink:href="https://www.zaobao.com.sg/realtime/world/story20230519-1396103" text:style-name="Internet_20_link" text:visited-style-name="Visited_20_Internet_20_Link">
https://www.zaobao.com.sg/realtime/world/story20230519-1396103</text:a>
</text:p>
      <!--NEWS-->
      <text:h text:style-name="P10" text:outline-level="1">
<text:span text:style-name="T4">
Germany will greatly simplify and speed up foreigners citizenship procedures</text:span>
</text:h>
      <text:p text:style-name="P4">
Author: None (Language: zh)</text:p>
      <text:p text:style-name="P4">
Publisher: None</text:p>
      <text:p text:style-name="P4">
Time: 2023-05-19T10:05:00Z</text:p>
      <text:p text:style-name="P4">
Description: It is reported that the federal government has reached a principled consensus on the reform of the national nationality. In the future, foreigners applying for German nationality will become faster, and retaining the original nationality will no longer be difficult.</text:p>
      <text:p text:style-name="P4">
Videos: []</text:p>
      <text:p text:style-name="P4">
Images: ["<text:a xlink:type="simple" xlink:href="https://static.dw.com/image/63938418_303.jpg" text:style-name="Internet_20_link" text:visited-style-name="Visited_20_Internet_20_Link">
63938418_303.jpg</text:a>
", "<text:a xlink:type="simple" xlink:href="https://static.dw.com/image/61165586_401.jpg" text:style-name="Internet_20_link" text:visited-style-name="Visited_20_Internet_20_Link">
61165586_401.jpg</text:a>
"]</text:p>
      <text:p text:style-name="P4">
Subject: 新闻广角</text:p>
      <text:p text:style-name="P4">
Subjects: ['德中关系', '欧债危机', '欧盟', '德国', '留学德国', '留学德国', '德国联邦大选', '默克尔']</text:p>
      <text:p text:style-name="P4">
Keywords: ['入籍', '德国', '外来移民', '移民 难民 融入 社会 学习 语言', '学德语']</text:p>
      <text:p text:style-name="P4">
Id: 65676241</text:p>
      <!--METADATA-->
      <text:p text:style-name="P4">
<text:a xlink:type="simple" xlink:href="https://www.dw.com/zh/overlay/image/article/65676241/63938418" text:style-name="Internet_20_link" text:visited-style-name="Visited_20_Internet_20_Link">
 <draw:frame draw:style-name="fr1" draw:name="Image58" text:anchor-type="as-char" svg:width="6.9236in" svg:height="3.896998in" draw:z-index="0">
<draw:image xlink:href="../Images/dwzh/2023-05-19T10-05-00Z/63938418_303.jpg" xlink:type="simple" xlink:show="embed" xlink:actuate="onLoad" draw:mime-type="image/jpeg"/>
</draw:frame>
</text:a>
(Voice of Germany Chinese website)The "South Germany" quoted a 49 -page legal draft law of the German Ministry of the Interior reported that the formalities of foreigners to join German nationality will be greatly simplified in the future, so as to facilitate foreign immigrants to better integrate into German society. Especially those who have lived in Germany for many years, [] <text:a xlink:type="simple" xlink:href="https://www.dw.com/zh/zh/德国计划大幅降低入籍门槛/a-63883720" text:style-name="Internet_20_link" text:visited-style-name="Visited_20_Internet_20_Link">
</text:a>
### "Those who integrate into the special success of the society" will get extra points</text:p>
      <text:p text:style-name="P4">
According to the relevant reform plan, the time limit for immigrants in eight years in Germany will be shortened to 5 years. The "South Germany will" reports that for "those who integrate into the special successful German society", such as mastering good German knowledge, actively participating in public welfare undertakings, or outstanding performance in professional positions, they have a chance to get the opportunity to get the opportunity for three years in Germany. German nationality.</text:p>
      <text:p text:style-name="P4">
<draw:frame draw:style-name="fr1" draw:name="Image59" text:anchor-type="as-char" svg:width="6.9236in" svg:height="3.896998in" draw:z-index="0">
<draw:image xlink:href="../Images/dwzh/2023-05-19T10-05-00Z/61165586_401.jpg" xlink:type="simple" xlink:show="embed" xlink:actuate="onLoad" draw:mime-type="image/jpeg"/>
</draw:frame>
The naturalization procedures will become faster, the picture shows foreign immigrants participating in the society who integrates into the class.</text:p>
      <text:p text:style-name="P4">
The citizenship of immigrants in Germany will also be greatly shortened. <text:a xlink:type="simple" xlink:href="https://www.dw.com/zh/zh/德国融合部长会议降低移民子女入籍门槛/a-57398901" text:style-name="Internet_20_link" text:visited-style-name="Visited_20_Internet_20_Link">
</text:a>
The time limit for the so far is eight years. The "South Germany" reports that for elderly immigrants over 67 years old, the Ministry of Justice plans to cancel the requirements for their German characters and have certain German listening and speaking ability to enter the citizenship.</text:p>
      <text:h text:style-name="P12" text:outline-level="3">
<text:span text:style-name="T4">
Double nationality becomes possible options</text:span>
</text:h>
      <text:p text:style-name="P4">
Another major content of the reform of the nationality law is that when joining the German nationality in the future, the abandonment of the original nationality is no longer a necessary option. According to the draft of the law, the original legal provisions have been seriously disconnected from reality. In the past few years, many foreign immigrants who joined German nationality have not given up their original nationality.</text:p>
      <text:p text:style-name="P4">
Dirk Wiese, deputy chairman of the Party and Democratic Party Parliament, told the Rhein Post that the reform of the Nationality Law is expected to be approved in the near future: "Important details have been clarified." Anti -Semitism, racism, revenge, and people who violate human nature will not be allowed to join German. Weize said: "Only those who respect our values can obtain German nationality." Previously, the Liberal Democratic Party had strongly urged and asked people who had specific crimes to exclude the number of citizers.</text:p>
      <text:p text:style-name="P4">
(Comprehensive report)</text:p>
      <text:p text:style-name="P4">
News Source: <text:a xlink:type="simple" xlink:href="https://www.dw.com/zh/德国将大幅简化和加快外国人入籍程序/a-65676241" text:style-name="Internet_20_link" text:visited-style-name="Visited_20_Internet_20_Link">
https://www.dw.com/zh/德国将大幅简化和加快外国人入籍程序/a-65676241?maca=chi-rss-chi-all-1127-rdf</text:a>
</text:p>
      <!--NEWS-->
      <text:h text:style-name="P10" text:outline-level="1">
<text:span text:style-name="T4">
Analysts: The Kuomintang chose a native presidential candidate to fight for the voters who are concerned about the threat of China</text:span>
</text:h>
      <text:p text:style-name="P4">
Author: chinese@voanews.com (萧霭君)</text:p>
      <text:p text:style-name="P4">
Publisher: 美国之音中文网 (Type: NewsMediaOrganization)</text:p>
      <text:p text:style-name="P4">
Published Time: 2023-05-19T10:06:35+08:00</text:p>
      <text:p text:style-name="P4">
Modified Time: 2023-05-19 02:06:35Z</text:p>
      <text:p text:style-name="P4">
Description: Analysts said that Taiwan's main opposition Kuomintang decided to choose a popular local politician in the upcoming presidential election as its candidate, which runs counter to its past approach, but the party believes that it was re -governed after the eight years of Xiaye. And improve the greatest hope with China.</text:p>
      <text:p text:style-name="P4">
Videos: []</text:p>
      <text:p text:style-name="P4">
Images: []</text:p>
      <text:p text:style-name="P4">
Categories: ['台湾', '中国', '台海两岸关系', '编辑推荐']</text:p>
      <text:p text:style-name="P4">
Type: None</text:p>
      <!--METADATA-->
      <text:p text:style-name="P4">
Nonenone</text:p>
      <text:p text:style-name="P4">
News Source: <text:a xlink:type="simple" xlink:href="https://www.voachinese.com/a/analysts-taiwan-s-opposition-party-pick-of-popular-mayor-for-president-aims-to-win-back-china-wary-voters-20230518/7099979.html" text:style-name="Internet_20_link" text:visited-style-name="Visited_20_Internet_20_Link">
https://www.voachinese.com/a/analysts-taiwan-s-opposition-party-pick-of-popular-mayor-for-president-aims-to-win-back-china-wary-voters-20230518/7099979.html</text:a>
</text:p>
      <!--NEWS-->
      <text:h text:style-name="P10" text:outline-level="1">
<text:span text:style-name="T4">
Increase control &amp; quot; provocative nourishment &amp; quot; anti -corruption network celebrity Shangguan Yunkai was officially arrested</text:span>
</text:h>
      <text:p text:style-name="P4">
Author: None</text:p>
      <text:p text:style-name="P4">
Publisher: Radio Free Asia (Organization)</text:p>
      <text:p text:style-name="P4">
Published Time: 2023-05-19T10:22:00-04:00</text:p>
      <text:p text:style-name="P4">
Modified Time: 2023-05-19T13:57:44-04:00</text:p>
      <text:p text:style-name="P4">
Description: None</text:p>
      <text:p text:style-name="P4">
Videos: []</text:p>
      <text:p text:style-name="P4">
Audios: ["<text:a xlink:type="simple" xlink:href="https://www.rfa.org/mandarin/yataibaodao/renquanfazhi/gf-051920230720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0" text:anchor-type="as-char" svg:width="6.9236in" svg:height="5.1927in" draw:z-index="0">
<draw:image xlink:href="../Images/rfamandarin/2023-05-19T10-22-00-04-00/000000.png" xlink:type="simple" xlink:show="embed" xlink:actuate="onLoad" draw:mime-type="image/png"/>
</draw:frame>
Hubei Internet celebrity Shangguan Yunkai <text:a xlink:type="simple" xlink:href="https://www.rfa.org/mandarin/yataibaodao/renquanfazhi/gf-05192023072041.html/@@images/image" text:style-name="Internet_20_link" text:visited-style-name="Visited_20_Internet_20_Link">
</text:a>
Rights protection network <text:a xlink:type="simple" xlink:href="https://www.rfa.org/mandarin/yataibaodao/renquanfazhi/gf-05192023072041.html/@@stream" text:style-name="Internet_20_link" text:visited-style-name="Visited_20_Internet_20_Link">
</text:a>
Hubei Internet celebrity Shangguan Yunkai, who was detained by suspected fake drugs, had been officially arrested by the police, and was charged with provocation. Shangguan Yunkai is known for its corruption of government officials. The outside world believes that the move has planted the root cause of him. In order to ensure that the rights and interests of Shangguan Yunkai are not infringed, the legal team is seeking to transfer the case to a different place for interrogation.</text:p>
      <text:p text:style-name="P4">
<text:span text:style-name="T4">
<text:span text:style-name="T5">
 <text:a xlink:type="simple" xlink:href="https://www.rfa.org/mandarin/yataibaodao/renquanfazhi/gf-04262023031545.html" text:style-name="Internet_20_link" text:visited-style-name="Visited_20_Internet_20_Link">
</text:a>
</text:span>
</text:span>
<text:a xlink:type="simple" xlink:href="https://www.rfa.org/mandarin/Xinwen/1-04212023104202.html" text:style-name="Internet_20_link" text:visited-style-name="Visited_20_Internet_20_Link">
<text:span text:style-name="T4">
 Rights protection network: China's famous anti -corruption reporter Shangguan Yunkai lost contact </text:span>
</text:a>
Shangguan Yunkai, who was officially accused of selling fake drugs, is currently detained at the No. 1 Detention Center in Ezhou. Based on security considerations, people familiar with the matter were informed that the celebrity of Hubei Internet was officially arrested this week. In addition to suspected fake drugs, they were also charged with charges.</text:p>
      <text:p text:style-name="P4">
<draw:frame draw:style-name="fr1" draw:name="Image61" text:anchor-type="as-char" svg:width="6.9236in" svg:height="9.643317in" draw:z-index="0">
<draw:image xlink:href="../Images/rfamandarin/2023-05-19T10-22-00-04-00/000001.png" xlink:type="simple" xlink:show="embed" xlink:actuate="onLoad" draw:mime-type="image/png"/>
</draw:frame>
Shangguan Yunkai was suspected of selling this fake plaster made in Taiwan. (Exclusive provided by the respondent, the shooting date is unknown) [] <text:a xlink:type="simple" xlink:href="https://www.rfa.org/mandarin/yataibaodao/renquanfazhi/gf-05192023072041.html/m0519gf-1.jpg" text:style-name="Internet_20_link" text:visited-style-name="Visited_20_Internet_20_Link">
</text:a>
People familiar with the matter said that Shangguan Yunkai was written and published about 10 articles on anti -corruption before his arrest, which touched the interests of local officials. The household registration based on Shangguan Yunkai is not in Ezhou. I believe that the authorities were detained in the name of his fake plaster made by him last month.</text:p>
      <text:p text:style-name="P4">
People familiar with the matter: "There is a thing called jurisdiction. Only when criminal cases are involved in criminal cases, including special cases, you can jurisdiction in different places. Selling fake drugs in China is a serious charges. Authorities can use this crime to arrest them in different places. First arrest, then investigation, you can directly intervene in the incident without passing Wuhan police. "</text:p>
      <text:p text:style-name="P4">
In order to allow the parties to obtain a relatively fair ruling, the four representatives of Shangguan Yunkai are seeking to transfer the case to the area outside Hubei.</text:p>
      <text:p text:style-name="P4">
People familiar with the matter: "For the sake of fairness, (family members and lawyers) require the place where the interrogation is not written to him (Shangguan Yunkai), and hopes that the trial can be slightly fair, because if the trial in Ezhou is conducted, the entire public prosecution law system is all in the entire public prosecution law system. Under the power of the first leader. "</text:p>
      <text:p text:style-name="P4">
<draw:frame draw:style-name="fr1" draw:name="Image62" text:anchor-type="as-char" svg:width="6.9236in" svg:height="5.1927in" draw:z-index="0">
<draw:image xlink:href="../Images/rfamandarin/2023-05-19T10-22-00-04-00/000002.png" xlink:type="simple" xlink:show="embed" xlink:actuate="onLoad" draw:mime-type="image/png"/>
</draw:frame>
Shangguan Yunkai's four representative lawyers are seeking to transfer the case to the area outside Hubei. (Exclusive provided by the respondent, the shooting date is unknown) [] <text:a xlink:type="simple" xlink:href="https://www.rfa.org/mandarin/yataibaodao/renquanfazhi/gf-05192023072041.html/m0519gf-2.jpg" text:style-name="Internet_20_link" text:visited-style-name="Visited_20_Internet_20_Link">
</text:a>
<text:span text:style-name="T4">
 Family members online support the authorities forced to dispel the sound </text:span>
</text:p>
      <text:p text:style-name="P4">
After Shangguan Yunkai was involved in the case, his family supported him through social platforms. People familiar with the matter revealed that the Hubei authorities have repeatedly put pressure on their family members and lawyers recently.</text:p>
      <text:p text:style-name="P4">
People familiar with the matter: "The family members of Shangguan Yunkai and his lawyer were interviewed three times in three or five times, in the interrogation room. Especially his family members had been coerced twice, telling him not to publish articles about Shangguan Yunkai anymore , And threatened him, even saying that he had constituted a crime and might be arrested at any time. "</text:p>
      <text:p text:style-name="P4">
Public information shows that Shangguan Yunkai's anti -corruption articles have shocked officialdom in some areas of Hubei, causing hundreds of officials and criminals to be investigated. Li Qingchao, a lawyer who followed the incident, believes that the Hubei authorities aim to kill chickens and monkeys.</text:p>
      <text:p text:style-name="P4">
Li Qingliang: "The article he wrote caused hundreds of corrupt officials to be punished. In China, in general, no one will do such a thing because it is difficult to please. (Authorities) Some people with thoughts, ideas, courage closed their eyes. "</text:p>
      <text:p text:style-name="P4">
It is understood that during the outbreak of the Wuhan outbreak, Shangguan Yunkai personally went to many hospitals in the city to learn about the actual situation, and shared it to the outside world.</text:p>
      <text:p text:style-name="P4">
Reporter: Gao Feng Editor: Xu Shuting 梒 Qingwang Editor: Ruizhe</text:p>
      <text:p text:style-name="P4">
News Source: <text:a xlink:type="simple" xlink:href="https://www.rfa.org/mandarin/yataibaodao/renquanfazhi/gf-05192023072041.html" text:style-name="Internet_20_link" text:visited-style-name="Visited_20_Internet_20_Link">
https://www.rfa.org/mandarin/yataibaodao/renquanfazhi/gf-05192023072041.html</text:a>
</text:p>
      <!--NEWS-->
      <text:h text:style-name="P10" text:outline-level="1">
<text:span text:style-name="T4">
Britain announced its investment of 1 billion pounds to strengthen the development of the domestic chip industry</text:span>
</text:h>
      <text:p text:style-name="P4">
Author: 联合早报 (Person)</text:p>
      <text:p text:style-name="P4">
Publisher: 联合早报 (Organization)</text:p>
      <text:p text:style-name="P4">
Published Time: 2023-05-19T10:22</text:p>
      <text:p text:style-name="P4">
Modified Time: 2023-05-19T10:22</text:p>
      <text:p text:style-name="P4">
Description: Britain will invest 1 billion pounds (about S $ 1.67 billion) in the next ten years to strengthen the domestic semiconductor industry and participate in the dominance of the global chip market. Bloomberg reports that compared with the large governments of other countries, the British government's semiconductor investment plan is relatively small.</text:p>
      <text:p text:style-name="P4">
Videos: []</text:p>
      <text:p text:style-name="P4">
Audios: []</text:p>
      <text:p text:style-name="P4">
Images: []</text:p>
      <text:p text:style-name="P4">
Type: NewsArticle</text:p>
      <text:p text:style-name="P4">
Breadcrumbs: ['即时', '国际']</text:p>
      <text:p text:style-name="P4">
Keywords: ['英国', '晶片', '半导体', '供应链', '苏纳克']</text:p>
      <!--METADATA-->
      <text:p text:style-name="P4">
Britain will invest 1 billion pounds (about S $ 1.67 billion) in the next ten years to strengthen the domestic semiconductor industry and participate in the dominance of the global chip market.</text:p>
      <text:p text:style-name="P4">
Bloomberg reports that compared with the large governments of other countries, the British government's semiconductor investment plan is relatively small. In recent months, the United States and the European Union have promised to invest about 50 billion US dollars and $ 46.3 billion to stimulate the local chip manufacturing industry.</text:p>
      <text:p text:style-name="P4">
During the crown disease, the shortage of chip supply has subverted the global supply chain and highlights the problem that the global supply of chips on Asia.</text:p>
      <text:p text:style-name="P4">
British Prime Minister Sonak said: "Our new strategy focuses on our advantages, such as research and design and other fields, so that we can establish a competitive advantage on the global stage."</text:p>
      <text:p text:style-name="P4">
News Source: <text:a xlink:type="simple" xlink:href="https://www.zaobao.com.sg/realtime/world/story20230519-1396107" text:style-name="Internet_20_link" text:visited-style-name="Visited_20_Internet_20_Link">
https://www.zaobao.com.sg/realtime/world/story20230519-1396107</text:a>
</text:p>
      <!--NEWS-->
      <text:h text:style-name="P10" text:outline-level="1">
<text:span text:style-name="T4">
Reuters: The Beijing Office was undergoing a "Mei Si Wisdom" executive after being evacuated from Hong Kong</text:span>
</text:h>
      <text:p text:style-name="P4">
Author: None (Language: zh)</text:p>
      <text:p text:style-name="P4">
Publisher: None</text:p>
      <text:p text:style-name="P4">
Time: 2023-05-19T10:41:00Z</text:p>
      <text:p text:style-name="P4">
Description: In late March, the Chinese authorities raidly searched the Beijing office of the American consulting company "Mei Si Wisdom" and detained five staff members of the office. Reuters issued an exclusive report on May 19, saying that some of the consulting companies in Hong Kong have evacuated. It is unclear about the specific content of Chinese investigations, but "Mei Si Wisdom" was previously engaged in commercial due diligence on Xinjiang.</text:p>
      <text:p text:style-name="P4">
Videos: []</text:p>
      <text:p text:style-name="P4">
Images: ["<text:a xlink:type="simple" xlink:href="https://static.dw.com/image/55510908_303.jpg" text:style-name="Internet_20_link" text:visited-style-name="Visited_20_Internet_20_Link">
55510908_303.jpg</text:a>
", "<text:a xlink:type="simple" xlink:href="https://static.dw.com/image/60257661_401.jpg" text:style-name="Internet_20_link" text:visited-style-name="Visited_20_Internet_20_Link">
60257661_401.jpg</text:a>
"]</text:p>
      <text:p text:style-name="P4">
Subject: 新闻广角</text:p>
      <text:p text:style-name="P4">
Subjects: ['谷歌', '香港', '雨伞革命', '香港政改', '专题报道：香港“反送中”抗议', '新疆']</text:p>
      <text:p text:style-name="P4">
Keywords: ['突击搜查', '美思明智', 'Mintz Group', '高管', '撤离', '香港', '国安法', '咨询公司', '新疆', '禁区', '商业尽职调查']</text:p>
      <text:p text:style-name="P4">
Id: 65676467</text:p>
      <!--METADATA-->
      <text:p text:style-name="P4">
<text:a xlink:type="simple" xlink:href="https://www.dw.com/zh/overlay/image/article/65676467/55510908" text:style-name="Internet_20_link" text:visited-style-name="Visited_20_Internet_20_Link">
 <draw:frame draw:style-name="fr1" draw:name="Image63" text:anchor-type="as-char" svg:width="6.9236in" svg:height="3.896998in" draw:z-index="0">
<draw:image xlink:href="../Images/dwzh/2023-05-19T10-41-00Z/55510908_303.jpg" xlink:type="simple" xlink:show="embed" xlink:actuate="onLoad" draw:mime-type="image/jpeg"/>
</draw:frame>
</text:a>
(Voice of German in China) Two people familiar with the matter told Reuters that some employees of the US consulting company "Mintzgroup" have evacuated Hong Kong, which occurred after the company's Beijing office was searched in March.</text:p>
      <text:p text:style-name="P4">
People familiar with the matter said that given the uncertainty of the Chinese police investigated, "Mei Si Wisdom" has evacuated several employees in Hong Kong for the past few months. This is to ensure the safety of employees' safety. people.</text:p>
      <text:p text:style-name="P4">
A source who directly understands the matter and four other sources learned from the "Mei Si" employees said that until this year, the company has been engaged in the work of a commercial due to a commercial duedIncence to study related to Xinjiang related to Xinjiang, China The supply chain may use forced labor.</text:p>
      <text:p text:style-name="P4">
Reuters said that it is impossible to determine that the Chinese survey is triggered by the work of "Mei Si Wisdom" for Xinjiang, but at least two international company executives who have engaged in due diligence in China told Reuters that in recent months, the authorities have explicitly warned warnings Don't engage in such work.</text:p>
      <text:p text:style-name="P4">
<draw:frame draw:style-name="fr1" draw:name="Image64" text:anchor-type="as-char" svg:width="6.9236in" svg:height="3.896998in" draw:z-index="0">
<draw:image xlink:href="../Images/dwzh/2023-05-19T10-41-00Z/60257661_401.jpg" xlink:type="simple" xlink:show="embed" xlink:actuate="onLoad" draw:mime-type="image/jpeg"/>
</draw:frame>
In recent years, China has promulgated a series of laws and regulations on network security, information protection, data security, and national security -related laws and regulations</text:p>
      <text:p text:style-name="P4">
A source who has a commercial exchanges with "Mei Si Wisdom" said that several employees of the "Mei Si Wisdom" company were now in Singapore. Before the investigation of the Chinese authorities, they did not plan to return to Hong Kong.</text:p>
      <text:p text:style-name="P4">
When Reuters visited the Hong Kong office of "Mei Si Zhi" in working hours, no one was present. The door of the office was locked and the lights were closed. A employee of the building management office said that "Mei Si Wisdom" is still paying the office rent, but two employees in the adjacent office said that no one has appeared in the "Mei Si" office space in the past few months.</text:p>
      <text:p text:style-name="P4">
"Mei Si Zhi" refused to comment on Reuters. The Journalism Office of the State Council, the Ministry of Foreign Affairs, the Hong Kong and Macau Affairs Office, and the Chinese public security department did not respond to Reuters' comments requests. The Hong Kong government said it did not comment on individual business decisions.</text:p>
      <text:h text:style-name="P12" text:outline-level="3">
<text:span text:style-name="T4">
<text:span text:style-name="T4">
 Cicada effect in the field of consultation </text:span>
</text:span>
</text:h>
      <text:p text:style-name="P4">
In late March, the relevant Chinese departments raided the Beijing office of Mintzgroup, the US consulting company, and detained five staff members of the office, including the person in charge of the Beijing Office. China does not explain in detail the scope of investigation of this company.</text:p>
      <text:p text:style-name="P4">
"Mei Si Zhi" said at the time that it had closed the business in Beijing and was ready to cooperate with the Chinese authorities to "solve any misunderstandings that could lead to these events."</text:p>
      <text:p text:style-name="P4">
Beijing preparation <text:a xlink:type="simple" xlink:href="https://www.dw.com/zh/zh/中國修訂反間諜法-擴大國安執法權力/a-65447359" text:style-name="Internet_20_link" text:visited-style-name="Visited_20_Internet_20_Link">
</text:a>
Essence and <text:a xlink:type="simple" xlink:href="https://www.dw.com/zh/zh/中國加強反間諜-諮詢公司涉危害國安遭查/a-65557271" text:style-name="Internet_20_link" text:visited-style-name="Visited_20_Internet_20_Link">
</text:a>
, Make some companies dealing with China feel uneasy, many people do not know where the red line is.</text:p>
      <text:p text:style-name="P4">
Reuters pointed out that this cold cicada effect also brought waves to Hong Kong. As a global financial center, Hong Kong has a deep professional service talent pool, including talents engaged in corporate surveys, McKinsey, Kroll, CONTROLRISKS, FTI and other international companies in Hong Kong. At the point.</text:p>
      <text:p text:style-name="P4">
After the National Security Law of the Hong Kong District was promulgated in Beijing in 2020, the United States revised the risk assessment of American citizens in Hong Kong, emphasizing that the risk of arresting, detention, deportation, and prosecution increased.</text:p>
      <text:p text:style-name="P4">
Chinese and Hong Kong authorities have rejected Western criticism of the National Security Law, saying that China respects human rights, and all countries including the United States need such laws.</text:p>
      <text:h text:style-name="P12" text:outline-level="3">
<text:span text:style-name="T4">
How to affect the status of Hong Kong's financial center status in Hong Kong's National Security Law</text:span>
</text:h>
      <text:h text:style-name="P12" text:outline-level="3">
<text:span text:style-name="T4">
<text:span text:style-name="T4">
 "Xinjiang is the restricted area" </text:span>
</text:span>
</text:h>
      <text:p text:style-name="P4">
Dyedonal investigations of the two international companies that have a wide range of business in China told Reuters that Chinese security officials have scheduled meetings on a regular basis in recent years to issue clear warnings on the fields that need to be avoided in corporate surveys. A executive said, "They will clearly tell us what are the restricted areas. Xinjiang is one of them."</text:p>
      <text:p text:style-name="P4">
Xinjiang is the main place of cotton production and solar panel materials in China. Human rights organizations have accused the Chinese government of infringing human rights in Xinjiang and using forced labor on a large scale. The United States has prepared a list of sanctions to use forced labor in Xinjiang, <text:a xlink:type="simple" xlink:href="https://www.dw.com/zh/zh/美众议院通过维吾尔法案-新疆制造等於强迫劳动/a-60063512" text:style-name="Internet_20_link" text:visited-style-name="Visited_20_Internet_20_Link">
</text:a>
Essence</text:p>
      <text:p text:style-name="P4">
The Chinese government has denied infringement and oppression in Xinjiang.</text:p>
      <text:p text:style-name="P4">
Randalphillips, the head of the Asian region of "Mei Si Zhi", is a former senior official of the CIA (CIA). Last year, he published on the company's website on the company's "Prevention of Uyghur Labor Law" regulations on the United States. This article was deleted after this article.</text:p>
      <text:p text:style-name="P4">
Philips wrote at the time: "For some suppliers, public records and questionnaires may be enough; for other suppliers, independent inspections, field investigations and interviewers may need to be carried out."</text:p>
      <text:p text:style-name="P4">
(Reuters)</text:p>
      <text:p text:style-name="P4">
News Source: <text:a xlink:type="simple" xlink:href="https://www.dw.com/zh/路透社-北京办事处遭突查后-美思明智-高管撤离香港/a-65676467" text:style-name="Internet_20_link" text:visited-style-name="Visited_20_Internet_20_Link">
https://www.dw.com/zh/路透社-北京办事处遭突查后-美思明智-高管撤离香港/a-65676467?maca=chi-rss-chi-all-1127-rdf</text:a>
</text:p>
      <!--NEWS-->
      <text:h text:style-name="P10" text:outline-level="1">
<text:span text:style-name="T4">
G7 Summit: The leaders of the Seven Kingdoms Group took the lead in focusing on Ukraine</text:span>
</text:h>
      <text:p text:style-name="P4">
Author: 联合早报 (Person)</text:p>
      <text:p text:style-name="P4">
Publisher: 联合早报 (Organization)</text:p>
      <text:p text:style-name="P4">
Published Time: 2023-05-19T11:02</text:p>
      <text:p text:style-name="P4">
Modified Time: 2023-05-19T11:06</text:p>
      <text:p text:style-name="P4">
Description: The 49th Seventh National Group (G7) Summit opened on Friday (May 19) on Hiroshima, Japan. The leaders of the seven major developed countries will be at the original site of the atomic bomb of the Second World War to sacrifice new sanctions to Russia invaded Ukraine. Essence Reuters reported that Friday morning, Japan's first ...</text:p>
      <text:p text:style-name="P4">
Videos: []</text:p>
      <text:p text:style-name="P4">
Audios: []</text:p>
      <text:p text:style-name="P4">
Images: []</text:p>
      <text:p text:style-name="P4">
Type: NewsArticle</text:p>
      <text:p text:style-name="P4">
Breadcrumbs: ['即时', '国际']</text:p>
      <text:p text:style-name="P4">
Keywords: ['七国集团', '日本', '广岛', '制裁俄罗斯', '乌克兰']</text:p>
      <!--METADATA-->
      <text:p text:style-name="P4">
The 49th Seventh National Group (G7) Summit opened on Friday (May 19) on Hiroshima, Japan. The leaders of the seven major developed countries will be at the original site of the atomic bomb of the Second World War to sacrifice new sanctions to Russia invaded Ukraine. Essence</text:p>
      <text:p text:style-name="P4">
Reuters reported that on Friday morning, Japanese Prime Minister Kishida and the leaders of the United States, Germany, Britain, France, Italy, and Canada visited the Nuclear Explosion Museum in the Hiroshima Peace Memorial Park together. The leaders of the United States and Britain, the United States, and France, are the first time.</text:p>
      <text:p text:style-name="P4">
According to the summit schedule announced by the Japanese government earlier, the G7 leader will announce the strengthening of sanctions on Russia in the afternoon and conduct strategic consultations on this war that has not seen ease for more than a year.</text:p>
      <text:p text:style-name="P4">
The British government issued a statement saying that British Prime Minister Sunak will announce at the G7 summit to prohibit Russia's diamonds from imported copper, aluminum and nickel from Russia to support Ukraine.</text:p>
      <text:p text:style-name="P4">
European Council Chairman Michelle said <text:a xlink:type="simple" xlink:href="https://www.zaobao.com/realtime/world/story20230518-1395941" text:style-name="Internet_20_link" text:visited-style-name="Visited_20_Internet_20_Link">
</text:a>
Essence</text:p>
      <text:p text:style-name="P4">
A senior US official said that the G7 summit "will issue a strong statement to show unity, strength and commitment."</text:p>
      <text:p text:style-name="P4">
The senior official said that the United States will include another 70 entities on the blacklist and expand sanctions to 300 entities, as well as new areas of Russia's economy.</text:p>
      <text:p text:style-name="P4">
The G7 summit will last three days and will be held until the 21st.</text:p>
      <text:p text:style-name="P4">
News Source: <text:a xlink:type="simple" xlink:href="https://www.zaobao.com.sg/realtime/world/story20230519-1396111" text:style-name="Internet_20_link" text:visited-style-name="Visited_20_Internet_20_Link">
https://www.zaobao.com.sg/realtime/world/story20230519-1396111</text:a>
</text:p>
      <!--NEWS-->
      <text:h text:style-name="P10" text:outline-level="1">
<text:span text:style-name="T4">
Andyvo's "Orange Prince" involved in infringement and beauty judge photographer won the lawsuit</text:span>
</text:h>
      <text:p text:style-name="P4">
Publisher: 法新社</text:p>
      <text:p text:style-name="P4">
Published Time: 2023-05-19T11:02:09+00:00</text:p>
      <text:p text:style-name="P4">
Modified Time: 2023-05-19T10:35:02+00:00</text:p>
      <text:p text:style-name="P4">
Description: (Agence France -Presse Washington, 18th) The US Supreme Court made a ruling of an important impact on the art market today to determine the photos of Pup Pupu's Father Andyvo Foundation authorized the use of photos of the old pop music superstar "Prince" Printing works, infringing the copyright of photographer photograp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5-19T11-02-09-00-00/000000.png" xlink:type="simple" xlink:show="embed" xlink:actuate="onLoad" draw:mime-type="image/png"/>
</draw:frame>
The Supreme Court of the United States ruled that when the Andy Warhol Foundation authorized the "VanityFair" magazine to use the screen printing picture "Orange Prince", the well -known photographer Gao Gao who took this photo Lynngoldsmith should get a fee.</text:p>
      <text:p text:style-name="P4">
In the ruling of 7 votes and 2 votes, the court avoided the controversy of the long -term works around Andywo's works, and whether the "Orange Prince" created by Ga Smith's photo should be regarded as an independent art work.</text:p>
      <text:p text:style-name="P4">
Instead, the court focuses on the use of the Andywa Foundation for this work: the Foundation sells this work as a portrait of the prince and sells it to the "Flower World" magazine to make money. Like other magazines, the use of Gaosmis's hands, the prince puts it out. A black and white photo of the same posture.</text:p>
      <text:p text:style-name="P4">
The court stated that in this case, the business authorization of the foundation was not "reasonable" of Gaosmis's works, so she should be paid.</text:p>
      <text:p text:style-name="P4">
Although this view is narrow, it may have a widespread impact, because technology, especially generativeai, make the re -creation of adaptation and change of original style, threatening artists' livelihood. (Translator: Lin Yifeng/Draft: Dai Yazhen)</text:p>
      <text:p text:style-name="P4">
News Source: <text:a xlink:type="simple" xlink:href="https://www.rfi.fr/cn/%E5%9B%BD%E9%99%85%E6%8A%A5%E9%81%93/20230519-%E5%AE%89%E8%BF%AA%E6%B2%83%E8%8D%B7-%E6%A9%98%E8%89%B2%E7%8E%8B%E5%AD%90-%E6%B6%89%E4%BE%B5%E6%9D%83-%E7%BE%8E%E5%88%A4%E6%91%84%E5%BD%B1%E5%B8%88%E8%83%9C%E8%AF%89" text:style-name="Internet_20_link" text:visited-style-name="Visited_20_Internet_20_Link">
https://www.rfi.fr/cn/%E5%9B%BD%E9%99%85%E6%8A%A5%E9%81%93/20230519-%E5%AE%89%E8%BF%AA%E6%B2%83%E8%8D%B7-%E6%A9%98%E8%89%B2%E7%8E%8B%E5%AD%90-%E6%B6%89%E4%BE%B5%E6%9D%83-%E7%BE%8E%E5%88%A4%E6%91%84%E5%BD%B1%E5%B8%88%E8%83%9C%E8%AF%89</text:a>
</text:p>
      <!--NEWS-->
      <text:h text:style-name="P10" text:outline-level="1">
<text:span text:style-name="T4">
After many years of isolated, Syrian President attended the Arab League meeting</text:span>
</text:h>
      <text:p text:style-name="P4">
Author: None (Language: zh)</text:p>
      <text:p text:style-name="P4">
Publisher: None</text:p>
      <text:p text:style-name="P4">
Time: 2023-05-19T11:04:00Z</text:p>
      <text:p text:style-name="P4">
Description: Syrian President Assad arrived in Saudi Arabia to participate in the Arab League Summit on Friday. This is the first time he has participated in this summit since Syria was suspended from the qualifications of the members of the Arab League in 2011.</text:p>
      <text:p text:style-name="P4">
Videos: []</text:p>
      <text:p text:style-name="P4">
Images: ["<text:a xlink:type="simple" xlink:href="https://static.dw.com/image/65671867_303.jpg" text:style-name="Internet_20_link" text:visited-style-name="Visited_20_Internet_20_Link">
65671867_303.jpg</text:a>
", "<text:a xlink:type="simple" xlink:href="https://static.dw.com/image/56862116_303.jpg" text:style-name="Internet_20_link" text:visited-style-name="Visited_20_Internet_20_Link">
56862116_303.jpg</text:a>
", "<text:a xlink:type="simple" xlink:href="https://static.dw.com/image/56862043_303.jpg" text:style-name="Internet_20_link" text:visited-style-name="Visited_20_Internet_20_Link">
56862043_303.jpg</text:a>
", "<text:a xlink:type="simple" xlink:href="https://static.dw.com/image/56862024_303.jpg" text:style-name="Internet_20_link" text:visited-style-name="Visited_20_Internet_20_Link">
56862024_303.jpg</text:a>
", "<text:a xlink:type="simple" xlink:href="https://static.dw.com/image/56862012_303.jpg" text:style-name="Internet_20_link" text:visited-style-name="Visited_20_Internet_20_Link">
56862012_303.jpg</text:a>
", "<text:a xlink:type="simple" xlink:href="https://static.dw.com/image/56862000_303.jpg" text:style-name="Internet_20_link" text:visited-style-name="Visited_20_Internet_20_Link">
56862000_303.jpg</text:a>
", "<text:a xlink:type="simple" xlink:href="https://static.dw.com/image/56862091_303.jpg" text:style-name="Internet_20_link" text:visited-style-name="Visited_20_Internet_20_Link">
56862091_303.jpg</text:a>
", "<text:a xlink:type="simple" xlink:href="https://static.dw.com/image/56861988_303.jpg" text:style-name="Internet_20_link" text:visited-style-name="Visited_20_Internet_20_Link">
56861988_303.jpg</text:a>
", "<text:a xlink:type="simple" xlink:href="https://static.dw.com/image/56862873_303.jpg" text:style-name="Internet_20_link" text:visited-style-name="Visited_20_Internet_20_Link">
56862873_303.jpg</text:a>
", "<text:a xlink:type="simple" xlink:href="https://static.dw.com/image/56862079_303.jpg" text:style-name="Internet_20_link" text:visited-style-name="Visited_20_Internet_20_Link">
56862079_303.jpg</text:a>
", "<text:a xlink:type="simple" xlink:href="https://static.dw.com/image/56862069_303.jpg" text:style-name="Internet_20_link" text:visited-style-name="Visited_20_Internet_20_Link">
56862069_303.jpg</text:a>
", "<text:a xlink:type="simple" xlink:href="https://static.dw.com/image/56862104_303.jpg" text:style-name="Internet_20_link" text:visited-style-name="Visited_20_Internet_20_Link">
56862104_303.jpg</text:a>
"]</text:p>
      <text:p text:style-name="P4">
Subject: 时政风云</text:p>
      <text:p text:style-name="P4">
Subjects: ['奥巴马', '叙利亚内战', '联合国', '阿萨德家族', '人权', '美国']</text:p>
      <text:p text:style-name="P4">
Keywords: ['阿拉伯联盟', '叙利亚内战', '阿萨德', '沙特阿拉伯', '美国', '联合国', '战争罪']</text:p>
      <text:p text:style-name="P4">
Id: 65676879</text:p>
      <!--METADATA-->
      <text:p text:style-name="P4">
<text:a xlink:type="simple" xlink:href="https://www.dw.com/zh/overlay/image/article/65676879/65671867" text:style-name="Internet_20_link" text:visited-style-name="Visited_20_Internet_20_Link">
 <draw:frame draw:style-name="fr1" draw:name="Image66" text:anchor-type="as-char" svg:width="6.9236in" svg:height="3.896998in" draw:z-index="0">
<draw:image xlink:href="../Images/dwzh/2023-05-19T11-04-00Z/65671867_303.jpg" xlink:type="simple" xlink:show="embed" xlink:actuate="onLoad" draw:mime-type="image/jpeg"/>
</draw:frame>
</text:a>
Syrian President Assad (in the picture) arrived at Gada to participate in the 32nd Ang League Summit</text:p>
      <text:p text:style-name="P4">
(Voice of Germany Chinese) <text:a xlink:type="simple" xlink:href="https://www.dw.com/zh/zh/再度连任-阿萨德继续执掌叙利亚/a-57668127" text:style-name="Internet_20_link" text:visited-style-name="Visited_20_Internet_20_Link">
</text:a>
A speech will be delivered at the Arab League Summit in Saudi Arabia on Friday (May 19). This is the first time that Assad has participated in the organization's summit for the first time since Syria was suspended from the qualifications of the Arab League.</text:p>
      <text:p text:style-name="P4">
Asad was officially invited to participate in the 32nd Ang League Summit in Gada, Western Arabia, Saudi Arabia last week. On Thursday, when he set foot on the apron at King Abdul Aziz International Airport, he looked very easy and pleasant.</text:p>
      <text:p text:style-name="P4">
Prince Badr Bin Sultan, the deputy governor of the Saint City Melizer, and Ahmed Aboulgheit, the Secretary -General of the Arab League, and several local officials officially greeted Assad together.</text:p>
      <text:h text:style-name="P12" text:outline-level="3">
<text:span text:style-name="T4">
** Syria comes from isolated from isolated.</text:span>
</text:h>
      <text:p text:style-name="P4">
After the government led by Assad brutally suppressed the anti -government protests in 2011, the Arab League, composed of 22 member states, suspended Syria's qualifications in the same year.</text:p>
      <text:p text:style-name="P4">
The Arab National Alliance held a special foreign minister on May 7 this year to agree to restore the qualifications of Syrian member states. Now that Assad's return to the Arab League marks that Damascus has achieved a significant symbolic victory, Syrian authorities are trying to restore relations with countries in the region.</text:p>
      <text:p text:style-name="P4">
According to investigators of the UN War, <text:a xlink:type="simple" xlink:href="https://www.dw.com/zh/zh/化武专家在叙利亚还能找到毒气证据吗/a-43432662" text:style-name="Internet_20_link" text:visited-style-name="Visited_20_Internet_20_Link">
</text:a>
, But the Syrian government has denied this.</text:p>
      <text:p text:style-name="P4">
*<draw:frame draw:style-name="fr1" draw:name="Image67" text:anchor-type="as-char" svg:width="6.9236in" svg:height="3.896998in" draw:z-index="0">
<draw:image xlink:href="../Images/dwzh/2023-05-19T11-04-00Z/56862116_303.jpg" xlink:type="simple" xlink:show="embed" xlink:actuate="onLoad" draw:mime-type="image/jpeg"/>
</draw:frame>
#</text:p>
      <text:h text:style-name="P13" text:outline-level="4">
<text:span text:style-name="T4">
The Ten -year War of Syria</text:span>
</text:h>
      <text:h text:style-name="P12" text:outline-level="3">
<text:span text:style-name="T4">
Broken memory in Rakka</text:span>
</text:h>
      <text:p text:style-name="P4">
In 2019, La Ka, a woman pushed a stroller through the destroyed city. Photographer Aboodhamam said: "In 2017, I started shooting my hometown. Every corner here has my memories. They destroy all of this. My photo will one day become historical documents. "</text:p>
      <text:p text:style-name="P4">
*<draw:frame draw:style-name="fr1" draw:name="Image68" text:anchor-type="as-char" svg:width="6.9236in" svg:height="3.896998in" draw:z-index="0">
<draw:image xlink:href="../Images/dwzh/2023-05-19T11-04-00Z/56862043_303.jpg" xlink:type="simple" xlink:show="embed" xlink:actuate="onLoad" draw:mime-type="image/jpeg"/>
</draw:frame>
#</text:p>
      <text:h text:style-name="P13" text:outline-level="4">
<text:span text:style-name="T4">
The Ten -year War of Syria</text:span>
</text:h>
      <text:h text:style-name="P12" text:outline-level="3">
<text:span text:style-name="T4">
A picture, endless pain</text:span>
</text:h>
      <text:p text:style-name="P4">
In 2020, Idlib: The two sons mourned the killed mother. At the beginning of the war, photographer Ghaithalsayed himself was only 17 years old. His brother was also killed in an explosion. He said, "When I took this photo, all my brothers were bombarded all the horror feelings, and I suddenly cried."</text:p>
      <text:p text:style-name="P4">
*<draw:frame draw:style-name="fr1" draw:name="Image69" text:anchor-type="as-char" svg:width="6.9236in" svg:height="3.896998in" draw:z-index="0">
<draw:image xlink:href="../Images/dwzh/2023-05-19T11-04-00Z/56862024_303.jpg" xlink:type="simple" xlink:show="embed" xlink:actuate="onLoad" draw:mime-type="image/jpeg"/>
</draw:frame>
#</text:p>
      <text:h text:style-name="P13" text:outline-level="4">
<text:span text:style-name="T4">
The Ten -year War of Syria</text:span>
</text:h>
      <text:h text:style-name="P12" text:outline-level="3">
<text:span text:style-name="T4">
Lost in rubble</text:span>
</text:h>
      <text:p text:style-name="P4">
Binish (Binish), a woman was holding her daughter in April 2020. In photos of Mohannadzayat, they are like small creatures in the ruins desert. They want to find a living place in a destroyed school. This is a dangerous shelter, but chat is better than nothing. There is no vacuum tent in the nearby business camp.</text:p>
      <text:p text:style-name="P4">
*<draw:frame draw:style-name="fr1" draw:name="Image70" text:anchor-type="as-char" svg:width="6.9236in" svg:height="3.896998in" draw:z-index="0">
<draw:image xlink:href="../Images/dwzh/2023-05-19T11-04-00Z/56862012_303.jpg" xlink:type="simple" xlink:show="embed" xlink:actuate="onLoad" draw:mime-type="image/jpeg"/>
</draw:frame>
#</text:p>
      <text:h text:style-name="P13" text:outline-level="4">
<text:span text:style-name="T4">
The Ten -year War of Syria</text:span>
</text:h>
      <text:h text:style-name="P12" text:outline-level="3">
<text:span text:style-name="T4">
Drink water from a bomb pit</text:span>
</text:h>
      <text:p text:style-name="P4">
In June 2013, Aleppo: A water pipe was destroyed in a attack. The boy immediately drank water from a full bouncing pit. Photographer MuzzaFarsalman: "At that time, some people said that the photo was not real. I also said that I should give my children clean water. But I think that if you want to change the reality, you must first show reality."</text:p>
      <text:p text:style-name="P4">
*<draw:frame draw:style-name="fr1" draw:name="Image71" text:anchor-type="as-char" svg:width="6.9236in" svg:height="3.896998in" draw:z-index="0">
<draw:image xlink:href="../Images/dwzh/2023-05-19T11-04-00Z/56862000_303.jpg" xlink:type="simple" xlink:show="embed" xlink:actuate="onLoad" draw:mime-type="image/jpeg"/>
</draw:frame>
#</text:p>
      <text:h text:style-name="P13" text:outline-level="4">
<text:span text:style-name="T4">
The Ten -year War of Syria</text:span>
</text:h>
      <text:h text:style-name="P12" text:outline-level="3">
<text:span text:style-name="T4">
Ghouta (ghouta)</text:span>
</text:h>
      <text:p text:style-name="P4">
In March 2018, a man fled the ancient tower, and a man packed the child to the exit of freedom with his suitcase. Photographer Omarsanadiki wrote: "After all, the Syrian war not only changed the country. It also changed us -how to view the people and how to take photos to the world to convey humanity information to the world."</text:p>
      <text:p text:style-name="P4">
*<draw:frame draw:style-name="fr1" draw:name="Image72" text:anchor-type="as-char" svg:width="6.9236in" svg:height="3.896998in" draw:z-index="0">
<draw:image xlink:href="../Images/dwzh/2023-05-19T11-04-00Z/56862091_303.jpg" xlink:type="simple" xlink:show="embed" xlink:actuate="onLoad" draw:mime-type="image/jpeg"/>
</draw:frame>
#</text:p>
      <text:h text:style-name="P13" text:outline-level="4">
<text:span text:style-name="T4">
The Ten -year War of Syria</text:span>
</text:h>
      <text:h text:style-name="P12" text:outline-level="3">
<text:span text:style-name="T4">
Survive and persist</text:span>
</text:h>
      <text:p text:style-name="P4">
In 2017, the UMM Mohammed and her husband were sitting in the destroyed house -as if nothing happened. Photographer Sameer Al-Doumy said: "This woman is one of the most impressive people I have encountered. She was seriously injured and her husband was seriously injured soon. She stayed at home to take care of her husband. In my opinion, her toughness reflects the true appearance of the Syrian people. "</text:p>
      <text:p text:style-name="P4">
*<draw:frame draw:style-name="fr1" draw:name="Image73" text:anchor-type="as-char" svg:width="6.9236in" svg:height="3.896998in" draw:z-index="0">
<draw:image xlink:href="../Images/dwzh/2023-05-19T11-04-00Z/56861988_303.jpg" xlink:type="simple" xlink:show="embed" xlink:actuate="onLoad" draw:mime-type="image/jpeg"/>
</draw:frame>
#</text:p>
      <text:h text:style-name="P13" text:outline-level="4">
<text:span text:style-name="T4">
The Ten -year War of Syria</text:span>
</text:h>
      <text:h text:style-name="P12" text:outline-level="3">
<text:span text:style-name="T4">
Mother Mourning Son</text:span>
</text:h>
      <text:p text:style-name="P4">
In 2017, the Daraa area. There is nothing worth celebrating this year. Photographer Mohamadabazeed said: "In 2017, I accompanied the woman to visit her son's grave on the first day of Eid. Can take pictures. "</text:p>
      <text:p text:style-name="P4">
*<draw:frame draw:style-name="fr1" draw:name="Image74" text:anchor-type="as-char" svg:width="6.9236in" svg:height="3.896998in" draw:z-index="0">
<draw:image xlink:href="../Images/dwzh/2023-05-19T11-04-00Z/56862873_303.jpg" xlink:type="simple" xlink:show="embed" xlink:actuate="onLoad" draw:mime-type="image/jpeg"/>
</draw:frame>
#</text:p>
      <text:h text:style-name="P13" text:outline-level="4">
<text:span text:style-name="T4">
The Ten -year War of Syria</text:span>
</text:h>
      <text:h text:style-name="P12" text:outline-level="3">
<text:span text:style-name="T4">
childhood on wheelchair</text:span>
</text:h>
      <text:p text:style-name="P4">
In December 2013, Damascus. The five -year -old Aya waited for Hou's father to cook for her in a wheelchair. On the way to school, a shell hit her. She told: "I wore brown shoes that day. First, I saw the shoes flying in the air, and then saw that my legs also flew up."</text:p>
      <text:p text:style-name="P4">
*<draw:frame draw:style-name="fr1" draw:name="Image75" text:anchor-type="as-char" svg:width="6.9236in" svg:height="3.896998in" draw:z-index="0">
<draw:image xlink:href="../Images/dwzh/2023-05-19T11-04-00Z/56862079_303.jpg" xlink:type="simple" xlink:show="embed" xlink:actuate="onLoad" draw:mime-type="image/jpeg"/>
</draw:frame>
#</text:p>
      <text:h text:style-name="P13" text:outline-level="4">
<text:span text:style-name="T4">
The Ten -year War of Syria</text:span>
</text:h>
      <text:h text:style-name="P12" text:outline-level="3">
<text:span text:style-name="T4">
Syrian stunt actor</text:span>
</text:h>
      <ul>
        <li>
<draw:frame draw:style-name="fr1" draw:name="Image76" text:anchor-type="as-char" svg:width="6.9236in" svg:height="3.896998in" draw:z-index="0">
<draw:image xlink:href="../Images/dwzh/2023-05-19T11-04-00Z/56862069_303.jpg" xlink:type="simple" xlink:show="embed" xlink:actuate="onLoad" draw:mime-type="image/jpeg"/>
</draw:frame>
#</li>
      </ul>
      <text:h text:style-name="P13" text:outline-level="4">
<text:span text:style-name="T4">
The Ten -year War of Syria</text:span>
</text:h>
      <text:h text:style-name="P12" text:outline-level="3">
<text:span text:style-name="T4">
Hope there is a new start</text:span>
</text:h>
      <text:p text:style-name="P4">
In 2020, after signing the ceasefire agreement, the family returned to the home in southern Idlib. When Ali Hajsuleiman took this photo, I was in a complicated mood: "I am happy for these people to return to my hometown. At the same time, I am sad because I am also displaced -I can't go back."</text:p>
      <text:p text:style-name="P4">
*<draw:frame draw:style-name="fr1" draw:name="Image77" text:anchor-type="as-char" svg:width="6.9236in" svg:height="3.896998in" draw:z-index="0">
<draw:image xlink:href="../Images/dwzh/2023-05-19T11-04-00Z/56862104_303.jpg" xlink:type="simple" xlink:show="embed" xlink:actuate="onLoad" draw:mime-type="image/jpeg"/>
</draw:frame>
#</text:p>
      <text:h text:style-name="P13" text:outline-level="4">
<text:span text:style-name="T4">
The Ten -year War of Syria</text:span>
</text:h>
      <text:h text:style-name="P12" text:outline-level="3">
<text:span text:style-name="T4">
Ancient Roman Heritage</text:span>
</text:h>
      <text:p text:style-name="P4">
This is also the Syria in the war: Bosla ancient Roman Theater in the Drama area was soaked in a heavy rain in 2018. (Note: All photos concentrated in this picture are provided by the UN Humanitarian Affairs Coordination Department, but the accuracy of information from third -party information cannot be guaranteed. Cooperation with them does not mean that the United Nations has participated in the shooting of photos.)</text:p>
      <text:p text:style-name="P4">
Author: Friedel Taube, Gonan Cutanosky</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Saudi Arabia, Qatar, and other countries have supported anti -Assad's rebels over the years, but the Syrian army re -controlled most of the country many years ago. Since March 2011, the Syrian civil war has killed nearly 500,000 people, and nearly 14 million people have dispatched, accounting for half of the country's pre -war.</text:p>
      <text:h text:style-name="P12" text:outline-level="3">
<text:span text:style-name="T4">
Western evaluation of Assad and Arab League</text:span>
</text:h>
      <text:p text:style-name="P4">
The United States and Germany have expressed their opposition to the normalization of the relationship with Assad. "Some common goals", such as Austintice, a former U.S. Marine Warrior and journalist Austintice, who were kidnapped in Syria in 2012.</text:p>
      <text:p text:style-name="P4">
(Reuters, Agence France -Presse, Associated Press)</text:p>
      <text:p text:style-name="P4">
News Source: <text:a xlink:type="simple" xlink:href="https://www.dw.com/zh/遭孤立多年后-叙利亚总统出席阿盟会议/a-65676879" text:style-name="Internet_20_link" text:visited-style-name="Visited_20_Internet_20_Link">
https://www.dw.com/zh/遭孤立多年后-叙利亚总统出席阿盟会议/a-65676879?maca=chi-rss-chi-all-1127-rdf</text:a>
</text:p>
      <!--NEWS-->
      <text:h text:style-name="P10" text:outline-level="1">
<text:span text:style-name="T4">
Is Liang Chengyun, who was sentenced to a double -sided spy? Why does "patriotic overseas leader" become "the mouse enters the box and get angry"?</text:span>
</text:h>
      <text:p text:style-name="P4">
Author: chinese@voanews.com (方冰)</text:p>
      <text:p text:style-name="P4">
Publisher: 美国之音中文网 (Type: NewsMediaOrganization)</text:p>
      <text:p text:style-name="P4">
Published Time: 2023-05-19T11:10:41+08:00</text:p>
      <text:p text:style-name="P4">
Modified Time: 2023-05-19 17:20:27Z</text:p>
      <text:p text:style-name="P4">
Description: In the context of the deterioration of US -China relations, the two sides have continued to upgrade the spy actions. The latest case shows that a long -term pro -Beijing Chinese organization in the United States is in charge of the United States. Both of these leaders belong to the "China Peaceful Promotion Association", which is the "China Peace Promotional Promotion Association", which has a banner of "anti -independence and promotion", which has triggered a discussion of the embarrassing situation of "not people inside and outside".</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us-china-arrested-sentenced-espionage-relatively-cause-pro-beijing-overseas-chinese-leaders-in-embarrassing-situation/7099443.html" text:style-name="Internet_20_link" text:visited-style-name="Visited_20_Internet_20_Link">
https://www.voachinese.com/a/us-china-arrested-sentenced-espionage-relatively-cause-pro-beijing-overseas-chinese-leaders-in-embarrassing-situation/7099443.html</text:a>
</text:p>
      <!--NEWS-->
      <text:h text:style-name="P10" text:outline-level="1">
<text:span text:style-name="T4">
Column | Labor Communication: Workers in Songgang Yunfeng Electronics Factory, Baoan District, Shenzhen request for compensation (3)</text:span>
</text:h>
      <text:p text:style-name="P4">
Author: None</text:p>
      <text:p text:style-name="P4">
Publisher: Radio Free Asia (Organization)</text:p>
      <text:p text:style-name="P4">
Published Time: 2023-05-19T11:16:42-04:00</text:p>
      <text:p text:style-name="P4">
Modified Time: 2023-05-19T11:16:42-04:00</text:p>
      <text:p text:style-name="P4">
Description: None</text:p>
      <text:p text:style-name="P4">
Videos: []</text:p>
      <text:p text:style-name="P4">
Audios: ["<text:a xlink:type="simple" xlink:href="https://www.rfa.org/mandarin/zhuanlan/laogongtongxun/hdf-05192023111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645512in" draw:z-index="0">
<draw:image xlink:href="../Images/rfamandarin/2023-05-19T11-16-42-04-00/000000.png" xlink:type="simple" xlink:show="embed" xlink:actuate="onLoad" draw:mime-type="image/png"/>
</draw:frame>
 <text:a xlink:type="simple" xlink:href="https://www.rfa.org/mandarin/zhuanlan/laogongtongxun/hdf-05192023111630.html/@@images/image" text:style-name="Internet_20_link" text:visited-style-name="Visited_20_Internet_20_Link">
</text:a>
Photo: RFA  <text:a xlink:type="simple" xlink:href="https://www.rfa.org/mandarin/zhuanlan/laogongtongxun/hdf-05192023111630.html/@@stream" text:style-name="Internet_20_link" text:visited-style-name="Visited_20_Internet_20_Link">
</text:a>
Before the May 1st Labor Day this year, Yunfeng Electronic Technology (Shenzhen) Co., Ltd., located in Songgang Street, Baoan District, Shenzhen, suddenly began to dismantle and move the machine to cause workers to suspect that the boss wanted to close the factory. Emotionally excited workers are at a loss, they will [] <text:a xlink:type="simple" xlink:href="https://maps.clb.org.hk/" text:style-name="Internet_20_link" text:visited-style-name="Visited_20_Internet_20_Link">
</text:a>
, Asking the boss to promise to make reasonable compensation.</text:p>
      <text:p text:style-name="P4">
The local police came to the scene, and the fire was laid the inflatable cushion downstairs to prevent unexpected. The local union was absent as usual.</text:p>
      <text:p text:style-name="P4">
A news from the website of Songgang Street Office, Baoan District said that just three weeks before the incident, the Songgang Street Trade Union just opened <text:a xlink:type="simple" xlink:href="http://www.baoan.gov.cn/sgjd/zwgk/qt/gzdt/content/post_10517892.html" text:style-name="Internet_20_link" text:visited-style-name="Visited_20_Internet_20_Link">
</text:a>
Chen Jinhua, vice chairman of Baoan District Trade Union, spoke at the meeting, requiring the grassroots trade unions to do their best to do practical things, do good things, and solve difficult things for employees, so as to continuously enhance the sense of perception, response, influence and cohesion of the union. The brand and union chairman are bright. "</text:p>
      <text:p text:style-name="P4">
Ding Yan, chairman of the Songgang Street Trade Union, stated at the meeting that she would work hard to build a strong team of union cadres to do well To realize "the yearning for employees for a better life", so that employees and masses can truly feel that the union is the "home of employees", and the union cadre is the most trusted "family".</text:p>
      <text:p text:style-name="P4">
The words of the chairman of the two -level trade union did not fall. Three weeks later, the Yunfeng factory appeared in the situation of "the party and government, the need for society, and the employee urgently".</text:p>
      <text:p text:style-name="P4">
According to Yunfeng Electronic Technology (Shenzhen) limited <text:a xlink:type="simple" xlink:href="http://www.welfarepcb.com/profile_cn.html" text:style-name="Internet_20_link" text:visited-style-name="Visited_20_Internet_20_Link">
</text:a>
Data, in May 1984 Yunfeng Circuit Edition Co., Ltd. was established in Hong Kong. In May 1991, Shenzhen Songgang Yunfeng Circuit Board Factory was established. And renamed Yunfeng Electronic Technology (Shenzhen) Co., Ltd..</text:p>
      <text:p text:style-name="P4">
The factory <text:a xlink:type="simple" xlink:href="http://www.welfarepcb.com/index_cn.html" text:style-name="Internet_20_link" text:visited-style-name="Visited_20_Internet_20_Link">
</text:a>
Including internationally renowned brands such as Sony, Casio, Foxconn, Sanmei Electric, are <text:a xlink:type="simple" xlink:href="http://www.welfarepcb.com/awards_cn.html" text:style-name="Internet_20_link" text:visited-style-name="Visited_20_Internet_20_Link">
</text:a>
"," The best supplier "and" key component supplier ", Foxconn's" quality performance supplier ", and twice received Sony's thank you.</text:p>
      <text:p text:style-name="P4">
In addition, the Yunfeng Plant was also awarded the "Green Enterprise" of Shenzhen, the advanced unit of legal education in Shenzhen, the excellent enterprise of Baoan District, the excellent enterprise of Songgang Street, and the China Customs Trusting Enterprise.</text:p>
      <text:p text:style-name="P4">
Such a customer stabilized and was awarded by governments at all levels, and the factory also established a trade union. Why is the trust between enterprises and employees so fragile? Why did workers ask for demands and developed to the roof of the floor at once? Have the workers looking for help before going to the roof? After the incident, did the local unions say what the chairman said at the union congress "bright brand and bright identity" to give full play to the union perception, response, influence and cohesion. Representatives of workers negotiated with corporate negotiations to solve problems?</text:p>
      <text:p text:style-name="P4">
Please listen to me with these questions and talk to the "Employee Psychological Consultation Line" of the Federation of Trade Unions of the Baoan District Federation of Shenzhen and the conversation of the chairman of the union of Yunfeng Electronic Technology (Shenzhen) Co., Ltd.</text:p>
      <text:p text:style-name="P4">
News Source: <text:a xlink:type="simple" xlink:href="https://www.rfa.org/mandarin/zhuanlan/laogongtongxun/hdf-05192023111630.html" text:style-name="Internet_20_link" text:visited-style-name="Visited_20_Internet_20_Link">
https://www.rfa.org/mandarin/zhuanlan/laogongtongxun/hdf-05192023111630.html</text:a>
</text:p>
      <!--NEWS-->
      <text:h text:style-name="P10" text:outline-level="1">
<text:span text:style-name="T4">
The prospect of the negotiation of the upper limit of the debt in the United States is optimistic about Asian stocks more</text:span>
</text:h>
      <text:p text:style-name="P4">
Publisher: 法新社</text:p>
      <text:p text:style-name="P4">
Published Time: 2023-05-19T11:32:08+00:00</text:p>
      <text:p text:style-name="P4">
Modified Time: 2023-05-19T11:05:03+00:00</text:p>
      <text:p text:style-name="P4">
Description: (Agence France -Presse, Hong Kong, 19th) On the basis of the global stock market rebound, most of the Asian stock markets have risen today. Investors are becoming more and more optimistic about the US Congress will finalize an agreement to raise the upper limit of debt and avoid disaster defaul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5-19T11-32-08-00-00/000000.png" xlink:type="simple" xlink:show="embed" xlink:actuate="onLoad" draw:mime-type="image/png"/>
</draw:frame>
Due to the worries about the Chinese economy, the Hong Kong and Shanghai stock markets fell.</text:p>
      <text:p text:style-name="P4">
After a few weeks of long negotiations at Capitol Hill, Congress leaders seem to propose a proposal to Congress members before the government triedmed cash on June 1.</text:p>
      <text:p text:style-name="P4">
This also drives the rise of the three main indexes of Wall Street, continuing an increase of more than 1%on the 17th.</text:p>
      <text:p text:style-name="P4">
In Asia, although the data shows that Japan's inflation is still much higher than the goals of the Bank of Japan and the pressure of increasing the central bank's tightening monetary policy, the Tokyo stock market has risen again today, and the Nikkei index has soared to a new high of more than 30 years.</text:p>
      <text:p text:style-name="P4">
Sydney, Seoul, Singapore, Mumbai, Taipei, Manila, Wellington and Jakarta have also risen.</text:p>
      <text:p text:style-name="P4">
Stepheninnes, an analyst of SPI Asset Managemen (SPI Asset Managemen), said: "Although there is no formal signing agreement, the policy maker in Washington claims to increase the upper limit of US debt limits may appear next week. It's enough to make investors cheer. "</text:p>
      <text:p text:style-name="P4">
However, the Hong Kong stock market fell more than 1%because the income announced by the e -commerce giant Alibaba Group was lower than expected. This exacerbated investors' concerns about China's economic and consumer demand, which caused a sharp decline in technology stocks.</text:p>
      <text:p text:style-name="P4">
The Shanghai stock market has also fallen, and investors are paying attention to whether the People's Bank of China has launched any new stimulating economic measures after a series of economic data that is lower than expected.</text:p>
      <text:p text:style-name="P4">
News Source: <text:a xlink:type="simple" xlink:href="https://www.rfi.fr/cn/%E8%B4%A2%E7%BB%8F%E5%BF%AB%E8%AE%AF/20230519-%E7%BE%8E%E5%9B%BD%E4%B8%BE%E5%80%BA%E4%B8%8A%E9%99%90%E8%B0%88%E5%88%A4%E5%89%8D%E6%99%AF%E7%9C%8B%E5%A5%BD-%E4%BA%9A%E8%82%A1%E5%A4%9A%E6%94%B6%E9%AB%98" text:style-name="Internet_20_link" text:visited-style-name="Visited_20_Internet_20_Link">
https://www.rfi.fr/cn/%E8%B4%A2%E7%BB%8F%E5%BF%AB%E8%AE%AF/20230519-%E7%BE%8E%E5%9B%BD%E4%B8%BE%E5%80%BA%E4%B8%8A%E9%99%90%E8%B0%88%E5%88%A4%E5%89%8D%E6%99%AF%E7%9C%8B%E5%A5%BD-%E4%BA%9A%E8%82%A1%E5%A4%9A%E6%94%B6%E9%AB%98</text:a>
</text:p>
      <!--NEWS-->
      <text:h text:style-name="P10" text:outline-level="1">
<text:span text:style-name="T4">
G7 leaders visit Hiroshima Heping Memorial Hall</text:span>
</text:h>
      <text:p text:style-name="P4">
Author: 符祝慧 (Person)</text:p>
      <text:p text:style-name="P4">
Publisher: 联合早报 (Organization)</text:p>
      <text:p text:style-name="P4">
Published Time: 2023-05-19T11:41</text:p>
      <text:p text:style-name="P4">
Modified Time: 2023-05-19T11:56</text:p>
      <text:p text:style-name="P4">
Description: The leaders of the Seven Kingdoms Group (G7), including the three countries with nuclear weapons with nuclear weapons, visited the Hiroshima Heping Memorial Hall for the first time. Biden was the second US president to the Memorial Hall after the Obama in 2016. Japanese Prime Minister Kishida Kishita in Hiroshima ...</text:p>
      <text:p text:style-name="P4">
Videos: []</text:p>
      <text:p text:style-name="P4">
Audios: []</text:p>
      <text:p text:style-name="P4">
Images: []</text:p>
      <text:p text:style-name="P4">
Type: NewsArticle</text:p>
      <text:p text:style-name="P4">
Breadcrumbs: ['即时', '国际']</text:p>
      <text:p text:style-name="P4">
Keywords: ['七国集团', '广岛', '核武器', '岸田文雄']</text:p>
      <!--METADATA-->
      <text:p text:style-name="P4">
Including the three countries with nuclear weapons in the United States, Britain, and France [] <text:a xlink:type="simple" xlink:href="https://www.zaobao.com.sg/keywords/qi-guo-ji-tuan" text:style-name="Internet_20_link" text:visited-style-name="Visited_20_Internet_20_Link">
</text:a>
For the first time, the leader visited the Hiroshima Memorial Hall.</text:p>
      <text:p text:style-name="P4">
Biden was the second US president to the Memorial Hall after the Obama in 2016.</text:p>
      <text:p text:style-name="P4">
Japanese Prime Minister Kishita Kishita said to the reporter group in Hiroshima: "Because the summit is held in the atomic bomb explosion, I want to take this opportunity to share with the G7 leaders to share the ideal of achieving a nuclear -free world."</text:p>
      <text:p text:style-name="P4">
According to reports, at the seven -nation summit meeting, the "Nuclear Martial Arts World" action document based on the "Hiroshima Action Plan" advocated by Kishida. According to relevant sources, the outline proposal has been accepted by the leaders of the conference, and the content will be included in "nuclear weapons countries continue to work hard to reduce their nuclear arsenal and increase the transparency of its nuclear arsenal."</text:p>
      <text:p text:style-name="P4">
At the same time, the content of the document will also include the opposition to threatening and use with nuclear weapons, strengthening the nuclear non -diffusion system, and promoting the content of the world leaders to visit Hiroshima and Nagasaki.</text:p>
      <text:p text:style-name="P4">
Some media in Japan said: "These contents are mainly to warn Russia in Ukraine with nuclear weapons and the movement of China for nuclear arms."</text:p>
      <text:p text:style-name="P4">
News Source: <text:a xlink:type="simple" xlink:href="https://www.zaobao.com.sg/realtime/world/story20230519-1396118" text:style-name="Internet_20_link" text:visited-style-name="Visited_20_Internet_20_Link">
https://www.zaobao.com.sg/realtime/world/story20230519-1396118</text:a>
</text:p>
      <!--NEWS-->
      <text:h text:style-name="P10" text:outline-level="1">
<text:span text:style-name="T4">
A magnitude 7.7 earthquake occurred outside the shore of the South Pacific Islands triggered a number of national tsunami alerts</text:span>
</text:h>
      <text:p text:style-name="P4">
Author: 联合早报 (Person)</text:p>
      <text:p text:style-name="P4">
Publisher: 联合早报 (Organization)</text:p>
      <text:p text:style-name="P4">
Published Time: 2023-05-19T11:55</text:p>
      <text:p text:style-name="P4">
Modified Time: 2023-05-19T13:09</text:p>
      <text:p text:style-name="P4">
Description: A magnitude 7.7 earthquake in France's overseas territory in the South Pacific and the coast of the New Cauradonian Islands occurred on Friday (May 19), and many countries in the South Pacific received tsunami alerts. Reuters reports that the U.S. Geological Survey (USGS) said that the epicenter is located in New Kararido ...</text:p>
      <text:p text:style-name="P4">
Videos: []</text:p>
      <text:p text:style-name="P4">
Audios: []</text:p>
      <text:p text:style-name="P4">
Images: []</text:p>
      <text:p text:style-name="P4">
Type: NewsArticle</text:p>
      <text:p text:style-name="P4">
Breadcrumbs: ['即时', '国际']</text:p>
      <text:p text:style-name="P4">
Keywords: ['地震', '南太平洋', '海啸']</text:p>
      <!--METADATA-->
      <text:p text:style-name="P4">
A magnitude 7.7 earthquake in France's overseas territory in the South Pacific and the coast of the New Cauradonian Islands occurred on Friday (May 19), and many countries in the South Pacific received tsunami alerts.</text:p>
      <text:p text:style-name="P4">
Reuters reports that the US Geological Survey (USGS) said that the epicenter is located in the southeast of the Loyaltyislands of New Caledonia, with a depth of about 38 kilometers.</text:p>
      <text:p text:style-name="P4">
The Pacific Tsunami Early Warning Center said Wanuatu, Fiji and New Cauridonia may face tsunami threats. The Australian Meteorological Administration said that Lord Howe Island outside the East Coast of Australia also faced threats.</text:p>
      <text:p text:style-name="P4">
New Zealand is also evaluating whether the earthquake on Friday pose a threat to the New Zealand coast.</text:p>
      <text:p text:style-name="P4">
According to Agence France -Presse, the Pacific tsunami warning center in Honolulu, Hawaii, USA said that some coastal areas of Vanuatu may have 1 meter to 3 meters high.</text:p>
      <text:p text:style-name="P4">
It also warns that there may be small tsunami from 0.3 meters to 1.0 meters in New Cledonia, Fiji, Kiribas and New Zealand.</text:p>
      <text:p text:style-name="P4">
However, the counter staff at a hotel at Noumea, the capital of New Cauribania, said she did not feel the shock.</text:p>
      <text:p text:style-name="P4">
Ile des Pins, located at the eastern end of New Cauritonia, also said that she did not feel the earthquake or received any evacuation notice.</text:p>
      <text:p text:style-name="P4">
She said: "People continue to stay in the beach and restaurant."</text:p>
      <text:p text:style-name="P4">
News Source: <text:a xlink:type="simple" xlink:href="https://www.zaobao.com.sg/realtime/world/story20230519-1396120" text:style-name="Internet_20_link" text:visited-style-name="Visited_20_Internet_20_Link">
https://www.zaobao.com.sg/realtime/world/story20230519-1396120</text:a>
</text:p>
      <!--NEWS-->
      <text:h text:style-name="P10" text:outline-level="1">
<text:span text:style-name="T4">
Chinese and old joint military exercises have aroused regional national attention</text:span>
</text:h>
      <text:p text:style-name="P4">
Author: None</text:p>
      <text:p text:style-name="P4">
Publisher: Radio Free Asia (Organization)</text:p>
      <text:p text:style-name="P4">
Published Time: 2023-05-19T11:58:00-04:00</text:p>
      <text:p text:style-name="P4">
Modified Time: 2023-05-19T13:30:54-04:00</text:p>
      <text:p text:style-name="P4">
Description: None</text:p>
      <text:p text:style-name="P4">
Videos: []</text:p>
      <text:p text:style-name="P4">
Audios: ["<text:a xlink:type="simple" xlink:href="https://www.rfa.org/mandarin/yataibaodao/junshiwaijiao/jw1-051920231126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0" text:anchor-type="as-char" svg:width="6.9236in" svg:height="3.819147in" draw:z-index="0">
<draw:image xlink:href="../Images/rfamandarin/2023-05-19T11-58-00-04-00/000000.png" xlink:type="simple" xlink:show="embed" xlink:actuate="onLoad" draw:mime-type="image/png"/>
</draw:frame>
On May 11, 2023, the launching ceremony of the "Friendship Shield -20123" was the launching ceremony. <text:a xlink:type="simple" xlink:href="https://www.rfa.org/mandarin/yataibaodao/junshiwaijiao/jw1-05192023112643.html/@@images/image" text:style-name="Internet_20_link" text:visited-style-name="Visited_20_Internet_20_Link">
</text:a>
CCTV/Chinese Ministry of Defense <text:a xlink:type="simple" xlink:href="https://www.rfa.org/mandarin/yataibaodao/junshiwaijiao/jw1-05192023112643.html/@@stream" text:style-name="Internet_20_link" text:visited-style-name="Visited_20_Internet_20_Link">
</text:a>
The Chinese and Laos military recently held a joint military exercise in a high profile. China also showed the actual advanced weapons, which caused the concerns of neighboring countries such as Vietnam to worry about regional security.</text:p>
      <text:p text:style-name="P4">
<text:a xlink:type="simple" xlink:href="https://www.rfa.org/mandarin/yataibaodao/junshiwaijiao/cm-04122023095051.html" text:style-name="Internet_20_link" text:visited-style-name="Visited_20_Internet_20_Link">
<text:span text:style-name="T4">
 Who is a good Chinese friend in Southeast Asian? </text:span>
</text:a>
According to the English group of this station, from May 9th to May 28th, China and Laos held a joint military exercise called "Friendship Shield-20123". The exercise is based on the background of "cracking down on multinational armed criminal groups" and organized the "Mountains and Jungle Positions for Attack". A total of more than 900 people have participated in their strengths, including about 200 Chinese active teams and 700 Laos soldiers.</text:p>
      <text:p text:style-name="P4">
The Chinese Ministry of National Defense stated that the exercise aims to "implement the joint statement on further deepening the construction of the old destiny community in China", and the relevant content on strengthening the cooperation of defense and safety cooperation, consolidating and developing the comprehensive strategic partnership between the old and the development of the old and the old and the old and the old and the old strategic partnerships ","</text:p>
      <text:p text:style-name="P4">
A brief news from the official CCTV on the 17th shows that Laos participated in a light weapon provided by China such as fast pistols, multi -functional rifles, and remote sniper rifles under the guidance of Chinese instructors, and fired real bombs. In addition, the Chinese official media has also reported on the same day that this is the first time that the old officers and soldiers have experienced and learned a new type of automatic rifle developed by China.</text:p>
      <text:p text:style-name="P4">
CCTV also disclosed that the elderly troops also trained the real ammunition firing of car weapons, portable rocket launchers, grenades fired sniper and mortars.</text:p>
      <text:p text:style-name="P4">
<draw:frame draw:style-name="fr1" draw:name="Image81" text:anchor-type="as-char" svg:width="6.9236in" svg:height="4.615733in" draw:z-index="0">
<draw:image xlink:href="../Images/rfamandarin/2023-05-19T11-58-00-04-00/000001.png" xlink:type="simple" xlink:show="embed" xlink:actuate="onLoad" draw:mime-type="image/png"/>
</draw:frame>
In May 2023, the "Friendship Shield -20123" joint exercise. (Video screenshot/cctv) <text:a xlink:type="simple" xlink:href="https://www.rfa.org/mandarin/yataibaodao/junshiwaijiao/jw1-05192023112643.html/2d77057b-0e80-4f43-8124-e50c5174ab1c.png" text:style-name="Internet_20_link" text:visited-style-name="Visited_20_Internet_20_Link">
</text:a>
Wendellminnick, a Taiwan independent military analyst, told the English group that "such activities will definitely make the Vietnamese army be busy." He believes that Vietnam has always been Laos's largest traditional allies, but in recent years, Vientia Move closer to China.</text:p>
      <text:p text:style-name="P4">
China has always regarded Laos as the export market for military fire equipment, but Laos did not reach a large military purchase agreement with China due to lack of funds. Most weapons and military equipment used by the Laos army are still from the former Soviet Union and Russia.</text:p>
      <text:p text:style-name="P4">
According to Xinhua News Agency, in April 2017, Beijing presented a batch of "office equipment" to the Laos Ministry of Defense. The outside world suspects that these may be national defense equipment. In November of the same year, Vientiane announced a million US dollars of contracts, agreed to purchase weapons from northern China. Since Laos did not further disclose the details of the contract, whether the transaction was finally reached, the outside world could not be known.</text:p>
      <text:p text:style-name="P4">
According to reports, China provided the new version of the 191 assault rifle with Laos' joint military exercises. Compared with the previous 95 rifle, its weight is lighter and has a longer service life. It is reported that the first appearance of the 191 -type rifle was on the 70th anniversary of the founding of China in 2019. This model rifle has also recently invested in the army of the Xinjiang Military Region.</text:p>
      <text:p text:style-name="P4">
However, Xu Zhixiang, a senior researcher of the PLA's ground equipment specializing in the PLA's ground equipment, told the station that he did not think that the new Chinese rifle has a great advantage. The assault rifle is not much different from the previous 95 type. It is not yet possible to determine whether the rifle will be provided to Laos.</text:p>
      <text:p text:style-name="P4">
Yan Wende told the English group that the rifle made in China is a light weapon. The price is low. The Laos army can buy it, but it will not "change the overall situation." The PLA "knows what Laos needs, and the cost of light weapons and maintenance costs is low."</text:p>
      <text:p text:style-name="P4">
He analyzed that if the Laos military needs more advanced equipment, China can simply place Laos under its defense umbrella: "Missiles and radars can simply transfer to Laos through the debt leasing agreement, and it will be operated by Chinese technicians in Laos. ","</text:p>
      <text:p text:style-name="P4">
Although the official media of Vietnam did not report this time and the old military exercise, Vietnam's military analysts have always kept close attention to the development of the situation.</text:p>
      <text:p text:style-name="P4">
Vietnam used to be the only military allies in Laos. The two countries signed the National Defense Treaty in September 1977, and the firm connection between the two communist regimes dates back to the 1975 Vietnam War. But with the expansion of China's economic influence, China and Laos's partnerships are deepening.</text:p>
      <text:p text:style-name="P4">
An anonymous Hanoi observer told this station that although Laos holds a large number of military equipment made in China, its quality is not high.</text:p>
      <text:p text:style-name="P4">
Khangvu, an analyst at Boston College in the United States, told the Vietnamese group: "This military exercise may make Laos further move closer to China. To strengthen defense cooperation between China and Laos, it will also weaken Vietnam and Laos' defense relationship."</text:p>
      <text:p text:style-name="P4">
Reporter: Jingwei Responsible Editor: He Ping.com editor: Ruizhe</text:p>
      <text:p text:style-name="P4">
News Source: <text:a xlink:type="simple" xlink:href="https://www.rfa.org/mandarin/yataibaodao/junshiwaijiao/jw1-05192023112643.html" text:style-name="Internet_20_link" text:visited-style-name="Visited_20_Internet_20_Link">
https://www.rfa.org/mandarin/yataibaodao/junshiwaijiao/jw1-05192023112643.html</text:a>
</text:p>
      <!--NEWS-->
      <text:h text:style-name="P10" text:outline-level="1">
<text:span text:style-name="T4">
Russia restores the two countries' navigation parts of the George Asians to support the Ukrainian watches dissatisfaction</text:span>
</text:h>
      <text:p text:style-name="P4">
Publisher: 法新社</text:p>
      <text:p text:style-name="P4">
Published Time: 2023-05-19T12:02:09+00:00</text:p>
      <text:p text:style-name="P4">
Modified Time: 2023-05-19T11:35:02+00:00</text:p>
      <text:p text:style-name="P4">
Description: (AFP George Atabili, 19th) On the second year of Russia's invasion of Ukraine into the second year and the West's isolated deepening of Russia, Russia announced the restart of the air travel with Georgia, causing some Georgia people to be dissatisfi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5-19T12-02-09-00-00/000000.png" xlink:type="simple" xlink:show="embed" xlink:actuate="onLoad" draw:mime-type="image/png"/>
</draw:frame>
Agence France -Presse reported that in a green university campus at TBILISI, a group of students in a green university campus, they were discussing plans to go to Tsibilisi Airport to participate in protests, and they opposed the restoration of navigation with Russia.</text:p>
      <text:p text:style-name="P4">
This morning, a Russian class flew from Moscow to Tobei for the first time in four years. The Georgia Opposition Oath vowed to hold protests at the airport.</text:p>
      <text:p text:style-name="P4">
Lasha Sigua, a 20 -year -old student, said: "We will attend. Russia is launching a brutal war against Ukraine. We must watch Georgia and Russia keep normal."</text:p>
      <text:p text:style-name="P4">
Georgia, located in South Gaoco, was the Soviet Union to join the Republic. For many years, it has worked closely to the West and has a tense relationship with Russia.</text:p>
      <text:p text:style-name="P4">
In 2008, a brief but bloody war broke out in Russia and Georgia. After the war, Moscow recognized two separate regions in northern Georgia as an independent country and deployed military bases there.</text:p>
      <text:p text:style-name="P4">
To this end, Tbilixi held anti -Russian rally, and Russia banned flights with Georgia in 2019.</text:p>
      <text:p text:style-name="P4">
But last week, Russian President Vladimir Putin unexpectedly announced the lifting of the ban on Georgeia, and at the same time launched a 90 -day visa -free system for George Asia citizens.</text:p>
      <text:p text:style-name="P4">
Puting's decision aroused the complex emotions of Georgia. After many years of tension, the criticism of the Georgian people continued to intensify the government and accused the authorities of cooperation with the Russian government.</text:p>
      <text:p text:style-name="P4">
Earlier this week, hundreds of Georgia people had taken the streets to protest the recovery of the two countries.</text:p>
      <text:p text:style-name="P4">
Analyst Gela Vasadze said that Panting's approach was "part of Hybrid War", which aims to destroy the relationship between Georgia and the West.</text:p>
      <text:p text:style-name="P4">
But George's Prime Minister Irakli Garibashvili welcomed the reunion, saying that it was Pavilion's "very positive decision from a humane perspective."</text:p>
      <text:p text:style-name="P4">
News Source: <text:a xlink:type="simple" xlink:href="https://www.rfi.fr/cn/%E5%9B%BD%E9%99%85%E6%8A%A5%E9%81%93/20230519-%E4%BF%84%E7%BD%97%E6%96%AF%E6%81%A2%E5%A4%8D%E4%B8%A4%E5%9B%BD%E9%80%9A%E8%88%AA-%E9%83%A8%E5%88%86%E4%B9%94%E6%B2%BB%E4%BA%9A%E4%BA%BA%E6%8C%BA%E4%B9%8C%E5%85%8B%E5%85%B0%E8%A1%A8%E4%B8%8D%E6%BB%A1" text:style-name="Internet_20_link" text:visited-style-name="Visited_20_Internet_20_Link">
https://www.rfi.fr/cn/%E5%9B%BD%E9%99%85%E6%8A%A5%E9%81%93/20230519-%E4%BF%84%E7%BD%97%E6%96%AF%E6%81%A2%E5%A4%8D%E4%B8%A4%E5%9B%BD%E9%80%9A%E8%88%AA-%E9%83%A8%E5%88%86%E4%B9%94%E6%B2%BB%E4%BA%9A%E4%BA%BA%E6%8C%BA%E4%B9%8C%E5%85%8B%E5%85%B0%E8%A1%A8%E4%B8%8D%E6%BB%A1</text:a>
</text:p>
      <!--NEWS-->
      <text:h text:style-name="P10" text:outline-level="1">
<text:span text:style-name="T4">
Circus Mocha severely damaged the Myanmar military government that 145 people were killed</text:span>
</text:h>
      <text:p text:style-name="P4">
Publisher: 法新社</text:p>
      <text:p text:style-name="P4">
Published Time: 2023-05-19T12:02:10+00:00</text:p>
      <text:p text:style-name="P4">
Modified Time: 2023-05-19T11:05:01+00:00</text:p>
      <text:p text:style-name="P4">
Description: (Yangon, France New Society, 19th) Myanmar has undergone the devastation of the tropical cyclone Mocha (MOCHA) in the past 5 days. The Myanmar Military Government Information Group said today that the cyclone Mocha has killed 145 peop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5-19T12-02-10-00-00/000000.png" xlink:type="simple" xlink:show="embed" xlink:actuate="onLoad" draw:mime-type="image/png"/>
</draw:frame>
Cycot Mocha brought heavy rain in Myanmar and neighbors on the 14th. The wind speed reached 195 kilometers per hour, which caused the building to collapse and the streets flooded into a river.</text:p>
      <text:p text:style-name="P4">
This is the most powerful storm that Myanmar and Bangladesh have experienced in the past 10 years. The wind raging in the village and the trees were uprooted, which led to the interruption of external communication in most regions of Rakhine, Myanmar.</text:p>
      <text:p text:style-name="P4">
Tens of thousands of Rohingya (Rohingya) in Ruo Kaangbang Province is currently settled here after decades of racial conflict.</text:p>
      <text:p text:style-name="P4">
The military government stated: "A total of 145 locals mourned due to cyclones." The statement also mentioned that the deceased included 4 soldiers, 24 local residents, and 117 "Bangladesh", which was a derogatory name for the Luckye.</text:p>
      <text:p text:style-name="P4">
The Luo Xingya was widely regarded as a break in Bangladesh. They could not obtain citizenship and medical care, and they needed permission to leave their residential towns.</text:p>
      <text:p text:style-name="P4">
Officials from Bangladesh in neighboring countries told AFP that the cyclone swept Bangladesh's huge refugee camps. It contained nearly 1 million Lo Xingya people who fled the military in Myanmar in 2017, but no one was killed for this cyclone.</text:p>
      <text:p text:style-name="P4">
News Source: <text:a xlink:type="simple" xlink:href="https://www.rfi.fr/cn/%E5%9B%BD%E9%99%85%E6%8A%A5%E9%81%93/20230519-%E6%B0%94%E6%97%8B%E6%91%A9%E5%8D%A1%E9%87%8D%E5%88%9B%E7%BC%85%E7%94%B8-%E5%86%9B%E6%94%BF%E5%BA%9C%E7%A7%B0145%E4%BA%BA%E7%BD%B9%E9%9A%BE" text:style-name="Internet_20_link" text:visited-style-name="Visited_20_Internet_20_Link">
https://www.rfi.fr/cn/%E5%9B%BD%E9%99%85%E6%8A%A5%E9%81%93/20230519-%E6%B0%94%E6%97%8B%E6%91%A9%E5%8D%A1%E9%87%8D%E5%88%9B%E7%BC%85%E7%94%B8-%E5%86%9B%E6%94%BF%E5%BA%9C%E7%A7%B0145%E4%BA%BA%E7%BD%B9%E9%9A%BE</text:a>
</text:p>
      <!--NEWS-->
      <text:h text:style-name="P10" text:outline-level="1">
<text:span text:style-name="T4">
Taiwanese were fined as representatives of the National People's Congress of the Communist Party of China</text:span>
</text:h>
      <text:p text:style-name="P4">
Author: None</text:p>
      <text:p text:style-name="P4">
Publisher: Radio Free Asia (Organization)</text:p>
      <text:p text:style-name="P4">
Published Time: 2023-05-19T12:16:00-04:00</text:p>
      <text:p text:style-name="P4">
Modified Time: 2023-05-19T12:21: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4.991692in" draw:z-index="0">
<draw:image xlink:href="../Images/rfamandarin/2023-05-19T12-16-00-04-00/000000.png" xlink:type="simple" xlink:show="embed" xlink:actuate="onLoad" draw:mime-type="image/png"/>
</draw:frame>
Taiwanese Ling Youshi as the 14th representative of the National People's Congress of the Communist Party of China <text:a xlink:type="simple" xlink:href="https://www.rfa.org/mandarin/Xinwen/1-05192023121614.html/@@images/image" text:style-name="Internet_20_link" text:visited-style-name="Visited_20_Internet_20_Link">
</text:a>
Weibo</text:p>
      <text:p text:style-name="P4">
The Taiwan MAC issued a press release on the afternoon of May 19th. Taiwanese Ling Youshi served as the 14th representative of the National People's Congress of the Communist Party of China. ) Penalty.</text:p>
      <text:p text:style-name="P4">
The press release stated that the people's congresses at all levels of the Communist Party of China organized Article 33 of the Cross -Strait Regulations, Article 3 (2), and the political agencies (structures) and groups. The MAC emphasized that the CCP authorities have created a model for Taiwan for many years, but they cannot obtain the recognition of most Taiwanese people, which will only increase the dislike of the people of Taiwan.</text:p>
      <text:p text:style-name="P4">
This is not the first time Ling Youshi has been fined. She served as a member of the CPPCC National Committee in 2018. She made a speech at the Public Conference of the National Committee of the Chinese People's Political Consultative Conference on March 11, 2019. She claimed to be "ordinary Taiwanese girls", saying that "the government of the People's Republic of China was the only legal government in China." The ministry fined NT $ 500,000.</text:p>
      <text:p text:style-name="P4">
Responsible editor: Chen Pinjie</text:p>
      <text:p text:style-name="P4">
News Source: <text:a xlink:type="simple" xlink:href="https://www.rfa.org/mandarin/Xinwen/1-05192023121614.html" text:style-name="Internet_20_link" text:visited-style-name="Visited_20_Internet_20_Link">
https://www.rfa.org/mandarin/Xinwen/1-05192023121614.html</text:a>
</text:p>
      <!--NEWS-->
      <text:h text:style-name="P10" text:outline-level="1">
<text:span text:style-name="T4">
The Hong Kong government increased 5 billion yuan for national security expenses</text:span>
</text:h>
      <text:p text:style-name="P4">
Author: None</text:p>
      <text:p text:style-name="P4">
Publisher: Radio Free Asia (Organization)</text:p>
      <text:p text:style-name="P4">
Published Time: 2023-05-19T12:20:29-04:00</text:p>
      <text:p text:style-name="P4">
Modified Time: 2023-05-19T12:20: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88615in" draw:z-index="0">
<draw:image xlink:href="../Images/rfamandarin/2023-05-19T12-20-29-04-00/000000.png" xlink:type="simple" xlink:show="embed" xlink:actuate="onLoad" draw:mime-type="image/png"/>
</draw:frame>
The Hong Kong government increased 5 billion yuan for national security expenses <text:a xlink:type="simple" xlink:href="https://www.rfa.org/mandarin/Xinwen/2-05192023122024.html/@@images/image" text:style-name="Internet_20_link" text:visited-style-name="Visited_20_Internet_20_Link">
</text:a>
Associated Press information picture</text:p>
      <text:p text:style-name="P4">
According to the constitutional newspaper released by the Hong Kong government on the 19th, the latest issue of the government's account shows that the Hong Kong government has allocated a special amount of HK $ 5 billion (the same below) to maintain national security expenses.</text:p>
      <text:p text:style-name="P4">
The Cantonese Ministry of Cantonese reported that according to the general government revenue accounts of the government from April 1, 2022 to March 31, 2022, the "non -recurring special amount of special funds to pay for maintenance in 2023 The expenditure of national security, together with 8 billion first allocated in 2020, has announced that the national security expenditure has been announced so far.</text:p>
      <text:p text:style-name="P4">
In the inquiry of the Cantonese Ministry of Finance of the Hong Kong Financial Department, the Office of the Financial Department said that in March 2023, the Director of the Financial Secretary passed 5 billion from the government's general income to increase the special revenue of the government to increase the specialty to increase the specialty Payment to pay expenses on maintaining national security.</text:p>
      <text:p text:style-name="P4">
Social scholar Yan Jianhua said that the national security funding will not be disclosed in frequent accounts, lacks transparency, and violates the spirit of accountability. The Cantonese Ministry of Cantonese is estimated for the cost of the "Budget Case" in Hong Kong. The Guoan expenditure that was allocated for the first time in 2020 was 8 billion yuan, and about 60,000 public security can be hired each year.</text:p>
      <text:p text:style-name="P4">
Responsible editor: Chen Pinjie</text:p>
      <text:p text:style-name="P4">
News Source: <text:a xlink:type="simple" xlink:href="https://www.rfa.org/mandarin/Xinwen/2-05192023122024.html" text:style-name="Internet_20_link" text:visited-style-name="Visited_20_Internet_20_Link">
https://www.rfa.org/mandarin/Xinwen/2-05192023122024.html</text:a>
</text:p>
      <!--NEWS-->
      <text:h text:style-name="P10" text:outline-level="1">
<text:span text:style-name="T4">
The Beijing office was evacuated from Hong Kong by the executive of "Mei Si Wisdom"</text:span>
</text:h>
      <text:p text:style-name="P4">
Author: None</text:p>
      <text:p text:style-name="P4">
Publisher: Radio Free Asia (Organization)</text:p>
      <text:p text:style-name="P4">
Published Time: 2023-05-19T12:25:00-04:00</text:p>
      <text:p text:style-name="P4">
Modified Time: 2023-05-19T15:01: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4.612011in" draw:z-index="0">
<draw:image xlink:href="../Images/rfamandarin/2023-05-19T12-25-00-04-00/000000.png" xlink:type="simple" xlink:show="embed" xlink:actuate="onLoad" draw:mime-type="image/png"/>
</draw:frame>
Mei Sizawa Group (Hong Kong) Co., Ltd.. (Photo on May 18, 2023) <text:a xlink:type="simple" xlink:href="https://www.rfa.org/mandarin/Xinwen/3-05192023122541.html/@@images/image" text:style-name="Internet_20_link" text:visited-style-name="Visited_20_Internet_20_Link">
</text:a>
Reuters pictures</text:p>
      <text:p text:style-name="P4">
Reuters exclusively disclosed on May 19 that the Chinese consulting company "Mintzgroup", which was searched by the Chinese authorities in late March, has evacuated some employees in Hong Kong. The two people familiar with the matter said that due to the uncertainty of the Chinese police investigated, "Mei Si Wisdom" has evacuated many employees in Hong Kong in the past few months, including investigators and the heads of Hong Kong office.</text:p>
      <text:p text:style-name="P4">
A source who has a commercial exchanges with "Mei Si Wisdom" said that several employees of the "Mei Si Wisdom" company were now in Singapore. Before the investigation of the Chinese authorities, they did not plan to return to Hong Kong.</text:p>
      <text:p text:style-name="P4">
Reuters quoted people familiar with the matter and said that "Mei Si Wisdom" conducted a business due to business due diligence and studied the case where forced labor may be used in the supply chain related to Xinjiang, China. At present, it is impossible to determine whether China ’s previous surveys are related to the company's related business and its Xinjiang related business, but at least two international company executives who have engaged in due diligence in China have told Reuters that in recent months, the authorities have clearly warned them not to engage in this Class work.</text:p>
      <text:p text:style-name="P4">
In March of this year, the Beijing Office of "Mei Si Wisdom" was searched by Guoan, China, and five Chinese employees were detained.</text:p>
      <text:p text:style-name="P4">
Responsible editor: Chen Pinjie</text:p>
      <text:p text:style-name="P4">
News Source: <text:a xlink:type="simple" xlink:href="https://www.rfa.org/mandarin/Xinwen/3-05192023122541.html" text:style-name="Internet_20_link" text:visited-style-name="Visited_20_Internet_20_Link">
https://www.rfa.org/mandarin/Xinwen/3-05192023122541.html</text:a>
</text:p>
      <!--NEWS-->
      <text:h text:style-name="P10" text:outline-level="1">
<text:span text:style-name="T4">
Interview with Zunzi: From the suspension of political comics to see the changes in the current situation in Hong Kong</text:span>
</text:h>
      <text:p text:style-name="P4">
Author: None</text:p>
      <text:p text:style-name="P4">
Publisher: Radio Free Asia (Organization)</text:p>
      <text:p text:style-name="P4">
Published Time: 2023-05-19T12:41:00-04:00</text:p>
      <text:p text:style-name="P4">
Modified Time: 2023-05-19T14:03:02-04:00</text:p>
      <text:p text:style-name="P4">
Description: None</text:p>
      <text:p text:style-name="P4">
Videos: []</text:p>
      <text:p text:style-name="P4">
Audios: ["<text:a xlink:type="simple" xlink:href="https://www.rfa.org/mandarin/yataibaodao/gangtai/ec-0519202307031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7" text:anchor-type="as-char" svg:width="6.9236in" svg:height="5.1927in" draw:z-index="0">
<draw:image xlink:href="../Images/rfamandarin/2023-05-19T12-41-00-04-00/000000.png" xlink:type="simple" xlink:show="embed" xlink:actuate="onLoad" draw:mime-type="image/png"/>
</draw:frame>
Zunzi said that he will stay in Hong Kong and will not leave <text:a xlink:type="simple" xlink:href="https://www.rfa.org/mandarin/yataibaodao/gangtai/ec-05192023070318.html/@@images/image" text:style-name="Internet_20_link" text:visited-style-name="Visited_20_Internet_20_Link">
</text:a>
Zunzi provides <text:a xlink:type="simple" xlink:href="https://www.rfa.org/mandarin/yataibaodao/gangtai/ec-05192023070318.html/@@stream" text:style-name="Internet_20_link" text:visited-style-name="Visited_20_Internet_20_Link">
</text:a>
Political cartoonist Zunzi was suddenly suspended in the comic column of 40 years in the newspaper, causing attention from all walks of life. Zunzi accepted an interview with this station acknowledged that the political pressure caused the comics to stop publication, describing Hong Kong's changes faster than expected, and stricter regulation. Zunzi believes that the official suppression of political satirical comics and talk shows is a manifestation of the authority that the authority is unable to accommodate the authority. Zunzi's comics accompanied Hong Kong people for forty years and experienced a few storms. This year, even if it could not be painted again, it has its historical significance.</text:p>
      <text:p text:style-name="P4">
<text:span text:style-name="T4">
<text:span text:style-name="T5">
 <text:a xlink:type="simple" xlink:href="https://www.rfa.org/mandarin/Xinwen/9-05122023161749.html" text:style-name="Internet_20_link" text:visited-style-name="Visited_20_Internet_20_Link">
</text:a>
</text:span>
</text:span>
<text:a xlink:type="simple" xlink:href="https://www.rfa.org/mandarin/yataibaodao/gangtai/ec2-05122023075414.html" text:style-name="Internet_20_link" text:visited-style-name="Visited_20_Internet_20_Link">
<text:span text:style-name="T4">
 Hong Kong political cartoonist Zunzi column was suspended by the work by the library </text:span>
</text:a>
  * <text:span text:style-name="T4">
<text:a xlink:type="simple" xlink:href="https://www.rfa.org/mandarin/Xinwen/wulb-10122022025554.html" text:style-name="Internet_20_link" text:visited-style-name="Visited_20_Internet_20_Link">
 </text:a>
</text:span>
</text:p>
      <text:p text:style-name="P4">
Hong Kong's political cartoonist Zunzi was suddenly suspended in the Ming Pao's 40 -year -old column. The Ming Pao did not stated whether it was related to Zunzi's criticism of the Hong Kong Government's senior officials in the past six months. Zunzi accepted the response incident of this interview with this station. He acknowledged that it was because of political pressure that "Zunzi Comic" was stopped.</text:p>
      <text:p text:style-name="P4">
Zunzi: "Of course it is political pressure, it will not be too low, so that I will no longer continue to draw. This time it is obviously related to the political situation, but the publication column must be suspended. When they do not have a task, they will be relatively loose, but at tight time, they will be blamed at every time, and even small things will use a magnifying glass to see it, everything can be guilty. "</text:p>
      <text:p text:style-name="P4">
<draw:frame draw:style-name="fr1" draw:name="Image88" text:anchor-type="as-char" svg:width="6.9236in" svg:height="8.848051in" draw:z-index="0">
<draw:image xlink:href="../Images/rfamandarin/2023-05-19T12-41-00-04-00/000001.png" xlink:type="simple" xlink:show="embed" xlink:actuate="onLoad" draw:mime-type="image/png"/>
</draw:frame>
Zunzi Comics has been serialized for 40 years but it is difficult to stop in political pressure. (Provided by Zunzi) <text:a xlink:type="simple" xlink:href="https://www.rfa.org/mandarin/yataibaodao/gangtai/ec-05192023070318.html/5c0a5b506f2b756b90238f09405e744f4696e362b5653f6cbb58d3529b505c520a3002-5c0a5b5063d04f9b.jpg" text:style-name="Internet_20_link" text:visited-style-name="Visited_20_Internet_20_Link">
</text:a>
<text:span text:style-name="T4">
 Zunzi: Hong Kong's freedom of speech tightening is faster than expected </text:span>
</text:p>
      <text:p text:style-name="P4">
He believes that the stopping of "Zunzi Comics" caused a big response to the society because the incident reflected the freedom of remarks and expressions in Hong Kong, and the speed and degree of tightening were faster than expected and stricter.</text:p>
      <text:p text:style-name="P4">
After his work on the public library bookshelf was suspended in the column and was removed at the same time, would he worry that he would be worried that he would be committed to the "National Security Law" hat. Zunzi said that after the "National Security Law" There are no reasonable events that can happen, and it is difficult to judge the previous road.</text:p>
      <text:p text:style-name="P4">
Zunzi: "They (government) feel that these books have an impact on society or people, and do not want the public to be affected. This kind of action is like cleaning and cleaning. For example ", People are gone, and it doesn't make sense to get his books. For the people on the ban on the book, when you want to sue you, you can't escape. It depends on the effect of society. At this time, it is difficult to make judgments. Whether the authorities will have further regulation. "</text:p>
      <text:p text:style-name="P4">
<text:span text:style-name="T4">
 Officially suppressing satirical comics and talk show: It is difficult for those who are in power to accept authority and challenge </text:span>
</text:p>
      <text:p text:style-name="P4">
Hong Kong's political comics and Chinese talk shows have all become the objects of suppression of power. Zunzi believes that comics are just an expression, and the problem is that the official is difficult to accept that authority is ironic and challenged.</text:p>
      <text:p text:style-name="P4">
Zunzi: "Comic is not a problem. The problem lies in the irony technique. It is difficult to accept that they (those in power) are related to irony. Because they want to build their own image or authority, all funny and jokes in disguise, or causing them to be ridiculed. In the case, they all want to minimize as much as possible. It will be too annoying and the effect to deal with it in a reasonable manner. Even if the means of use is very rude in the eyes of the average person, but from their practical perspective, this is You can be accepted by rude, and you can continue to be rude in the future. "</text:p>
      <text:p text:style-name="P4">
<draw:frame draw:style-name="fr1" draw:name="Image89" text:anchor-type="as-char" svg:width="6.9236in" svg:height="9.582837in" draw:z-index="0">
<draw:image xlink:href="../Images/rfamandarin/2023-05-19T12-41-00-04-00/000002.png" xlink:type="simple" xlink:show="embed" xlink:actuate="onLoad" draw:mime-type="image/png"/>
</draw:frame>
Zunzi witnessed political changes through political comics. (Provided by Zunzi) <text:a xlink:type="simple" xlink:href="https://www.rfa.org/mandarin/yataibaodao/gangtai/ec-05192023070318.html/5c0a5b50901a904e653f6cbb6f2b756b898b8b49653f6cbb8b8a90773002-5c0a5b5063d04f9b.jpg" text:style-name="Internet_20_link" text:visited-style-name="Visited_20_Internet_20_Link">
</text:a>
<text:span text:style-name="T4">
 Zunzi: The National Security Law draws the 64th theme political comics, the risk of high risk of high risk </text:span>
</text:p>
      <text:p text:style-name="P4">
In the June 4th memorial every year, Zunzi uses this as the theme to publish works in the column. But he was suspended before June 4th this year in the only column of the mainstream media. Whether Zunzi's June Fourth Manga has become absolute, Zunzi responded like this, "Of course, in the past, it was done as much as possible in the past. Now I feel that the danger is much higher. The logo. For example, this person draws every year, like Victoria Garden goes to a candlelight party every year. Suddenly there is no more, and the international will be concerned. After no longer draw, you can count how many years of comics with the theme of the June 4th. This paragraph. The time to leave white is a strong historical record. "</text:p>
      <text:p text:style-name="P4">
<text:span text:style-name="T4">
 Zunzi Comics accompanied Hong Kong people 40 years after several menstrual wind and rain: Now it is not necessarily the darkest era </text:span>
</text:p>
      <text:p text:style-name="P4">
After 40 years with comics with comics, I have experienced the China -British negotiations to Hong Kong to implement the National Security Law. In the eyes of Zunzi, which stage is the darkest era of Hong Kong? Zunzi said that he would stay in Hong Kong to experience the future with everyone.</text:p>
      <text:p text:style-name="P4">
Zunzi: "I will stay in Hong Kong. In the past, Hong Kong had experienced many different dark times. At that time, people felt that the most painful times would be described as the darkest era. Is Hong Kong the darkest today? I feel that if you want to evaluate the darkness, you must try your best to make Hong Kong not too dark, or go in a bright direction. Everyone continues to work hard, I have to work hard, and everyone work together. "Reporter: Chen Zifei Editor: Chen Meihua Xu Shushu Qingqing.com Editor: Ruizhe</text:p>
      <text:p text:style-name="P4">
News Source: <text:a xlink:type="simple" xlink:href="https://www.rfa.org/mandarin/yataibaodao/gangtai/ec-05192023070318.html" text:style-name="Internet_20_link" text:visited-style-name="Visited_20_Internet_20_Link">
https://www.rfa.org/mandarin/yataibaodao/gangtai/ec-05192023070318.html</text:a>
</text:p>
      <!--NEWS-->
      <text:h text:style-name="P10" text:outline-level="1">
<text:span text:style-name="T4">
News: Zelei will attend the G7 Summit in person</text:span>
</text:h>
      <text:p text:style-name="P4">
Author: 联合早报 (Person)</text:p>
      <text:p text:style-name="P4">
Publisher: 联合早报 (Organization)</text:p>
      <text:p text:style-name="P4">
Published Time: 2023-05-19T12:45</text:p>
      <text:p text:style-name="P4">
Modified Time: 2023-05-19T12:45</text:p>
      <text:p text:style-name="P4">
Description: According to EU sources, Ukrainian President Zeleizki will attend the Seventh Kingdom Group (G7) summit in Hiroshima, Japan. Reuters on Friday (May 19) quoted a EU sources saying that Zerrenzki would arrive in Hiroshima on Sunday. This year's G7 summit was in ... May 19th to 21st ...</text:p>
      <text:p text:style-name="P4">
Videos: []</text:p>
      <text:p text:style-name="P4">
Audios: []</text:p>
      <text:p text:style-name="P4">
Images: []</text:p>
      <text:p text:style-name="P4">
Type: NewsArticle</text:p>
      <text:p text:style-name="P4">
Breadcrumbs: ['即时', '国际']</text:p>
      <text:p text:style-name="P4">
Keywords: ['七国集团', '日本', '广岛', '泽连斯基']</text:p>
      <!--METADATA-->
      <text:p text:style-name="P4">
According to EU sources, Ukrainian President Zelei Sky will go to Hiroshima, Japan to attend <text:a xlink:type="simple" xlink:href="https://www.zaobao.com.sg/keywords/qi-guo-ji-tuan" text:style-name="Internet_20_link" text:visited-style-name="Visited_20_Internet_20_Link">
</text:a>
Essence</text:p>
      <text:p text:style-name="P4">
Reuters on Friday (May 19) quoted a EU sources saying that Zerrenzki would arrive in Hiroshima on Sunday.</text:p>
      <text:p text:style-name="P4">
The G7 summit was held in Hiroshima, Japan from May 19th to 21st.</text:p>
      <text:p text:style-name="P4">
News Source: <text:a xlink:type="simple" xlink:href="https://www.zaobao.com.sg/realtime/world/story20230519-1396127" text:style-name="Internet_20_link" text:visited-style-name="Visited_20_Internet_20_Link">
https://www.zaobao.com.sg/realtime/world/story20230519-1396127</text:a>
</text:p>
      <!--NEWS-->
      <text:h text:style-name="P10" text:outline-level="1">
<text:span text:style-name="T4">
Hiroshima held in G7: Japan's former Milita and Kishida's hometown</text:span>
</text:h>
      <text:p text:style-name="P4">
Author: None (Language: zh)</text:p>
      <text:p text:style-name="P4">
Publisher: None</text:p>
      <text:p text:style-name="P4">
Time: 2023-05-19T12:57:00Z</text:p>
      <text:p text:style-name="P4">
Description: The Hiroshima Summit of the Seventh Kingdom Group was officially held on the 19th. Hiroshima was not only the hometown of Japan's Prime Minister Kishida, but also the only city in the World War II being attacked by atomic bombs. In the current world where nuclear weapons threatening continues, reviewing Hiroshima has changed from the past to the development of peaceful cities, letting people understand that Kishita wants to convey his philosophy through the change of this city.</text:p>
      <text:p text:style-name="P4">
Videos: []</text:p>
      <text:p text:style-name="P4">
Images: ["<text:a xlink:type="simple" xlink:href="https://static.dw.com/image/65675633_303.jpg" text:style-name="Internet_20_link" text:visited-style-name="Visited_20_Internet_20_Link">
65675633_303.jpg</text:a>
", "<text:a xlink:type="simple" xlink:href="https://static.dw.com/image/65674352_401.jpg" text:style-name="Internet_20_link" text:visited-style-name="Visited_20_Internet_20_Link">
65674352_401.jpg</text:a>
", "<text:a xlink:type="simple" xlink:href="https://static.dw.com/image/65675626_401.jpg" text:style-name="Internet_20_link" text:visited-style-name="Visited_20_Internet_20_Link">
65675626_401.jpg</text:a>
"]</text:p>
      <text:p text:style-name="P4">
Subject: 时政风云</text:p>
      <text:p text:style-name="P4">
Subjects: []</text:p>
      <text:p text:style-name="P4">
Keywords: ['G7', '廣島', '岸田文雄', 'G7峰會', '二戰', '核爆', '核武威脅', '和平', '無核武世界', '歷史', '戰爭']</text:p>
      <text:p text:style-name="P4">
Id: 65677424</text:p>
      <!--METADATA-->
      <text:p text:style-name="P4">
<text:a xlink:type="simple" xlink:href="https://www.dw.com/zh/overlay/image/article/65677424/65675633" text:style-name="Internet_20_link" text:visited-style-name="Visited_20_Internet_20_Link">
 <draw:frame draw:style-name="fr1" draw:name="Image90" text:anchor-type="as-char" svg:width="6.9236in" svg:height="3.896998in" draw:z-index="0">
<draw:image xlink:href="../Images/dwzh/2023-05-19T12-57-00Z/65675633_303.jpg" xlink:type="simple" xlink:show="embed" xlink:actuate="onLoad" draw:mime-type="image/jpeg"/>
</draw:frame>
</text:a>
The G7 Leadership Summit officially appeared on the 19th in Hiroshima. The former military capital Hiroshima has now become a symbol of peaceful cities in the minds of the Japanese</text:p>
      <text:p text:style-name="P4">
(Voice of Germany Chinese website) On the morning of May 19, <text:a xlink:type="simple" xlink:href="https://www.dw.com/zh/zh/澤連斯基或將現身廣島-親臨21日g7峰會/a-65673473" text:style-name="Internet_20_link" text:visited-style-name="Visited_20_Internet_20_Link">
</text:a>
The Prime Minister Kishida and Mrs. Yuzi stood in front of the Peace Memorial Park and welcome leaders from various countries. Kishida Wenxiong personally took the leaders of various countries to visit the museum. The various items displayed by the guide and explained, the time reached about 40 minutes. The leaders of various countries talked to the victims of the nuclear explosion and presented flowers in front of the monument.</text:p>
      <text:p text:style-name="P4">
This is also the first time that leaders of various countries have gathered a visit to the nuclear explosion museum. Bayeng became the second US president to visit the place after Obama. However, the difference is [] <text:a xlink:type="simple" xlink:href="https://www.dw.com/zh/zh/历史性访问奥巴马为广岛献上花圈/a-19289744" text:style-name="Internet_20_link" text:visited-style-name="Visited_20_Internet_20_Link">
</text:a>
Only for about 10 minutes, only watching a few exhibits on the first floor of the lobby. The Minister of Foreign Affairs was Kishida, and he received Obama with the then Prime Minister Shinzo Abe.</text:p>
      <text:p text:style-name="P4">
Although Kishida was born in Tokyo, the family is a political family from Hiroshima. He will go back to visit relatives from the New Year since he was a child. He also understands many local history. Many relatives of the Kishida family died of nuclear explosion attacks. Although they were born in Tokyo, they were always natives of Hiroshima.</text:p>
      <text:p text:style-name="P4">
Kishida stretched out the "Nuclear Martial Arts World" at the peak of this summit, and was also a appeal to the current tension of the current international situation. Today's Hiroshima is a symbol of peace cities in the minds of the Japanese. However, before the end of World War II, Hiroshima was actually the center of the Japanese army's very important sea, land and air supply hub, and was known as the "military capital". The place where the hotel where the G7 summit is located is an important transport port.</text:p>
      <text:p text:style-name="P4">
<draw:frame draw:style-name="fr1" draw:name="Image91" text:anchor-type="as-char" svg:width="6.9236in" svg:height="3.896998in" draw:z-index="0">
<draw:image xlink:href="../Images/dwzh/2023-05-19T12-57-00Z/65674352_401.jpg" xlink:type="simple" xlink:show="embed" xlink:actuate="onLoad" draw:mime-type="image/jpeg"/>
</draw:frame>
The picture shows G7 and EU leaders in front of the monument of the American atomic bomb victim in Hiroshima on May 19</text:p>
      <text:h text:style-name="P12" text:outline-level="3">
<text:span text:style-name="T4">
50 years ago, Hiroshima was a "military capital"</text:span>
</text:h>
      <text:p text:style-name="P4">
Hiroshima's army starts, and it can be mentioned that it is during the Meiji Restoration period. In 1873, the Grand Japanese Empire set up six major town and Taiwan military camps. Hiroshima was one of them, and soon it was changed to the 5th Division Command. In the following 20 years, Japan's modern military power grew rapidly. During the Sino -Japanese Sino -Japanese War, Hiroshima became the dispatch base of the army at that time. The coalition forces fighting with the Daqingshui Division that year was sent from Yu Pinang.</text:p>
      <text:p text:style-name="P4">
Yuba Island is a small island on the south of Hiroshima. Because it is located in the Seto Inland Sea, the terrain is easy to defend and difficult to attack. The island's Urpot Port gradually became the focus of empire training at that time. The Japanese army only spent two weeks to build the railway to connect Yu Pin Island, and continued to transport troops to the Korean Peninsula, mainland China and other. The capital is full of first -level dignitaries.</text:p>
      <text:p text:style-name="P4">
Later, the military began to strengthen infrastructure across Hiroshima, and build military water supply and power systems to ensure the safety and stability of military strength. In the 1900 Boxer Chaos and the Japanese and Russian War in 1905, Hiroshima has become the main place for Japan to send troops. Manual driver.</text:p>
      <text:p text:style-name="P4">
As the September 18th incident occurred, the Sino -Japanese War broke out. Hiroshima's military role is becoming more and more important. In addition to Yupin in Hiroshima County, other places such as Wu Shi have also become important military ports and counties in the county.</text:p>
      <text:p text:style-name="P4">
In the end of World War II, Hiroshima carried out a large amount of evacuation, but at this time Hiroshima has become a military town that must be attacked in the eyes of the U.S. military. On August 6, 1945, the U.S. military voted at the atomic bomb. Hiroshima became the first nuclear explosion in human history. city ​​of.</text:p>
      <text:p text:style-name="P4">
<draw:frame draw:style-name="fr1" draw:name="Image92" text:anchor-type="as-char" svg:width="6.9236in" svg:height="3.896998in" draw:z-index="0">
<draw:image xlink:href="../Images/dwzh/2023-05-19T12-57-00Z/65675626_401.jpg" xlink:type="simple" xlink:show="embed" xlink:actuate="onLoad" draw:mime-type="image/jpeg"/>
</draw:frame>
The G7 leader came to Hiroshima Peace Memorial Park on the morning of May 19th. In the picture, they are participating in the tree planting ceremony</text:p>
      <text:h text:style-name="P12" text:outline-level="3">
<text:span text:style-name="T4">
From the time of the war, it became a natural attraction</text:span>
</text:h>
      <text:p text:style-name="P4">
Facing the hometown of the hometown in the past, the atomic bomb was hit hard, and Kishida was not easy to feel deeply in his childhood, and he was resolutely opposed to nuclear weapons. <text:a xlink:type="simple" xlink:href="https://www.dw.com/zh/zh/自民党新总裁岸田文雄有哪些内政外交主张/a-59351403" text:style-name="Internet_20_link" text:visited-style-name="Visited_20_Internet_20_Link">
</text:a>
Essence When the outbreak of Russia and Ukraine and the use of Nuclear weapons, the fear of people's nuclear weapons emerged again.</text:p>
      <text:p text:style-name="P4">
After World War II, Yu Pin Island put aside the rich battlefield color in the past and gradually transformed into passenger use and ordinary fishing port. Residents have also approached 10,000 people to about 1,500 people.</text:p>
      <text:p text:style-name="P4">
Once, the former island, Aoki, who once lived in the local island, said in an interview with Japan's "Daily News" that he returned to Yu Pin's hometown after the nuclear explosion, and saw that the whole island had become a scorched earth. There were many burnt and painful pains nearby nearby. After the injured people, after waiting for their pain and dying, the living people pushed their bodies on the steel barrel and burned. The smell of smell so far still makes him unforgettable.</text:p>
      <text:p text:style-name="P4">
At that time, the Military Fortune Port, now the place where the G7 leaders shook hands, including the United States who dropped the atomic bomb that year. For Kishida Wenxiong, as well as Hiroshima, and even every Japanese, Hiroshima was attacked by nuclear bombs as like every generation. Most of the locations on the island now become parks and native forests. The island's viewing historical sites and natural plant walks have become the source of the current financial source.</text:p>
      <text:p text:style-name="P4">
However, now, the threat of military expansion of Russia's nuclear weapons and China's military expansion still allows the international situation at any time to move the whole body. At this time, again reviewing the journey of Hiroshima from the army to a peaceful city that year, maybe you can once again understand the idea of Kishida Vancouver resort to the "Nuclear Martial Arts World", because for many Hiroshima people, many memories are still vividly remembered.</text:p>
      <text:p text:style-name="P4">
News Source: <text:a xlink:type="simple" xlink:href="https://www.dw.com/zh/g7召開的廣島：日本曾經的軍都、岸田的家鄉/a-65677424" text:style-name="Internet_20_link" text:visited-style-name="Visited_20_Internet_20_Link">
https://www.dw.com/zh/g7召開的廣島：日本曾經的軍都、岸田的家鄉/a-65677424?maca=chi-rss-chi-all-1127-rdf</text:a>
</text:p>
      <!--NEWS-->
      <text:h text:style-name="P10" text:outline-level="1">
<text:span text:style-name="T4">
The Polish Vice Foreign Minister meets the Chinese envoy to urge Beijing to condemn Russia to invade Ukraine</text:span>
</text:h>
      <text:p text:style-name="P4">
Publisher: 法新社</text:p>
      <text:p text:style-name="P4">
Published Time: 2023-05-19T13:32:08+00:00</text:p>
      <text:p text:style-name="P4">
Modified Time: 2023-05-19T13:05:02+00:00</text:p>
      <text:p text:style-name="P4">
Description: (Agence France -Presse, Warsaw, 19th) The Polish Ministry of Foreign Affairs pointed out that when the Polish authorities visited Warsaw today, the Polish authorities urged the Beijing authorities to "condemn Russia's aggression against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5-19T13-32-08-00-00/000000.png" xlink:type="simple" xlink:show="embed" xlink:actuate="onLoad" draw:mime-type="image/png"/>
</draw:frame>
Agence France -Presse reported that the Polish Ministry of Foreign Affairs issued a statement stating that Wojciechgerwel, deputy foreign minister of Poland, "conveyed (Poland) to hope that China would ... will condemn Russia's aggression and pressure to Russia to re -comply with Russia to comply with international law re -compliance in principle". A few days ago, Ukraine's Minister of Foreign Affairs Dmytrokuleba told Li Hui in Kiev that Ukraine would not accept any proposal to end the Russian -Ukraine war.</text:p>
      <text:p text:style-name="P4">
Li Hui is currently the "Special Representative of Eurasian Affairs" in the Chinese government and was a Chinese ambassador to Russia. He was the first senior China Special Envoy to visit Kiev since Russia's full invasion of Ukraine in February 2022.</text:p>
      <text:p text:style-name="P4">
News Source: <text:a xlink:type="simple" xlink:href="https://www.rfi.fr/cn/%E5%9B%BD%E9%99%85%E6%8A%A5%E9%81%93/20230519-%E6%B3%A2%E5%85%B0%E5%89%AF%E5%A4%96%E9%95%BF%E4%BC%9A%E8%A7%81%E4%B8%AD%E5%9B%BD%E7%89%B9%E4%BD%BF-%E4%BF%83%E8%AF%B7%E5%8C%97%E4%BA%AC%E8%B0%B4%E8%B4%A3%E4%BF%84%E7%BD%97%E6%96%AF%E4%BE%B5%E7%95%A5%E4%B9%8C%E5%85%8B%E5%85%B0" text:style-name="Internet_20_link" text:visited-style-name="Visited_20_Internet_20_Link">
https://www.rfi.fr/cn/%E5%9B%BD%E9%99%85%E6%8A%A5%E9%81%93/20230519-%E6%B3%A2%E5%85%B0%E5%89%AF%E5%A4%96%E9%95%BF%E4%BC%9A%E8%A7%81%E4%B8%AD%E5%9B%BD%E7%89%B9%E4%BD%BF-%E4%BF%83%E8%AF%B7%E5%8C%97%E4%BA%AC%E8%B0%B4%E8%B4%A3%E4%BF%84%E7%BD%97%E6%96%AF%E4%BE%B5%E7%95%A5%E4%B9%8C%E5%85%8B%E5%85%B0</text:a>
</text:p>
      <!--NEWS-->
      <text:h text:style-name="P10" text:outline-level="1">
<text:span text:style-name="T4">
Li Zhiying won &amp; quot; promoted Liberty Award &amp; Quot; Judicial review was rejected by the court</text:span>
</text:h>
      <text:p text:style-name="P4">
Author: None</text:p>
      <text:p text:style-name="P4">
Publisher: Radio Free Asia (Organization)</text:p>
      <text:p text:style-name="P4">
Published Time: 2023-05-19T13:55:00-04:00</text:p>
      <text:p text:style-name="P4">
Modified Time: 2023-05-19T15:27:48-04:00</text:p>
      <text:p text:style-name="P4">
Description: None</text:p>
      <text:p text:style-name="P4">
Videos: []</text:p>
      <text:p text:style-name="P4">
Audios: ["<text:a xlink:type="simple" xlink:href="https://www.rfa.org/mandarin/yataibaodao/gangtai/jw2-051920231036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94" text:anchor-type="as-char" svg:width="6.9236in" svg:height="4.612011in" draw:z-index="0">
<draw:image xlink:href="../Images/rfamandarin/2023-05-19T13-55-00-04-00/000000.png" xlink:type="simple" xlink:show="embed" xlink:actuate="onLoad" draw:mime-type="image/png"/>
</draw:frame>
Li Zhiying, founder of One Media Li Zhiying, was arrested and sentenced to sentence in December 2020 <text:a xlink:type="simple" xlink:href="https://www.rfa.org/mandarin/yataibaodao/gangtai/jw2-05192023103652.html/@@images/image" text:style-name="Internet_20_link" text:visited-style-name="Visited_20_Internet_20_Link">
</text:a>
Associated Press Information Picture <text:a xlink:type="simple" xlink:href="https://www.rfa.org/mandarin/yataibaodao/gangtai/jw2-05192023103652.html/@@stream" text:style-name="Internet_20_link" text:visited-style-name="Visited_20_Internet_20_Link">
</text:a>
On Friday, the Hong Kong High Court rejected Li Zhiying, the founder of One Media Li Zhiying, who hired a British lawyer to act as a judicial review application that he was charged with the National Security Law. The outside world believes that the authorities are significant to the weakening of the rule of law in Hong Kong's rule of law in the National Security Law.</text:p>
      <text:p text:style-name="P4">
<text:span text:style-name="T4">
<text:span text:style-name="T5">
 <text:a xlink:type="simple" xlink:href="https://www.rfa.org/mandarin/Xinwen/1-05102023111743.html" text:style-name="Internet_20_link" text:visited-style-name="Visited_20_Internet_20_Link">
</text:a>
 </text:span>
*  * </text:span>
<text:a xlink:type="simple" xlink:href="https://www.rfa.org/mandarin/yataibaodao/gangtai/ec-03162023071309.html" text:style-name="Internet_20_link" text:visited-style-name="Visited_20_Internet_20_Link">
 </text:a>
<text:span text:style-name="T4">
*[</text:span>
 Li Zhiying has been sentenced to 5 years and 9 months.(https://www.rfa.org/mandarin/Xinwen/5-12102022112342.html)Cato Institute (Cato Institute) in the United States awarded Li Zhiying 2023 "[] on May 19(https://www.cato.org/friedman-prize-2023)"(Milton Friedman Prize Foradvancing Liberty). The prize was led by Li Zhiying's son, Li Chongen, and he said:" My father was jailed to tell the truth. "</text:p>
      <text:p text:style-name="P4">
In the award statement of the Cato Research Institute, "the democratic advocate of the Chinese government is unabashedly criticized in the prison, and the allegations faced may allow him to spend the rest of his life in prison."</text:p>
      <text:p text:style-name="P4">
According to Reuters reported on May 19, Hong Kong media tycoon Li Zhiying made an application a few days ago, demanding that British senior lawyer Timothyowen defended it. However, the Hong Kong National Security Council suggested that the Hong Kong Entry Division refused to issue a work visa to Irving. Li Zhiying's legal team proposed a judicial review on the grounds of the National Security Commission's "Vietnam Power".</text:p>
      <text:p text:style-name="P4">
<draw:frame draw:style-name="fr1" draw:name="Image95" text:anchor-type="as-char" svg:width="6.9236in" svg:height="4.619339in" draw:z-index="0">
<draw:image xlink:href="../Images/rfamandarin/2023-05-19T13-55-00-04-00/000001.png" xlink:type="simple" xlink:show="embed" xlink:actuate="onLoad" draw:mime-type="image/png"/>
</draw:frame>
On November 25, 2022, British Royal Lawyer Owen(Timothy Owen)Arrive in the Hong Kong Final Audit Court. (Reuters) [] <text:a xlink:type="simple" xlink:href="https://www.rfa.org/mandarin/yataibaodao/gangtai/jw2-05192023103652.html/2022-11-25t024512z_1061553190_rc2psx9pary4_rtrmadp_3_hongkong-security.jpg" text:style-name="Internet_20_link" text:visited-style-name="Visited_20_Internet_20_Link">
</text:a>
The Hong Kong Legislative Government passed a bill on May 10 to give Hong Kong Chief Executive Tailoring to prevent foreign lawyers from acting in a suspect in national security cases. Based on this law, Li Zhiying's judicial review application was rejected.</text:p>
      <text:p text:style-name="P4">
Pan Zhaochu, the chief judge of Li Zhiying's review, stated in a judgment that the Hong Kong court has no judicial jurisdiction over the National Security Commission, and the National Security Commission is not challenged by judicial review. He wrote: "The function of the National Security Commission far exceeds the ability of the court institution."</text:p>
      <text:p text:style-name="P4">
Peng Yaohong, the acting lawyer of Li Zhiying, presented earlier that if judicial by the National Security Commission could not intervene, Hong Kong would "say goodbye to most of the rule of law."</text:p>
      <text:p text:style-name="P4">
In July 2020, Beijing's implementation of the "Hong Kong Safety Law" in Hong Kong will include "harmful national security" such as subversion and collusion of foreign forces, and includes the scope of judicial jurisdiction.</text:p>
      <text:p text:style-name="P4">
The 75 -year -old Li Zhiying founded the Apple Daily for supporting Hong Kong Democracy. The newspaper was searched by the police and was suspended in 2021.</text:p>
      <text:p text:style-name="P4">
The accused of Li Zhiying has also become the most attractive case of the outside world since the implementation of the National Security Law of Hong Kong. It is also the defendant to be charged with the charges of "collusion with foreign forces" under the National Security Law. In December last year, Li Zhiying was sentenced to 5 years and 9 months in prison for fraud. According to the National Security Law of the Hong Kong District, he also faced a number of allegations such as incitement and collusion with foreign forces, and may be sentenced to life imprisonment.</text:p>
      <text:p text:style-name="P4">
Li Zhiying publicly stated that he did not plead guilty, and the authorities' trials on him will begin in September this year.</text:p>
      <text:p text:style-name="P4">
A few days ago, more than 100 media leaders in the world signed a statement asking the CCP authorities to release Li Zhiying, including the editors of the New York Times and the Washington Post and the Nobel Prize winners.</text:p>
      <text:p text:style-name="P4">
In response to Li Zhiying's award, Mark Cliford, chairman of the Hong Kong Free Council Foundation (CFHK) Chairman of the Hong Kong Free Council Foundation (CFHK), criticized the Hong Kong government to prevent Li Zhiying from hiring foreign lawyers and rejection of judicial review applications. Essence He said: "There are no legitimate procedures and the rule of law in Hong Kong today. The CCP has tore up the Basic Law and continue to suppress the only little freedom. We will continue to track the most qualified Li Zhiying case to win the award to promote me Colleagues were released and the status of Hong Kong media was restored. "</text:p>
      <text:p text:style-name="P4">
Reporter: Jingwei Responsible Editor: He Ping.com editor: Ruizhe</text:p>
      <text:p text:style-name="P4">
News Source: <text:a xlink:type="simple" xlink:href="https://www.rfa.org/mandarin/yataibaodao/gangtai/jw2-05192023103652.html" text:style-name="Internet_20_link" text:visited-style-name="Visited_20_Internet_20_Link">
https://www.rfa.org/mandarin/yataibaodao/gangtai/jw2-05192023103652.html</text:a>
</text:p>
      <!--NEWS-->
      <text:h text:style-name="P10" text:outline-level="1">
<text:span text:style-name="T4">
British and American members of London Gathering Hebei Regiment combined the two countries to fight against the Communist Party of China</text:span>
</text:h>
      <text:p text:style-name="P4">
Author: None</text:p>
      <text:p text:style-name="P4">
Publisher: Radio Free Asia (Organization)</text:p>
      <text:p text:style-name="P4">
Published Time: 2023-05-19T13:59:00-04:00</text:p>
      <text:p text:style-name="P4">
Modified Time: 2023-05-19T16:19:33-04:00</text:p>
      <text:p text:style-name="P4">
Description: None</text:p>
      <text:p text:style-name="P4">
Videos: []</text:p>
      <text:p text:style-name="P4">
Audios: ["<text:a xlink:type="simple" xlink:href="https://www.rfa.org/mandarin/yataibaodao/junshiwaijiao/al-0519202310523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96" text:anchor-type="as-char" svg:width="6.9236in" svg:height="5.1927in" draw:z-index="0">
<draw:image xlink:href="../Images/rfamandarin/2023-05-19T13-59-00-04-00/000000.png" xlink:type="simple" xlink:show="embed" xlink:actuate="onLoad" draw:mime-type="image/png"/>
</draw:frame>
After meeting with members of the United States and the United States, attended the press conference together after meeting <text:a xlink:type="simple" xlink:href="https://www.rfa.org/mandarin/yataibaodao/junshiwaijiao/al-05192023105239.html/@@images/image" text:style-name="Internet_20_link" text:visited-style-name="Visited_20_Internet_20_Link">
</text:a>
Photo by Lu Xi <text:a xlink:type="simple" xlink:href="https://www.rfa.org/mandarin/yataibaodao/junshiwaijiao/al-05192023105239.html/@@stream" text:style-name="Internet_20_link" text:visited-style-name="Visited_20_Internet_20_Link">
</text:a>
A delegation composed of seven US Congress visited the United Kingdom recently and met with many British lawmakers on Friday (19th). At the moment when the British policy has shifted obviously, the British and American members reiterated that the two countries must regain the glorious history of the invasion of the anti -authoritarian regime, and unite the CCP's upgrade aggression.</text:p>
      <text:p text:style-name="P4">
<text:span text:style-name="T4">
* <text:a xlink:type="simple" xlink:href="https://www.rfa.org/mandarin/yataibaodao/junshiwaijiao/jw2-05172023113609.html" text:style-name="Internet_20_link" text:visited-style-name="Visited_20_Internet_20_Link">
</text:a>
</text:span>
</text:p>
      <text:p text:style-name="P4">
The US Congress delegation met in London on Friday (19th) in London for nearly an hour. Members of the 7th American delegation cover the Republican and Democratic parties, including Senator Joniernst and 6th members. They are all members of the US -China Strategic Competition Special Committee. Mikegallagher led. The eight British lawmakers are members of the China Political Parliament Alliance (IPAC). Therefore, this meeting was regarded by the outside world as the British and American MPs to fight against the CCP.</text:p>
      <text:p text:style-name="P4">
<text:span text:style-name="T4">
 The British government's policy towards China to Britain: We are experiencing the "difficult period" </text:span>
</text:p>
      <text:p text:style-name="P4">
The British and American Members attended the press conference together. Iain Duncansmith, a former British Conservative Party leader and a member of the House of Conservatives, said that the meeting was concentrated in discussing the huge threats brought by China: "China's challenges are not only military levels, but also on the economic and cultural level, and there are also, and there are, and there are, and there are. The challenges to human rights and freedom are very big challenges. Because China is a huge economy and other factors, the challenges that China today to us has even greater than Russia in depth and scale. "</text:p>
      <text:p text:style-name="P4">
<draw:frame draw:style-name="fr1" draw:name="Image97" text:anchor-type="as-char" svg:width="6.9236in" svg:height="5.1927in" draw:z-index="0">
<draw:image xlink:href="../Images/rfamandarin/2023-05-19T13-59-00-04-00/000001.png" xlink:type="simple" xlink:show="embed" xlink:actuate="onLoad" draw:mime-type="image/png"/>
</draw:frame>
IAINDUNDUNCANCANCANCANCANCANCANCANCANCANCANCANCANCANCANCANCANCANCAN SMITH is described describing Britain's experience in "difficult times" and criticizing the British government's attitude towards China. (Photo by Lu Xi) <text:a xlink:type="simple" xlink:href="https://www.rfa.org/mandarin/yataibaodao/junshiwaijiao/al-05192023105239.html/img_8016.jpg" text:style-name="Internet_20_link" text:visited-style-name="Visited_20_Internet_20_Link">
</text:a>
Smith described Britain's "difficult period", criticizing the British government's attitude towards China is changing, and listed that the British government has not listed China as "threats", refused to close the Confucius Institute, and did not expel Chinese diplomats who were suspected of beating Hong Kong demonstrators. Wait multiple cases. He welcomes American councilors to visit and discuss related issues together.</text:p>
      <text:p text:style-name="P4">
<text:span text:style-name="T4">
 Gragel: It's time to regain the glorious history of Britain and the United States to resist totalitarian power </text:span>
</text:p>
      <text:p text:style-name="P4">
The head of the United States delegation Garrat said that in the past 30 years, the United States, Britain and Europe have gambling and making a stable economic contact with China. I look forward to promoting the political liberalization within the Communist Party of China More and more prosperous, the CCP becomes more and more exclusive.</text:p>
      <text:p text:style-name="P4">
<draw:frame draw:style-name="fr1" draw:name="Image98" text:anchor-type="as-char" svg:width="6.9236in" svg:height="5.1927in" draw:z-index="0">
<draw:image xlink:href="../Images/rfamandarin/2023-05-19T13-59-00-04-00/000002.png" xlink:type="simple" xlink:show="embed" xlink:actuate="onLoad" draw:mime-type="image/png"/>
</draw:frame>
Mikegallagher, head of the US delegation, said that Britain and the United States are facing China's upgrade aggression and must unite counterattack. (Photo by Lu Xi) <text:a xlink:type="simple" xlink:href="https://www.rfa.org/mandarin/yataibaodao/junshiwaijiao/al-05192023105239.html/img_8023.jpg" text:style-name="Internet_20_link" text:visited-style-name="Visited_20_Internet_20_Link">
</text:a>
He said that the ethnic extinction of Xinjiang, the militaryization operation of the CCP in the South China Sea, the committed commitment of the two systems and two systems of Hong Kong, and a series of cases all showed that Britain and the United States faced China's upgrade aggression and must unite counterattacks.</text:p>
      <text:p text:style-name="P4">
"Look at the Chinese illegal police station on our own land," said, saying that it is infringing the sovereignty of the United States and the United Kingdom. Look at the network attack on our government network and see how China's united front force affects us. Our politicians, business leaders and cultural institutions have become the goal. The glory history of Britain and the United States has the glory of the invasion of the autocratic regime and defending freedom.</text:p>
      <text:p text:style-name="P4">
The British government has recently softened in China. In addition to emphasizing that "constructive contact" with China should be emphasized, they are more careful to prevent measures that may be angry with Beijing. At the meeting, the British lawmakers criticized the government's steering violently. However, in comparison, the head of the US regiment Garrat looked careful and refused to directly respond to the question of whether the British government was too weak. Essence</text:p>
      <text:p text:style-name="P4">
<draw:frame draw:style-name="fr1" draw:name="Image99" text:anchor-type="as-char" svg:width="6.9236in" svg:height="5.1927in" draw:z-index="0">
<draw:image xlink:href="../Images/rfamandarin/2023-05-19T13-59-00-04-00/000003.png" xlink:type="simple" xlink:show="embed" xlink:actuate="onLoad" draw:mime-type="image/png"/>
</draw:frame>
Mikegallagher, head of the US delegation, said that Britain and the United States are facing China's upgrade aggression and must unite counterattack. (Photo by Lu Xi) <text:a xlink:type="simple" xlink:href="https://www.rfa.org/mandarin/yataibaodao/junshiwaijiao/al-05192023105239.html/img_8040.jpg" text:style-name="Internet_20_link" text:visited-style-name="Visited_20_Internet_20_Link">
</text:a>
</text:p>
      <text:p text:style-name="P4">
<draw:frame draw:style-name="fr1" draw:name="Image100" text:anchor-type="as-char" svg:width="6.9236in" svg:height="5.1927in" draw:z-index="0">
<draw:image xlink:href="../Images/rfamandarin/2023-05-19T13-59-00-04-00/000004.png" xlink:type="simple" xlink:show="embed" xlink:actuate="onLoad" draw:mime-type="image/png"/>
</draw:frame>
The US Congress delegation met in London on Friday (19th) in London for nearly an hour. It was regarded by the outside world as the British and American parliament to resist the CCP. (Provided to China Policy Council Alliance (IPAC) [] <text:a xlink:type="simple" xlink:href="https://www.rfa.org/mandarin/yataibaodao/junshiwaijiao/al-05192023105239.html/img_8041.jpg" text:style-name="Internet_20_link" text:visited-style-name="Visited_20_Internet_20_Link">
</text:a>
<text:span text:style-name="T4">
 The US delegation meets the British defense to strengthen the British and American military cooperation </text:span>
Joecourtney, a member of the United States, mentioned that the details of the AUKUS announced earlier that the details of the nuclear -powered submarine agreement were the examples of multinational military cooperation, fighting against Chinese military stress and control.</text:p>
      <text:p text:style-name="P4">
On the issue of Taiwan, Garrat emphasized that the United States should accelerate the sale of martial arts in Taiwan, assist Taiwan's self -defense, and criticize the current post -delivery issue. Many British and American members also actively mentioned the situation of the Hong Kong media tycoon Li Zhiying. They believed that British and American members should jointly pressure to assist Li Zhiying for their freedom.</text:p>
      <text:p text:style-name="P4">
Reporter: Lv Xi (London) Editor: Editor of Qingqing.com:</text:p>
      <text:p text:style-name="P4">
News Source: <text:a xlink:type="simple" xlink:href="https://www.rfa.org/mandarin/yataibaodao/junshiwaijiao/al-05192023105239.html" text:style-name="Internet_20_link" text:visited-style-name="Visited_20_Internet_20_Link">
https://www.rfa.org/mandarin/yataibaodao/junshiwaijiao/al-05192023105239.html</text:a>
</text:p>
      <!--NEWS-->
      <text:h text:style-name="P10" text:outline-level="1">
<text:span text:style-name="T4">
Sound support of Emini's death Iran executes three protesters</text:span>
</text:h>
      <text:p text:style-name="P4">
Publisher: 法新社</text:p>
      <text:p text:style-name="P4">
Published Time: 2023-05-19T14:02:07+00:00</text:p>
      <text:p text:style-name="P4">
Modified Time: 2023-05-19T13:35:01+00:00</text:p>
      <text:p text:style-name="P4">
Description: (Agence France -Presse, Tehran, 19th) Iranian judicial agency claims to execute three men today. They were accused of atrocities against Iranian security forces during the protests caused by the death of the Kudu woman Emini last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617581in" draw:z-index="0">
<draw:image xlink:href="../Images/rficn/2023-05-19T14-02-07-00-00/000000.png" xlink:type="simple" xlink:show="embed" xlink:actuate="onLoad" draw:mime-type="image/png"/>
</draw:frame>
The Mizan Online News website of Iranian judicial agency said that Majid Kazemi, Salehmirhashemi, and Saeedyaghoubi During the demonstration, the gun was pulled, causing the three members of the security forces to die, and the criminal was criminal of "Moharebeh".</text:p>
      <text:p text:style-name="P4">
Iran's 22 -year -old Kuard woman, Mahsa Amini, was arrested on September 16 last year for violating strict women's clothing regulations and died during the detention period, causing Iran's series of national demonstrations.</text:p>
      <text:p text:style-name="P4">
These protests are often labeled by the Tehran authorities, saying that they are "riots" incited by foreign countries. Thousands of Iranians were arrested and hundreds of people were killed, including dozens of security forces personnel.</text:p>
      <text:p text:style-name="P4">
The three people were executed by twisted, which made Iran's total number of people executed for protests to 7.</text:p>
      <text:p text:style-name="P4">
Kazmi, Mirhaxiemi, and Yagby were arrested in November last year and were sentenced to death in January this year.</text:p>
      <text:p text:style-name="P4">
Their cases have attracted attention abroad, including Kazm's relatives in Australia running for him. His cousin Mohammadhashemi wrote an open letter to Australian Foreign Minister Huang Yingxian to ask her support.</text:p>
      <text:p text:style-name="P4">
News Source: <text:a xlink:type="simple" xlink:href="https://www.rfi.fr/cn/%E5%9B%BD%E9%99%85%E6%8A%A5%E9%81%93/20230519-%E5%A3%B0%E6%8F%B4%E8%89%BE%E7%B1%B3%E5%B0%BC%E4%B9%8B%E6%AD%BB-%E4%BC%8A%E6%9C%97%E5%A4%84%E5%86%B33%E5%90%8D%E6%8A%97%E8%AE%AE%E4%BA%BA%E5%A3%AB" text:style-name="Internet_20_link" text:visited-style-name="Visited_20_Internet_20_Link">
https://www.rfi.fr/cn/%E5%9B%BD%E9%99%85%E6%8A%A5%E9%81%93/20230519-%E5%A3%B0%E6%8F%B4%E8%89%BE%E7%B1%B3%E5%B0%BC%E4%B9%8B%E6%AD%BB-%E4%BC%8A%E6%9C%97%E5%A4%84%E5%86%B33%E5%90%8D%E6%8A%97%E8%AE%AE%E4%BA%BA%E5%A3%AB</text:a>
</text:p>
      <!--NEWS-->
      <text:h text:style-name="P10" text:outline-level="1">
<text:span text:style-name="T4">
The media said that Cyprus has revoked Liu Tezuo's passport</text:span>
</text:h>
      <text:p text:style-name="P4">
Author: 联合早报 (Person)</text:p>
      <text:p text:style-name="P4">
Publisher: 联合早报 (Organization)</text:p>
      <text:p text:style-name="P4">
Published Time: 2023-05-19T14:08</text:p>
      <text:p text:style-name="P4">
Modified Time: 2023-05-19T15:23</text:p>
      <text:p text:style-name="P4">
Description: It is reported that the Cyprus government of the Mediterranean Island State decided to cancel a passport of Liu Tezuo, a wanted criminal of a Malaysian Development Corporation. "Malaysia Today" reported that Cyprus Mail cited people familiar with the matter that Cyprus Cabinet was based on ...</text:p>
      <text:p text:style-name="P4">
Videos: []</text:p>
      <text:p text:style-name="P4">
Audios: []</text:p>
      <text:p text:style-name="P4">
Images: []</text:p>
      <text:p text:style-name="P4">
Type: NewsArticle</text:p>
      <text:p text:style-name="P4">
Breadcrumbs: ['即时', '国际']</text:p>
      <text:p text:style-name="P4">
Keywords: ['塞浦路斯', '刘特佐', '护照', '一马公司', '丑闻']</text:p>
      <!--METADATA-->
      <text:p text:style-name="P4">
It is reported that the Cyprus government of the Mediterranean Island State decided to cancel a passport of Liu Tezuo, a wanted criminal of a Malaysian Development Corporation.</text:p>
      <text:p text:style-name="P4">
"Malaysia Today" reported that the Cyprus Mail cited people familiar with the matter that Cyprus Cabinet was a proposal based on the Minister of the Interior Nicosnouris and decided to win Liu Tezuo's citizenship.</text:p>
      <text:p text:style-name="P4">
According to the news from Cyprus News Agency (CNA), Cyprus Cabinet made this decision after obtaining new information about Liu Tezuo in the Ministry of the Interior.</text:p>
      <text:p text:style-name="P4">
The report pointed out that as of March this year, the Cyprus government did not have sufficient evidence of winning Liu Tezuo's citizenship. The Ministry of the Interior later contacted the Interpol and obtained more information.</text:p>
      <text:p text:style-name="P4">
According to information provided by the International Interpol, the Ministry of the Interior of Cyprus suggested that the government cancels Liu Tezuo's passport.</text:p>
      <text:p text:style-name="P4">
Liu Tezuo obtained Cyprus passport in 2015. He was accused of being behind the scandal of the Malaysian company scandal. In the absence, he was charged with courts in the United States and Malaysia.</text:p>
      <text:p text:style-name="P4">
at present, <text:a xlink:type="simple" xlink:href="https://www.zaobao.com/realtime/world/story20230315-1372770" text:style-name="Internet_20_link" text:visited-style-name="Visited_20_Internet_20_Link">
 </text:a>
Essence</text:p>
      <text:p text:style-name="P4">
Cyprus is a member of the European Union. He holds a Cyprus passport, can live, work, study, and business in EU countries, and enjoy EU citizens' rights and interests. Cyprus launched the "Gold Passport" plan after the 2013 financial crisis. This plan was suspended in 2019. The European Union demanded that member states to strengthen the background investigation of citizens of non -EU countries because they are worried that the "golden passport" has become a backdoor of money laundering of criminal groups and officials.</text:p>
      <text:p text:style-name="P4">
The Cyprus government set up an investigation committee to investigate the "Gold Passport" project, and found that 53 % of the 6779 civic rights awarded from 2007 to 2020 were illegal.</text:p>
      <text:p text:style-name="P4">
News Source: <text:a xlink:type="simple" xlink:href="https://www.zaobao.com.sg/realtime/world/story20230519-1396134" text:style-name="Internet_20_link" text:visited-style-name="Visited_20_Internet_20_Link">
https://www.zaobao.com.sg/realtime/world/story20230519-1396134</text:a>
</text:p>
      <!--NEWS-->
      <text:h text:style-name="P10" text:outline-level="1">
<text:span text:style-name="T4">
German media: Why does China pay so much attention to Central Asia</text:span>
</text:h>
      <text:p text:style-name="P4">
Author: None (Language: zh)</text:p>
      <text:p text:style-name="P4">
Publisher: None</text:p>
      <text:p text:style-name="P4">
Time: 2023-05-19T14:17:00Z</text:p>
      <text:p text:style-name="P4">
Description: On the occasion of how the Seventh Kingdom Group held a summit in Japan, on the occasion of how to deal with the autocratic regimes such as Russia and China, Xi Jinping, the supreme leader of the Chinese party and the country, held a high -profile meeting with the leaders of the five countries in the ancient city and the leaders of the five countries in the ancient city. German media generally believes that this is another important attempt to expand its influence in Central Asia.</text:p>
      <text:p text:style-name="P4">
Videos: []</text:p>
      <text:p text:style-name="P4">
Images: ["<text:a xlink:type="simple" xlink:href="https://static.dw.com/image/65673929_303.jpg" text:style-name="Internet_20_link" text:visited-style-name="Visited_20_Internet_20_Link">
65673929_303.jpg</text:a>
", "<text:a xlink:type="simple" xlink:href="https://static.dw.com/image/65668194_401.jpg" text:style-name="Internet_20_link" text:visited-style-name="Visited_20_Internet_20_Link">
65668194_401.jpg</text:a>
"]</text:p>
      <text:p text:style-name="P4">
Subject: 评论分析</text:p>
      <text:p text:style-name="P4">
Subjects: ['德中关系', '薄熙来', '专题报道：习近平访美', '中国共产党', '岛屿主权争端', '专题报道：全景观看“习马会”', '中国反腐风暴', '20国集团', '中国', '中共十九大']</text:p>
      <text:p text:style-name="P4">
Keywords: ['中国', '中亚', '维吾尔人', '新疆再教育营', '经济依赖', '习近平', '一带一路']</text:p>
      <text:p text:style-name="P4">
Id: 65679789</text:p>
      <!--METADATA-->
      <text:p text:style-name="P4">
<text:a xlink:type="simple" xlink:href="https://www.dw.com/zh/overlay/image/article/65679789/65673929" text:style-name="Internet_20_link" text:visited-style-name="Visited_20_Internet_20_Link">
 <draw:frame draw:style-name="fr1" draw:name="Image102" text:anchor-type="as-char" svg:width="6.9236in" svg:height="3.896998in" draw:z-index="0">
<draw:image xlink:href="../Images/dwzh/2023-05-19T14-17-00Z/65673929_303.jpg" xlink:type="simple" xlink:show="embed" xlink:actuate="onLoad" draw:mime-type="image/jpeg"/>
</draw:frame>
</text:a>
(Voice of Germany) "Daily" published by Berlin wrote that the China Central Asian Summit was located in the ancient city of Xi'an, which has a strong historical symbolic significance. On the one hand, Xi'an is an important node of the ancient Silk Road. At the same time, when the seven Western countries discuss how to deal with China in Japan, Xi Jinping, the highest leader of China, to meet with the leaders of the five countries in Central Asia. obvious. This article entitled "Xi Jinping's emphasis on Central Asia" wrote:</text:p>
      <text:p text:style-name="P4">
"The disintegration of the Soviet Union and the announcement of independence in Central Asian countries have shocked China. China, Xinjiang, Hansham, Tagikistan, and Kyrgyzstan have more than 3,300 kilometers of border lines. The ethnic minority Uighurs believe that they have been suppressed by the Han immigrants.</text:p>
      <text:p text:style-name="P4">
In the past five years, hundreds of thousands of Uighurs have been sent to the re -education camp. At the same time, millions of Uighurs still have scattered Central Asian countries, and they are not controlled by the Communist Party of China. Therefore, Beijing is very worried that these Uighurs will be organized overseas and set off an independent movement.</text:p>
      <text:p text:style-name="P4">
For Central Asia, Chinese leaders have always adopted a two -pronged strategy to expand China's influence in Central Asia. <text:a xlink:type="simple" xlink:href="https://www.dw.com/zh/zh/中亞五國全到齊-與中國簽署峰會宣言/a-65672958" text:style-name="Internet_20_link" text:visited-style-name="Visited_20_Internet_20_Link">
</text:a>
This measure led to serious economic dependence: more than half of the foreign debt of Tajikistan and Gilgistein came from China. Niva Yau, an expert at the Atlantic Council of Washington Think Tank, said: 'In the past two decades, the extensive participation of the People's Republic of China in Central Asia has made the region a significant shift from Russia to China. '"</text:p>
      <text:p text:style-name="P4">
<draw:frame draw:style-name="fr1" draw:name="Image103" text:anchor-type="as-char" svg:width="6.9236in" svg:height="3.896998in" draw:z-index="0">
<draw:image xlink:href="../Images/dwzh/2023-05-19T14-17-00Z/65668194_401.jpg" xlink:type="simple" xlink:show="embed" xlink:actuate="onLoad" draw:mime-type="image/jpeg"/>
</draw:frame>
The bilateral trade between China and Kazakhs has reached $ 31 billion. The picture shows the leaders of China -Kazakhstan at the Central Asian Summit.</text:p>
      <text:p text:style-name="P4">
It is reported that China ’s trade with Central Asia is also increasing, and it has already surpassed the trade between Central Asia and Russia. In just 20 years, the trade volume of China and Central Asia has risen from 2.3 billion to $ 70 billion.</text:p>
      <text:p text:style-name="P4">
"China also solves the Uyghur problem in its own way ': Under the pressure of Beijing, all kinds of organizations in Central Asia that seeks independence in Xinjiang are included in the illegal category. Later, the relevant authorities also dissolved all Uyghur people. Cultural organizations. And in the past few years, even the innocent people will be tightly monitored by the authorities. In view of this, the "World Uyghur Conference" headquartered in Munich's "World Uyghur Conference" said in a statement. Relations of various countries are becoming increasingly close, and this development is worrying. '"</text:p>
      <text:p text:style-name="P4">
For the China Central Asian Summit held in Xi'an, the "Daily News" website wrote:</text:p>
      <text:p text:style-name="P4">
"besides, <text:a xlink:type="simple" xlink:href="https://www.dw.com/zh/zh/中亞峰會在即-中國在盤算什麼/a-65651146" text:style-name="Internet_20_link" text:visited-style-name="Visited_20_Internet_20_Link">
 </text:a>
China's total trade with Central Asian countries has reached a record of 70 billion US dollars, of which China -Kazakhstan Trade first ranked first in $ 31 billion.</text:p>
      <text:p text:style-name="P4">
Some observers believe that the China Central Asian Summit is also a compete against the Kuangjie Seventh -Kingdoms Group Summit in Japan. At the Summit of the Seventh Kingdom Group, in addition to the Russian and Ukraine War, China was also an important issue.</text:p>
      <text:p text:style-name="P4">
Xinhua News Agency reported that the parties to the meeting had reached a consensus on regularly holding a summit in the future. The next China Central Asian Summit will be held in Kazakhstan in 2025. "</text:p>
      <text:p text:style-name="P4">
<text:span text:style-name="T5">
Inding the content of other media, does not represent the position or view of the Voice of Germany. _ </text:span>
 _ 吧 _</text:p>
      <text:p text:style-name="P4">
News Source: <text:a xlink:type="simple" xlink:href="https://www.dw.com/zh/德语媒体：中国何以如此重视中亚/a-65679789" text:style-name="Internet_20_link" text:visited-style-name="Visited_20_Internet_20_Link">
https://www.dw.com/zh/德语媒体：中国何以如此重视中亚/a-65679789?maca=chi-rss-chi-all-1127-rdf</text:a>
</text:p>
      <!--NEWS-->
      <text:h text:style-name="P10" text:outline-level="1">
<text:span text:style-name="T4">
A private museum in Beijing is facing demolition and announced the closed museum</text:span>
</text:h>
      <text:p text:style-name="P4">
Author: None</text:p>
      <text:p text:style-name="P4">
Publisher: Radio Free Asia (Organization)</text:p>
      <text:p text:style-name="P4">
Published Time: 2023-05-19T14:19:21-04:00</text:p>
      <text:p text:style-name="P4">
Modified Time: 2023-05-19T14:19: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667846in" draw:z-index="0">
<draw:image xlink:href="../Images/rfamandarin/2023-05-19T14-19-21-04-00/000000.png" xlink:type="simple" xlink:show="embed" xlink:actuate="onLoad" draw:mime-type="image/png"/>
</draw:frame>
Workers Culture and Art Museum located in Chaoyang District, Beijing <text:a xlink:type="simple" xlink:href="https://www.rfa.org/mandarin/Xinwen/4-05192023141230.html/@@images/image" text:style-name="Internet_20_link" text:visited-style-name="Visited_20_Internet_20_Link">
</text:a>
Baidu Encyclopedia Screenshot</text:p>
      <text:p text:style-name="P4">
China, known as the first civil worker culture and art museum with the theme of "migrant workers", has been operating in Beijing for 15 years. Recently, it has been reported that it will be closed in the near future because it is included in the demolition of Pipi Village, Dongjiao, Beijing.</text:p>
      <text:p text:style-name="P4">
The museum is located in the Chaoyang District of Pi Village. According to the Hong Kong "Ming Pao" report, the word "demolition" was sprayed on May 18, which quoted the news of the surrounding villagers that It is necessary to dismantle. "The outer wall of the opposite plant also wrote the word" disassembly ", and the broken courtyard was changed to a simple house.</text:p>
      <text:p text:style-name="P4">
"Ming Pao" reported that the Museum of Migrant Culture was the only public welfare museum founded by Chinese migrant workers in China, and was initiated by Beijing's "Workers' House" by the public welfare organization serving foreign workers. According to the relevant news of the WeChat public account "Pi Village Workers", the museum will hold a farewell form on Saturday (May 20).</text:p>
      <text:p text:style-name="P4">
Responsible editor: Chen Pinjie</text:p>
      <text:p text:style-name="P4">
News Source: <text:a xlink:type="simple" xlink:href="https://www.rfa.org/mandarin/Xinwen/4-05192023141230.html" text:style-name="Internet_20_link" text:visited-style-name="Visited_20_Internet_20_Link">
https://www.rfa.org/mandarin/Xinwen/4-05192023141230.html</text:a>
</text:p>
      <!--NEWS-->
      <text:h text:style-name="P10" text:outline-level="1">
<text:span text:style-name="T4">
US media: Xi Jinping sent Guoan Minister Chen Yixin to lead the operation of foreign companies</text:span>
</text:h>
      <text:p text:style-name="P4">
Author: None</text:p>
      <text:p text:style-name="P4">
Publisher: Radio Free Asia (Organization)</text:p>
      <text:p text:style-name="P4">
Published Time: 2023-05-19T14:28:20-04:00</text:p>
      <text:p text:style-name="P4">
Modified Time: 2023-05-19T14:28: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8.810839in" draw:z-index="0">
<draw:image xlink:href="../Images/rfamandarin/2023-05-19T14-28-20-04-00/000000.png" xlink:type="simple" xlink:show="embed" xlink:actuate="onLoad" draw:mime-type="image/png"/>
</draw:frame>
China Minister of National Security Chen Yixin <text:a xlink:type="simple" xlink:href="https://www.rfa.org/mandarin/Xinwen/5-05192023142053.html/@@images/image" text:style-name="Internet_20_link" text:visited-style-name="Visited_20_Internet_20_Link">
</text:a>
Baidu Encyclopedia Screenshot</text:p>
      <text:p text:style-name="P4">
The Chinese government conducted a number of anti -spy investigations on foreign companies' consulting companies, which has attracted the attention of foreign investors. Wall Streetjournal in the United States reported that Chinese national leaders Xi Jinping assigned the Minister of National Security Chen Yixin to act in the relevant actions.</text:p>
      <text:p text:style-name="P4">
The Wall Street Journal stated in a report on the 18th that the blows of these foreign companies clearly stated that Xi Jinping's emphasis on security is higher than economic growth. The system rectifies American companies to collect Chinese information. It is reported that the Chinese government does not have any measures to soothe foreign companies. In the long run, it will seriously crack down on foreign investors' investment in China.</text:p>
      <text:p text:style-name="P4">
Suzanneclark, president of the U.S. Chamber of Commerce (U.S. Chamber of Commerce), previously stated that it has faced more and more risks in Huamei. China's pursuit of its own absolute security policies and practices has made the world less secure.</text:p>
      <text:p text:style-name="P4">
Responsible editor: Chen Pinjie</text:p>
      <text:p text:style-name="P4">
News Source: <text:a xlink:type="simple" xlink:href="https://www.rfa.org/mandarin/Xinwen/5-05192023142053.html" text:style-name="Internet_20_link" text:visited-style-name="Visited_20_Internet_20_Link">
https://www.rfa.org/mandarin/Xinwen/5-05192023142053.html</text:a>
</text:p>
      <!--NEWS-->
      <text:h text:style-name="P10" text:outline-level="1">
<text:span text:style-name="T4">
Chinese Minister of Commerce Wang Wentao's visit to the United States and the United States next week's dense talks</text:span>
</text:h>
      <text:p text:style-name="P4">
Author: chinese@voanews.com (杨安)</text:p>
      <text:p text:style-name="P4">
Publisher: 美国之音中文网 (Type: NewsMediaOrganization)</text:p>
      <text:p text:style-name="P4">
Published Time: 2023-05-19T14:31:26+08:00</text:p>
      <text:p text:style-name="P4">
Modified Time: 2023-05-19 06:31:39Z</text:p>
      <text:p text:style-name="P4">
Description: The United States seemed to have a response to the relationship with Beijing. Liu Pengyu, a spokesman for the Chinese Embassy in the United States on Thursday (May 18), said that Chinese Minister of Commerce Wang Wentao will visit the United States next week and and US Secretary of Commerce Gina Raymond (Gina Raimondo) and US trade representative Katherine Tai talks.</text:p>
      <text:p text:style-name="P4">
Videos: []</text:p>
      <text:p text:style-name="P4">
Images: []</text:p>
      <text:p text:style-name="P4">
Categories: ['美中关系', '经济·金融·贸易', '中国']</text:p>
      <text:p text:style-name="P4">
Type: None</text:p>
      <!--METADATA-->
      <text:p text:style-name="P4">
Nonenone</text:p>
      <text:p text:style-name="P4">
News Source: <text:a xlink:type="simple" xlink:href="https://www.voachinese.com/a/us-china-commerce-trade-ministers-meeting-20230518/7100077.html" text:style-name="Internet_20_link" text:visited-style-name="Visited_20_Internet_20_Link">
https://www.voachinese.com/a/us-china-commerce-trade-ministers-meeting-20230518/7100077.html</text:a>
</text:p>
      <!--NEWS-->
      <text:h text:style-name="P10" text:outline-level="1">
<text:span text:style-name="T4">
again!Talk show actor &amp; quot; Uncle Roger &amp; Quot; Uncle Roger Weibo was banned</text:span>
</text:h>
      <text:p text:style-name="P4">
Author: None</text:p>
      <text:p text:style-name="P4">
Publisher: Radio Free Asia (Organization)</text:p>
      <text:p text:style-name="P4">
Published Time: 2023-05-19T14:38:52-04:00</text:p>
      <text:p text:style-name="P4">
Modified Time: 2023-05-19T14:38: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969358in" draw:z-index="0">
<draw:image xlink:href="../Images/rfamandarin/2023-05-19T14-38-52-04-00/000000.png" xlink:type="simple" xlink:show="embed" xlink:actuate="onLoad" draw:mime-type="image/png"/>
</draw:frame>
Huang Jinyu, Malaysian comedian in Malaysia ("Uncle Roger") [] <text:a xlink:type="simple" xlink:href="https://www.rfa.org/mandarin/Xinwen/6-05192023143018.html/@@images/image" text:style-name="Internet_20_link" text:visited-style-name="Visited_20_Internet_20_Link">
</text:a>
Huang Jinyu Weibo Screenshot</text:p>
      <text:p text:style-name="P4">
After the Chinese talk show actor House was investigated by the police, the talk show circles reported that someone was banned by humiliation.</text:p>
      <text:p text:style-name="P4">
The British Malaysian comedian Huang Jinyu (Nigel Ng) is known as "Uncleroger". He has recently uploaded his performance clips of North America on the oil pipe channel, including government monitoring, Taiwan independence, "disappearing" and other. The Chinese authorities are regarded as a sensitive paragraph.</text:p>
      <text:p text:style-name="P4">
"Uncle Roger" wrote in a special film in the review area of the oil pipe film: "Comrades, rush to buy special Hui Hui before Uncle Roger was blocked", "nieces and nephews gathered together to watch the show on June 4th!Long live."</text:p>
      <text:p text:style-name="P4">
At present, the Weibo account of "Uncle Roger" is suspected to be banned by the above -mentioned "humiliation" remarks. Some netizens posted on Weibo that "Uncle Roger" was therefore banned "more and more darker."</text:p>
      <text:p text:style-name="P4">
Responsible editor: Chen Pinjie</text:p>
      <text:p text:style-name="P4">
News Source: <text:a xlink:type="simple" xlink:href="https://www.rfa.org/mandarin/Xinwen/6-05192023143018.html" text:style-name="Internet_20_link" text:visited-style-name="Visited_20_Internet_20_Link">
https://www.rfa.org/mandarin/Xinwen/6-05192023143018.html</text:a>
</text:p>
      <!--NEWS-->
      <text:h text:style-name="P10" text:outline-level="1">
<text:span text:style-name="T4">
News: The Index 14 countries led by the United States are close to reaching the supply chain agreement</text:span>
</text:h>
      <text:p text:style-name="P4">
Author: 联合早报 (Person)</text:p>
      <text:p text:style-name="P4">
Publisher: 联合早报 (Organization)</text:p>
      <text:p text:style-name="P4">
Published Time: 2023-05-19T14:39</text:p>
      <text:p text:style-name="P4">
Modified Time: 2023-05-19T14:39</text:p>
      <text:p text:style-name="P4">
Description: It is reported that the Indo -Pacific Trade Negotiations led by the United States have been close to reaching a supply chain coordination agreement and may be announced next week. The insider told Bloomberg News that the negotiating representatives hoped that on May 27th (Saturday), it was announced at the Indo -Pacific Ministerial Conference held in Detroit, USA ...</text:p>
      <text:p text:style-name="P4">
Videos: []</text:p>
      <text:p text:style-name="P4">
Audios: []</text:p>
      <text:p text:style-name="P4">
Images: []</text:p>
      <text:p text:style-name="P4">
Type: NewsArticle</text:p>
      <text:p text:style-name="P4">
Breadcrumbs: ['即时', '国际']</text:p>
      <text:p text:style-name="P4">
Keywords: ['美国', '印太经济框架', '供应链']</text:p>
      <!--METADATA-->
      <text:p text:style-name="P4">
It is reported that the Indo -Pacific Trade Negotiations led by the United States have been close to reaching a supply chain coordination agreement and may be announced next week.</text:p>
      <text:p text:style-name="P4">
Inspectors told Bloomberg that the negotiating representatives hope to reach an agreement at the Indo -Pacific Ministerial Meeting held at Detroit, USA on May 27th (Saturday).</text:p>
      <text:p text:style-name="P4">
The negotiations involving 14 countries are mainly concentrated in the establishment of an early warning system, allowing countries to issue early warnings when they see the risk of supply chain interruption to avoid the repetition of the global supply interrupt incident during the crown disease epidemic.</text:p>
      <text:p text:style-name="P4">
Because the consultation was carried out by closed doors, the insider asked not to be named.</text:p>
      <text:p text:style-name="P4">
The supply chain is one of the four "pillars" of the "Indo -Pacific Economic Framework" (IPEF) that countries began to discuss last year, and the other three pillars are clean economy, fair economy and trade.</text:p>
      <text:p text:style-name="P4">
The U.S. Department of Commerce did not immediately respond to the request for the news of the news, and the US Trade Representative Office refused to respond.</text:p>
      <text:p text:style-name="P4">
In May last year, US President Biden launched the Indo -Pacific Economic Framework Plan during his visit to Asia, which aims to strengthen the trade relations of the United States in the Indo -Pacific region in order to compete China ’s increasing economic influence in India.</text:p>
      <text:p text:style-name="P4">
The countries joined the United States include Australia, Brunei, Fiji, India, Indonesia, Japan, South Korea, Malaysia, New Zealand, the Philippines, Singapore, Thailand and Vietnam.</text:p>
      <text:p text:style-name="P4">
<text:a xlink:type="simple" xlink:href="https://www.zaobao.com.sg/keywords/yin-tai-jing-ji-kuang-jia" text:style-name="Internet_20_link" text:visited-style-name="Visited_20_Internet_20_Link">
</text:a>
The total economic volume of member states accounts for 40%of the world economy.</text:p>
      <text:p text:style-name="P4">
News Source: <text:a xlink:type="simple" xlink:href="https://www.zaobao.com.sg/realtime/world/story20230519-1396137" text:style-name="Internet_20_link" text:visited-style-name="Visited_20_Internet_20_Link">
https://www.zaobao.com.sg/realtime/world/story20230519-1396137</text:a>
</text:p>
      <!--NEWS-->
      <text:h text:style-name="P10" text:outline-level="1">
<text:span text:style-name="T4">
Reported by propaganda religion? Japanese monk singer Yao Shi Temple Kuanbang China Tour was canceled</text:span>
</text:h>
      <text:p text:style-name="P4">
Author: None</text:p>
      <text:p text:style-name="P4">
Publisher: Radio Free Asia (Organization)</text:p>
      <text:p text:style-name="P4">
Published Time: 2023-05-19T14:43:08-04:00</text:p>
      <text:p text:style-name="P4">
Modified Time: 2023-05-19T14:43: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908484in" draw:z-index="0">
<draw:image xlink:href="../Images/rfamandarin/2023-05-19T14-43-08-04-00/000000.png" xlink:type="simple" xlink:show="embed" xlink:actuate="onLoad" draw:mime-type="image/png"/>
</draw:frame>
Japanese monk Musician Pharmacochi Temple Kuanbang Guangzhou performance was performed by the "force majeure" to stop the screenshot of the pharmacist temple Kuanbang Weibo</text:p>
      <text:p text:style-name="P4">
Japanese popular music monks, Yao Shi Temple Kuanbang, recently sang in China, but recently have no warning to release a screenshot of multiple cancellation notifications on its official Weibo. The organizer said that it was notified by the higher authorities because "force majeure" was canceled.</text:p>
      <text:p text:style-name="P4">
According to its Weibo news, the pharmacist temple Kuanbang was originally scheduled to perform in many cities in China from May 11th to 24th, but after the 5th audience conferences were held, it was originally scheduled to start in Guangzhou on May 17. Unexpectedly An hour of the organizer suddenly announced that he was notified by the higher authorities that it would be canceled due to "force majeure"; the next day Hangzhou Station, and even the audience entered the market, they temporarily stopped, causing dissatisfaction with fans.</text:p>
      <text:p text:style-name="P4">
On May 19th, Yaoshi Temple Kuanbang issued a screenshot and announced that on the 20th of the 20th, the Shanghai Station and the Beijing Station were performed on the 20th and received a notice from the superior department to cancel the "force majeure". He left a short five words on Weibo: "Unfortunately, again."</text:p>
      <text:p text:style-name="P4">
Responsible editor: Chen Pinjie</text:p>
      <text:p text:style-name="P4">
News Source: <text:a xlink:type="simple" xlink:href="https://www.rfa.org/mandarin/Xinwen/7-05192023144018.html" text:style-name="Internet_20_link" text:visited-style-name="Visited_20_Internet_20_Link">
https://www.rfa.org/mandarin/Xinwen/7-05192023144018.html</text:a>
</text:p>
      <!--NEWS-->
      <text:h text:style-name="P10" text:outline-level="1">
<text:span text:style-name="T4">
The tsunami risk of the South Pacific has been lifted</text:span>
</text:h>
      <text:p text:style-name="P4">
Author: 联合早报 (Person)</text:p>
      <text:p text:style-name="P4">
Publisher: 联合早报 (Organization)</text:p>
      <text:p text:style-name="P4">
Published Time: 2023-05-19T15:18</text:p>
      <text:p text:style-name="P4">
Modified Time: 2023-05-19T16:13</text:p>
      <text:p text:style-name="P4">
Description: After a magnitude 7.7 earthquake occurred in the southeast of the Lianti Islands in New Cauridonia, the risk of tsunami occurred in the South Pacific has been lifted, and countries have lowered the warning level. Comprehensive Reuters and Agence France -Presse reported that the Pacific Tsunami Early Warning Center said that by the afternoon of Friday (May 19), the sea ...</text:p>
      <text:p text:style-name="P4">
Videos: []</text:p>
      <text:p text:style-name="P4">
Audios: []</text:p>
      <text:p text:style-name="P4">
Images: []</text:p>
      <text:p text:style-name="P4">
Type: NewsArticle</text:p>
      <text:p text:style-name="P4">
Breadcrumbs: ['即时', '国际']</text:p>
      <text:p text:style-name="P4">
Keywords: ['地震', '南太平洋', '海啸']</text:p>
      <!--METADATA-->
      <text:p text:style-name="P4">
French New Cauridonia <text:a xlink:type="simple" xlink:href="https://www.zaobao.com.sg/realtime/world/story20230519-1396120" text:style-name="Internet_20_link" text:visited-style-name="Visited_20_Internet_20_Link">
</text:a>
Later, the risk of tsunami occurred in the South Pacific has been lifted, and all countries have lowered the warning level.</text:p>
      <text:p text:style-name="P4">
Comprehensive Reuters and Agence France -Presse reported that the Pacific Tsunami Early Warning Center said that by the afternoon of Friday (May 19), most of the tsunami threats have been lifted. The center warned earlier that the waves at 26 locations in the South Pacific may be one meter higher than the tide.</text:p>
      <text:p text:style-name="P4">
The U.S. Geological Survey said that the earthquake occurred at 2:57 am (at 10:57 am in Singapore time at 10:57 am) at the Standard time of the Greenwich (Singapore time) on Friday. Southeast, the depth of the shock is about 38 kilometers.</text:p>
      <text:p text:style-name="P4">
Police at Noumea, the capital of New Cauri, evacuated coastal residents.</text:p>
      <text:p text:style-name="P4">
The head of civil affairs security, Malgia Lesia, said: "The first wave is surging (Mare) and Ile Despins, but the wave is only higher than the normal tide. Less than 50 cm. "</text:p>
      <text:p text:style-name="P4">
He said: "The alarm of the whole country, the security forces and the fire brigade have evacuated the coastal areas."</text:p>
      <text:p text:style-name="P4">
According to data from the Nu Lulu Pacific Tsunami Warning Center, the waves observed in a Wanuatu was about half a meter higher than the tide, and the waves that or predicted in several other Pacific islands were slightly smaller.</text:p>
      <text:p text:style-name="P4">
The Vanuatu authorities call on residents to stay away from the coastal areas below 12 meters and less than 300 meters away from the coastline.</text:p>
      <text:p text:style-name="P4">
News Source: <text:a xlink:type="simple" xlink:href="https://www.zaobao.com.sg/realtime/world/story20230519-1396250" text:style-name="Internet_20_link" text:visited-style-name="Visited_20_Internet_20_Link">
https://www.zaobao.com.sg/realtime/world/story20230519-1396250</text:a>
</text:p>
      <!--NEWS-->
      <text:h text:style-name="P10" text:outline-level="1">
<text:span text:style-name="T4">
Demennsky attended the Syrian President of the Angle Association also attended the meeting</text:span>
</text:h>
      <text:p text:style-name="P4">
Publisher: 法新社</text:p>
      <text:p text:style-name="P4">
Published Time: 2023-05-19T15:32:07+00:00</text:p>
      <text:p text:style-name="P4">
Modified Time: 2023-05-19T15:20:05+00:00</text:p>
      <text:p text:style-name="P4">
Description: (Agence France -Presse, Gada, 19th) Ukraine President Zerorenski said he has arrived in Saudi Arabia today and will speak at the Arab League summit hosted by the Saudi State. The long -term isolated Syrian President Ased also attended the summit. He is a close ally of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5-19T15-32-07-00-00/000000.png" xlink:type="simple" xlink:show="embed" xlink:actuate="onLoad" draw:mime-type="image/png"/>
</draw:frame>
The interview that had not been announced beforehand was the first visit to the Middle East since Russia's full invasion of Ukraine in February 2022, which gave him the opportunity to talk to the leaders of the region since Russia's full invasion of Ukraine in February 2022. In terms of unity and supporting Kiev, the Middle East is far worse than a firm Western allies.</text:p>
      <text:p text:style-name="P4">
"Arrives in Saudi Arabia. I will speak at the ArableAgue Summit at the ArableAgue Summit." He also said that he planned to work with the Saudi Arabian prince Mohammed. Mohammed Bin Salman and other leaders met.</text:p>
      <text:p text:style-name="P4">
Bashar Al-Assad arrived at the Red Sea city, Jeddah, a city. The Anceride government's cruelly suppress democratic demonstrators in 2011 caused the civil war, and Syria was suspended by the Arab League until it returned to the league until early this month.</text:p>
      <text:p text:style-name="P4">
At the time of the Arabian Arabian Arabia, Saudi, the world's largest oil exporter, is displaying diplomatic strength in the Middle East and other regions.</text:p>
      <text:p text:style-name="P4">
An official of the Arab League told AFP that Arabia, Saudi Arabia, invited Zerrenceki, not the Arab League. Saudi officials did not immediately reply to the France -France -France -France -France -ABC request.</text:p>
      <text:p text:style-name="P4">
News Source: <text:a xlink:type="simple" xlink:href="https://www.rfi.fr/cn/%E5%9B%BD%E9%99%85%E6%8A%A5%E9%81%93/20230519-%E6%B3%BD%E4%BC%A6%E6%96%AF%E5%9F%BA%E5%87%BA%E5%B8%AD%E9%98%BF%E7%9B%9F%E5%B3%B0%E4%BC%9A-%E5%8F%99%E5%88%A9%E4%BA%9A%E6%80%BB%E7%BB%9F%E4%B9%9F%E4%B8%8E%E4%BC%9A" text:style-name="Internet_20_link" text:visited-style-name="Visited_20_Internet_20_Link">
https://www.rfi.fr/cn/%E5%9B%BD%E9%99%85%E6%8A%A5%E9%81%93/20230519-%E6%B3%BD%E4%BC%A6%E6%96%AF%E5%9F%BA%E5%87%BA%E5%B8%AD%E9%98%BF%E7%9B%9F%E5%B3%B0%E4%BC%9A-%E5%8F%99%E5%88%A9%E4%BA%9A%E6%80%BB%E7%BB%9F%E4%B9%9F%E4%B8%8E%E4%BC%9A</text:a>
</text:p>
      <!--NEWS-->
      <text:h text:style-name="P10" text:outline-level="1">
<text:span text:style-name="T4">
China deepen the relationship with Central Asian countries, Xi Jinping shouted at the summit: opposed to external forces interference</text:span>
</text:h>
      <text:p text:style-name="P4">
Author: chinese@voanews.com (杨安)</text:p>
      <text:p text:style-name="P4">
Publisher: 美国之音中文网 (Type: NewsMediaOrganization)</text:p>
      <text:p text:style-name="P4">
Published Time: 2023-05-19T15:38:13+08:00</text:p>
      <text:p text:style-name="P4">
Modified Time: 2023-05-19 07:38:13Z</text:p>
      <text:p text:style-name="P4">
Description: Chinese President Xi Jinping's plan to deepen China and the five Central Asian countries at the China -Central Asian Summit on Friday (May 18). This ambitious plan includes construction infrastructure, promoting economic and trade relations, and opposition to external forces interference. The heads of state of the Six Kingdoms established the China -Central Asian head meeting mechanism and held every two years in the future.</text:p>
      <text:p text:style-name="P4">
Videos: []</text:p>
      <text:p text:style-name="P4">
Images: []</text:p>
      <text:p text:style-name="P4">
Categories: ['中国', '亚太']</text:p>
      <text:p text:style-name="P4">
Type: None</text:p>
      <!--METADATA-->
      <text:p text:style-name="P4">
Nonenone</text:p>
      <text:p text:style-name="P4">
News Source: <text:a xlink:type="simple" xlink:href="https://www.voachinese.com/a/china-central-asia-20230519/7100102.html" text:style-name="Internet_20_link" text:visited-style-name="Visited_20_Internet_20_Link">
https://www.voachinese.com/a/china-central-asia-20230519/7100102.html</text:a>
</text:p>
      <!--NEWS-->
      <text:h text:style-name="P10" text:outline-level="1">
<text:span text:style-name="T4">
Why is China's youth unemployment rate so high? Several young people have something to say</text:span>
</text:h>
      <text:p text:style-name="P4">
Author: None</text:p>
      <text:p text:style-name="P4">
Publisher: Radio Free Asia (Organization)</text:p>
      <text:p text:style-name="P4">
Published Time: 2023-05-19T15:40:00-04:00</text:p>
      <text:p text:style-name="P4">
Modified Time: 2023-05-19T16:20:34-04:00</text:p>
      <text:p text:style-name="P4">
Description: None</text:p>
      <text:p text:style-name="P4">
Videos: []</text:p>
      <text:p text:style-name="P4">
Audios: ["<text:a xlink:type="simple" xlink:href="https://www.rfa.org/mandarin/yataibaodao/jingmao/sc-051920230825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9" text:anchor-type="as-char" svg:width="6.9236in" svg:height="4.600844in" draw:z-index="0">
<draw:image xlink:href="../Images/rfamandarin/2023-05-19T15-40-00-04-00/000000.png" xlink:type="simple" xlink:show="embed" xlink:actuate="onLoad" draw:mime-type="image/png"/>
</draw:frame>
In Beijing Park, a pair of young people use a mobile phone with a bench. <text:a xlink:type="simple" xlink:href="https://www.rfa.org/mandarin/yataibaodao/jingmao/sc-05192023082534.html/@@images/image" text:style-name="Internet_20_link" text:visited-style-name="Visited_20_Internet_20_Link">
</text:a>
Agencence France -Presse <text:a xlink:type="simple" xlink:href="https://www.rfa.org/mandarin/yataibaodao/jingmao/sc-05192023082534.html/@@stream" text:style-name="Internet_20_link" text:visited-style-name="Visited_20_Internet_20_Link">
</text:a>
According to recent data released by the National Bureau of Statistics of China, the unemployment rate of young people aged 16-24 in April this year has reached 20.4%, a new high of over the years. So why do you have so many people in this age without work? Three young people with different backgrounds accepted interviews with reporters on this station, telling their views on this issue.</text:p>
      <text:p text:style-name="P4">
<text:span text:style-name="T4">
<text:span text:style-name="T5">
 <text:a xlink:type="simple" xlink:href="https://www.rfa.org/mandarin/yataibaodao/jingmao/hcm1-05162023081528.html" text:style-name="Internet_20_link" text:visited-style-name="Visited_20_Internet_20_Link">
</text:a>
 </text:span>
*  * </text:span>
<text:a xlink:type="simple" xlink:href="https://www.rfa.org/mandarin/Xinwen/st1-05162023031148.html" text:style-name="Internet_20_link" text:visited-style-name="Visited_20_Internet_20_Link">
 </text:a>
 <text:span text:style-name="T4">
  * </text:span>
<text:a xlink:type="simple" xlink:href="https://www.rfa.org/mandarin/pinglun/heqinglian/hql-05112023174539.html" text:style-name="Internet_20_link" text:visited-style-name="Visited_20_Internet_20_Link">
 </text:a>
 <text:span text:style-name="T4">
 </text:span>
<text:a xlink:type="simple" xlink:href="https://www.rfa.org/mandarin/Xinwen/3-04242023105922.html" text:style-name="Internet_20_link" text:visited-style-name="Visited_20_Internet_20_Link">
 </text:a>
**</text:p>
      <text:p text:style-name="P4">
<text:span text:style-name="T4">
 College teachers and children: Insufficient competition, the lack of academic qualifications is incomparable to work of civil servants and teachers </text:span>
</text:p>
      <text:p text:style-name="P4">
At 21 years old and studying in Minnesota, this year, Shanghai Youth Xuke, from a college teacher's family. In an interview, he told reporters that among friends who are a few years older than him, many people are very difficult for employment: "There are fewer posts and too competitiveness, and all people are willing to do everything. , The salary is not high, the benefits are not high. "</text:p>
      <text:p text:style-name="P4">
Xu Ke said that many of his friends and children of civil servants have the employment intentions of many of them entering the system to be civil servants, or go to primary and secondary schools after graduating from teachers and political undergraduates. At present, the phenomenon of unemployment among his friends is very common: "Those who can't find it at all, it is estimated that 40 % of them are in the proportion. After all, in the system (children of the family), not everyone can be admitted to high school. Not everyone can go to college who are in high school. "</text:p>
      <text:p text:style-name="P4">
In 2021, China launched the "Five -Five Five Dial" policy. Under this policy, the proportion of junior high school graduates entering high school and secondary vocational education schools after the entrance examination becomes generally equal. In the past many years before this policy, among Chinese junior high school graduates, the number of people studying in high school accounts for more than ten percentage points than those attending secondary vocational education schools.</text:p>
      <text:p text:style-name="P4">
Xu Ke said that young people who cannot attend high schools and university undergraduates will not have the chance to work in civil servants and teachers who have academic qualifications; and those who do not admit to high school and university undergraduate will face the fate: "Low salary, dry heavy physical strength, physical strength, physical strength Live. Some people can't afford to suffer this kind of work, or they can't find (work), they are basically old all day. "</text:p>
      <text:p text:style-name="P4">
<draw:frame draw:style-name="fr1" draw:name="Image110" text:anchor-type="as-char" svg:width="6.9236in" svg:height="4.608521in" draw:z-index="0">
<draw:image xlink:href="../Images/rfamandarin/2023-05-19T15-40-00-04-00/000001.png" xlink:type="simple" xlink:show="embed" xlink:actuate="onLoad" draw:mime-type="image/png"/>
</draw:frame>
A job fair (Agence France -Presse) held in Beijing on August 26, 2022 [] <text:a xlink:type="simple" xlink:href="https://www.rfa.org/mandarin/yataibaodao/jingmao/sc-05192023082534.html/000_32h69mt.jpg" text:style-name="Internet_20_link" text:visited-style-name="Visited_20_Internet_20_Link">
</text:a>
<text:span text:style-name="T4">
 How do young people growing up in workers and small businessmen think of employment? </text:span>
</text:p>
      <text:p text:style-name="P4">
Shan Wentao, 30, is from a worker family in Taihe County, Anhui. He said that most of his friends grew up in the workers' family, and some of them were a few years younger than him. He talked about the employment of these young friends than his friends, saying that no matter what education, the unemployment rate is very high, because the current employment environment is "rolled out". Among these friends, people who do not read undergraduates or colleges will do business by themselves or engage in physical labor. Taking one of his friends as an example, he tells the difficulties faced by these youths, saying that the friend had opened the shop, but because of bad business, he found a physical labor work last year: "Find a class, the result is all The construction site. There are more people in construction sites, and then the salary is getting less and less, and the living is quite heavy. "</text:p>
      <text:p text:style-name="P4">
Shan Wentao said that his friend was only working at the construction site for half a year because of physical reasons and arrears of wages, and he resigned from work last month. He also said that the construction site industry in China is quite common in China's construction site industry.</text:p>
      <text:p text:style-name="P4">
On the other hand, when talking about whether young people from workers' families have the phenomenon of "lying" and not looking for a job, Shan Wensao said according to the situation he observed, this "lying flat" can only appear in the family situation Among the better people, many young people from the family of migrant workers bear more financial pressure on the family. Some people have already become a family and cannot "lie down." He said that although work is difficult to find now, his friends are still trying to find a job: "No way, I feel that they don't want to go to work, but there is no way."</text:p>
      <text:p text:style-name="P4">
Ms. Chen, who has worked in Shenzhen, Guangdong for many years, told reporters about her 17 -year -old relative. Her relatives are from a small business family, who is currently studying in a technical secondary school in Zhuhai, Guangdong, and has repeatedly said that she has lost her willingness to employment after graduation. Ms. Chen said: "She said that the environment in the technical secondary school was too poor, she couldn't learn anything, and she made less money after coming out." It is better to lie flat. "</text:p>
      <text:p text:style-name="P4">
When the reporter asked Ms. Chen, when her relatives had long -term planning for the future, Miss Chen said: "She doesn't want to do a physical work, because she is too hard to work, and she has no resources and conditions at home to go abroad to study abroad. She is desperate and confused about the future. "</text:p>
      <text:p text:style-name="P4">
Reporter: Sun Cheng Responsible: 梒 网 网 Editor: Hong Wei</text:p>
      <text:p text:style-name="P4">
News Source: <text:a xlink:type="simple" xlink:href="https://www.rfa.org/mandarin/yataibaodao/jingmao/sc-05192023082534.html" text:style-name="Internet_20_link" text:visited-style-name="Visited_20_Internet_20_Link">
https://www.rfa.org/mandarin/yataibaodao/jingmao/sc-05192023082534.html</text:a>
</text:p>
      <!--NEWS-->
      <text:h text:style-name="P10" text:outline-level="1">
<text:span text:style-name="T4">
How to crack the CCP cognitive operation? (Dai Zhongren/Shen Boyang) | Asia wants to talk very much</text:span>
</text:h>
      <text:p text:style-name="P4">
Author: None</text:p>
      <text:p text:style-name="P4">
Publisher: Radio Free Asia (Organization)</text:p>
      <text:p text:style-name="P4">
Published Time: 2023-05-19T16:00:00-04:00</text:p>
      <text:p text:style-name="P4">
Modified Time: 2023-05-19T12:58: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88615in" draw:z-index="0">
<draw:image xlink:href="../Images/rfamandarin/2023-05-19T16-00-00-04-00/000000.png" xlink:type="simple" xlink:show="embed" xlink:actuate="onLoad" draw:mime-type="image/png"/>
</draw:frame>
 <text:a xlink:type="simple" xlink:href="https://www.rfa.org/mandarin/duomeiti/yazhou-henxiangliao/yz-05192023124712.html/@@images/image" text:style-name="Internet_20_link" text:visited-style-name="Visited_20_Internet_20_Link">
</text:a>
Photo: RFA</text:p>
      <text:p text:style-name="P4">
Shen Boyang, an associate professor of the Institute of Crime of Taipei University, the chairman of the Taiwan Democratic Laboratory, and the initiator of the Black Bear College, is one of the most thorough scholars in Taiwan's research on the CCP's cognitive operations. He analyzed the PLA's way of fighting Taiwan's public opinion, mainly using various conspiracy theories to release the topic of public opinion in Taiwan with a large -scale abnormal social media platform account. And use the#并 并 并, which is loved by young people, has gradually influenced young people who have no political tendencies. In recent years, there have been few combat methods for fake news. Instead, it has shaped public opinion fermentation on social media, allowing Taiwanese media to follow up because of traffic. For example, nearly 40 % of young people are believed in Taiwan. Is Taiwan slowly falling on the cognitive battlefield?</text:p>
      <text:p text:style-name="P4">
News Source: <text:a xlink:type="simple" xlink:href="https://www.rfa.org/mandarin/duomeiti/yazhou-henxiangliao/yz-05192023124712.html" text:style-name="Internet_20_link" text:visited-style-name="Visited_20_Internet_20_Link">
https://www.rfa.org/mandarin/duomeiti/yazhou-henxiangliao/yz-05192023124712.html</text:a>
</text:p>
      <!--NEWS-->
      <text:h text:style-name="P10" text:outline-level="1">
<text:span text:style-name="T4">
Can Xi Jinping's Central Asian Summit resist gifts with the G7 -point court?</text:span>
</text:h>
      <text:p text:style-name="P4">
Author: None</text:p>
      <text:p text:style-name="P4">
Publisher: Radio Free Asia (Organization)</text:p>
      <text:p text:style-name="P4">
Published Time: 2023-05-19T16:03:00-04:00</text:p>
      <text:p text:style-name="P4">
Modified Time: 2023-05-19T16:33:30-04:00</text:p>
      <text:p text:style-name="P4">
Description: None</text:p>
      <text:p text:style-name="P4">
Videos: []</text:p>
      <text:p text:style-name="P4">
Audios: ["<text:a xlink:type="simple" xlink:href="https://www.rfa.org/mandarin/yataibaodao/junshiwaijiao/kw-05192023100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12" text:anchor-type="as-char" svg:width="6.9236in" svg:height="4.612011in" draw:z-index="0">
<draw:image xlink:href="../Images/rfamandarin/2023-05-19T16-03-00-04-00/000000.png" xlink:type="simple" xlink:show="embed" xlink:actuate="onLoad" draw:mime-type="image/png"/>
</draw:frame>
The first China -Central Asia Summit was held in Xi'an, Shaanxi Province since May 19, 2023 <text:a xlink:type="simple" xlink:href="https://www.rfa.org/mandarin/yataibaodao/junshiwaijiao/kw-05192023100241.html/@@images/image" text:style-name="Internet_20_link" text:visited-style-name="Visited_20_Internet_20_Link">
</text:a>
Reuters <text:a xlink:type="simple" xlink:href="https://www.rfa.org/mandarin/yataibaodao/junshiwaijiao/kw-05192023100241.html/@@stream" text:style-name="Internet_20_link" text:visited-style-name="Visited_20_Internet_20_Link">
</text:a>
On May 19, the China -Central Asian Summit published the "Xi'an Declaration", and the official Xinhua News Agency quickly launched the "results list". Is this summit hosted by China really to improve its international influence? Or is he "don't gallop" with the Qi Dynasty Group Summit?</text:p>
      <text:p text:style-name="P4">
<text:span text:style-name="T4">
<text:span text:style-name="T5">
 <text:a xlink:type="simple" xlink:href="https://www.rfa.org/mandarin/Xinwen/cmh2-05192023044417.html" text:style-name="Internet_20_link" text:visited-style-name="Visited_20_Internet_20_Link">
</text:a>
 </text:span>
*  * </text:span>
<text:a xlink:type="simple" xlink:href="https://www.rfa.org/mandarin/yataibaodao/junshiwaijiao/tj-05172023133040.html" text:style-name="Internet_20_link" text:visited-style-name="Visited_20_Internet_20_Link">
 </text:a>
 <text:span text:style-name="T4">
  * </text:span>
<text:a xlink:type="simple" xlink:href="https://www.rfa.org/mandarin/yataibaodao/junshiwaijiao/al-05162023131022.html" text:style-name="Internet_20_link" text:visited-style-name="Visited_20_Internet_20_Link">
 </text:a>
 <text:a xlink:type="simple" xlink:href="https://www.rfa.org/mandarin/yataibaodao/junshiwaijiao/al-05162023131022.html" text:style-name="Internet_20_link" text:visited-style-name="Visited_20_Internet_20_Link">
 </text:a>
*<text:span text:style-name="T5">
 </text:span>
<text:a xlink:type="simple" xlink:href="https://www.rfa.org/mandarin/yataibaodao/junshiwaijiao/tj-05152023103400.html" text:style-name="Internet_20_link" text:visited-style-name="Visited_20_Internet_20_Link">
<text:span text:style-name="T4">
 China-Central Asian Summit Synchronous G7 to international demonstration? </text:span>
</text:a>
"This summit opened a good leader for the cooperation of various countries." Friday(On the 19th), the China -Central Asian Summit was held at the Xi'an International Conference Center, and Chinese President Xi Jinping spoke at the meeting.</text:p>
      <text:p text:style-name="P4">
The heads of state participating in the meeting include Kazakhstan President Toccyev, Kyrgyzstan President Zaparov, Tajikistan President Rahmon, Turkmenistan President Beldemumadov, and Uzbekistan President Milzyev.</text:p>
      <text:p text:style-name="P4">
<draw:frame draw:style-name="fr1" draw:name="Image113" text:anchor-type="as-char" svg:width="6.9236in" svg:height="4.619339in" draw:z-index="0">
<draw:image xlink:href="../Images/rfamandarin/2023-05-19T16-03-00-04-00/000001.png" xlink:type="simple" xlink:show="embed" xlink:actuate="onLoad" draw:mime-type="image/png"/>
</draw:frame>
On May 19, 2023, the first China -Central Asian Summit was held in Xi'an, Shaanxi Province. (Reuters) [] <text:a xlink:type="simple" xlink:href="https://www.rfa.org/mandarin/yataibaodao/junshiwaijiao/kw-05192023100241.html/2023-05-19t025831z_179577084_rc2e11adgo8h_rtrmadp_3_china-centralasia.jpg" text:style-name="Internet_20_link" text:visited-style-name="Visited_20_Internet_20_Link">
</text:a>
<text:span text:style-name="T4">
 What does the "Xi'an Declaration" and "results list" include? </text:span>
</text:p>
      <text:p text:style-name="P4">
"In order to strengthen our cooperation and the development of Central Asia, China will provide Central Asian countries with a total of 26 billion yuan (about 3.8 billion US dollars) financing support and gifts." Xi Jinping said.</text:p>
      <text:p text:style-name="P4">
At the meeting, Xi Jinping and the five heads of Central Asia jointly signed the "China -Central Asian Summit Xi'an Declaration" and passed the list of the summit. According to these two documents, the Six Kingdoms determined to build a closer "China -Central Asian Destiny Community" and agreed to establish a meeting mechanism for the China -Central Asian Heads. Stan is held.</text:p>
      <text:p text:style-name="P4">
All parties also agreed to set up a ministerial meeting mechanism in the field of priority cooperation and set up a common secretariat in China. All parties will also strengthen the co -construction of the “Belt and Road” initiative to docking with the Five Central Asian initiatives and development strategies, and jointly improve the transportation infrastructure and comprehensively improve the scale of trade.</text:p>
      <text:p text:style-name="P4">
In the field of security, the "Xi'an Declaration" announced that all parties have resolutely opposed the destruction of legal regimes and the "color revolution", oppose any form and any excuses to "interfere with other domestic politics"; "And extremeism", and emphasized that the territorial integrity and sovereignty of various countries "do not damage".</text:p>
      <text:p text:style-name="P4">
<draw:frame draw:style-name="fr1" draw:name="Image114" text:anchor-type="as-char" svg:width="6.9236in" svg:height="4.61393in" draw:z-index="0">
<draw:image xlink:href="../Images/rfamandarin/2023-05-19T16-03-00-04-00/000002.png" xlink:type="simple" xlink:show="embed" xlink:actuate="onLoad" draw:mime-type="image/png"/>
</draw:frame>
On May 19, 2023, Xi Jinping hosted the first China -Central Asian Summit in Xi'an, Shaanxi Province. (Reuters) [] <text:a xlink:type="simple" xlink:href="https://www.rfa.org/mandarin/yataibaodao/junshiwaijiao/kw-05192023100241.html/2023-05-19t030220z_585873946_rc2e11am5xoe_rtrmadp_3_china-centralasia.jpg" text:style-name="Internet_20_link" text:visited-style-name="Visited_20_Internet_20_Link">
</text:a>
<text:span text:style-name="T4">
 Yu Maochun: </text:span>
 <text:span text:style-name="T4">
 Summit shows that China's influence is weak </text:span>
</text:p>
      <text:p text:style-name="P4">
Although Chinese Foreign Ministry spokesman Wang Wenbin said a few days ago, this summit is the "first major home diplomatic activity" in China this year, and in the history of China's relations with China relations with China, "a milestone." Yu Maochun, director of the center, told this station that China and the five Central Asian countries were heating, but they "showed that China's influence was weak."</text:p>
      <text:p text:style-name="P4">
Yu Maochun said: "It pulls the five economically underdeveloped in Central Asia's economy and is not very important on the international stage to hold the group to warm up. Strategic ideas are very backward. "</text:p>
      <text:p text:style-name="P4">
Yu Maochun pointed out that due to the Cold War thinking, Beijing is very sensitive to Central Asia because it believes that several important border areas around China have been blocked by the West, and Central Asia is a very important breakthrough. In addition, China also has opportunities to think. Yu Maochun said: "Russia traditionally has a huge influence on the region, but now Russia is not in the heart and is deeply trapped in the Ukrainian quagmire. Therefore, the CCP took advantage of the fire and wanted to pull the original sphere of influence that belonged to Russia to its own sphere of influence."</text:p>
      <text:p text:style-name="P4">
However, Yu Maochun believes that China's speculative methods cannot last long, because China emphasized investment and construction from the perspective of economic interests, and it is difficult to have difficulty in the fundamental values and political cooperation with Central Asian countries, and even in counter -terrorism. Reach an agreement. Therefore, in the long run, China will not have much impact on this area.</text:p>
      <text:p text:style-name="P4">
<text:span text:style-name="T4">
 The summit becomes Xi Jinping's internal "political show"? </text:span>
</text:p>
      <text:p text:style-name="P4">
On the evening of the 18th, Xi Jinping and his wife Peng Liyuan held a welcome and banquet for the Central Asian heads of state who attended the summit at the Furong Garden of Xi'an. After the meeting, they also watched the opening ceremony of the China -Central Asian Youth Art Festival. The Chinese official media CCTV showed that the performance was huge and magnificent."Because the Chinese cannot be resolved from the three -year epidemic, economic downturn, unemployed population (as many), and debt crisis, these are very unfavorable factor." Li Hengqing said, "Is he (Xi) stabilized the people? Promote consumption? So he made a state of magnificent, all the country. "</text:p>
      <text:p text:style-name="P4">
<draw:frame draw:style-name="fr1" draw:name="Image115" text:anchor-type="as-char" svg:width="6.9236in" svg:height="4.61393in" draw:z-index="0">
<draw:image xlink:href="../Images/rfamandarin/2023-05-19T16-03-00-04-00/000003.png" xlink:type="simple" xlink:show="embed" xlink:actuate="onLoad" draw:mime-type="image/png"/>
</draw:frame>
On May 19, 2023, the G7 summit appeared in Hiroshima, Japan. (Associated Press) <text:a xlink:type="simple" xlink:href="https://www.rfa.org/mandarin/yataibaodao/junshiwaijiao/kw-05192023100241.html/ap23139450689553.jpg" text:style-name="Internet_20_link" text:visited-style-name="Visited_20_Internet_20_Link">
</text:a>
<text:span text:style-name="T4">
 Anti -ceremony with the G7 Division? </text:span>
</text:p>
      <text:p text:style-name="P4">
At the time of the China-Central Asian Summit this time, the Seventh Kingdom Group(G7)At the time of Hiroshima, Japan, a leader summit. The two major issues of the Qi Dynasty Group Summit are more severe sanctions on Russia and resisting economic coercion from China. According to the Wall Street Journal, the summit will also issue a joint statement on jointly resisting Beijing's economic coercion.</text:p>
      <text:p text:style-name="P4">
In response to the above news, the Chinese Embassy in Japan has expressed serious concern to the Ministry of Foreign Affairs of Japan on the 17th of the "summit" of the "summit", and urged Japan to "not make the summit and related bi -multi -side activities a political performance of anti -China."</text:p>
      <text:p text:style-name="P4">
ZackCooker, a senior researcher at the American Institute of Enterprise Research, told this station: "China is using the opportunity of this Central Asian summit to show its contact with Central Asian countries to fight the news of the Seven National Group Conference. Chinese leaders want to show They are leading the other countries in the world, and the Seventh Kingdom Group only represents several countries, and it does not represent a consistent attitude of the world. "</text:p>
      <text:p text:style-name="P4">
<draw:frame draw:style-name="fr1" draw:name="Image116" text:anchor-type="as-char" svg:width="6.9236in" svg:height="4.61393in" draw:z-index="0">
<draw:image xlink:href="../Images/rfamandarin/2023-05-19T16-03-00-04-00/000004.png" xlink:type="simple" xlink:show="embed" xlink:actuate="onLoad" draw:mime-type="image/png"/>
</draw:frame>
On May 19, 2023, the G7 summit appeared in Hiroshima, Japan. (Associated Press) <text:a xlink:type="simple" xlink:href="https://www.rfa.org/mandarin/yataibaodao/junshiwaijiao/kw-05192023100241.html/ap23139179143467.jpg" text:style-name="Internet_20_link" text:visited-style-name="Visited_20_Internet_20_Link">
</text:a>
<text:span text:style-name="T4">
 Maintain the current order of the world G7 to resist China's threat </text:span>
</text:p>
      <text:p text:style-name="P4">
According to the White House news, US President Biden has met with Japanese Prime Minister Kishida on the 18th and promised to work closely and respond to the stress behavior of China's violations of international law.</text:p>
      <text:p text:style-name="P4">
The President of the European Council Charles Michelle said that maintaining "stable and constructive" cooperation with China meets the interests of the EU. The EU will call on China to increase pressure on Russia at the summit to prevent its military aggression against Ukraine.</text:p>
      <text:p text:style-name="P4">
At this summit, Japan also invited some non -member states to participate in the summit, including South Korea, Australia, Brazil, Kokmoro, Cook Islands, India, Indonesia, and Vietnam. These countries also represent multiple regional national alliances. Ukrainian President Zelleiski will also attend the meeting in person.</text:p>
      <text:p text:style-name="P4">
Yu Maochun said this: "The important purpose of the G7 is to maintain the existing order of the world. From this perspective, China is of course a huge threat to the existing order of the world." Li Hengqing also believes that this will be a very important summit to rebuild the world order. Essence</text:p>
      <text:p text:style-name="P4">
Reporter: Caddy Editor: He Ping.com Editor: Hong Wei</text:p>
      <text:p text:style-name="P4">
News Source: <text:a xlink:type="simple" xlink:href="https://www.rfa.org/mandarin/yataibaodao/junshiwaijiao/kw-05192023100241.html" text:style-name="Internet_20_link" text:visited-style-name="Visited_20_Internet_20_Link">
https://www.rfa.org/mandarin/yataibaodao/junshiwaijiao/kw-05192023100241.html</text:a>
</text:p>
      <!--NEWS-->
      <text:h text:style-name="P10" text:outline-level="1">
<text:span text:style-name="T4">
Cambodian opposition leader pointed out that the July election was "fake election"</text:span>
</text:h>
      <text:p text:style-name="P4">
Author: 联合早报 (Person)</text:p>
      <text:p text:style-name="P4">
Publisher: 联合早报 (Organization)</text:p>
      <text:p text:style-name="P4">
Published Time: 2023-05-19T16:14</text:p>
      <text:p text:style-name="P4">
Modified Time: 2023-05-19T16:35</text:p>
      <text:p text:style-name="P4">
Description: Cambodia's opposition leader Sanglixi refers to the general election of Cambodia two months later, and it is a "false scam." Reuters reports that Sam Rainsy, who is self -exiled overseas on Friday (May 19) in Jakarta, the capital of Indonesia, attended an East ...</text:p>
      <text:p text:style-name="P4">
Videos: []</text:p>
      <text:p text:style-name="P4">
Audios: []</text:p>
      <text:p text:style-name="P4">
Images: []</text:p>
      <text:p text:style-name="P4">
Type: NewsArticle</text:p>
      <text:p text:style-name="P4">
Breadcrumbs: ['即时', '国际']</text:p>
      <text:p text:style-name="P4">
Keywords: ['柬埔寨', '大选', '骗局', '救国党']</text:p>
      <!--METADATA-->
      <text:p text:style-name="P4">
Cambodia's opposition leader Sanglixi refers to the general election of Cambodia two months later, and it is a "false scam."</text:p>
      <text:p text:style-name="P4">
Reuters reports that Sam Rainsy, who is self -exiled overseas on Friday (May 19) in Jakarta, the capital of Indonesia, attended a event on Southeast Asian press freedom.</text:p>
      <text:p text:style-name="P4">
When Sanglixi spoke at the event, it was said that the national election in Cambodia would be a "fake election" in July, because the reasons were simple, because there was no opposition party to participate in this election.</text:p>
      <text:p text:style-name="P4">
Sanlixi said that Cambodia is actually promoting the "one -party system".</text:p>
      <text:p text:style-name="P4">
Earlier this week, Cambodia's only Candle Candle Party was accused of not being properly submitted to the election document.</text:p>
      <text:p text:style-name="P4">
The Cambodian Election Commission issued a statement on Monday, announcing the cancellation of the eligibility of the candlelight party to participate in the national election on July 23. This means that in the election, the ruling party Cambodia People's Party has almost no opponents. Social movements and diplomats warned that Hun Sen, who has long been the Prime Minister for a long time, may undermine the democratic process of Cambodia.</text:p>
      <text:p text:style-name="P4">
Sanglixi called on democratic countries on Friday, not to acknowledge the legitimacy of Cambodian elections and Hunson, a long -term Prime Minister of Cambodia.</text:p>
      <text:p text:style-name="P4">
Reuters tried to find a comment from the Cambodian government, but failed to contact the Cambodian government spokesman immediately.</text:p>
      <text:p text:style-name="P4">
Santali is the leader of the party -saving party party in Cambodia. In November 2015, Santianxi was charged with slander and inciting social turmoil, and he was exiled to France afterwards. The Cambodian Supreme Court dissolved before the July 2018 election.</text:p>
      <text:p text:style-name="P4">
The 7th Cambodian election will be voted on July 23.</text:p>
      <text:p text:style-name="P4">
News Source: <text:a xlink:type="simple" xlink:href="https://www.zaobao.com.sg/realtime/world/story20230519-1396259" text:style-name="Internet_20_link" text:visited-style-name="Visited_20_Internet_20_Link">
https://www.zaobao.com.sg/realtime/world/story20230519-1396259</text:a>
</text:p>
      <!--NEWS-->
      <text:h text:style-name="P10" text:outline-level="1">
<text:span text:style-name="T4">
Preliminary negotiations of the US -Taiwan Trade Initiative to complete the scholars: deal with China's economic coercion</text:span>
</text:h>
      <text:p text:style-name="P4">
Author: None</text:p>
      <text:p text:style-name="P4">
Publisher: Radio Free Asia (Organization)</text:p>
      <text:p text:style-name="P4">
Published Time: 2023-05-19T16:16:00-04:00</text:p>
      <text:p text:style-name="P4">
Modified Time: 2023-05-19T16:34:28-04:00</text:p>
      <text:p text:style-name="P4">
Description: None</text:p>
      <text:p text:style-name="P4">
Videos: []</text:p>
      <text:p text:style-name="P4">
Audios: ["<text:a xlink:type="simple" xlink:href="https://www.rfa.org/mandarin/yataibaodao/gangtai/tj-051920230949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7" text:anchor-type="as-char" svg:width="6.9236in" svg:height="4.835353in" draw:z-index="0">
<draw:image xlink:href="../Images/rfamandarin/2023-05-19T16-16-00-04-00/000000.png" xlink:type="simple" xlink:show="embed" xlink:actuate="onLoad" draw:mime-type="image/png"/>
</draw:frame>
Taiwan flag and American flag <text:a xlink:type="simple" xlink:href="https://www.rfa.org/mandarin/yataibaodao/gangtai/tj-05192023094904.html/@@images/image" text:style-name="Internet_20_link" text:visited-style-name="Visited_20_Internet_20_Link">
</text:a>
Reuters data chart <text:a xlink:type="simple" xlink:href="https://www.rfa.org/mandarin/yataibaodao/gangtai/tj-05192023094904.html/@@stream" text:style-name="Internet_20_link" text:visited-style-name="Visited_20_Internet_20_Link">
</text:a>
For the first part of the first part of the U.S.-TAIWAN Initiative On 21st Centertrade, the United States and Taiwan's first negotiations, the Ministry of Foreign Affairs of the Chinese Foreign Affairs expressed "serious dissatisfaction and resolute opposition" this Friday. So, what impact will this initiative have on the three parties of the United States, China, and Taiwan? Is Taiwan expected to reduce its dependence on China's economy?</text:p>
      <text:p text:style-name="P4">
<text:a xlink:type="simple" xlink:href="https://www.rfa.org/mandarin/Xinwen/hcmwu-05182023225229.html" text:style-name="Internet_20_link" text:visited-style-name="Visited_20_Internet_20_Link">
<text:span text:style-name="T4">
 "Taiwan -American 21st Century Trade Initiative" signed the first batch of agreements in the next few weeks </text:span>
</text:a>
The U.S. Trade Representative Office (USTR) recently announced that the United States and Taiwan have completed the first part of the "US Taiwan 21st Century Trade Initiative" negotiations. In the first part of the negotiations, the two parties of the United States reached a consensus on the five issues including customs management and trade convenience, good legal operations, anti -corruption, domestic rules and regulations, and small and medium -sized enterprises. The two parties will sign the first phase of the agreement in the next few weeks, which will expand the space between the economic interaction and investment expansion between the US -Taiwan Small and medium -sized enterprises.</text:p>
      <text:p text:style-name="P4">
The Economic and Trade Office of the Taiwan Executive Yuan pointed out that this initiative is the most complete trade agreement signed by the United States and Taiwan since 1979, and it is also an important step for the two parties to sign a bilateral trade agreement (FTA).</text:p>
      <text:p text:style-name="P4">
American trade representative Katherinetai also said: "This result represents an important progress of strengthening the economic relations of the United States and Taiwan. We look forward to continuing to complete the next negotiations to complete a strong and high standard of trade agreement and assist both parties in response Trade challenges faced in the 21st century. "</text:p>
      <text:p text:style-name="P4">
<text:span text:style-name="T4">
 Chinese Ministry of Foreign Affairs: The United States and Taiwan signed a trade initiative against the United States and China "Three Public News" </text:span>
</text:p>
      <text:p text:style-name="P4">
On Friday, this station favored the Chinese Embassy in the U.S. Taiwan to seek comment on the above -mentioned "Initiative" in the United States and Taiwan. The Chinese embassy told reporters about the relevant statement of the Chinese Ministry of Foreign Affairs that day and did not add the content of the comments.</text:p>
      <text:p text:style-name="P4">
Chinese Foreign Ministry spokesman Wang Wenbin said at a routine press conference this Friday: "China has always resolutely opposed the official exchanges between the establishment of diplomatic relations with the establishment of diplomatic relations with the country in Taiwan, including any agreement with sovereign meaning and official nature. The relevant acts seriously violated the three joint communiqués of China and China and the United States, and China expressed serious dissatisfaction and resolute opposition to this. "</text:p>
      <text:p text:style-name="P4">
<draw:frame draw:style-name="fr1" draw:name="Image118" text:anchor-type="as-char" svg:width="6.9236in" svg:height="4.578807in" draw:z-index="0">
<draw:image xlink:href="../Images/rfamandarin/2023-05-19T16-16-00-04-00/000001.png" xlink:type="simple" xlink:show="embed" xlink:actuate="onLoad" draw:mime-type="image/png"/>
</draw:frame>
Chinese Foreign Ministry spokesman Wang Wenbin said at a routine press conference this Friday: "China has always resolutely opposed the establishment of any form of official exchanges between the establishment of diplomatic relations with the establishment of diplomatic relations with the country in Taiwan, including any agreement with sovereign meaning and official nature. The relevant acts seriously violated one China Principality and the three joint communiqués of China and the United States, and China expressed serious dissatisfaction and resolute opposition. " (Screenshot of the official website of the Ministry of Foreign Affairs) <text:a xlink:type="simple" xlink:href="https://www.rfa.org/mandarin/yataibaodao/gangtai/tj-05192023094904.html/tj0519.jpg" text:style-name="Internet_20_link" text:visited-style-name="Visited_20_Internet_20_Link">
</text:a>
<text:span text:style-name="T4">
 Former US officials: We must prevent the false information of China's diffusion "Initiative" </text:span>
 **</text:p>
      <text:p text:style-name="P4">
In the outside world, what kind of political impact will the above -mentioned "Initiative" on the three parties of the United States, China, and Taiwan? Davidkeegan, deputy director of the United States, told reporters in an interview with this station that the "Initiative" demonstrated the deepening of US -Taiwan relations: "I believe that" Initiative "will strengthen the US -Taiwan economic cooperation. In recent years Trends. Like TSMC's investment in the United States, and many American companies have announced their investment in Taiwan, these efforts have deepened the economic relations of the United States and Taiwan. Especially I think that economic security is the key to Taiwan's overall security. Therefore, the "Initiative" can strengthen Taiwan's security ","</text:p>
      <text:p text:style-name="P4">
Ge Tianhao pointed out that the signing of the "Initiative" can reduce China's economic stress on Taiwan, but to be alert to the spread of fake information through the spread of "initiative" in Taiwan, which is not conducive to Taiwan's remarks: "Reduced China's economic stress on Taiwan's economic stress in Taiwan. The chips have always been the goal of the Tsai government and the US government. I believe that the "Initiative" can help us take a small step forward, but in terms of the scale of cross -strait economic interaction, China still has the ability to pressure Taiwan. At the same time, I am at the same time. It is believed that China will distribute false information about the "Initiative" as much as possible, making people think that the United States is taking advantage of Taiwan. "</text:p>
      <text:p text:style-name="P4">
<text:span text:style-name="T4">
 Scholars: There are still many issues to be discussed in the U.S. Taiwan "Initiative" </text:span>
</text:p>
      <text:p text:style-name="P4">
Rileywalters, deputy director of the Hudson Institute of the US Think Tank Hudson Institute, believes that the "Initiative" brings positive progress to the US -Taiwan relation I believe that the "Initiative" can further support the already strong US -Taiwan trade and investment relationship. The first stage of the "Initiative" is a good first step, but there are many matters that need to be negotiated in the United States. It will be more complicated than the first stage, such as the issue of digital trade. I am worried that the two parties may not be able to talk about these issues before the election in Taiwan. "</text:p>
      <text:p text:style-name="P4">
Walter also said that the passage of the US -Taiwan "Initiative" does not affect the poor cross -strait relations: "Beijing has considered the DPP in the worst direction, and has already begun to implement the means to affect cross -strait trade."</text:p>
      <text:p text:style-name="P4">
Walter also said that if you want to judge whether the "Initiative" will greatly change Taiwan's supply chain to the US and China chip supply chain, it is still too early.</text:p>
      <text:p text:style-name="P4">
<text:span text:style-name="T4">
 Scholars: How to affect Taiwan's trade dependence on China depends on different industries </text:span>
</text:p>
      <text:p text:style-name="P4">
Ding Hongbin, deputy dean of the University of Roland's University of Business School, told the reporter that the signing of the first stage of the "Initiative" was spreading the way for the overall trade of the United States and Taiwan: "We found that many of the past trade negotiations have not been noticed. Things, including the use of smart property rights and trademarks, are one of the competition between state -owned enterprises with foreign countries ... Although the tradition only more than 20 years ago, in the trade negotiations at that time,(What is discussing now)Not the core thing. But now in 2023, these things have become very real, and the first agreement under the US -Taiwan trade initiative is placed in this place. "</text:p>
      <text:p text:style-name="P4">
Ding Hongbin said that because the first stage of "Initiative" did not touch the tariff problem, it would not have a significant impact on the traditional industry of Taiwan relying on China's labor: "They will continue to rely on the Chinese market and Chinese workers. Of course, China, China The price of workers is rising, and the cost of business in China is also rising. Therefore, when the manufacturing and operation costs in China have risen to Taiwanese businessmen, the degree of trade dependence between China and Taiwan will decrease. "Ding Hongbin also said that the "Initiative" of the United States and Taiwan will reduce the bargaining chip of China's economic coercion on Taiwan's agricultural implementation: "The output of agricultural products is fixed, more exported to the United States, and less exported to China. Therefore, in terms of such industries, It does cause the result of reducing the dependence of China and Taiwan trade. "</text:p>
      <text:p text:style-name="P4">
<text:span text:style-name="T4">
 Chinese Minister of Commerce will visit Washington next week </text:span>
</text:p>
      <text:p text:style-name="P4">
A few hours before the first stage of the first stage of negotiations announced the above -mentioned "Initiative" in the United States, the Chinese Embassy in the United States confirmed that the Minister of Commerce of China Wang Wentao will visit the United States next week. He will meet with US Minister of Commerce Ginaraimondo at Washington and meet with US trade representative Daiqi at Detroit.</text:p>
      <text:p text:style-name="P4">
The reporter of this station believed in the Chinese Embassy in the United States to consult whether the above -mentioned "Initiative" would have an impact on Wang Wentao's trip to the United States? However, in the letter of the Chinese embassy, he did not confirm Wang Wentao's schedule to the United States.</text:p>
      <text:p text:style-name="P4">
Reporter: Tang Yuanyuan Responsible: He Ping.com Editor: Hong Wei</text:p>
      <text:p text:style-name="P4">
News Source: <text:a xlink:type="simple" xlink:href="https://www.rfa.org/mandarin/yataibaodao/gangtai/tj-05192023094904.html" text:style-name="Internet_20_link" text:visited-style-name="Visited_20_Internet_20_Link">
https://www.rfa.org/mandarin/yataibaodao/gangtai/tj-05192023094904.html</text:a>
</text:p>
      <!--NEWS-->
      <text:h text:style-name="P10" text:outline-level="1">
<text:span text:style-name="T4">
Surgery smuggling? 14 people in Guangxi's overloaded cars over the cliff 11 people were killed</text:span>
</text:h>
      <text:p text:style-name="P4">
Author: None</text:p>
      <text:p text:style-name="P4">
Publisher: Radio Free Asia (Organization)</text:p>
      <text:p text:style-name="P4">
Published Time: 2023-05-19T16:22:00-04:00</text:p>
      <text:p text:style-name="P4">
Modified Time: 2023-05-19T16:27:49-04:00</text:p>
      <text:p text:style-name="P4">
Description: None</text:p>
      <text:p text:style-name="P4">
Videos: []</text:p>
      <text:p text:style-name="P4">
Audios: []</text:p>
      <text:p text:style-name="P4">
Images: []</text:p>
      <!--METADATA-->
      <text:p text:style-name="P4">
News Source: <text:a xlink:type="simple" xlink:href="https://www.rfa.org/mandarin/Xinwen/8-05192023162151.html" text:style-name="Internet_20_link" text:visited-style-name="Visited_20_Internet_20_Link">
https://www.rfa.org/mandarin/Xinwen/8-05192023162151.html</text:a>
</text:p>
      <!--NEWS-->
      <text:h text:style-name="P10" text:outline-level="1">
<text:span text:style-name="T4">
Zhou Qingyu, the former deputy president of the National Development Bank, was investigated</text:span>
</text:h>
      <text:p text:style-name="P4">
Author: None</text:p>
      <text:p text:style-name="P4">
Publisher: Radio Free Asia (Organization)</text:p>
      <text:p text:style-name="P4">
Published Time: 2023-05-19T16:27:34-04:00</text:p>
      <text:p text:style-name="P4">
Modified Time: 2023-05-19T16:27: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8.207816in" draw:z-index="0">
<draw:image xlink:href="../Images/rfamandarin/2023-05-19T16-27-34-04-00/000000.png" xlink:type="simple" xlink:show="embed" xlink:actuate="onLoad" draw:mime-type="image/png"/>
</draw:frame>
Zhou Qingyu, former deputy president of the National Development Bank of China <text:a xlink:type="simple" xlink:href="https://www.rfa.org/mandarin/Xinwen/9-05192023162306.html/@@images/image" text:style-name="Internet_20_link" text:visited-style-name="Visited_20_Internet_20_Link">
</text:a>
Baidu Encyclopedia Screenshot</text:p>
      <text:p text:style-name="P4">
The website of the State Supervision Commission of the Central Committee of the Communist Party of China issued a notification on May 19th that Zhou Qingyu, former member of the National Development Bank of China and deputy president of the National Development Bank of China, is suspected of serious disciplinary violations and is undergoing disciplinary review and supervision investigation. Essence</text:p>
      <text:p text:style-name="P4">
Zhou Qingyu was a member of the National Development Bank Party Committee and Deputy Governor from 2016 to July 2022, but he was removed from office two months before the expiration of the retirement age. The Chinese media "Caixin.com" reported that Zhou Qingyu was issued by the relevant departments on July 12, 2022, and he was retired at full retirement in September 2022.</text:p>
      <text:p text:style-name="P4">
"Caixin.com" reported that Zhou Qingyu's last public appearance was July 1, 2022, the Yellow River Water Resources Committee of the Ministry of Water Resources and the National Kaixing symposium in Zhengzhou. New model of development.</text:p>
      <text:p text:style-name="P4">
Reporter: Chen Pinjie</text:p>
      <text:p text:style-name="P4">
News Source: <text:a xlink:type="simple" xlink:href="https://www.rfa.org/mandarin/Xinwen/9-05192023162306.html" text:style-name="Internet_20_link" text:visited-style-name="Visited_20_Internet_20_Link">
https://www.rfa.org/mandarin/Xinwen/9-05192023162306.html</text:a>
</text:p>
      <!--NEWS-->
      <text:h text:style-name="P10" text:outline-level="1">
<text:span text:style-name="T4">
Wang Wentao will visit the United States next week to meet with Raymond and Daiqi</text:span>
</text:h>
      <text:p text:style-name="P4">
Author: None</text:p>
      <text:p text:style-name="P4">
Publisher: Radio Free Asia (Organization)</text:p>
      <text:p text:style-name="P4">
Published Time: 2023-05-19T16:30:56-04:00</text:p>
      <text:p text:style-name="P4">
Modified Time: 2023-05-19T16:30: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835353in" draw:z-index="0">
<draw:image xlink:href="../Images/rfamandarin/2023-05-19T16-30-56-04-00/000000.png" xlink:type="simple" xlink:show="embed" xlink:actuate="onLoad" draw:mime-type="image/png"/>
</draw:frame>
Chinese Minister of Commerce Wang Wentao Reuters data map</text:p>
      <text:p text:style-name="P4">
Chinese Embassy of the United States, Liu Pengyu, recently said at a press conference recently that Chinese Minister of Commerce Wang Wentao will visit the United States next week and talk to US Secretary of Commerce Ginaraimondo and US trade representative Katherine Tai.</text:p>
      <text:p text:style-name="P4">
Reuters quoted people familiar with the matter saying that Wang Wentao expected to talk in Washington and Raymond in the U.S. capital next week, and then went to Detroit to attend the Asia -Pacific Economic Cooperation (APEC) Minister of Trade, which will be held from the 25th to 26th. Essence</text:p>
      <text:p text:style-name="P4">
Mattmurray, a senior official in charge of the Asia -Pacific Organization Organization, previously said that the United States regards the Asia -Pacific Economic Cooperation as a forum that can contact China on a series of issues. Some international business behaviors may destroy this institution to some extent, and even destroy international rules and norms.</text:p>
      <text:p text:style-name="P4">
Reporter: Chen Pinjie</text:p>
      <text:p text:style-name="P4">
News Source: <text:a xlink:type="simple" xlink:href="https://www.rfa.org/mandarin/Xinwen/10-05192023162824.html" text:style-name="Internet_20_link" text:visited-style-name="Visited_20_Internet_20_Link">
https://www.rfa.org/mandarin/Xinwen/10-05192023162824.html</text:a>
</text:p>
      <!--NEWS-->
      <text:h text:style-name="P10" text:outline-level="1">
<text:span text:style-name="T4">
G7 Summit: China's amplification nuclear weapons constitute doubts about global stability</text:span>
</text:h>
      <text:p text:style-name="P4">
Publisher: 法新社</text:p>
      <text:p text:style-name="P4">
Published Time: 2023-05-19T16:32:07+00:00</text:p>
      <text:p text:style-name="P4">
Modified Time: 2023-05-19T16:05:02+00:00</text:p>
      <text:p text:style-name="P4">
Description: (AFP, Hiroshima, 19th) Seven major industrial groups (G7) launched a three -day annual summit in Hiroshima, Japan today. Stability constitutes doubts. "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5-19T16-32-07-00-00/000000.png" xlink:type="simple" xlink:show="embed" xlink:actuate="onLoad" draw:mime-type="image/png"/>
</draw:frame>
(AFP, Hiroshima, 19th) Seven major industrial groups (G7) launched a three -day annual summit in Hiroshima, Japan today. Stability constitutes doubts. " The G7 states that "China accelerates amplifying the nuclear arsenal without the lack of transparency and meaningful dialogue, which constitutes doubts about global and regional stability."</text:p>
      <text:p text:style-name="P4">
News Source: <text:a xlink:type="simple" xlink:href="https://www.rfi.fr/cn/%E5%9B%BD%E9%99%85%E6%8A%A5%E9%81%93/20230519-g7%E5%B3%B0%E4%BC%9A-%E4%B8%AD%E5%9B%BD%E6%89%A9%E5%A2%9E%E6%A0%B8%E6%AD%A6%E5%AF%B9%E5%85%A8%E7%90%83%E7%A8%B3%E5%AE%9A%E6%9E%84%E6%88%90%E7%96%91%E8%99%91" text:style-name="Internet_20_link" text:visited-style-name="Visited_20_Internet_20_Link">
https://www.rfi.fr/cn/%E5%9B%BD%E9%99%85%E6%8A%A5%E9%81%93/20230519-g7%E5%B3%B0%E4%BC%9A-%E4%B8%AD%E5%9B%BD%E6%89%A9%E5%A2%9E%E6%A0%B8%E6%AD%A6%E5%AF%B9%E5%85%A8%E7%90%83%E7%A8%B3%E5%AE%9A%E6%9E%84%E6%88%90%E7%96%91%E8%99%91</text:a>
</text:p>
      <!--NEWS-->
      <text:h text:style-name="P10" text:outline-level="1">
<text:span text:style-name="T4">
Column | Financial Listening: The population of the first -tier cities is collectively negatively growing, which affects geometry?</text:span>
</text:h>
      <text:p text:style-name="P4">
Author: None</text:p>
      <text:p text:style-name="P4">
Publisher: Radio Free Asia (Organization)</text:p>
      <text:p text:style-name="P4">
Published Time: 2023-05-19T16:48:00-04:00</text:p>
      <text:p text:style-name="P4">
Modified Time: 2023-05-19T17:07:54-04:00</text:p>
      <text:p text:style-name="P4">
Description: None</text:p>
      <text:p text:style-name="P4">
Videos: []</text:p>
      <text:p text:style-name="P4">
Audios: ["<text:a xlink:type="simple" xlink:href="https://www.rfa.org/mandarin/zhuanlan/jingmaorediansaomiao/econ-051920230954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12011in" draw:z-index="0">
<draw:image xlink:href="../Images/rfamandarin/2023-05-19T16-48-00-04-00/000000.png" xlink:type="simple" xlink:show="embed" xlink:actuate="onLoad" draw:mime-type="image/png"/>
</draw:frame>
Official data show that the population of China's first -tier cities is being lost. The picture shows Beijing street view. Associated Press data chart <text:a xlink:type="simple" xlink:href="https://www.rfa.org/mandarin/zhuanlan/jingmaorediansaomiao/econ-05192023095443.html/@@stream" text:style-name="Internet_20_link" text:visited-style-name="Visited_20_Internet_20_Link">
</text:a>
Good audience and friends, welcome to listen to the financial and epochs of Liberty Asia, I am Rao Yiming.</text:p>
      <text:p text:style-name="P4">
Recently China's official statistics show that the population of first -tier cities has increased negatively, and the population of Beijing, Shanghai, Guangzhou and Shenzhen has decreased by nearly 280,000. The most noticeable one is that the first population has appeared in Shenzhen for the first time since the establishment of a city in Shenzhen. Since the reform and opening up, first -tier cities have focused on the advantages of resources, manpower, geographical and policy tilt, and can be said to be the engine of China's economic development. What kind of signal does the population of first -tier cities pass on? At the same time, some provincial capital cities have ushered in a net inflow of population, so what does this round of population migration and reshuffle mean for China's future development? The show will discuss the above topics. The guests participating in the discussion are Li Hengqing, an economist in the Maryland Strategy and Information Research Institute in the United States.</text:p>
      <text:p text:style-name="P4">
<text:span text:style-name="T4">
 Negative growth of the population of Beijing, Shanghai, Guangzhou and Shenzhen </text:span>
</text:p>
      <text:p text:style-name="P4">
Last year, China faced the first negative growth of the population in 60 years. The latest public data of the population in 2022 shows that the population of Beijing, Shanghai, Guangzhou, and Shenzhen has decreased, of which Shanghai has decreased the most, while the first population of the city has increased negatively since the establishment of the city in Shenzhen.</text:p>
      <text:p text:style-name="P4">
According to China's official data, the population of Beijing has decreased by 43,000, Shanghai has decreased by 135,400, the resident population in Guangzhou has decreased by 76,500, and Shenzhen has decreased by 19,800, and the total first -tier cities have decreased by about 275,000.</text:p>
      <text:p text:style-name="P4">
According to the Xi'an China Business Daily, as the first city in China, the population of Beijing has grown negatively for 6 consecutive years and has reduced a total of nearly 120,000. Shanghai also previously proposed to control the scale of population. In 2015 and 2017, negative growth has occurred. The negative growth of Beijing and Shanghai is not surprising, but Shenzhen and Guangzhou have been the two cities with the highest increase in China in the past 10 years. The negative growth of the population seems to mean more turns.</text:p>
      <text:p text:style-name="P4">
The report also said that the development of the population of the north, Shanghai, Guangzhou and Shenzhen for more than 20 years can further divide it into two stages. Among them, from 2000 to 2010, it is the golden age of Beijing and Shanghai. With the success of Beijing ’s Austrian and Shanghai Shenbo in 2002, the successful construction of large -scale urban construction has attracted large -scale foreign population.</text:p>
      <text:p text:style-name="P4">
But entering the second decade of the 21st century, especially after 2014, in order to cope with the increasingly severe metropolitan diseases, Beijing and Shanghai have introduced policies to relieve urban functions and strictly control the population of the city.</text:p>
      <text:p text:style-name="P4">
In recent years, Beijing has not only moved general manufacturing and polluting enterprises, but also transferred to the regional professional market and logistics centers. Even the central enterprise headquarters, deployment of universities, and key hospitals have become the object of transfer. These evacuated industries and parts were undertaken by Tianjin and Hebei, and some of them were settled in the newly established Xiong'an New District.</text:p>
      <text:p text:style-name="P4">
At the same time, Guangzhou and Shenzhen, which are also first -tier cities, opened the door one after another to welcome people from all directions, so they took over from Beijing and Shanghai and began to lead the population growth. During the ten years from 2000 to 2010, the population of Guangshen increased by about two or three million, less than half of Beijing and Shanghai, but by 2020 in 2010, it suddenly increased to six or seven million. The high -speed increase in this period is the same.</text:p>
      <text:p text:style-name="P4">
However, this rapid growth momentum ended abruptly in 2021. The population increase in Guangzhou decreased from 430,000 in 2020 to 70,000, while Shenzhen has plummeted from 530,000 in 2020 to less than 50,000. Last year, it was recorded at its own recording.</text:p>
      <text:p text:style-name="P4">
<text:span text:style-name="T4">
 Shenzhen's permanent population fell for the first time </text:span>
</text:p>
      <text:p text:style-name="P4">
According to the "National Economic and Social Development Statistics Announcement" announced by Shenzhen, the permanent population in 2022 was 17.6618 million, a decrease of 19,800 from 17.6816 million in 2021. This is the first time that Shenzhen has declined since its establishment in 1979. Although the population is less than 20,000, it is only one year of data, but the signal released in it is worth noting.</text:p>
      <text:p text:style-name="P4">
According to Chinese official data, Shenzhen GDP in 2021 increased by 6.7%over the previous year, lower than the level of 8.1%nationwide, and Guangzhou was the same as the whole country. In 2022, Guangzhou GDP increased by 1%year -on -year, far lower than the national level of 3%, while Shenzhen reached 3.3%, slightly higher than the national level. This shows that Guangzhou and Shenzhen are already in a recession.</text:p>
      <text:p text:style-name="P4">
In addition to the weak growth of head cities, even the most developed Yangtze River Delta and Pearl River Delta are facing similar problems. For example, in the nine cities of the Pearl River Delta, except for Zhuhai, the remaining 8 cities have a negative growth.</text:p>
      <text:p text:style-name="P4">
The situation in the Yangtze River Delta is slightly better than the Pearl River Delta, but the growth rate of the overall population is also slowing. Except for Hangzhou Hefei, the population of other cities increased below 100,000. After deducting the natural growth of the local area, there were few new foreign populations.</text:p>
      <text:p text:style-name="P4">
<text:span text:style-name="T4">
 Provincial capital cities absorb more population </text:span>
</text:p>
      <text:p text:style-name="P4">
In sharp contrast to the negative growth of first -tier cities, it is another type of city, mainly in the provincial capital, but the population has maintained a relative positive growth.</text:p>
      <text:p text:style-name="P4">
According to Sina.com quoted articles, in 2022, Changsha City increased by 181,300 compared with the previous year, Hangzhou increased by 172,000 compared with the previous year, and Hefei also increased by nearly 170,000. In addition, cities with a population increase of more than 100,000 are Xi'an and Nanchang, with an increase of 120,000 and 100,000 respectively.</text:p>
      <text:p text:style-name="P4">
The above cities have a common feature, they are all local provincial capitals. In fact, the growth of the provincial capital has lasted at least 10 years. Although it is less than first -tier cities, it is stronger. Taking Changsha as an example, at the end of 2010, the permanent population was only 7.04 million, and 10 years later surpassed the 1,000 mark.</text:p>
      <text:p text:style-name="P4">
Another worth mentioning is the provincial capital. At the end of 2022, Chengdu's permanent population was 2.1268 million, an increase of 76,000 year -on -year, which was not too amazing. However, Chengdu has become the fourth largest city with a permanent population of more than 20 million nationwide, second only to Beijing, Shanghai and Chongqing. But you know, the administrative level of these three cities is much higher than Chengdu.</text:p>
      <text:p text:style-name="P4">
In addition to the provincial capital, the income of China's urban population migration must be counted as a single city. These cities are provincial and cities. They are generally industrial towns. They have certain authority in the economic management and fiscal fields, but they have greater autonomy than the provincial capital.</text:p>
      <text:p text:style-name="P4">
At present, there are only five planned cities across China, namely Dalian, Qingdao, Ningbo, Xiamen and Shenzhen.</text:p>
      <text:p text:style-name="P4">
The above is the current financial and economic listening, thank you for your listening. I am Rao Yiming. If you have any opinions and suggestions on this show, please write to fankui@rfa.org. Or my personal Twitter account is contacted by RFA_RYM.</text:p>
      <text:p text:style-name="P4">
Then I wish you all a happy weekend, the next show will meet again!</text:p>
      <text:p text:style-name="P4">
Writing, hosting, production: Rao Yiming</text:p>
      <text:p text:style-name="P4">
News Source: <text:a xlink:type="simple" xlink:href="https://www.rfa.org/mandarin/zhuanlan/jingmaorediansaomiao/econ-05192023095443.html" text:style-name="Internet_20_link" text:visited-style-name="Visited_20_Internet_20_Link">
https://www.rfa.org/mandarin/zhuanlan/jingmaorediansaomiao/econ-05192023095443.html</text:a>
</text:p>
      <!--NEWS-->
      <text:h text:style-name="P10" text:outline-level="1">
<text:span text:style-name="T4">
Column | Night Talk Zhongnanhai: Liu Yaia was hated by Xi Jinping because of the falsification?</text:span>
</text:h>
      <text:p text:style-name="P4">
Author: None</text:p>
      <text:p text:style-name="P4">
Publisher: Radio Free Asia (Organization)</text:p>
      <text:p text:style-name="P4">
Published Time: 2023-05-19T16:49:36-04:00</text:p>
      <text:p text:style-name="P4">
Modified Time: 2023-05-19T16:49:36-04:00</text:p>
      <text:p text:style-name="P4">
Description: None</text:p>
      <text:p text:style-name="P4">
Videos: []</text:p>
      <text:p text:style-name="P4">
Audios: ["<text:a xlink:type="simple" xlink:href="https://www.rfa.org/mandarin/zhuanlan/yehuazhongnanhai/gx-051920231006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466839in" draw:z-index="0">
<draw:image xlink:href="../Images/rfamandarin/2023-05-19T16-49-36-04-00/000000.png" xlink:type="simple" xlink:show="embed" xlink:actuate="onLoad" draw:mime-type="image/png"/>
</draw:frame>
The former Political Commissar of the National Liberation Army National Defense University and the rank of Liu Yaia with the rank of general air force/CCTV <text:a xlink:type="simple" xlink:href="https://www.rfa.org/mandarin/zhuanlan/yehuazhongnanhai/gx-05192023100640.html/@@stream" text:style-name="Internet_20_link" text:visited-style-name="Visited_20_Internet_20_Link">
</text:a>
Since the earlier this year, Hong Kong media revealed that Xi Jinping will "Li Xiaolin, a good friend from a young age," the husband of Li Xiaolin, who is "a good friend from a young age," and the former National Defense University Political Commissar Liu Asia shall be "executed for two years of the death penalty." Mr. Yabu Mingfu said with emotion on Facebook: "Seeing this news, I do have some emotions. Although Liu Yaia worshiped the general, he has always been a well -known Confucian general. . And it has been retired for many years, and it is not a threat to Xi Jinping's power. "</text:p>
      <text:p text:style-name="P4">
Mr. Yaban reviewed in his Facebook post: "One thing makes me remember. That is around 2014. A delegation in Japan visited Beijing and was seen by Li Xiaolin. Say: "I heard that you have a good personal relationship with President Xi Jinping, and have grown up since childhood. I did not expect that the young translator of the Japanese Ministry of Foreign Affairs has translated this sentence into" I heard that you and President Xi Jinping have since childhood. The accompanying officials were holding back and holding up. Li Xiaolin said with a blushing face and said: 'We have been good friends since we were young, not a young bamboo horse'. "</text:p>
      <text:p text:style-name="P4">
Liu Asia's wife, Li Xiaolin, was shameful and blushed at the time that when he was a child, he was not a "blue horse" with today's holy Xi Jinping, which meant that they were not lovers. But the "good friends" of the innocent young age must be "young and small guess". But now ...? There are already outside reports that Li Xiaolin himself has not been "unified" by Xi Jinping, but the premise is that divorce must be divorced. Why do you do here? According to Mr. Yaban: "A few years ago, Xi Jinping did the strength of Xu Caihou and Guo Boxiong in the army, which can be said to be part of your death. But this time, Liu Yaia shot completely. Grab it over and spanking ', kill chickens and monkeys, and warn those princes to respect their attitudes more. Liu Asia, one year older than Xi Jinping, is very high in the Prince Party because his father -in -law Li Xiannian has been the Standing Committee of the Politburo Committee. , President of the State ... Liu Ya is also a young man. At the age of 38, he was a political commissar of the guru and Major General of the 44 -year -old. The speed of promotion was even faster than Xi Jinping. When Xi Jinping first entered the Party Central Committee, Liu Ya and Liu Shaoqi's son Liu Yuan’s son Liu Yuan Liu Zhen's son Liu Weiping is considered Xi Jinping's relatives in the army. There is a saying that the "Three Liu" in the army ... Liu Ya is also the second generation of Red, and has the relationship between his wife and Xi Jinping. Perhaps it is because of this. He thought Xi Jinping couldn't make himself. Therefore, there were some unscrupulous speaking and writing articles. He often said: 'Chinese leaders are not as good as one generation, and it is no longer possible to have a great strategist and thinker like Mao Zedong. These words are naturally not smooth in Xi Jinping. This time, Liu Ya was taken off, maybe it was not a political problem or an economic problem.</text:p>
      <text:p text:style-name="P4">
In fact, Mr. Yaban believes that at least compared with the members of the CCP, Liu Yaia, who is very good, "speaks and write articles in some" unscrupulous ".</text:p>
      <text:p text:style-name="P4">
However, first of all, Liu Asia's "unscrupulous" was manifested in his early articles. Secondly, "China's leaders are not as good as one generation, and it is no longer possible to have the two sentences as great strategists and thinkers like Mao Zedong." In the early early articles of Liu Asia that the author finds as much as possible, there is no exact source.</text:p>
      <text:p text:style-name="P4">
The "early articles" of Liu Asia mentioned here, specifically referring to the general of Liu Asia, before the Political Commissar of the National Defense University. Of course, it was also before the 18th National Congress of the Communist Party of China, the top 18 of Xi Jinping.</text:p>
      <text:p text:style-name="P4">
We might as well assume that China "can no longer appear as great strategists and thinkers like Mao Zedong" once came from Liu Asia, and it can only be from his early articles. In other words, before Xi Jinping came to power, at that time, it was impossible for him to degrade or slander Xi Jinping. Because Xi Jinping himself could not think that he would become "Mao Zedong Second" in the history of the Chinese Communist Party.</text:p>
      <text:p text:style-name="P4">
Liu Asia left the post of political commissar of the National Defense University in early 2017. At that time, overseas media had disclosed that Liu Asia was treated for corruption. Liu was exposed to paid 170 million yuan in stolen money in 2016, thinking that it was okay, but since then his corruption was reported by his former subordinates.</text:p>
      <text:p text:style-name="P4">
On March 5 of that year, the Hong Kong media "Sing Tao Daily" reported that on March 4, the CPC National People's Congress held a reserve meeting. Zhang Shibo, the former president of the National Defense University, appeared in an interview. In an interview, he said: "Liu Yaia is an automatic retirement."</text:p>
      <text:p text:style-name="P4">
The author has introduced in the past related articles. Compared with Liu Yuan, who retired one year earlier than Liu Asia, Liu Ya's retirement was silent on the Chinese media at the time, because he was not like Liu Yuan and at the same time as Liu Yuan and he retired. Like many other PLAs who retired normally, they were temporarily supplemented as a member of a special committee of the National People's Congress or a member of the National Committee of the Chinese People's Political Consultative Conference ------ although he was still in the 18th Central Committee of the Central Committee at the time.</text:p>
      <text:p text:style-name="P4">
Soon, some netizens disclosed that the key reason why Liu Ya was forced to retire was that his "The People No longer Need a Great Leader" angered Xi Jinping.</text:p>
      <text:p text:style-name="P4">
The main essence of this article includes: the vast majority of countries in the world do not have any "great leaders". There are only a few countries with "great leaders". Once the leader of the modern revolution has become a "great leader", it means that the revolution has failed, because a new privilege that can be arrogant can be arisen again.</text:p>
      <text:p text:style-name="P4">
The leader of a modern country has the same privilege of ancient emperors. The best way is to turn himself into a "great leader." Therefore, it is not a good thing to have a great leader in a country, it means that the people of this country must be moldy.</text:p>
      <text:p text:style-name="P4">
Once he becomes a great leader, he does not need to hand over power. His words are truth. Like the imperial decree, everyone has to be loyal to him. Essence "Great Leadership" is synonymous with modern emperors.</text:p>
      <text:p text:style-name="P4">
The modern revolutionary "leader" with noble sentiments can never tolerate others to hold themselves to heaven, let alone hold themselves to the sky. This is the fundamental difference between the "leader" of the modern revolution and the personal ambitionist.</text:p>
      <text:p text:style-name="P4">
If the political leader is respected as a great man when he is in office, then he is by no means a real great man ... So far, there are no "great leaders" in the world that have developed well. The most typical comparison is South Korea and North Korea. I have never heard of what great leaders in South Korea, and the great leaders in North Korea are so great that they are so great. The results of development are clearly seen. The same land of the same land is different. Northern Europe is the area with the smallest difference between the rich and the poor in the world. I have never heard of which great leader in Northern Europe.</text:p>
      <text:p text:style-name="P4">
Revolutionary leaders are shameful, and the people's blind worship is ignorant. Democratic legal system, freedom and equality, restricting public rights, and protecting civil rights. This is the beautiful system that citizens of modern society should pursue. Rejecting this system will never become a respected and advanced nation. This nation will not have any light The future.However, the author of this web article is not the cloud Yiyun. He said: "I did some homework and found that this article is very interesting. Different titles spread on different websites for more than ten years. The earliest communication occurred on August 7, 2010, published on the Cultural Revolution and Contemporary History Research Network. There is no signature of the author. This article then reprinted in 2012, 2014, 2015, 2016, 2018, 2018, 2018, 20122 and 2023. There are 'people no longer need great leaders', as well as 'legendary General Liu Asia's speech', and the people where the people leaders appear will suffer!'' In addition to Liu Asia, the signature of the article is Song Shengli, Jin Tao Chen Pingfu and so on. Even the content is different. Some versions have been deleted, and some are added. "</text:p>
      <text:p text:style-name="P4">
After making the test above, the author concluded: "The general response of netizens is that after reading this article, I finally understood why Liu Ya was arrested. All the charges that were imposed on him were because of this ... The problem is here. I found that the finishing touch of the article 'truly noble modern revolutionary leaders can never tolerate others to hold themselves on the sky, let alone use them to hold themselves to the sky. This is the modern revolutionary leader The fundamental difference with the personal ambitionist 'has long existed in the 2010 version; at that time, Hu Jintao was in power. I inferred that the author may be generally talked at that time. Hu Jintao, because Hu has no choice but to hold himself without any means. He will not shot Xi Jinping, because Xi in 2010 is just a Chinese Communist Party Chujun. His ambitions, means, and whether they have noble sentiments, they are all in the middle of the light. No one knows that no one knows ","</text:p>
      <text:p text:style-name="P4">
The author continued to analyze: "Interestingly, (the people no longer need great leaders), the authors are generally talked about. Because of the precise foresight of the article, it is extremely vitality!Its essence is repeated year after year after year and year. Among them, a huge superposition effect was produced. In the spread of 2014, 2015, and 2016, this article has become the classic deep ridicule of the "great leader", and it is believed that it is President Xi of "Great Leaders". Can you not be suspicious? The text of the satirical great leaders, such as "whatever means to hold himself to the heavens', once becoming a great leader, he will not hand over power, and so on. It is certain that Xi Jinping will not know about these legendary Liu Asia views. Of course, in 2010, 'Liu Yaa' may be the speaker, but Xi Jinping in 2016 is certainly the listener's intention ... Xi Jinping cannot stand this kind of kind. The negation of his "commander ability", so he started Liu Yaia. "</text:p>
      <text:p text:style-name="P4">
After reading the content of the article, the author further searched, only to find that the content of this "The People No longer Need a Great Leader" was the end of the true work of Liu Asia, which was attached to Liu Asia, which made many readers difficult Debate.</text:p>
      <text:p text:style-name="P4">
Based on this, the author judges that the content of articles such as "the people no longer need great leaders" are "published" by Liu Asia's name "published". Sandy Liu Ya's suspicion. And Liu Asia himself must have been internally stretched out to "organize" internally.</text:p>
      <text:p text:style-name="P4">
At the end of April this year, a signed author published "Martyr or Funeral?" ——In the cover of Liu Asia ", one of which is: It must be acknowledged that no matter how high Liu Ya's eyes are higher than the top, unruly, not consistent with the Party Central Committee, and" discussing the great politics ". , Violence and resist "inaccurate." Except for Liu Ya in 2012, Liu Ya personally issued a statement in the Hong Kong Ming Pao, and denied that in many articles in Hong Kong Wenhui Publishing House's "Liu Asian State Thinking Records" that advocated that "China's true rise depends on the battle of political reform, and the core of political reform is democratization, especially the party, especially the party The article of Democraticization "is written by myself. At present, there are at least two articles that have been spreading overseas and highly praised," The Loss of China Reform "and" New Thinking of Chinese Political Reform -Liu Asia Internal Speech "confirmation It is a fake and counterfeit, and has been claimed by the real authors He Qingxuan and Zheng Cunzhu.</text:p>
      <text:p text:style-name="P4">
The author's special explanation here is that the reason why this article is specially distinguished from the "early" of Liu Asia's article and the corresponding "late stage", because if Liu Asia’s early articles, whether it is novel or military review content, it still There is also a part of "human words" (that is, the so -called "unscrupulous" content), then after he becomes an authentic, after a complete and complete PLA senior political worker cadres, all their limited "works" are all in their limited "works". Words, official words, and charm.</text:p>
      <text:p text:style-name="P4">
In May 2013, it was more than half a year after Xi Jinping came to power. Liu Yaia published an article "Persistence of the Sacred" Party "" in the People's Daily, loyal to Xi Jinping. Under the leadership of the Party Central Committee of the General Secretary, unity and leading 100 billion people can realize the Chinese dream ... "</text:p>
      <text:p text:style-name="P4">
On August 19, 2013, Xi Jinping, who had just been on stage for ten months, delivered a murderous internal speech at the National Propaganda Work Conference, with a "19 -199 speech". One of the main contents is "Whether we can hold and win if the Internet battlefield is directly related to my country's ideological security and regime security ..."</text:p>
      <text:p text:style-name="P4">
After this speech came out, Liu Asia moved the wind, and soon published a signature article in the PLA Daily News "Western hostile forces trying to use the Internet" to knock down China. " An extreme and important work of the party is related to the future destiny of the party, the long -term security of the country, and the national cohesion and centripetal force. Our army is the people's army under the leadership of the party. We must strengthen the standard and consciousness of the forefront, and grasp the ideological work real, tight, and tight to ensure that our army has always listened to the party command, can win the battle, serve the people, and serve the people . "</text:p>
      <text:p text:style-name="P4">
Until the beginning of 2017 that was forced to retire, Liu Yaia touted Xi Jinping on the People's Daily and the PLA News, and there were still many of the loyal articles or interviewed by Xi Jinping's watch. This is why Mao Zuo and Pink, who had deeply hit Liu Asia's early works, described Liu Asia as a political "two -sided person" in their large criticism articles.(This episode is chaired and broadcast by high -tech)(The article only represents the personal position and point of view of the special commentator))</text:p>
      <text:p text:style-name="P4">
News Source: <text:a xlink:type="simple" xlink:href="https://www.rfa.org/mandarin/zhuanlan/yehuazhongnanhai/gx-05192023100640.html" text:style-name="Internet_20_link" text:visited-style-name="Visited_20_Internet_20_Link">
https://www.rfa.org/mandarin/zhuanlan/yehuazhongnanhai/gx-05192023100640.html</text:a>
</text:p>
      <!--NEWS-->
      <text:h text:style-name="P10" text:outline-level="1">
<text:span text:style-name="T4">
Li Zhiying wants to hire a British lawyer judicial review and is rejected</text:span>
</text:h>
      <text:p text:style-name="P4">
Author: chinese@voanews.com (杨安)</text:p>
      <text:p text:style-name="P4">
Publisher: 美国之音中文网 (Type: NewsMediaOrganization)</text:p>
      <text:p text:style-name="P4">
Published Time: 2023-05-19T16:54:57+08:00</text:p>
      <text:p text:style-name="P4">
Modified Time: 2023-05-19 16:13:18Z</text:p>
      <text:p text:style-name="P4">
Description: Li Zhiying, the founder of the first -pass media, previously proposed judicial review to the Hong Kong High Court, including the decision by announcing the announcement of the National People's Congress's interpretation of the National People's Congress. Irving's visa application for Hong Kong. Pan Zhaochu, the chief judge of the High Court, issued a ruling on Friday (May 19) and rejected the judicial review application of the two cases.</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court-rejects-challenge-by-jimmy-lai-over-british-lawyer-20230519/7100122.html" text:style-name="Internet_20_link" text:visited-style-name="Visited_20_Internet_20_Link">
https://www.voachinese.com/a/hong-kong-court-rejects-challenge-by-jimmy-lai-over-british-lawyer-20230519/7100122.html</text:a>
</text:p>
      <!--NEWS-->
      <text:h text:style-name="P10" text:outline-level="1">
<text:span text:style-name="T4">
Column | Interpretation of Xinjiang: Rights protection people call on Malaysian Prime Minister to support Uyghur business</text:span>
</text:h>
      <text:p text:style-name="P4">
Author: None</text:p>
      <text:p text:style-name="P4">
Publisher: Radio Free Asia (Organization)</text:p>
      <text:p text:style-name="P4">
Published Time: 2023-05-19T16:57:26-04:00</text:p>
      <text:p text:style-name="P4">
Modified Time: 2023-05-19T16:57:26-04:00</text:p>
      <text:p text:style-name="P4">
Description: None</text:p>
      <text:p text:style-name="P4">
Videos: []</text:p>
      <text:p text:style-name="P4">
Audios: ["<text:a xlink:type="simple" xlink:href="https://www.rfa.org/mandarin/zhuanlan/jieduxinjiang/xinjiang-05192023100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612011in" draw:z-index="0">
<draw:image xlink:href="../Images/rfamandarin/2023-05-19T16-57-26-04-00/000000.png" xlink:type="simple" xlink:show="embed" xlink:actuate="onLoad" draw:mime-type="image/png"/>
</draw:frame>
Abdulhakmu Idreis, director of Washington Uygur Research Center in the United States (middle), met with Malaysian Prime Minister Anwar Ibrahim for RFA [] on April 19, 2023 in Kuala Lumpur.(https://www.rfa.org/mandarin/zhuanlan/jieduxinjiang/xinjiang-05192023100034.html/@@stream)Hello everyone, my friends, I am Chen Aizheng, welcome you to interpret Xinjiang with me. Recently, a well -known Uighur activist calls on Malaysian Prime Minister Anwal Ibrahim to support Muslim ethnic minorities in the persecution of Xinjiang in northwestern China. Anwal Ibrahim expressed sympathy for the Uighurs in the conversation, but also called this as the "internal affairs" of China. In addition, the human rights organization claims that the Chinese authorities' telephone search plans in Xinjiang are targeted at Uighurs and other Turkic minorities. The Chinese police database also marked the queen scriptures as possible. It is understood that a research funded by the Chinese government suggested that the second capital in Xinjiang, the western part of the country, to re -balance the Chinese economy, solve racial tensions, and strengthen relations with Eurasian countries. In this episode, we will learn more about the situation together.</text:p>
      <text:p text:style-name="P4">
A well -known Uighur activist calls on Malaysian Prime Minister Anwar Ibrahim to support Muslim ethnic minorities in the persecution of Xinjiang in northwestern China.</text:p>
      <text:p text:style-name="P4">
Abdulhakmu Idreis, director of the Uyghur Research Center of Washington, USA, met Anwar during the fasting party held in an Islamic center in Kuala Lumpur, Malaysia. Eid with a meal after the sunset during Muslims, which ended on April 20. Idris told Liberty Asia,</text:p>
      <text:p text:style-name="P4">
"We learned earlier that Malaysian Prime Minister Anwal Ibrahim would attend this Eid, so I prepared a letter to him, describing the current situation of the Uighurs."</text:p>
      <text:p text:style-name="P4">
Idreis said that in the rally, Anwar gave a speech saying that he would protect all oppressed Muslims all over the world and sympathize with the Uighurs. In 2018, Anwar asked the Chinese government to allow Uighurs to enjoy religious freedom and freedom of migration.</text:p>
      <text:p text:style-name="P4">
However, during the visit to China a few weeks ago, Ibrahim took a more loose attitude, saying that the Uyghur issue was "internal affairs of the Chinese government."</text:p>
      <text:p text:style-name="P4">
No one answered the phone call to the Malaysian Prime Minister's office afterwards.</text:p>
      <text:p text:style-name="P4">
Because of fear of anger China, many Muslims accounted for the majority of national governments did not publicly talk about the suppression of Uyghur people. Some countries have important trade and infrastructure projects with China under the "Belt and Road" initiative.</text:p>
      <text:p text:style-name="P4">
Idreis emphasized that the Uighurs were in a critical situation in Xinjiang and sought help from Premier Awars.</text:p>
      <text:p text:style-name="P4">
At the end of the meeting, Idrez gave Anwal a traditional Uyghur endless hats Doppa, as well as the letter and his book "threatened: China's colonization and Uyghur ethnic extinction to the Islamic world and the web ethnic group extinction ". Playing on both sides?</text:p>
      <text:p text:style-name="P4">
Erken Ekin Ekrem, deputy chairman of the World Uyghur Congress and Hacettepe, Hacettepe, said that as an experienced politician, Anwar is likely to be playing with coins - — On the one hand, deal with the Chinese government, and deal with the Uighurs on the other hand. Ik Rebu told Liberty Radio,</text:p>
      <text:p text:style-name="P4">
"He did not mention the Uyghur issue during his visit to China three weeks ago," Equest told Liberty Radio. "After expressing the desire to strengthen the relationship between the two countries, he returned to Malaysia."</text:p>
      <text:p text:style-name="P4">
"The words he conveyed to the Uyghur delegation was just a political strategy," he said. "If they do nothing, they will say,‘ we have no power. ’”</text:p>
      <text:p text:style-name="P4">
In addition, according to human rights observation of a report released in early May, the Xinjiang police relied on a list of multimedia documents containing 50,000 "violence and horror" to mark Uighurs and other Turkic Muslim residents for interrogation.</text:p>
      <text:p text:style-name="P4">
One of the results of this headquarters in New York is that the Uighurs only need to store the Gulan Scriptures on their mobile phones to cause police trial.</text:p>
      <text:p text:style-name="P4">
Human rights observation said in a statement that using this list is another example of China ’s“ abuse of monitoring technology in Xinjiang ”.</text:p>
      <text:p text:style-name="P4">
Human Rights Observation Asian Agency Director Wang Songlian(Virtual)It is said that the police use this list to compare the data of the two applications installed on mobile phones with the authorities requesting the residents of Urumqi, the authorities of Xinjiang. In an interview with Radio Free Asia, she said,</text:p>
      <text:p text:style-name="P4">
"In essence, these applications on people's mobile phones are checking this list -the main list -and search for other information."</text:p>
      <text:p text:style-name="P4">
In a statement in May, the organization stated: "Human rights observations are concerned about the way China cracks down on its so -called 'terrorism' and 'extremism' behaviors."</text:p>
      <text:p text:style-name="P4">
The definition of "Chinese anti -terrorism law on" terrorism "and" extremism "is too broad and blurred to sue, deprives freedom, and deprive freedom, and deprives of freedom or serious personal injury to the purpose of political, religious or ideological purposes. Other restrictions.</text:p>
      <text:p text:style-name="P4">
The main list of multimedia files is part of the large database of more than 1,600 data tables leaked to the online media "The Intercept" in 2019. The news agency reported that the Urumqi police monitored and arrested the police reported in the database from 2015 to 2019. Human rights observation states that the list of the organization's inspection is not reported or analyzed before the different parts of the same database.</text:p>
      <text:p text:style-name="P4">
Human rights observations also found that in the nine months from 2017 to 2018, Urumqi police conducted nearly 11 million search on 1.2 million mobile phones. Police searched the main list of more than 1,000 different files on the 1,000 mobile phones, and found a total of 11,000 matching.</text:p>
      <text:p text:style-name="P4">
The organization stated that the analysis of human rights observations found photos, audio and video files containing violent content, "there are other materials that have no obvious connection with violence", including common religious materials.</text:p>
      <text:p text:style-name="P4">
Human rights observation stated in its statement that the UN Human Rights Council should conduct investigations, and relevant governments should find out technology companies participating in telephone monitoring and take action to terminate their participation. Wang Songlian told Liberty Asia,</text:p>
      <text:p text:style-name="P4">
"I think what happened in Xinjiang is very important for the future of China, and how to use these systems for the government. What does they have to do with the general technology and human freedom in the world? This is why we have been working hard to put together these puzzles ","</text:p>
      <text:p text:style-name="P4">
It is understood that a research funded by the Chinese government suggested that the second capital in Xinjiang, the western part of the country, to re -balance the Chinese economy, solve racial tensions, and strengthen relations with Eurasian countries.</text:p>
      <text:p text:style-name="P4">
The report was published on April 21 in the Chinese journal "Xinjiang Social Sciences". It is recommended that the capital, which is specially built, is close to Kashgar in Urumqi, the capital of Xinjiang Uygur Autonomous Region. Kashgar borders Afghanistan, Kyrgyzstan, Tajikistan and Pakistan.However, according to a report from the South China Morning Post, the study did not provide details of the central government's distribution functions between Beijing and the potential second capital.</text:p>
      <text:p text:style-name="P4">
Xinjiang has a vast desert and mountainous areas, living with more than 11 million Muslim Uighurs and other Turkic minorities. In recent years, they have been suppressed by the Chinese government, including "re -education" camp detention, torture and forced labor.</text:p>
      <text:p text:style-name="P4">
The study caused foreign experts and researchers in Xinjiang to question the possible motivation for the establishment of the second capital in the region and its impact on Uighurs and other ethnic minorities living there.</text:p>
      <text:p text:style-name="P4">
Elken Elkimu, deputy chairman of the World Uyghur Congress and associate professor of History at the University of Hastopa, Turkey, believes that the establishment of the second capital in Xinjiang will be related to China to become a world power by 2049. At that time, China will become the world's power. Essence The 100th anniversary of the founding of the People's Republic of China, Ik Rebu told Liberty Asia,</text:p>
      <text:p text:style-name="P4">
"Uyghur region is important for China to dream. It is a gateway to Central Asia, West Asia, Turkey, and Europe. Therefore, the establishment of a second capital in Uighur is strategic significance to China."</text:p>
      <text:p text:style-name="P4">
Aike Rebu said, at the same time, the plan will create unfavorable conditions for the Uyghur people.</text:p>
      <text:p text:style-name="P4">
"To establish the second capital in East Turkestan, it is necessary to sinlate the region first."</text:p>
      <text:p text:style-name="P4">
Aike Timi uses the Uyghur's name to Xinjiang. He said that the vast territory lacks cultivated land and requires China to divert water to the area. This will need to reorganize more Han people. He said,</text:p>
      <text:p text:style-name="P4">
"These problems are not conducive to Uighurs, causing them to disappear due to integration."</text:p>
      <text:p text:style-name="P4">
Sean Roberts, a professor of international affairs at George Washington University(Sean Roberts)He wrote a large number of articles about the Chinese Uyghur and Central Asia, and he said that the move may have a dual purpose. He said,</text:p>
      <text:p text:style-name="P4">
"On the one hand, this may be to make the Northwest region more integrated into China. This is what China has been working hard since the 1990s. One of the motivations. "</text:p>
      <text:p text:style-name="P4">
On the other hand, Roberts said that the potential second capital will also be a defensive move. He pointed out,</text:p>
      <text:p text:style-name="P4">
"For a long time, the Chinese authorities have been worried that the Northwest region has been incorporated into the country more and placed under the jurisdiction of the country, because it is worried that it may become the root cause of unstable, and it may exacerbate due to external forces. This does not mean that the Chinese people Worried about the invasion of Central Asia or Russia, but they may worry that there are more unstable factors in Eurasia, and they hope to have a second capital nearby to ensure the security of China and make it not spread to China. "</text:p>
      <text:p text:style-name="P4">
Roberts also said that in the end, the plan was not a good sign for Uighurs.</text:p>
      <text:p text:style-name="P4">
Writing, hosting, production: Chen Aizheng</text:p>
      <text:p text:style-name="P4">
News Source: <text:a xlink:type="simple" xlink:href="https://www.rfa.org/mandarin/zhuanlan/jieduxinjiang/xinjiang-05192023100034.html" text:style-name="Internet_20_link" text:visited-style-name="Visited_20_Internet_20_Link">
https://www.rfa.org/mandarin/zhuanlan/jieduxinjiang/xinjiang-05192023100034.html</text:a>
</text:p>
      <!--NEWS-->
      <text:h text:style-name="P10" text:outline-level="1">
<text:span text:style-name="T4">
News: Russian army or launch a counterattack near the Zaparo Nuclear Power Station</text:span>
</text:h>
      <text:p text:style-name="P4">
Author: 联合早报 (Person)</text:p>
      <text:p text:style-name="P4">
Publisher: 联合早报 (Organization)</text:p>
      <text:p text:style-name="P4">
Published Time: 2023-05-19T17:03</text:p>
      <text:p text:style-name="P4">
Modified Time: 2023-05-19T19:18</text:p>
      <text:p text:style-name="P4">
Description: Witnesses have revealed that the Russian army has been strengthening defense positions inside and surrounding areas in the southern and surrounding areas of the Zaparo Nuclear Power Station in southern Ukraine in recent weeks, and gather more Russian forces. It is expected that a new round of counterattack will be launched locally. Reuters quoted four witnesses on Friday (May 19) that the Russian army was ...</text:p>
      <text:p text:style-name="P4">
Videos: []</text:p>
      <text:p text:style-name="P4">
Audios: []</text:p>
      <text:p text:style-name="P4">
Images: []</text:p>
      <text:p text:style-name="P4">
Type: NewsArticle</text:p>
      <text:p text:style-name="P4">
Breadcrumbs: ['即时', '国际']</text:p>
      <text:p text:style-name="P4">
Keywords: ['核电站', '俄罗斯', '乌克兰', '俄乌战争']</text:p>
      <!--METADATA-->
      <text:p text:style-name="P4">
Witnesses have revealed that the Russian army has been strengthening defense positions inside and surrounding areas in the southern and surrounding areas of the Zaparo Nuclear Power Station in southern Ukraine in recent weeks, and gather more Russian forces. It is expected that a new round of counterattack will be launched locally.</text:p>
      <text:p text:style-name="P4">
Reuters quoted four witnesses on Friday (May 19) that the Russian army excavated new trenches and bury more mines around Zapolo, and set up a shooting position in the nuclear power plant and wasolated from erection. The net, to expel or scare enemy drones.</text:p>
      <text:p text:style-name="P4">
The above news comes from two Urban workers at the nuclear power plant, and two residents of Enerhodar, where the nuclear power plant is located.</text:p>
      <text:p text:style-name="P4">
"Nuclear Threatinitiative", the non -governmental organization, said: "The nuclear reactor is not designed for the theater. I don't believe they will be safe in the theater."</text:p>
      <text:p text:style-name="P4">
Costin, the head of the Ukraine National Nuclear Energy Company (Energoatom), stated that he did not believe that the Ukraine would launch an attack on the Zapolo region, saying that the Ukraine or tried to force the Russian army to retreat by cutting off the supply line. But he said that the number of troops of the Russian army in nuclear power stations has risen from 500 to 1500.</text:p>
      <text:p text:style-name="P4">
The United Nations Nuclear Supervision Agency warns that the Russian army is increasing local military activities to call for emergency operations to take time, otherwise nuclear power plants will have a major danger of accidents. The United Nations plans to submit an agreement to the Security Council later this month to protect the nuclear power plant.</text:p>
      <text:p text:style-name="P4">
However, the real motivation of the Russian trenches of the Russian army is still different. Some analysts believe that the Russian army assembled soldiers and additional defense measures to ensure that the retreat path is not blocked or prepared to withdraw troops.</text:p>
      <text:p text:style-name="P4">
News Source: <text:a xlink:type="simple" xlink:href="https://www.zaobao.com.sg/realtime/world/story20230519-1396267" text:style-name="Internet_20_link" text:visited-style-name="Visited_20_Internet_20_Link">
https://www.zaobao.com.sg/realtime/world/story20230519-1396267</text:a>
</text:p>
      <!--NEWS-->
      <text:h text:style-name="P10" text:outline-level="1">
<text:span text:style-name="T4">
Column | Tibet Observation: The Dalai Lama emphasizes the foundation and compassion for Buddhism</text:span>
</text:h>
      <text:p text:style-name="P4">
Author: None</text:p>
      <text:p text:style-name="P4">
Publisher: Radio Free Asia (Organization)</text:p>
      <text:p text:style-name="P4">
Published Time: 2023-05-19T17:03:06-04:00</text:p>
      <text:p text:style-name="P4">
Modified Time: 2023-05-19T17:03:06-04:00</text:p>
      <text:p text:style-name="P4">
Description: None</text:p>
      <text:p text:style-name="P4">
Videos: []</text:p>
      <text:p text:style-name="P4">
Audios: ["<text:a xlink:type="simple" xlink:href="https://www.rfa.org/mandarin/zhuanlan/xizangzonglan/tibet-051920230956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142993in" draw:z-index="0">
<draw:image xlink:href="../Images/rfamandarin/2023-05-19T17-03-06-04-00/000000.png" xlink:type="simple" xlink:show="embed" xlink:actuate="onLoad" draw:mime-type="image/png"/>
</draw:frame>
Dalai Lama Speaking at a religious summit on April 21, 2023 at the Reuters Video Screenshot at a religious summit in New Delhi, India <text:a xlink:type="simple" xlink:href="https://www.rfa.org/mandarin/zhuanlan/xizangzonglan/tibet-05192023095620.html/@@stream" text:style-name="Internet_20_link" text:visited-style-name="Visited_20_Internet_20_Link">
</text:a>
Hello everyone, my friends, I am Chen Aizheng, Tibet sends out to invite you to look at Tibet with me. Recently, the Dalai Lama emphasized the Buddhist foundation and compassion at the religious summit. This party was the first time that the Tibetan spiritual leader had a controversial video. At the same time, the Chinese government is prevented from the spread of religious content on the Internet in Tibetan monks and writers. Sources said that the move is part of the authorities that the authorities strive to destroy the influence of famous thinkers and religious figures. The Tibetan Buddhist who went to Lhasa is now facing new obstacles. They must now submit a form to local officials and a Lhasa residents provide them with guarantees. In addition, Mexican legislators waved the Chinese ambassador to the Tibetan flag, shouted "liberating Tibet" and "liberating the Uighurs", and called for ending China's "concentration camp" in Xinjiang. In this episode, we will learn more about the situation together.</text:p>
      <text:p text:style-name="P4">
The Dalai Lama delivered a speech at the Global Buddhist Summit on April 21, talking about the importance of compassion and wisdom, and emphasizing the importance of Buddhist philosophy and values.</text:p>
      <text:p text:style-name="P4">
The 87 -year -old Tibetan Buddhist spirit leader said: "I can also share with you, and through this inherent development, especially focusing on wisdom and compassion, it can indeed help us increase our courage."</text:p>
      <text:p text:style-name="P4">
Dozens of monks in yellow, orange, and saffron monk robes appeared in New Delhi, India to participate in the two -day ritual hosted by the Indian Ministry of Culture and the International Buddhist Federation, attracting it from Tibet, Mongolia, Nepal, Vietnam, Sri Lanka , India and Myanmar, including nearly 30 countries and regions including 500 participants.</text:p>
      <text:p text:style-name="P4">
This is the first public appearance in the Dalai Lama who kissed a boy's mouth in a student activity in northern India on February 28 and asked him to "suck" his tongue for the first time on social media.</text:p>
      <text:p text:style-name="P4">
The incident caused many audiences to be disgusted. However, extending the tongue in Tibetan culture is a sign of greetings or respect or consent. The supporters of the Dalai Lama recently held a demonstration of the event against the event.</text:p>
      <text:p text:style-name="P4">
Nevertheless, the Dalai Lama later apologized to the boy and his family in any misunderstanding.</text:p>
      <text:p text:style-name="P4">
The Chairman of the International Buddhist Federation, Jie Zun Zengpummer, said that the summit is "a good example of the world from different traditional and cultural backgrounds in harmony."</text:p>
      <text:p text:style-name="P4">
Although the Dalai Lama in Dalai, India did not discuss the disputes over the video recently, he did mention the topic of the struggle between Tibet and China.</text:p>
      <text:p text:style-name="P4">
"For example: take the current struggle and situation of Tibet as an example. If you just consider it from a narrow perspective, you will lose hope. Looking at this crisis and looking at the current situation, then your mind will be more flexible. Therefore, even in your daily life, there may be seemingly huge and unbearable problems. But if you have the courage, You will be more capable of adversity as an opportunity. "</text:p>
      <text:p text:style-name="P4">
The Dalai Lama has always advocated that on the basis of equal and mutually beneficial cooperation with China, it is not based on the advantages and disadvantages of the nation, and solve the Tibet problem through the peaceful roads to achieve stability and coexistence.</text:p>
      <text:p text:style-name="P4">
Beijing will be regarded as a signs of disobedience, including peaceful protests and self -immolation.</text:p>
      <text:p text:style-name="P4">
The Dalai Lama has no formal talks with Beijing since 2010. Chinese officials have made unreasonable demands to the Dalai Lama as a condition for further dialogue.</text:p>
      <text:p text:style-name="P4">
At the same time, sources told Radio Free Asia that China has been strictly banned Tibetan writers, Buddhist monks and other influential people who have spread religious content online without advance approval.</text:p>
      <text:p text:style-name="P4">
The suppression based on a regulations in March 2022 gives the authorities more power to limit the power of the Communist Party that the Communist Party considers to have destructive online content. one example. A Tibetan Tibetan from Tibet refused to disclose his name out of security reasons.</text:p>
      <text:p text:style-name="P4">
"As the Chinese government begins to implement this law, Tibetans and those who are influential have become goals and review objects. Without the Chinese government's permission, these people do not have to share or talk about Buddhism or any educational content. They are not even allowed to print any type of religious documents. "</text:p>
      <text:p text:style-name="P4">
This provision prohibits foreign organizations and individuals from spreading such content, except for those who have obtained the government. It requires them to not be criminally charged in the past three years. Bai Majia, a researcher -observed researcher in London, said,</text:p>
      <text:p text:style-name="P4">
"The Chinese government not only deprives Tibetans' basic freedom of remarks, but now Tibetans and influential people are also completely banned from sharing anything. Therefore, in recent years, we have hardly seen anything they shared on social platforms in recent years. ","</text:p>
      <text:p text:style-name="P4">
Tibetans from the region said that they were banned from entering the educator Yundeng Gatos and Sha Yujianzan, Tibetan historian Zi Rendunzhu, and the Chief Executive of the Potala Palace in Lhasa, the capital of the regional regional capital. South.</text:p>
      <text:p text:style-name="P4">
According to the source of Tibetans, other Tibetans have been arrested and imprisoned for "inciting divisionism" and "harmful national security", which shows that Beijing is continuing to destroy the religion and life of Tibetan and Tibetans. The influence of people with views.</text:p>
      <text:p text:style-name="P4">
Another Tibetan insider from the region believes that the regulations are dual standards. He said,</text:p>
      <text:p text:style-name="P4">
"The Chinese government often refuses to give any licenses to Tibetans openly teaching or educated. Recently, according to regulations, this situation has become more difficult. On the contrary, social media shared too much misleading and inappropriate content. For these contents, the Chinese government has not applied any restrictions. "</text:p>
      <text:p text:style-name="P4">
According to Tibetans in the area, Tibetans who go to the Lhasa pilgrimage or other reasons of Tibet must now obtain permission from local officials to ensure that travelers will not incite or participate in any protests that will disturb social order.</text:p>
      <text:p text:style-name="P4">
Many Tibetan Buddhists went to Lhasa with a population of about 560,000 to visit major religious places such as Potala Palace, Baying Street, Jokhang Temple, and Roblin Carter Palace.</text:p>
      <text:p text:style-name="P4">
The journey is usually carried out by walking, and accumulating a good karma -that is, believe that the total of a person's behavior will determine the fate of their future reincarnation.</text:p>
      <text:p text:style-name="P4">
In 2018, the Chinese authorities tightened their restrictions on Tibetans from other parts of the Tibetan Autonomous Region and Tibetan settlements of Chinese provinces to Lhasa. They asked the Tibetans to obtain a special pass to the capital of the Tibet Autonomous Region.</text:p>
      <text:p text:style-name="P4">
But starting this year, Tibetans must fill in a separate application form by local officials and submit it to an office in Lhasa, and a resident of Lhasa must ensure that travelers will not participate in protests.</text:p>
      <text:p text:style-name="P4">
Beijing regards any signs of peace and self -immolation as a division of behavior, threatening China's national security.</text:p>
      <text:p text:style-name="P4">
A source who was unwilling to disclose for security reasons said that the authorities asked a group of Tibetans who were pilgrimage from Hongyuan County, Hongyuan County, Tibet, Sichuan Province, southwest of China to register their names in an office in the Tibetan capital."In fact, you must get a license letter from your county or village office in advance to enter Lhasa. Then, once you get it, you need a resident of Lhasa to prove that you will not participate in any form of riots."</text:p>
      <text:p text:style-name="P4">
Sources added that Lhasa residents guaranteed for travelers must sign a document when travelers must sign in Lhasa.</text:p>
      <text:p text:style-name="P4">
He said that after relaxing the restrictions on the new crown virus epidemic, the new security procedures for Tibetans began. Some Tibetans from Aba, Agan and other parts of Qinghai were forced to return because they did not know anyone in Lhasa to guarantee them.</text:p>
      <text:p text:style-name="P4">
Another Tibetan insider who also refused to disclose the name because of security reasons said that this change is another way for China to strengthen the suppression of Tibetans. He said,</text:p>
      <text:p text:style-name="P4">
"If you are a Han, you can enter Lhasa as long as you show your ID card, but for the Tibetans, the Chinese government has upgraded their restriction strategies and implemented additional procedures. Then the authorities will make it difficult for them to enter Lhasa. "</text:p>
      <text:p text:style-name="P4">
In addition, a group of Mexican members recently interrupted the Congress. They shouted "liberating Tibet" and "liberating Uighurs". At that time, the new Chinese ambassador to Mexico was introduced to parliamentarians.</text:p>
      <text:p text:style-name="P4">
On April 26, in the city of Mexico, the Speaker of the House of Representatives St. Diego Krire welcomed Ambassador Zhang Run, and then the members immediately stood up and shouted loudly.</text:p>
      <text:p text:style-name="P4">
The representatives of the "Tibet Friends" group, Salvador Coro Kabrara and Ines Para Wallet, stood up, raised the Tibetan flag, and shouted "Free Tibet" for about 20 minutes.</text:p>
      <text:p text:style-name="P4">
The video also shouted: "Release the Uighurs!Cancel the concentration camp!" - He refers to most Muslim Uyesums being detained in the "re -education" camp, where their rights are severely violated. Legislators protested China's strict control over Tibet and Xinjiang.</text:p>
      <text:p text:style-name="P4">
According to a statement from the Chinese Embassy, after attending the parliamentary meeting, Zhang Run met with members of the House of Representatives in Mozhong Friendship Group, and emphasized the importance of the "one China" principle as the political foundation of bilateral relations.</text:p>
      <text:p text:style-name="P4">
He also welcomes Mexico to participate in the "Belt and Road" initiative and other development and security projects.</text:p>
      <text:p text:style-name="P4">
This year marks the 10th anniversary of the establishment of a comprehensive strategic partnership between China and Mexico.</text:p>
      <text:p text:style-name="P4">
Writing, hosting, production: Chen Aizheng</text:p>
      <text:p text:style-name="P4">
News Source: <text:a xlink:type="simple" xlink:href="https://www.rfa.org/mandarin/zhuanlan/xizangzonglan/tibet-05192023095620.html" text:style-name="Internet_20_link" text:visited-style-name="Visited_20_Internet_20_Link">
https://www.rfa.org/mandarin/zhuanlan/xizangzonglan/tibet-05192023095620.html</text:a>
</text:p>
      <!--NEWS-->
      <text:h text:style-name="P10" text:outline-level="1">
<text:span text:style-name="T4">
"Asia -Pacific Report" May 18, 2023 Audio</text:span>
</text:h>
      <text:p text:style-name="P4">
Author: None</text:p>
      <text:p text:style-name="P4">
Publisher: Radio Free Asia (Organization)</text:p>
      <text:p text:style-name="P4">
Published Time: 2023-05-19T17:05:53-04:00</text:p>
      <text:p text:style-name="P4">
Modified Time: 2023-05-19T17:05:53-04:00</text:p>
      <text:p text:style-name="P4">
Description: None</text:p>
      <text:p text:style-name="P4">
Videos: []</text:p>
      <text:p text:style-name="P4">
Audios: ["<text:a xlink:type="simple" xlink:href="https://www.rfa.org/mandarin/apr-audio/yp-051920230950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88615in" draw:z-index="0">
<draw:image xlink:href="../Images/rfamandarin/2023-05-19T17-05-53-04-00/000000.png" xlink:type="simple" xlink:show="embed" xlink:actuate="onLoad" draw:mime-type="image/png"/>
</draw:frame>
 <text:a xlink:type="simple" xlink:href="https://www.rfa.org/mandarin/apr-audio/yp-05192023095031.html/@@images/image" text:style-name="Internet_20_link" text:visited-style-name="Visited_20_Internet_20_Link">
</text:a>
Free Asia Radio Drawing <text:a xlink:type="simple" xlink:href="https://www.rfa.org/mandarin/apr-audio/yp-05192023095031.html/@@stream" text:style-name="Internet_20_link" text:visited-style-name="Visited_20_Internet_20_Link">
</text:a>
The main content of this show:</text:p>
      <text:p text:style-name="P4">
1 . "Laughing Fruit Incident" continued to ferment, and the information review of Chinese text prison caused public opinion to rebound;</text:p>
      <text:p text:style-name="P4">
2 . Hubei well -known anti -corruption person Shangguan Yunkai was arrested by the authorities' additional "provocative trouble";</text:p>
      <text:p text:style-name="P4">
3 . What is the purpose of Xi Jinping's Central Asian strategy?</text:p>
      <text:p text:style-name="P4">
4 . The founder of Hong Kong One Media Li Zhiying won the "Promotion Free Award", and the judicial review application was rejected by the court;</text:p>
      <text:p text:style-name="P4">
5 . The United States and Taiwan reached an agreement on negotiations between the 21st century trade initiative of the United States and Taiwan. China said that "serious dissatisfaction."</text:p>
      <text:p text:style-name="P4">
News Source: <text:a xlink:type="simple" xlink:href="https://www.rfa.org/mandarin/apr-audio/yp-05192023095031.html" text:style-name="Internet_20_link" text:visited-style-name="Visited_20_Internet_20_Link">
https://www.rfa.org/mandarin/apr-audio/yp-05192023095031.html</text:a>
</text:p>
      <!--NEWS-->
      <text:h text:style-name="P10" text:outline-level="1">
<text:span text:style-name="T4">
Western Spanish wildfires are raging and burned 3700 acres of land</text:span>
</text:h>
      <text:p text:style-name="P4">
Author: 联合早报 (Person)</text:p>
      <text:p text:style-name="P4">
Publisher: 联合早报 (Organization)</text:p>
      <text:p text:style-name="P4">
Published Time: 2023-05-19T17:08</text:p>
      <text:p text:style-name="P4">
Modified Time: 2023-05-19T19:30</text:p>
      <text:p text:style-name="P4">
Description: In western Spain, the land was burned due to wildfire, which caused about 3700 acres of land and forced about 550 residents to withdraw from their homes. Reuters reports that Extremadura, a western autonomous region in Spain, is suspected to be a wildfire due to the arson of human arson, resulting in ...</text:p>
      <text:p text:style-name="P4">
Videos: []</text:p>
      <text:p text:style-name="P4">
Audios: []</text:p>
      <text:p text:style-name="P4">
Images: []</text:p>
      <text:p text:style-name="P4">
Type: NewsArticle</text:p>
      <text:p text:style-name="P4">
Breadcrumbs: ['即时', '国际']</text:p>
      <text:p text:style-name="P4">
Keywords: ['西班牙', '野火']</text:p>
      <!--METADATA-->
      <text:p text:style-name="P4">
In western Spain, the land was burned due to wildfire, which caused about 3700 acres of land and forced about 550 residents to withdraw from their homes.</text:p>
      <text:p text:style-name="P4">
Reuters reported that Extremadura, a western autonomous region in Spain, was suspected to cause wildfire due to human arson, which caused the fire to continue to deteriorate under the boost of strong winds and dry weather. Before the report was reported, the wildfire was caused by extreme weather, but the authorities believed that the fire was caused by the arson of people.</text:p>
      <text:p text:style-name="P4">
Barona, commander of the Spanish military emergency team, said that the strong wind exacerbated the difficulty of fire, and the flow of smoke spread at a low altitude, making it difficult for the high -altitude fire to extinguish the fire.</text:p>
      <text:p text:style-name="P4">
At present, the authorities have dispatched about 250 firefighters to carry out fire extinguishing operations in the border area of CACERES in the autonomous region.</text:p>
      <text:p text:style-name="P4">
Spain has been less than the average level for three consecutive years, and the winter near the Portuguese border is also extremely dry, increasing the risk of wildfire.</text:p>
      <text:p text:style-name="P4">
According to data released by the European Forest Fire Information System, about 493 wildfires occurred in Spain in 2022, destroying 300 million hectares of land, setting a historical record.</text:p>
      <text:p text:style-name="P4">
News Source: <text:a xlink:type="simple" xlink:href="https://www.zaobao.com.sg/realtime/world/story20230519-1396270" text:style-name="Internet_20_link" text:visited-style-name="Visited_20_Internet_20_Link">
https://www.zaobao.com.sg/realtime/world/story20230519-1396270</text:a>
</text:p>
      <!--NEWS-->
      <text:h text:style-name="P10" text:outline-level="1">
<text:span text:style-name="T4">
Ukraine: The Russian army is trying to recapture Bachmur's loss</text:span>
</text:h>
      <text:p text:style-name="P4">
Author: 联合早报 (Person)</text:p>
      <text:p text:style-name="P4">
Publisher: 联合早报 (Organization)</text:p>
      <text:p text:style-name="P4">
Published Time: 2023-05-19T17:21</text:p>
      <text:p text:style-name="P4">
Modified Time: 2023-05-19T21:50</text:p>
      <text:p text:style-name="P4">
Description: The Ukrainian Ministry of Defense said that the Russian army was trying to recapture the surrounding land around Bachurut, the heavy town of Eastern Ukraine, but the Ukraine was also repelled these attacks. Reuters reported that HANNA MALIAR, the deputy minister of the Ministry of Defense, said in a TV speech: "The enemy is trying ...</text:p>
      <text:p text:style-name="P4">
Videos: []</text:p>
      <text:p text:style-name="P4">
Audios: []</text:p>
      <text:p text:style-name="P4">
Images: []</text:p>
      <text:p text:style-name="P4">
Type: NewsArticle</text:p>
      <text:p text:style-name="P4">
Breadcrumbs: ['即时', '国际']</text:p>
      <text:p text:style-name="P4">
Keywords: ['俄罗斯', '乌克兰', '俄乌战争']</text:p>
      <!--METADATA-->
      <text:p text:style-name="P4">
The Ukrainian Ministry of Defense said that the Russian army was trying to recapture the surrounding land around Bachurut, the heavy town of Eastern Ukraine, but the Ukraine was also repelled these attacks.</text:p>
      <text:p text:style-name="P4">
Reuters reported that the Vice Minister of the Ministry of Defense, Hanna Maliar, said in a TV speech: "The enemy is trying to recapture what they lost ... but our troops are repelled these attacks."</text:p>
      <text:p text:style-name="P4">
In response to the tug -of -war between the two armies in Bachomite, Maryer said: "It is very difficult to perform the battle task there. (U -Army) is like 10 kilometers per meter in other battles every one meter."</text:p>
      <text:p text:style-name="P4">
She showed that the Russian forces did have achieved "some progress" within Bachmut, but it did not show how far the enemy forces were advancing.</text:p>
      <text:p text:style-name="P4">
The head of the Russian mercenaries in Bachurut, the head of the Russian mercenaries, said that Bachurut was unlikely to fall in the next two days, saying that the Ukraine was hiding in a temporary "fortress" in the south of the city.</text:p>
      <text:p text:style-name="P4">
News Source: <text:a xlink:type="simple" xlink:href="https://www.zaobao.com.sg/realtime/world/story20230519-1396271" text:style-name="Internet_20_link" text:visited-style-name="Visited_20_Internet_20_Link">
https://www.zaobao.com.sg/realtime/world/story20230519-1396271</text:a>
</text:p>
      <!--NEWS-->
      <text:h text:style-name="P10" text:outline-level="1">
<text:span text:style-name="T4">
Rights protection "butcher" Wu Yan was released by the Chinese Communist Party's father and said that his hometown had been monitored</text:span>
</text:h>
      <text:p text:style-name="P4">
Author: chinese@voanews.com (金谷)</text:p>
      <text:p text:style-name="P4">
Publisher: 美国之音中文网 (Type: NewsMediaOrganization)</text:p>
      <text:p text:style-name="P4">
Published Time: 2023-05-19T17:26:44+08:00</text:p>
      <text:p text:style-name="P4">
Modified Time: 2023-05-19 09:26:44Z</text:p>
      <text:p text:style-name="P4">
Description: Wu Yan, a Chinese rights protection person, who named "Super Vulgar Paculture" on Thursday (May 18), was released on Thursday (May 18). Previously, he was sentenced to 8 years in prison by the CCP for 8 years.</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china-human-rights-activist-wu-gan-released-20230519/7100138.html" text:style-name="Internet_20_link" text:visited-style-name="Visited_20_Internet_20_Link">
https://www.voachinese.com/a/china-human-rights-activist-wu-gan-released-20230519/7100138.html</text:a>
</text:p>
      <!--NEWS-->
      <text:h text:style-name="P10" text:outline-level="1">
<text:span text:style-name="T4">
European stock market closes German stock innovation high</text:span>
</text:h>
      <text:p text:style-name="P4">
Publisher: 法新社</text:p>
      <text:p text:style-name="P4">
Published Time: 2023-05-19T17:32:08+00:00</text:p>
      <text:p text:style-name="P4">
Modified Time: 2023-05-19T17:20:04+00:00</text:p>
      <text:p text:style-name="P4">
Description: (Agence France -Presse, London, 19th) The market has increased confidence in the United States' confidence in raising the upper limit of debt lifting. The European stock market has received red today, and the German stock index is innovativ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19T17-32-08-00-00/000000.png" xlink:type="simple" xlink:show="embed" xlink:actuate="onLoad" draw:mime-type="image/png"/>
</draw:frame>
The London FTSE 100 Index rose 14.57 points or 0.19%, at 7756.87 points.</text:p>
      <text:p text:style-name="P4">
The Frankfurt DAX index rose 112.02 points or 0.69%to close at 16275.38 points.</text:p>
      <text:p text:style-name="P4">
The Paris CAC 40 Index rose 45.07 points or 0.61%, at 7491.96 points. (Translator: Xu Ruicheng)</text:p>
      <text:p text:style-name="P4">
News Source: <text:a xlink:type="simple" xlink:href="https://www.rfi.fr/cn/%E8%B4%A2%E7%BB%8F%E5%BF%AB%E8%AE%AF/20230519-%E6%AC%A7%E6%B4%B2%E8%82%A1%E5%B8%82%E6%94%B6%E6%B6%A8-%E5%BE%B7%E8%82%A1%E5%88%9B%E6%96%B0%E9%AB%98" text:style-name="Internet_20_link" text:visited-style-name="Visited_20_Internet_20_Link">
https://www.rfi.fr/cn/%E8%B4%A2%E7%BB%8F%E5%BF%AB%E8%AE%AF/20230519-%E6%AC%A7%E6%B4%B2%E8%82%A1%E5%B8%82%E6%94%B6%E6%B6%A8-%E5%BE%B7%E8%82%A1%E5%88%9B%E6%96%B0%E9%AB%98</text:a>
</text:p>
      <!--NEWS-->
      <text:h text:style-name="P10" text:outline-level="1">
<text:span text:style-name="T4">
President Tsai Ing -wen in Taiwan's predecessor will talk about joint anti -authoritarian coercion</text:span>
</text:h>
      <text:p text:style-name="P4">
Author: chinese@voanews.com (金谷)</text:p>
      <text:p text:style-name="P4">
Publisher: 美国之音中文网 (Type: NewsMediaOrganization)</text:p>
      <text:p text:style-name="P4">
Published Time: 2023-05-19T17:51:42+08:00</text:p>
      <text:p text:style-name="P4">
Modified Time: 2023-05-19 14:12:12Z</text:p>
      <text:p text:style-name="P4">
Description: Former British Prime Minister Liz Truss, who is visiting Taiwan, meets with Taiwan President Tsai Ing -wen on Friday (May 19). Both sides said that the relationship between Taiwan and Britain can continue to take root and jointly fight against authoritarian regime coercion. Essence</text:p>
      <text:p text:style-name="P4">
Videos: []</text:p>
      <text:p text:style-name="P4">
Images: []</text:p>
      <text:p text:style-name="P4">
Categories: ['台湾', '欧洲']</text:p>
      <text:p text:style-name="P4">
Type: None</text:p>
      <!--METADATA-->
      <text:p text:style-name="P4">
Nonenone</text:p>
      <text:p text:style-name="P4">
News Source: <text:a xlink:type="simple" xlink:href="https://www.voachinese.com/a/taiwan-tsai-meets-truss-20230519/7100149.html" text:style-name="Internet_20_link" text:visited-style-name="Visited_20_Internet_20_Link">
https://www.voachinese.com/a/taiwan-tsai-meets-truss-20230519/7100149.html</text:a>
</text:p>
      <!--NEWS-->
      <text:h text:style-name="P10" text:outline-level="1">
<text:span text:style-name="T4">
G7 leader: Ukraine will get the required budget from this year to early next year</text:span>
</text:h>
      <text:p text:style-name="P4">
Author: 联合早报 (Person)</text:p>
      <text:p text:style-name="P4">
Publisher: 联合早报 (Organization)</text:p>
      <text:p text:style-name="P4">
Published Time: 2023-05-19T18:13</text:p>
      <text:p text:style-name="P4">
Modified Time: 2023-05-19T18:44</text:p>
      <text:p text:style-name="P4">
Description: The leaders of the Seventh Kingdom Group (G7) summit issued a statement saying that they would ensure that Ukraine received budget support from Russia from 2023 to early 2024. Reuters reports that the G7 leader opened the G7 peak on Wakashima, Japan on Friday (May 19) ...</text:p>
      <text:p text:style-name="P4">
Videos: []</text:p>
      <text:p text:style-name="P4">
Audios: []</text:p>
      <text:p text:style-name="P4">
Images: []</text:p>
      <text:p text:style-name="P4">
Type: NewsArticle</text:p>
      <text:p text:style-name="P4">
Breadcrumbs: ['即时', '国际']</text:p>
      <text:p text:style-name="P4">
Keywords: ['七国集团', '乌克兰', '日本', '广岛', '俄乌战争']</text:p>
      <!--METADATA-->
      <text:p text:style-name="P4">
The leaders of the Seventh Kingdom Group (G7) summit issued a statement saying that they would ensure that Ukraine received budget support from Russia from 2023 to early 2024.</text:p>
      <text:p text:style-name="P4">
Reuters reported that the G7 leader issued a statement on Friday (May 19) that G7 summit opened in Hiroshima, Japan issued this statement to reiterate that they would provide Ukraine with military capital and financial commitments to combat Russia.</text:p>
      <text:p text:style-name="P4">
The statement said: "Today, we are taking new measures to ensure the failure of Russia's illegal aggression against Ukraine and support the Ukrainian people to seek justice and peace that respects international law."</text:p>
      <text:p text:style-name="P4">
The Seventh Kingdom Group also pointed out that they have agreed to promulgate new sanctions on Russia and "contact" with other countries to avoid Russia from obtaining goods and technology from various countries through third countries.</text:p>
      <text:p text:style-name="P4">
The statement said: "We will expand our (sanctions) operations to ensure that all the items required by all Russian aggression operations can be restricted within all jurisdictions."</text:p>
      <text:p text:style-name="P4">
"We will cause Russia to lose the technology, industrial equipment and services that support their war machines."</text:p>
      <text:p text:style-name="P4">
The 49th G7 summit lasted three days and will be held until Sunday (21st).</text:p>
      <text:p text:style-name="P4">
News Source: <text:a xlink:type="simple" xlink:href="https://www.zaobao.com.sg/realtime/world/story20230519-1396287" text:style-name="Internet_20_link" text:visited-style-name="Visited_20_Internet_20_Link">
https://www.zaobao.com.sg/realtime/world/story20230519-1396287</text:a>
</text:p>
      <!--NEWS-->
      <text:h text:style-name="P10" text:outline-level="1">
<text:span text:style-name="T4">
China announced the opening of the Taiwan group to China and Taiwan.</text:span>
</text:h>
      <text:p text:style-name="P4">
Author: chinese@voanews.com (金谷)</text:p>
      <text:p text:style-name="P4">
Publisher: 美国之音中文网 (Type: NewsMediaOrganization)</text:p>
      <text:p text:style-name="P4">
Published Time: 2023-05-19T18:14:39+08:00</text:p>
      <text:p text:style-name="P4">
Modified Time: 2023-05-19 10:14:39Z</text:p>
      <text:p text:style-name="P4">
Description: After the new crown epidemic was announced by the two sides of the strait, it has successively opened direct flights and small three links since 2023. China State Council spokesman Ma Xiaoguang said on Friday (May 19) that the travel agency will restore travel agencies to operate Taiwanese residents to the mainland team to travel business.</text:p>
      <text:p text:style-name="P4">
Videos: []</text:p>
      <text:p text:style-name="P4">
Images: []</text:p>
      <text:p text:style-name="P4">
Categories: ['台海两岸关系', '台湾']</text:p>
      <text:p text:style-name="P4">
Type: None</text:p>
      <!--METADATA-->
      <text:p text:style-name="P4">
Nonenone</text:p>
      <text:p text:style-name="P4">
News Source: <text:a xlink:type="simple" xlink:href="https://www.voachinese.com/a/7100171.html" text:style-name="Internet_20_link" text:visited-style-name="Visited_20_Internet_20_Link">
https://www.voachinese.com/a/7100171.html</text:a>
</text:p>
      <!--NEWS-->
      <text:h text:style-name="P10" text:outline-level="1">
<text:span text:style-name="T4">
British Think Tank: I believe that the Russian army lacks combat effectiveness or wrong judgment</text:span>
</text:h>
      <text:p text:style-name="P4">
Author: 联合早报 (Person)</text:p>
      <text:p text:style-name="P4">
Publisher: 联合早报 (Organization)</text:p>
      <text:p text:style-name="P4">
Published Time: 2023-05-19T18:49</text:p>
      <text:p text:style-name="P4">
Modified Time: 2023-05-19T19:17</text:p>
      <text:p text:style-name="P4">
Description: A British study pointed out that Russia changed the combat method after 15 months of invasion of Ukraine. This tactical transformation may pose a major threat to the Ukraine who prepares to launch a large -scale counterattack, referring to the fact that the Russian army lacks combat effectiveness or excessive. Bloomberg reported that Royal London Joint Research ...</text:p>
      <text:p text:style-name="P4">
Videos: []</text:p>
      <text:p text:style-name="P4">
Audios: []</text:p>
      <text:p text:style-name="P4">
Images: []</text:p>
      <text:p text:style-name="P4">
Type: NewsArticle</text:p>
      <text:p text:style-name="P4">
Breadcrumbs: ['即时', '国际']</text:p>
      <text:p text:style-name="P4">
Keywords: ['俄罗斯', '英国', '乌克兰']</text:p>
      <!--METADATA-->
      <text:p text:style-name="P4">
A British study pointed out that Russia changed the combat method after 15 months of invasion of Ukraine. This tactical transformation may pose a major threat to the Ukraine who prepares to launch a large -scale counterattack, referring to the fact that the Russian army lacks combat effectiveness or excessive.</text:p>
      <text:p text:style-name="P4">
Bloomberg reported that the Royal Institute of London (Rusi) released a 30 -page report on Friday (May 19) stating that although the outside world believes that the Russian army often has problems such as poor operation, excessive dependence of artillery, and morale, but the morale is low, but The attention of these weaknesses has caused them to ignore the progress of the Russian army on the battlefield.</text:p>
      <text:p text:style-name="P4">
Researchers came to an on -site interview with 10 brigades in Ukraine from April to May this year.</text:p>
      <text:p text:style-name="P4">
Nick Reynolds, the main author of the report, pointed out that the Russian forces are far from being exhausted by the scholars and veterans.</text:p>
      <text:p text:style-name="P4">
He said: "There are many things on social media, saying that Russia lacks combat effectiveness, but social media is full of publicity of both parties. At this stage, we think we need to be more sober evaluation."</text:p>
      <text:p text:style-name="P4">
The report emphasizes that understanding how the Russian forces change tactics are not only important to Ukraine, but also important for NATO member states.</text:p>
      <text:p text:style-name="P4">
Since the outbreak of the war, in order to make up for early air defense errors, Russia has rationally connected the missile system on the front line of 1200 kilometers. This tactical transformation greatly gave the Russian army to avoid and intercept weapons such as Ukraine's high -speed anti -radiation missiles (HARM), and shot down the U -Fang fighter aircraft from low -altitude from 150 kilometers.</text:p>
      <text:p text:style-name="P4">
Right now, Russia is still continuously improving the ability to carry out electronic warfare, causing the Ukraine to lose 10,000 drones per month. The report also stated that the Russian army seems to have a Motorola communication system that can decipher Ukraine encryption in real time.</text:p>
      <text:p text:style-name="P4">
News Source: <text:a xlink:type="simple" xlink:href="https://www.zaobao.com.sg/realtime/world/story20230519-1396296" text:style-name="Internet_20_link" text:visited-style-name="Visited_20_Internet_20_Link">
https://www.zaobao.com.sg/realtime/world/story20230519-1396296</text:a>
</text:p>
      <!--NEWS-->
      <text:h text:style-name="P10" text:outline-level="1">
<text:span text:style-name="T4">
Biden supports advanced fighters for Ukraine and training Kiev pilots</text:span>
</text:h>
      <text:p text:style-name="P4">
Publisher: 法新社</text:p>
      <text:p text:style-name="P4">
Published Time: 2023-05-19T19:02:07+00:00</text:p>
      <text:p text:style-name="P4">
Modified Time: 2023-05-19T18:50:02+00:00</text:p>
      <text:p text:style-name="P4">
Description: (Agence France-Presse, Washington, 19th) The White House high-level officials said today that US President Biden told the Seven major industrial groups (G7) leaders that Washington will support providing advanced fighters such as F-16 series for Ukraine and will support training Kenfu. Pilot's approac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19T19-02-07-00-00/000000.png" xlink:type="simple" xlink:show="embed" xlink:actuate="onLoad" draw:mime-type="image/png"/>
</draw:frame>
AFP reported that Ukraine has repeatedly required Western allies to provide high -tech jets against Russian aggression, and it has not been successful until recently.</text:p>
      <text:p text:style-name="P4">
According to this official, Biden, who is currently participating in the G7 Summit in Japan, pointed out that the United States "will support the 4th generation fighter such as Ukraine pilots and driving the F-16 series such as our allies and partners to enhance the strength of the Ukrainian Air Force." "In the future Training will be conducted for a few weeks, and the national alliance that joins the joint training will decide when to handle the plane, quantity, and which countries. "</text:p>
      <text:p text:style-name="P4">
British Prime Minister Rishi Sunak and Dutch Prime Minister Mark Rutte earlier this week that the "International Alliance" will provide combat jet to assist Ukraine.</text:p>
      <text:p text:style-name="P4">
Ukraine President Volodymyr ZELENSKYY visited Sunak on the 15th that he would "be very convinced" that he would create a "jet machine" to help Ukraine fight against Russia.</text:p>
      <text:p text:style-name="P4">
Sunak said that Britain is preparing to open a flight school training Ukraine pilot and French President Emmanuel Macron also said that he would do so, but excluded fighters to Kiev. (Translator: Xu Ruicheng)</text:p>
      <text:p text:style-name="P4">
News Source: <text:a xlink:type="simple" xlink:href="https://www.rfi.fr/cn/%E5%9B%BD%E9%99%85%E6%8A%A5%E9%81%93/20230519-%E6%8B%9C%E7%99%BB%E6%94%AF%E6%8C%81%E6%8F%90%E4%BE%9B%E5%85%88%E8%BF%9B%E6%88%98%E6%9C%BA%E7%BB%99%E4%B9%8C%E5%85%8B%E5%85%B0%E5%8F%8A%E5%9F%B9%E8%AE%AD%E5%9F%BA%E8%BE%85%E9%A3%9E%E8%A1%8C%E5%91%98" text:style-name="Internet_20_link" text:visited-style-name="Visited_20_Internet_20_Link">
https://www.rfi.fr/cn/%E5%9B%BD%E9%99%85%E6%8A%A5%E9%81%93/20230519-%E6%8B%9C%E7%99%BB%E6%94%AF%E6%8C%81%E6%8F%90%E4%BE%9B%E5%85%88%E8%BF%9B%E6%88%98%E6%9C%BA%E7%BB%99%E4%B9%8C%E5%85%8B%E5%85%B0%E5%8F%8A%E5%9F%B9%E8%AE%AD%E5%9F%BA%E8%BE%85%E9%A3%9E%E8%A1%8C%E5%91%98</text:a>
</text:p>
      <!--NEWS-->
      <text:h text:style-name="P10" text:outline-level="1">
<text:span text:style-name="T4">
The Republican Party suspended with its debt negotiations on the grounds of the Democratic Party's lack of action</text:span>
</text:h>
      <text:p text:style-name="P4">
Publisher: 法新社</text:p>
      <text:p text:style-name="P4">
Published Time: 2023-05-19T20:32:08+00:00</text:p>
      <text:p text:style-name="P4">
Modified Time: 2023-05-19T20:05:02+00:00</text:p>
      <text:p text:style-name="P4">
Description: (Agence France -Presse, Washington, 19th) Kevin McCarthy, Speaker of the House of Federal House of Representatives, pointed out today that the Republican Party has suspended the negotiation of debt defaults with its lack of action. It is currently less than 2 weeks before the disaster defaults may occu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19T20-32-08-00-00/000000.png" xlink:type="simple" xlink:show="embed" xlink:actuate="onLoad" draw:mime-type="image/png"/>
</draw:frame>
Agence France -Presse reported that Republican leader McCarthy told reporters in Congress: "We have to suspend." "We can't spend more money next year."</text:p>
      <text:p text:style-name="P4">
President Biden's negotiating representatives and the Republican Party have been tugging, trying to reaching an agreement on raising the upper limit of the debt, allowing the state to pay existing debts.</text:p>
      <text:p text:style-name="P4">
The Republican Party still insists that Biden must sign an agreement to cut expenditure in order to exchange their consent to raise the upper limit of debt. It ignores that the Democratic Party has repeatedly requested that the upper limit of the debt with "clean action" does not come with any conditions.</text:p>
      <text:p text:style-name="P4">
The White House said today that the two sides still have major problems on the national budget.</text:p>
      <text:p text:style-name="P4">
The White House officials stated that "there are practical differences between the two parties on the budget issue, and it will be difficult to carry out negotiations." "The presidential team worked hard to move towards a reasonable solution for the two parties that can be passed by the two hospitals."</text:p>
      <text:p text:style-name="P4">
Biden is currently participating in the seven major industrial group (G7) summit in Japan. He will shorten the itinerary to return to Washington early to try to promote the debt agreement. (Translator: Xu Ruicheng)</text:p>
      <text:p text:style-name="P4">
News Source: <text:a xlink:type="simple" xlink:href="https://www.rfi.fr/cn/%E5%9B%BD%E9%99%85%E6%8A%A5%E9%81%93/20230519-%E4%BB%A5%E6%B0%91%E4%B8%BB%E5%85%9A%E7%BC%BA%E4%B9%8F%E8%A1%8C%E5%8A%A8%E4%B8%BA%E7%94%B1-%E5%85%B1%E5%92%8C%E5%85%9A%E6%9A%82%E5%81%9C%E4%B8%8E%E5%85%B6%E5%80%BA%E5%8A%A1%E8%B0%88%E5%88%A4" text:style-name="Internet_20_link" text:visited-style-name="Visited_20_Internet_20_Link">
https://www.rfi.fr/cn/%E5%9B%BD%E9%99%85%E6%8A%A5%E9%81%93/20230519-%E4%BB%A5%E6%B0%91%E4%B8%BB%E5%85%9A%E7%BC%BA%E4%B9%8F%E8%A1%8C%E5%8A%A8%E4%B8%BA%E7%94%B1-%E5%85%B1%E5%92%8C%E5%85%9A%E6%9A%82%E5%81%9C%E4%B8%8E%E5%85%B6%E5%80%BA%E5%8A%A1%E8%B0%88%E5%88%A4</text:a>
</text:p>
      <!--NEWS-->
      <text:h text:style-name="P10" text:outline-level="1">
<text:span text:style-name="T4">
On Friday, the US market slightly increased to focus on the performance of the world's largest retailer Wal -Mart's performance</text:span>
</text:h>
      <text:p text:style-name="P4">
Author: 李可爱 (Person)</text:p>
      <text:p text:style-name="P4">
Publisher: 联合早报 (Organization)</text:p>
      <text:p text:style-name="P4">
Published Time: 2023-05-19T20:35</text:p>
      <text:p text:style-name="P4">
Modified Time: 2023-05-19T20:35</text:p>
      <text:p text:style-name="P4">
Description: ● The US Wall Street stock market stock index futures have risen slightly on Friday (May 19). At 7:45, the standard with the Poole 500 index futures slightly rose by 4.30 points or 0.10 % to 4202.30 points;</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沃尔玛']</text:p>
      <!--METADATA-->
      <text:p text:style-name="P4">
Friday (May 19):</text:p>
      <text:p text:style-name="P4">
● The US Wall Street stock market stock index futures have risen slightly on Friday (May 19). At 7:45, the standard and the Poole 500 index futures rose by 4.30 points or 0.10 % to 4202.30 points; the Nasdaq 100 index futures starting at 15.40 points or 0.11 % to 13850.00 points; Click at 33557.10 points.</text:p>
      <text:p text:style-name="P4">
● The US stock market closed overnight (Thursday). The upper limit of the US debt may reach an agreement within a few days, so that the optimistic emotions of the market will heat up. Walmartinc, the world's largest retailer, also gives the market an additional to the market's optimistic predictions.</text:p>
      <text:p text:style-name="P4">
● The standard and the Pur 500 index rose 39.28 points overnight, and the closure of 4198.05 points. The heavyweight Dow Jones Index also started at 115.14 points, and the closure of the market 33535.91 points. The Nasdaq 100 Index, which is mainly technology stocks, increased significantly by 1.81 % or 245.35 points, and closed at 13834.62 points.</text:p>
      <text:p text:style-name="P4">
● The overnight transaction of the US stock market is generally. The total transaction volume of the exchange is 10.49 billion shares, which is less than the average transaction volume of 10.6 million shares in the past 20 days.</text:p>
      <text:p text:style-name="P4">
Priority of trading before the market:</text:p>
      <text:p text:style-name="P4">
● Waltdisney will close it in September this year at the theme luxury hotel of Star Wars in Orlando. Although it only opened for less than two years, the hotel also faced the fate of graduation when Disney's heavily reduced costs. Not only that, Disney also announced a plan to cancel a plan in Florida's total value of US $ 1 billion in corporate parks overnight. Disney's stock fell 0.69 US dollars before the market, and the deadline reported $ 93.07.</text:p>
      <text:p text:style-name="P4">
● Berkshire Hathaway Inc, a subsidiary of the stock god Buffett, disclosed overnight that the company once again entered the market to buy more shares of Western oil. According to the file submitted to the SEC, it purchased 3.46 million Western oil stocks at a price of about $ 200 million between May 16 and 18. The stock rose 0.63 US dollars before the market, and it reported at $ 58.88.</text:p>
      <text:p text:style-name="P4">
● Although the quarterly profit of Alibaba, the Chinese e -commerce giant Alibaba exceeds expectations, because the company will strip the highly valued cloud door to make it an independent business, allowing Alibaba's stock price to fall 0.94 US dollars tonight. $ 84.83.</text:p>
      <text:p text:style-name="P4">
● On Friday, let's take a look at the latest quarterly results of Wal -Mart, the world's largest retailer. The stock has no ups and downs tonight, and the time of the deadline is $ 151.47.</text:p>
      <text:p text:style-name="P4">
● In order of active stocks before the market: Palantir Technologies, Foot Locker, Tesla, Amazon, and Western Pacific Bank. At the time of the draft, except for FOOTLOCKER's stock price, the stock prices of the other four active stocks rose.</text:p>
      <text:p text:style-name="P4">
<draw:frame draw:style-name="fr1" draw:name="Image130" text:anchor-type="as-char" svg:width="6.9236in" svg:height="4.615733in" draw:z-index="0">
<draw:image xlink:href="../Images/zaobao world/2023-05-19T20-35/000000.png" xlink:type="simple" xlink:show="embed" xlink:actuate="onLoad" draw:mime-type="image/png"/>
</draw:frame>
Wal -Mart executives predict that the Group's net sales will increase about 3.5 % of this year. (Agence France -Presse)</text:p>
      <text:p text:style-name="P4">
Walmart Inc (Walmart Inc)</text:p>
      <text:p text:style-name="P4">
(New York Stock Exchange code: WMT)</text:p>
      <text:p text:style-name="P4">
The grocery business strongly offset the weakness of the sales of clothing and electronic products, allowing the world's largest retailer Wal -Mart Wal -Mart, which was released overnight, not only increased by nearly 8 %, but the group officials also raised the forecast of the annual performance. With the booster of profitability and turnover, Wal -Mart's stock price is high overnight.</text:p>
      <text:p text:style-name="P4">
Wal -Mart executives said that the annual performance forecast is better than expected. They said that the net sales of this fiscal year are expected to achieve about 3.5 % of the growth. They expect that the profit -making profit of the year will be between $ 6.10 and $ 6.20. This estimated number also roughly conforms to the average prediction of analysts collected by Refinitiv.</text:p>
      <text:p text:style-name="P4">
Chief Financial Officer John Davidrainey said that there are fewer and fewer non -essential products purchased by consumers. They are waiting for promotion before buying high -priced products such as TV. Consumers have also begun to buy products with lower prices, such as buying smaller boxes of oatmeal. Nevertheless, consumers are still consumed.</text:p>
      <text:p text:style-name="P4">
Renny said: "We saw that consumers did bear some pressure in these economic indicators, but the overall toughness surprised us. I think this may be because we are today's assets and liabilities today. The table is much stronger than the epidemic. "</text:p>
      <text:p text:style-name="P4">
According to Wal -Mart's first quarter performance report as of the end of April this year, the Group's turnover increased from 141.57 billion US dollars in the same period last year to $ 152.3 billion; profit per share was $ 1.47. The average prediction of analysts collected by Refinitiv is the turnover of US $ 148.76 billion, and the profit is $ 1.32 per share after adjustment.</text:p>
      <text:p text:style-name="P4">
Wal -Mart's quarterly performance actually gives investors the latest snapshot of American consumer consumption model. Earlier this week, other large retail chains, such as: HOMEDEPOT and Target, have also stated that there are fewer and fewer large -piece goods and non -necessities that consumers buy. But consumers are willing to pay higher fees for necessities. For example, Homedepot customers will start to choose smaller home projects; Target customers will turn to buy more necessities, and choose to skip home supplies and clothing.</text:p>
      <text:p text:style-name="P4">
Renny said Wal -Mart's sales also reflected the general trend. Unlike some competitors, as the largest grocery in the United States, Wal -Mart is very "suitable" in market changes.</text:p>
      <text:p text:style-name="P4">
<draw:frame draw:style-name="fr1" draw:name="Image131" text:anchor-type="as-char" svg:width="6.9236in" svg:height="4.615733in" draw:z-index="0">
<draw:image xlink:href="../Images/zaobao world/2023-05-19T20-35/000001.png" xlink:type="simple" xlink:show="embed" xlink:actuate="onLoad" draw:mime-type="image/png"/>
</draw:frame>
Almost 60 % of Wal -Mart's annual sales in the United States come from grocery. Therefore, when consumers turn to buy groceries and necessities, as the largest grocery in the United States, Wal -Mart is a very "suitable" new change. (Agence France -Presse)</text:p>
      <text:p text:style-name="P4">
He said: "Wal -Mart's annual sales in the United States are nearly 60 % of the grocery. In this quarter, the sales of general commodities in the United States have fallen, but the sales of food and consumer goods have increased double -digit. "</text:p>
      <text:p text:style-name="P4">
Not only that, inflation also attracted Wal -Mart to younger and richer frequent visits. With the support of these favorable factors, of the 29 analysts of Tipranks, 24 rated "buy" to Wal -Mart shares, and five rated "holding". The average target price of the one -year period was 165.64 US dollars.</text:p>
      <text:p text:style-name="P4">
News Source: <text:a xlink:type="simple" xlink:href="https://www.zaobao.com.sg/realtime/world/story20230519-1396314" text:style-name="Internet_20_link" text:visited-style-name="Visited_20_Internet_20_Link">
https://www.zaobao.com.sg/realtime/world/story20230519-1396314</text:a>
</text:p>
      <!--NEWS-->
      <text:h text:style-name="P10" text:outline-level="1">
<text:span text:style-name="T4">
Putin: The West is trying to split Russia into dozens of different countries</text:span>
</text:h>
      <text:p text:style-name="P4">
Author: 联合早报 (Person)</text:p>
      <text:p text:style-name="P4">
Publisher: 联合早报 (Organization)</text:p>
      <text:p text:style-name="P4">
Published Time: 2023-05-19T20:41</text:p>
      <text:p text:style-name="P4">
Modified Time: 2023-05-19T20:55</text:p>
      <text:p text:style-name="P4">
Description: Russian President Putin said Western countries are trying to split Russia into dozens of different countries. Reuters reports that when the leaders of the Seven Domestic Group (G7) held the 45th G7 summit in Japan on Friday (May 19), Putin accused Western countries trying to be in Russia ...</text:p>
      <text:p text:style-name="P4">
Videos: []</text:p>
      <text:p text:style-name="P4">
Audios: []</text:p>
      <text:p text:style-name="P4">
Images: []</text:p>
      <text:p text:style-name="P4">
Type: NewsArticle</text:p>
      <text:p text:style-name="P4">
Breadcrumbs: ['即时', '国际']</text:p>
      <text:p text:style-name="P4">
Keywords: ['俄罗斯', '普京', '俄乌战争']</text:p>
      <!--METADATA-->
      <text:p text:style-name="P4">
Russian President Putin said Western countries are trying to split Russia into dozens of different countries.</text:p>
      <text:p text:style-name="P4">
Reuters reports, legitimate <text:a xlink:type="simple" xlink:href="https://www.zaobao.com/keywords/qi-guo-ji-tuan" text:style-name="Internet_20_link" text:visited-style-name="Visited_20_Internet_20_Link">
</text:a>
When the leader held the 45th G7 summit in Japan on Friday (May 19), Putin accused Western countries trying to create obstacles between Russia's different races and ethnic groups in order to split the country into dozens of different countries. Essence</text:p>
      <text:p text:style-name="P4">
However, Putin stated that the more sanctions on the Western groups, the stronger the cohesion of the Russian society will be.</text:p>
      <text:p text:style-name="P4">
The G7 leader issued a statement earlier on the same day that it will be promised that it will be from this year to the beginning of next year. <text:a xlink:type="simple" xlink:href="https://www.zaobao.com/realtime/world/story20230519-1396287" text:style-name="Internet_20_link" text:visited-style-name="Visited_20_Internet_20_Link">
</text:a>
And announced that it will expand sanctions on Russia to ensure that Putin regime cannot obtain military capital and technologies from various countries from third countries.</text:p>
      <text:p text:style-name="P4">
News Source: <text:a xlink:type="simple" xlink:href="https://www.zaobao.com.sg/realtime/world/story20230519-1396316" text:style-name="Internet_20_link" text:visited-style-name="Visited_20_Internet_20_Link">
https://www.zaobao.com.sg/realtime/world/story20230519-1396316</text:a>
</text:p>
      <!--NEWS-->
      <text:h text:style-name="P10" text:outline-level="1">
<text:span text:style-name="T4">
Zelenezki attended the Angle Alliance Summit pointed out that some heads of the Middle East "turned a blind eye" for the invasion of Russia's invasion</text:span>
</text:h>
      <text:p text:style-name="P4">
Author: 联合早报 (Person)</text:p>
      <text:p text:style-name="P4">
Publisher: 联合早报 (Organization)</text:p>
      <text:p text:style-name="P4">
Published Time: 2023-05-19T21:28</text:p>
      <text:p text:style-name="P4">
Modified Time: 2023-05-19T22:45</text:p>
      <text:p text:style-name="P4">
Description: When Ukrainian President Zeleguski attended Saudi Arabia's summit summit, he accused "some" some "some Arab leaders" avenging "Arab leaders' aversion to Russia's invasion of Ukraine. Comprehensive US media reports, Zeleianzki posted on Friday (May 19) at the Ang League summit ...</text:p>
      <text:p text:style-name="P4">
Videos: []</text:p>
      <text:p text:style-name="P4">
Audios: []</text:p>
      <text:p text:style-name="P4">
Images: []</text:p>
      <text:p text:style-name="P4">
Type: NewsArticle</text:p>
      <text:p text:style-name="P4">
Breadcrumbs: ['即时', '国际']</text:p>
      <text:p text:style-name="P4">
Keywords: ['阿拉伯国家', '俄罗斯', '乌克兰', '泽连斯基', '俄乌战争']</text:p>
      <!--METADATA-->
      <text:p text:style-name="P4">
When Ukrainian President Zeleguski attended Saudi Arabia's summit summit, he accused "some" some "some Arab leaders" avenging "Arab leaders' aversion to Russia's invasion of Ukraine.</text:p>
      <text:p text:style-name="P4">
According to a comprehensive US media report, Zeelianzki delivered a speech on Friday (May 19) at the Angle Alliance Summit, and urged the participating Middle East leaders to "look honestly" the Ukraine War.</text:p>
      <text:p text:style-name="P4">
"Unfortunately, in the world and here, there are some people in the world and among you." Relying on Moscow's support.</text:p>
      <text:p text:style-name="P4">
This was the first time that Zeelianzki had traveled to the Middle East since the outbreak of the Russian and Ukraine War. After this trip, he <text:a xlink:type="simple" xlink:href="https://www.zaobao.com/realtime/world/story20230519-1396127" text:style-name="Internet_20_link" text:visited-style-name="Visited_20_Internet_20_Link">
</text:a>
Essence</text:p>
      <text:p text:style-name="P4">
An unnamed Ang League official said that he invited Zelekiski to Saudi Arabia, the host country of the Arabia, instead of the Arabian group itself. Saudi officials have not responded to this statement.</text:p>
      <text:p text:style-name="P4">
The analysis pointed out that, on the Russian issue, although Saudi Arabia believes that it should maintain cooperative relationships with Organization of Petroleum Exporting countries led by Russia and other oil -producing countries (OPEC+) to ensure the stability of the energy market, but they also want to deal with Russia in a more balanced way. Black problem.</text:p>
      <text:p text:style-name="P4">
News Source: <text:a xlink:type="simple" xlink:href="https://www.zaobao.com.sg/realtime/world/story20230519-1396333" text:style-name="Internet_20_link" text:visited-style-name="Visited_20_Internet_20_Link">
https://www.zaobao.com.sg/realtime/world/story20230519-1396333</text:a>
</text:p>
      <!--NEWS-->
      <text:h text:style-name="P10" text:outline-level="1">
<text:span text:style-name="T4">
Beijing suppressing international consulting companies caused a chilling effect, and Mei Sizawa Group evacuated staff in Hong Kong</text:span>
</text:h>
      <text:p text:style-name="P4">
Author: chinese@voanews.com (木风)</text:p>
      <text:p text:style-name="P4">
Publisher: 美国之音中文网 (Type: NewsMediaOrganization)</text:p>
      <text:p text:style-name="P4">
Published Time: 2023-05-19T21:34:54+08:00</text:p>
      <text:p text:style-name="P4">
Modified Time: 2023-05-19 13:36:21Z</text:p>
      <text:p text:style-name="P4">
Description: The Chinese authorities have recently caused a clear cicada effect on a series of assault search operations adopted by the US consulting company. Exclusive reports published by Reuters on Friday (May 19) said that the employees of Mintz Group, a US company's due diligence company, have begun to evacuate in Hong Kong.</text:p>
      <text:p text:style-name="P4">
Videos: []</text:p>
      <text:p text:style-name="P4">
Images: []</text:p>
      <text:p text:style-name="P4">
Categories: ['中国', '美国', '经济·金融·贸易', '港澳']</text:p>
      <text:p text:style-name="P4">
Type: None</text:p>
      <!--METADATA-->
      <text:p text:style-name="P4">
Nonenone</text:p>
      <text:p text:style-name="P4">
News Source: <text:a xlink:type="simple" xlink:href="https://www.voachinese.com/a/us-consultancy-mintz-s-executives-leave-hong-kong-after-china-raid-20230519/7100200.html" text:style-name="Internet_20_link" text:visited-style-name="Visited_20_Internet_20_Link">
https://www.voachinese.com/a/us-consultancy-mintz-s-executives-leave-hong-kong-after-china-raid-20230519/7100200.html</text:a>
</text:p>
      <!--NEWS-->
      <text:h text:style-name="P10" text:outline-level="1">
<text:span text:style-name="T4">
White House: The leaders of Sifang will meet during the G7 summit</text:span>
</text:h>
      <text:p text:style-name="P4">
Author: 联合早报 (Person)</text:p>
      <text:p text:style-name="P4">
Publisher: 联合早报 (Organization)</text:p>
      <text:p text:style-name="P4">
Published Time: 2023-05-19T21:40</text:p>
      <text:p text:style-name="P4">
Modified Time: 2023-05-19T21:40</text:p>
      <text:p text:style-name="P4">
Description: Since Australia has recently announced the cancellation of the Sifang Security Dialogue, the White House said that the heads of the four countries will meet during the attendance of the Seventh Kingdom Group (G7) summit. Agence France -Presse reported that the White House issued a statement on Friday (May 19) saying: "Tomorrow, in addition to the Seven Kingdoms Group, President Biden will also ...</text:p>
      <text:p text:style-name="P4">
Videos: []</text:p>
      <text:p text:style-name="P4">
Audios: []</text:p>
      <text:p text:style-name="P4">
Images: []</text:p>
      <text:p text:style-name="P4">
Type: NewsArticle</text:p>
      <text:p text:style-name="P4">
Breadcrumbs: ['即时', '国际']</text:p>
      <text:p text:style-name="P4">
Keywords: ['七国集团', '日本', '美国', '四方安全对话']</text:p>
      <!--METADATA-->
      <text:p text:style-name="P4">
Recently <text:a xlink:type="simple" xlink:href="https://www.zaobao.com/realtime/world/story20230517-1395455" text:style-name="Internet_20_link" text:visited-style-name="Visited_20_Internet_20_Link">
</text:a>
Later, the White House said that the head of the four kingdoms will attend <text:a xlink:type="simple" xlink:href="https://www.zaobao.com/keywords/qi-guo-ji-tuan" text:style-name="Internet_20_link" text:visited-style-name="Visited_20_Internet_20_Link">
</text:a>
Meeting during the summit.</text:p>
      <text:p text:style-name="P4">
Agence France -Presse reported that the White House issued a statement on Friday (May 19) saying: "Tomorrow, in addition to the Seventh Kingdoms Group, President Biden will also participate in the third four -party security dialogue (QUAD) summit."</text:p>
      <text:p text:style-name="P4">
Biden canceled the Australian itinerary in order to solve the US federal debt issue, so all parties decided to cancel the Quartet Bullet at the Sydney on May 24. Quad Security Dialogue (QUAD) consists of the United States, Australia, India, and Japan.</text:p>
      <text:p text:style-name="P4">
The statement said: "While sharing strategic assessment, the leaders of the Quartet will also welcome new forms of cooperation including security digital technology, submarine cables, infrastructure capacity building and marine consciousness."</text:p>
      <text:p text:style-name="P4">
The last four -party security dialogue meeting was held in Japan in 2022.</text:p>
      <text:p text:style-name="P4">
News Source: <text:a xlink:type="simple" xlink:href="https://www.zaobao.com.sg/realtime/world/story20230519-1396338" text:style-name="Internet_20_link" text:visited-style-name="Visited_20_Internet_20_Link">
https://www.zaobao.com.sg/realtime/world/story20230519-1396338</text:a>
</text:p>
      <!--NEWS-->
      <text:h text:style-name="P10" text:outline-level="1">
<text:span text:style-name="T4">
Modi: Border peace in India is essential to maintain normal relationship</text:span>
</text:h>
      <text:p text:style-name="P4">
Author: 联合早报 (Person)</text:p>
      <text:p text:style-name="P4">
Publisher: 联合早报 (Organization)</text:p>
      <text:p text:style-name="P4">
Published Time: 2023-05-19T22:01</text:p>
      <text:p text:style-name="P4">
Modified Time: 2023-05-19T22:41</text:p>
      <text:p text:style-name="P4">
Description: Indian Prime Minister Modi said that since the deterioration of the relationship between New Delhi in 2020, the peace between the Indian -China border has been essential to maintain a normal relationship between the two countries; this is a rare stance on the issue of the Sino -Indian border. Reuters reports that Modi Modi on Waka -on Watshuo on Friday (May 19) in Hiroshima, Japan ...</text:p>
      <text:p text:style-name="P4">
Videos: []</text:p>
      <text:p text:style-name="P4">
Audios: []</text:p>
      <text:p text:style-name="P4">
Images: []</text:p>
      <text:p text:style-name="P4">
Type: NewsArticle</text:p>
      <text:p text:style-name="P4">
Breadcrumbs: ['即时', '国际']</text:p>
      <text:p text:style-name="P4">
Keywords: ['印度', '中国', '中印边境', '中印关系', '莫迪']</text:p>
      <!--METADATA-->
      <text:p text:style-name="P4">
Indian Prime Minister Modi said that since the deterioration of the relationship between New Delhi in 2020, the peace between the Indian -China border has been essential to maintain a normal relationship between the two countries; this is a rare stance on the issue of the Sino -Indian border.</text:p>
      <text:p text:style-name="P4">
Reuters reports that Modi attended on Friday (May 19) to attend Hiroshima, Japan [] <text:a xlink:type="simple" xlink:href="https://www.zaobao.com/keywords/qi-guo-ji-tuan" text:style-name="Internet_20_link" text:visited-style-name="Visited_20_Internet_20_Link">
</text:a>
During the summit, "India is fully prepared and committed to protecting the sovereignty and dignity", saying that the relationship between the two countries must be based on mutual respect, mutual benefit and win -win.</text:p>
      <text:p text:style-name="P4">
"The peace and tranquility of the border area are essential to the normal bilateral relationship between India and China."</text:p>
      <text:p text:style-name="P4">
Since the bleeding conflict broke out in the controversial Himalayan border in 2020, the relationship between the two countries was affected by border friction.</text:p>
      <text:p text:style-name="P4">
There are 14 neighboring countries on the land border of 20,000 kilometers in China, of which 12 land neighbor countries have defined the border with them, leaving only border disputes with India. In the Himalayan region between China and India, there is a actual control line (LAC) of about 3,500 kilometers long, and there has been controversy since 1950.</text:p>
      <text:p text:style-name="P4">
News Source: <text:a xlink:type="simple" xlink:href="https://www.zaobao.com.sg/realtime/world/story20230519-1396345" text:style-name="Internet_20_link" text:visited-style-name="Visited_20_Internet_20_Link">
https://www.zaobao.com.sg/realtime/world/story20230519-1396345</text:a>
</text:p>
      <!--NEWS-->
      <text:h text:style-name="P10" text:outline-level="1">
<text:span text:style-name="T4">
The United States avoids debt default negotiations to suspend US stocks to collect black</text:span>
</text:h>
      <text:p text:style-name="P4">
Publisher: 法新社</text:p>
      <text:p text:style-name="P4">
Published Time: 2023-05-19T22:02:08+00:00</text:p>
      <text:p text:style-name="P4">
Modified Time: 2023-05-19T21:35:01+00:00</text:p>
      <text:p text:style-name="P4">
Description: (Agence France -Presse, New York, 19th) Affected by the suspension of the negotiation of debt defaults in the United States, US stocks closed down today and ended up for two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19T22-02-08-00-00/000000.png" xlink:type="simple" xlink:show="embed" xlink:actuate="onLoad" draw:mime-type="image/png"/>
</draw:frame>
The Dow Jones Industrial Index fell 109.28 points, or 0.33%, at 33426.63 points.</text:p>
      <text:p text:style-name="P4">
The S &amp; P 500 Index fell 6.07 points, or 0.14%, closed at 4191.98 points.</text:p>
      <text:p text:style-name="P4">
The Nasdaq index, which is mainly technology stocks, fell 30.94 points, or 0.24%, at 12657.90 points.</text:p>
      <text:p text:style-name="P4">
The Philadelphia semiconductor index fell 20.003 points, or 0.62%, at 3203.486 points. (Translator: Xu Ruicheng)</text:p>
      <text:p text:style-name="P4">
News Source: <text:a xlink:type="simple" xlink:href="https://www.rfi.fr/cn/%E8%B4%A2%E7%BB%8F%E5%BF%AB%E8%AE%AF/20230519-%E7%BE%8E%E5%9B%BD%E9%81%BF%E5%85%8D%E5%80%BA%E5%8A%A1%E8%BF%9D%E7%BA%A6%E8%B0%88%E5%88%A4%E6%9A%82%E5%81%9C-%E7%BE%8E%E8%82%A1%E6%94%B6%E9%BB%91" text:style-name="Internet_20_link" text:visited-style-name="Visited_20_Internet_20_Link">
https://www.rfi.fr/cn/%E8%B4%A2%E7%BB%8F%E5%BF%AB%E8%AE%AF/20230519-%E7%BE%8E%E5%9B%BD%E9%81%BF%E5%85%8D%E5%80%BA%E5%8A%A1%E8%BF%9D%E7%BA%A6%E8%B0%88%E5%88%A4%E6%9A%82%E5%81%9C-%E7%BE%8E%E8%82%A1%E6%94%B6%E9%BB%91</text:a>
</text:p>
      <!--NEWS-->
      <text:h text:style-name="P10" text:outline-level="1">
<text:span text:style-name="T4">
Without the "Ling Dan Wonder Medicine", why does China play the role of Russia and Ukraine to mediate people?</text:span>
</text:h>
      <text:p text:style-name="P4">
Author: chinese@voanews.com (斯洋)</text:p>
      <text:p text:style-name="P4">
Publisher: 美国之音中文网 (Type: NewsMediaOrganization)</text:p>
      <text:p text:style-name="P4">
Published Time: 2023-05-19T22:25:31+08:00</text:p>
      <text:p text:style-name="P4">
Modified Time: 2023-05-19 20:33:29Z</text:p>
      <text:p text:style-name="P4">
Description: 中国政府欧亚事务特别代表李辉星期五（5月19日）抵达波兰华沙，继续他为试图斡旋结束俄罗斯和乌克兰之间的战争的外交穿梭。此前，李辉与乌克兰总统泽连斯基以及官员的会晤并没有显示取得任何突破的迹象。中国外交部发言人汪文斌星期四在例行记者会上谈到李辉与泽连斯基的会谈时强调：“化解危机没有灵丹妙药”。那么，明知没有“灵丹妙药”的中国，为什么还要扮演俄乌战争调停人的角色呢？</text:p>
      <text:p text:style-name="P4">
Videos: []</text:p>
      <text:p text:style-name="P4">
Images: []</text:p>
      <text:p text:style-name="P4">
Categories: ['乌克兰局势', '欧洲', '中国']</text:p>
      <text:p text:style-name="P4">
Type: None</text:p>
      <!--METADATA-->
      <text:p text:style-name="P4">
Nonenone</text:p>
      <text:p text:style-name="P4">
News Source: <text:a xlink:type="simple" xlink:href="https://www.voachinese.com/a/7100316.html" text:style-name="Internet_20_link" text:visited-style-name="Visited_20_Internet_20_Link">
https://www.voachinese.com/a/7100316.html</text:a>
</text:p>
      <!--NEWS-->
      <text:h text:style-name="P10" text:outline-level="1">
<text:span text:style-name="T4">
Japanese media: In order to take into account the U.S. and Japanese government, the media is not allowed to enter the Hiroshima Nuclear Explosion Museum</text:span>
</text:h>
      <text:p text:style-name="P4">
Author: 联合早报 (Person)</text:p>
      <text:p text:style-name="P4">
Publisher: 联合早报 (Organization)</text:p>
      <text:p text:style-name="P4">
Published Time: 2023-05-19T23:00</text:p>
      <text:p text:style-name="P4">
Modified Time: 2023-05-19T23:00</text:p>
      <text:p text:style-name="P4">
Description: The Seventh Kingdom Group (G7) Summit was held on Friday (May 19) for the first time in Hiroshima, an atomic bomb explosion, but the Japanese media said that the Japanese government did not allow media journalists to enter the Hiroshima Nuclear Explosion Museum with the heads of the Seven Kingdoms to take into account the allies in the United States. Domestic public opinion. Kyodo News reported that Hiroshima nuclear explosion information ...</text:p>
      <text:p text:style-name="P4">
Videos: []</text:p>
      <text:p text:style-name="P4">
Audios: []</text:p>
      <text:p text:style-name="P4">
Images: []</text:p>
      <text:p text:style-name="P4">
Type: NewsArticle</text:p>
      <text:p text:style-name="P4">
Breadcrumbs: ['即时', '国际']</text:p>
      <text:p text:style-name="P4">
Keywords: ['七国集团', '日本', '美国', '日美关系']</text:p>
      <!--METADATA-->
      <text:p text:style-name="P4">
<text:a xlink:type="simple" xlink:href="https://www.zaobao.com/keywords/qi-guo-ji-tuan" text:style-name="Internet_20_link" text:visited-style-name="Visited_20_Internet_20_Link">
 </text:a>
(G7) The summit was held on Friday (May 19) on Hiroshima, an atomic bomb explosion, but the Japanese media said that the Japanese government did not allow media reporters to enter the Hiroshima Nuclear Explosion Museum with the heads of the Seven Kingdoms to take into account the domestic public opinion of the United States.</text:p>
      <text:p text:style-name="P4">
Kyodo News reported that the glass windows of the Hiroshima Nuclear Explosive Given were affixed with white obscuctors to prevent the media from shooting from outside, and reporters and media staff were not allowed to be entered.</text:p>
      <text:p text:style-name="P4">
In May 2016, the then President Barack Obama visited Hiroshima for the first time in the US President and visited the Hiroshima Nuclear Explosion Museum. Obama also hugged the victim of the nuclear explosion in this trip, leaving the impression of "reconciliation" in Japan and the United States.</text:p>
      <text:p text:style-name="P4">
However, although the Japanese authorities announced the conversation with the dialogue with the victims of the nuclear explosion in the Gategate in the Gategate, the expressions and reactions of the key heads of President Biden and the victims were not disclosed.</text:p>
      <text:p text:style-name="P4">
In order to convey the real situation of the nuclear explosion to the seven nations, the outside world also pays great attention to the content of the Japanese authorities to show those leaders. However, in the press release of the Japanese government, only the "Prime Minister Kishida Introduction to the display content" was written, and it did not mention more details.</text:p>
      <text:p text:style-name="P4">
Relevant sources of the Japanese government pointed out that the situation of the authorities in the confidentiality museum is not only taking into account the public opinion of the United States, but also considering Japan's security strategy for China and North Korea.</text:p>
      <text:p text:style-name="P4">
Intellectual analysis said: "If the outside world mistakenly thinks that the United States will not use nuclear weapons anyway, it will also have a bad impact on Japan, which depends on nuclear deterrence."</text:p>
      <text:p text:style-name="P4">
Reuters quoted a bulletin on the same day that the leaders of the Seven Kingdoms Group will announce in the final announcement issued on Sunday (21st) that they will "be committed to adopting realistic, pragmatic and responsible methods to realize a nuclear weapon without nuclear weapons. The world makes everyone's security not affect. "</text:p>
      <text:p text:style-name="P4">
News Source: <text:a xlink:type="simple" xlink:href="https://www.zaobao.com.sg/realtime/world/story20230519-1396358" text:style-name="Internet_20_link" text:visited-style-name="Visited_20_Internet_20_Link">
https://www.zaobao.com.sg/realtime/world/story20230519-1396358</text:a>
</text:p>
      <!--NEWS-->
      <text:h text:style-name="P10" text:outline-level="1">
<text:span text:style-name="T4">
EU commissioner requires TIKTOK comprehensive compliance, otherwise severe sanctions</text:span>
</text:h>
      <text:p text:style-name="P4">
Author: chinese@voanews.com (木风)</text:p>
      <text:p text:style-name="P4">
Publisher: 美国之音中文网 (Type: NewsMediaOrganization)</text:p>
      <text:p text:style-name="P4">
Published Time: 2023-05-19T23:02:00+08:00</text:p>
      <text:p text:style-name="P4">
Modified Time: 2023-05-19 15:02:00Z</text:p>
      <text:p text:style-name="P4">
Description: EU executive officials on Friday (May 19) tiktok to China Short Video Application Company that if they want to survive in Europe, they must be improved in accordance with the EU laws and regulations. There are many things to do in this regard.</text:p>
      <text:p text:style-name="P4">
Videos: []</text:p>
      <text:p text:style-name="P4">
Images: []</text:p>
      <text:p text:style-name="P4">
Categories: ['欧洲', '中国', '科技']</text:p>
      <text:p text:style-name="P4">
Type: None</text:p>
      <!--METADATA-->
      <text:p text:style-name="P4">
Nonenone</text:p>
      <text:p text:style-name="P4">
News Source: <text:a xlink:type="simple" xlink:href="https://www.voachinese.com/a/eu-s-breton-tiktok-still-a-long-way-from-eu-rules-compliance-20230519/7100219.html" text:style-name="Internet_20_link" text:visited-style-name="Visited_20_Internet_20_Link">
https://www.voachinese.com/a/eu-s-breton-tiktok-still-a-long-way-from-eu-rules-compliance-20230519/7100219.html</text:a>
</text:p>
      <!--NEWS-->
      <text:h text:style-name="P10" text:outline-level="1">
<text:span text:style-name="T4">
The United States announced that a new round of sanctions on Russia increased more than 300 sanctions list</text:span>
</text:h>
      <text:p text:style-name="P4">
Author: 联合早报 (Person)</text:p>
      <text:p text:style-name="P4">
Publisher: 联合早报 (Organization)</text:p>
      <text:p text:style-name="P4">
Published Time: 2023-05-19T23:23</text:p>
      <text:p text:style-name="P4">
Modified Time: 2023-05-19T23:48</text:p>
      <text:p text:style-name="P4">
Description: The U.S. government announced a new round of sanctions on Russia on Friday (May 19), adding more than 300 entity lists to avoid sanctions against Russia. Reuters reported that the Minister of Finance of the United States issued a statement saying: "Today's action will further restrict (Russian President) Putin ...</text:p>
      <text:p text:style-name="P4">
Videos: []</text:p>
      <text:p text:style-name="P4">
Audios: []</text:p>
      <text:p text:style-name="P4">
Images: []</text:p>
      <text:p text:style-name="P4">
Type: NewsArticle</text:p>
      <text:p text:style-name="P4">
Breadcrumbs: ['即时', '国际']</text:p>
      <text:p text:style-name="P4">
Keywords: ['美国', '俄罗斯', '制裁俄罗斯', '制裁']</text:p>
      <!--METADATA-->
      <text:p text:style-name="P4">
The U.S. government announced a new round of sanctions on Russia on Friday (May 19), adding more than 300 entity lists to avoid sanctions against Russia.</text:p>
      <text:p text:style-name="P4">
Reuters reported that the Minister of Finance of the United States issued a statement saying: "Today's action will further restrict (Russian President) Putin's ability to launch brutal invasion and promote the global efforts of (the United States) to cut off Russia's attempts to escape sanctions. "</text:p>
      <text:p text:style-name="P4">
The Ministry of Finance said in a statement that it will impose sanctions on 22 individuals and 104 entities, and the contacts will be imported, transported or manufactured to Russia's jurisdiction, including the jurisdiction of more than 20 countries, including companies that import, transport or manufacture electronic components, semiconductor and microelectronics. ; The U.S. State Department will impose sanctions on nearly 200 individuals, entities, ships and aircraft.</text:p>
      <text:p text:style-name="P4">
The US Ministry of Finance said that a new round of sanctions will involve more Russian economic fields, including construction, manufacturing and construction to impose sanctions on any individual or entity in related fields.</text:p>
      <text:p text:style-name="P4">
On the same day, the Bayeng government officially stopped exporting various consumer products to Russia and included 71 Russian enterprises in the entity list of the US Department of Commerce. U.S. suppliers were not allowed to sell US technology in the list of companies in the list without a license. Essence</text:p>
      <text:p text:style-name="P4">
News Source: <text:a xlink:type="simple" xlink:href="https://www.zaobao.com.sg/realtime/world/story20230519-1396361" text:style-name="Internet_20_link" text:visited-style-name="Visited_20_Internet_20_Link">
https://www.zaobao.com.sg/realtime/world/story20230519-1396361</text:a>
</text:p>
      <!--NEWS-->
      <text:h text:style-name="P10" text:outline-level="1">
<text:span text:style-name="T4">
Poland calls for China to condemn Russia to invade black behavior</text:span>
</text:h>
      <text:p text:style-name="P4">
Author: 联合早报 (Person)</text:p>
      <text:p text:style-name="P4">
Publisher: 联合早报 (Organization)</text:p>
      <text:p text:style-name="P4">
Published Time: 2023-05-19T23:41</text:p>
      <text:p text:style-name="P4">
Modified Time: 2023-05-19T23:46</text:p>
      <text:p text:style-name="P4">
Description: When meeting with Chinese officials on Friday (May 19), the Polish government hopes Beijing to condemn Russia to invade Ukraine. Comprehensive Agence France -Presse and Reuters reported that the Polish Ministry of Foreign Affairs issued a statement saying that Wojciech Gerw ...</text:p>
      <text:p text:style-name="P4">
Videos: []</text:p>
      <text:p text:style-name="P4">
Audios: []</text:p>
      <text:p text:style-name="P4">
Images: []</text:p>
      <text:p text:style-name="P4">
Type: NewsArticle</text:p>
      <text:p text:style-name="P4">
Breadcrumbs: ['即时', '国际']</text:p>
      <text:p text:style-name="P4">
Keywords: ['波兰', '中国', '俄乌战争', '乌克兰', '俄罗斯']</text:p>
      <!--METADATA-->
      <text:p text:style-name="P4">
When meeting with Chinese officials on Friday (May 19), the Polish government hopes Beijing to condemn Russia to invade Ukraine.</text:p>
      <text:p text:style-name="P4">
Comprehensive Agence France -Presse and Reuters reported that the Polish Ministry of Foreign Affairs issued a statement that Polish Deputy Ministry of Foreign Affairs Wojciech Gerwel conveyed the idea of Li Hui, a special representative of the Chinese government Eurasian affairs in Warsaw on the same day.</text:p>
      <text:p text:style-name="P4">
"(Poland) said" (Poland) hopes that China will condemn Russia's aggression and put pressure on Russia to ask Russia to re -abide by the principles of international law. "</text:p>
      <text:p text:style-name="P4">
It is reported that Gewell also condemned Russia's frequent nuclear threats. He said: "Poland expects China to take specific actions against Russia, and (avoid) the use of nuclear weapons to blackmail the world."</text:p>
      <text:p text:style-name="P4">
Li Hui responded that China attaches great importance to Poland's key role in regional affairs and is willing to continue to communicate with Warsaw to solve the Ukrainian crisis. Li Hui promised that China will support the establishment of a balanced, effective and sustainable European security structure.</text:p>
      <text:p text:style-name="P4">
A few days ago, Ukraine Foreign Minister Dmytro Kuleba told Li Hui in Kiev that Ukraine would not accept any proposal to end the Russian -Ukraine War.</text:p>
      <text:p text:style-name="P4">
The Ministry of Foreign Affairs of China recently announced that Li Hui has traveled to the five countries of Ukraine, Poland, France, Germany, and Russia since the 15th of this month to communicate with the Ukrainian crisis with all parties. According to previous reports, Li Hui will stay until Sunday (21st) in Warsaw.</text:p>
      <text:p text:style-name="P4">
News Source: <text:a xlink:type="simple" xlink:href="https://www.zaobao.com.sg/realtime/world/story20230519-1396366" text:style-name="Internet_20_link" text:visited-style-name="Visited_20_Internet_20_Link">
https://www.zaobao.com.sg/realtime/world/story20230519-1396366</text:a>
</text:p>
      <!--NEWS-->
      <text:h text:style-name="P10" text:outline-level="1">
<text:span text:style-name="T4">
Li Zhiying's application for judicial review has been unable to treat the rejection of Hong Kong</text:span>
</text:h>
      <text:p text:style-name="P4">
Author: chinese@voanews.com (高锋)</text:p>
      <text:p text:style-name="P4">
Publisher: 美国之音中文网 (Type: NewsMediaOrganization)</text:p>
      <text:p text:style-name="P4">
Published Time: 2023-05-20T00:25:57+08:00</text:p>
      <text:p text:style-name="P4">
Modified Time: 2023-05-19 16:25:57Z</text:p>
      <text:p text:style-name="P4">
Description: Li Zhiying, the founder of the first -pass media of the Hong Kong Edition National Security Law case involved in many Hong Kong version of the National Security Law case, applied for judicial review, and asked the court to order the Chinese people's interpretation of the country. The committee recommends the decision to refuse to issue visas to Irving in the Hong Kong Entry Department. The Hong Kong High Court rejected the application on May 19, arguing that the National People's Congress and the National Security Law took effect at the same time. The Hong Kong courts had no right to supervise the National Security Commission in the constitutional system. Some people in the legal community believe that the decision of the Hong Kong High Court is equivalent to giving the National Security Commission's unprepared powers and creating the general legal system in Hong Kong.</text:p>
      <text:p text:style-name="P4">
Videos: []</text:p>
      <text:p text:style-name="P4">
Images: []</text:p>
      <text:p text:style-name="P4">
Categories: ['港澳', '人权', '法律', '新闻自由']</text:p>
      <text:p text:style-name="P4">
Type: None</text:p>
      <!--METADATA-->
      <text:p text:style-name="P4">
Nonenone</text:p>
      <text:p text:style-name="P4">
News Source: <text:a xlink:type="simple" xlink:href="https://www.voachinese.com/a/hong-kong-court-bars-jimmy-lai-s-british-lawyer-in-security-case-20230519/7100582.html" text:style-name="Internet_20_link" text:visited-style-name="Visited_20_Internet_20_Link">
https://www.voachinese.com/a/hong-kong-court-bars-jimmy-lai-s-british-lawyer-in-security-case-20230519/7100582.html</text:a>
</text:p>
      <!--NEWS-->
      <text:h text:style-name="P10" text:outline-level="1">
<text:span text:style-name="T4">
台湾外长吴钊燮怒怼马斯克：世上除了钱，还有一种东西叫价值！</text:span>
</text:h>
      <text:p text:style-name="P4">
Author: chinese@voanews.com (松仁)</text:p>
      <text:p text:style-name="P4">
Publisher: 美国之音中文网 (Type: NewsMediaOrganization)</text:p>
      <text:p text:style-name="P4">
Published Time: 2023-05-20T00:30:42+08:00</text:p>
      <text:p text:style-name="P4">
Modified Time: 2023-05-19 17:02:42Z</text:p>
      <text:p text:style-name="P4">
Description: 台湾外长吴钊燮星期五（5月19日）在推特上贴文，痛批推特的老板及特斯拉电动车厂创始人埃隆·马斯克（Elon Musk）最近针对北京试图吞并台湾一事所作的发言，强调民主自由的价值应该高于金钱的价值。</text:p>
      <text:p text:style-name="P4">
Videos: []</text:p>
      <text:p text:style-name="P4">
Images: []</text:p>
      <text:p text:style-name="P4">
Categories: ['台湾', '美国', '中国']</text:p>
      <text:p text:style-name="P4">
Type: None</text:p>
      <!--METADATA-->
      <text:p text:style-name="P4">
Nonenone</text:p>
      <text:p text:style-name="P4">
News Source: <text:a xlink:type="simple" xlink:href="https://www.voachinese.com/a/taiwan-foreign-minister-pans-elon-musk-for-buying-into-chinese-propaganda-20230519/7100285.html" text:style-name="Internet_20_link" text:visited-style-name="Visited_20_Internet_20_Link">
https://www.voachinese.com/a/taiwan-foreign-minister-pans-elon-musk-for-buying-into-chinese-propaganda-20230519/7100285.html</text:a>
</text:p>
      <!--NEWS-->
      <text:h text:style-name="P10" text:outline-level="1">
<text:span text:style-name="T4">
Russian Prime Minister Mashass Beijing visits China next week to seek economic foreign aid</text:span>
</text:h>
      <text:p text:style-name="P4">
Author: chinese@voanews.com (木风)</text:p>
      <text:p text:style-name="P4">
Publisher: 美国之音中文网 (Type: NewsMediaOrganization)</text:p>
      <text:p text:style-name="P4">
Published Time: 2023-05-20T01:22:56+08:00</text:p>
      <text:p text:style-name="P4">
Modified Time: 2023-05-19 17:22:56Z</text:p>
      <text:p text:style-name="P4">
Description: 俄罗斯总理米舒斯京将于下周访问中国。美联社称，这是中俄关系中的一次重要行动，显示出俄罗斯在寻求经济和外交支持方面更加依赖中国。</text:p>
      <text:p text:style-name="P4">
Videos: []</text:p>
      <text:p text:style-name="P4">
Images: []</text:p>
      <text:p text:style-name="P4">
Categories: ['中国', '欧洲', '乌克兰局势']</text:p>
      <text:p text:style-name="P4">
Type: None</text:p>
      <!--METADATA-->
      <text:p text:style-name="P4">
Nonenone</text:p>
      <text:p text:style-name="P4">
News Source: <text:a xlink:type="simple" xlink:href="https://www.voachinese.com/a/russian-pm-to-visit-beijing-as-china-renews-criticism-of-western-arms-sales-to-ukraine-20230519/7100378.html" text:style-name="Internet_20_link" text:visited-style-name="Visited_20_Internet_20_Link">
https://www.voachinese.com/a/russian-pm-to-visit-beijing-as-china-renews-criticism-of-western-arms-sales-to-ukraine-20230519/7100378.html</text:a>
</text:p>
      <!--NEWS-->
      <text:h text:style-name="P10" text:outline-level="1">
<text:span text:style-name="T4">
In a city that was once being atomic Yiping, the leaders of the Seventh Kingdom Group responded to the threat of nuclear and criticized China to expand the nuclear arsenal</text:span>
</text:h>
      <text:p text:style-name="P4">
Author: chinese@voanews.com (维达库斯瓦拉)</text:p>
      <text:p text:style-name="P4">
Publisher: 美国之音中文网 (Type: NewsMediaOrganization)</text:p>
      <text:p text:style-name="P4">
Published Time: 2023-05-20T03:31:51+08:00</text:p>
      <text:p text:style-name="P4">
Modified Time: 2023-05-19 19:31:51Z</text:p>
      <text:p text:style-name="P4">
Description: The leaders of the Seventh -way Group, consisting of seven wealthy and democratic countries on Friday (May 19), began a summit in Hiroshima, Japan. The first event was to visit the Peace Memorial Park of Hiroshima. The leaders of the Seven Kingdoms Group vowed to "realize a world without nuclear weapons without weakening the safety of all parties."</text:p>
      <text:p text:style-name="P4">
Videos: []</text:p>
      <text:p text:style-name="P4">
Images: []</text:p>
      <text:p text:style-name="P4">
Categories: ['亚太', '军事', '美中关系', '朝鲜半岛局势', '编辑推荐', '全球议题']</text:p>
      <text:p text:style-name="P4">
Type: None</text:p>
      <!--METADATA-->
      <text:p text:style-name="P4">
Nonenone</text:p>
      <text:p text:style-name="P4">
News Source: <text:a xlink:type="simple" xlink:href="https://www.voachinese.com/a/in-city-flattened-by-atomic-bomb-g7-leaders-grapple-with-nuclear-threat-20230519/7101074.html" text:style-name="Internet_20_link" text:visited-style-name="Visited_20_Internet_20_Link">
https://www.voachinese.com/a/in-city-flattened-by-atomic-bomb-g7-leaders-grapple-with-nuclear-threat-20230519/7101074.html</text:a>
</text:p>
      <!--NEWS-->
      <text:h text:style-name="P10" text:outline-level="1">
<text:span text:style-name="T4">
Bezos's blue origin won the second monthly landing instrument contract in NASA history</text:span>
</text:h>
      <text:p text:style-name="P4">
Author: chinese@voanews.com (美国之音)</text:p>
      <text:p text:style-name="P4">
Publisher: 美国之音中文网 (Type: NewsMediaOrganization)</text:p>
      <text:p text:style-name="P4">
Published Time: 2023-05-20T03:50:44+08:00</text:p>
      <text:p text:style-name="P4">
Modified Time: 2023-05-19 19:50:44Z</text:p>
      <text:p text:style-name="P4">
Description: The National Aeronautics Aerospace Agency (NASA) announced on Friday (May 19) that the Aerospace Company Blue Origin (Blue Origin) owned by Jeff Bezos, which has approved Jeff Bezos, was "Ah The Artemis V "Lunar Lunar Lunar Lunar Plan to build the second monthly lander, the goal is to send the astronauts to the moon again by 2029.</text:p>
      <text:p text:style-name="P4">
Videos: []</text:p>
      <text:p text:style-name="P4">
Images: []</text:p>
      <text:p text:style-name="P4">
Categories: ['美国', '科技']</text:p>
      <text:p text:style-name="P4">
Type: None</text:p>
      <!--METADATA-->
      <text:p text:style-name="P4">
Nonenone</text:p>
      <text:p text:style-name="P4">
News Source: <text:a xlink:type="simple" xlink:href="https://www.voachinese.com/a/nasa-awards-second-moon-lander-contract-to-blue-origin-20230519/7101060.html" text:style-name="Internet_20_link" text:visited-style-name="Visited_20_Internet_20_Link">
https://www.voachinese.com/a/nasa-awards-second-moon-lander-contract-to-blue-origin-20230519/7101060.html</text:a>
</text:p>
      <!--NEWS-->
      <text:h text:style-name="P10" text:outline-level="1">
<text:span text:style-name="T4">
Report: The "Hong Kong National Security Law" and the epidemic seriously weaken the network mobilization of labor rights in Hong Kong labor rights and interests</text:span>
</text:h>
      <text:p text:style-name="P4">
Author: chinese@voanews.com (郑乐捷)</text:p>
      <text:p text:style-name="P4">
Publisher: 美国之音中文网 (Type: NewsMediaOrganization)</text:p>
      <text:p text:style-name="P4">
Published Time: 2023-05-20T04:24:14+08:00</text:p>
      <text:p text:style-name="P4">
Modified Time: 2023-05-19 20:24:14Z</text:p>
      <text:p text:style-name="P4">
Description: A new report states that under the "Hong Kong National Security Law" and the new crown epidemic, Hong Kong workers' rights and interests have been severely weakened, but there are still some non -trade organizers fighting for labor rights.</text:p>
      <text:p text:style-name="P4">
Videos: []</text:p>
      <text:p text:style-name="P4">
Images: []</text:p>
      <text:p text:style-name="P4">
Categories: ['港澳', '人权', '劳工']</text:p>
      <text:p text:style-name="P4">
Type: None</text:p>
      <!--METADATA-->
      <text:p text:style-name="P4">
Nonenone</text:p>
      <text:p text:style-name="P4">
News Source: <text:a xlink:type="simple" xlink:href="https://www.voachinese.com/a/security-law-pandemic-hinder-hong-kong-labour-rights-new-forms-of-movement-arise-20230519/7100992.html" text:style-name="Internet_20_link" text:visited-style-name="Visited_20_Internet_20_Link">
https://www.voachinese.com/a/security-law-pandemic-hinder-hong-kong-labour-rights-new-forms-of-movement-arise-20230519/710099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